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59" style:family="table-cell" style:parent-style-name="Default" style:data-style-name="N0">
      <style:table-cell-properties fo:border-bottom="none" fo:border-left="none" fo:border-right="0.74pt solid #00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1">
      <style:table-cell-properties fo:background-color="#ffffd7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4" calcext:value-type="string">
            <text:p>Voix4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K4:.DK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K4:.DL4];MATCH([.$M$3];[.$AK$3:.$DL$3];0)+[.X$1])=&quot;&quot;;&quot;&quot;;INDEX([.$AK4:.$DL4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K5:.DK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K5:.DL5];MATCH([.$M$3];[.$AK$3:.$DL$3];0)+[.X$1])=&quot;&quot;;&quot;&quot;;INDEX([.$AK5:.$DL5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K6:.DK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K6:.DL6];MATCH([.$M$3];[.$AK$3:.$DL$3];0)+[.X$1])=&quot;&quot;;&quot;&quot;;INDEX([.$AK6:.$DL6];MATCH([.$M$3];[.$AK$3:.$DL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K7:.DK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K7:.DL7];MATCH([.$M$3];[.$AK$3:.$DL$3];0)+[.X$1])=&quot;&quot;;&quot;&quot;;INDEX([.$AK7:.$DL7];MATCH([.$M$3];[.$AK$3:.$DL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K8:.DK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K8:.DL8];MATCH([.$M$3];[.$AK$3:.$DL$3];0)+[.X$1])=&quot;&quot;;&quot;&quot;;INDEX([.$AK8:.$DL8];MATCH([.$M$3];[.$AK$3:.$DL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K9:.DK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K9:.DL9];MATCH([.$M$3];[.$AK$3:.$DL$3];0)+[.X$1])=&quot;&quot;;&quot;&quot;;INDEX([.$AK9:.$DL9];MATCH([.$M$3];[.$AK$3:.$DL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K10:.DK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K10:.DL10];MATCH([.$M$3];[.$AK$3:.$DL$3];0)+[.X$1])=&quot;&quot;;&quot;&quot;;INDEX([.$AK10:.$DL10];MATCH([.$M$3];[.$AK$3:.$DL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K11:.DK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K11:.DL11];MATCH([.$M$3];[.$AK$3:.$DL$3];0)+[.X$1])=&quot;&quot;;&quot;&quot;;INDEX([.$AK11:.$DL11];MATCH([.$M$3];[.$AK$3:.$DL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"/>
          <table:table-cell table:formula="of:=(148-10)/10" office:value-type="float" office:value="13.8" calcext:value-type="float">
            <text:p>13.8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oi</text:p>
          </table:table-cell>
          <table:table-cell table:number-columns-repeated="15"/>
          <table:table-cell table:formula="of:=(148-10)/10" office:value-type="float" office:value="13.8" calcext:value-type="float">
            <text:p>13.8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CelloMvtI" calcext:value-type="string">
            <text:p>formatCello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4"/>
          <table:table-cell table:formula="of:=(148-5)/11" office:value-type="float" office:value="13" calcext:value-type="float">
            <text:p>13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CelloMvtII" calcext:value-type="string">
            <text:p>formatCello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3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0" office:value-type="float" office:value="14.3" calcext:value-type="float">
            <text:p>14.3</text:p>
          </table:table-cell>
          <table:table-cell table:number-columns-repeated="143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CelloMvtIII" calcext:value-type="string">
            <text:p>formatCello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Y" calcext:value-type="string">
            <text:p>Y</text:p>
          </table:table-cell>
          <table:table-cell table:style-name="ce15" table:formula="of:=INDEX([.AK19:.DK19];MATCH([.M$3];[.$AK$3:.$DK$3];0)+1)" office:value-type="string" office:string-value="formatCelloMvtIV" calcext:value-type="string">
            <text:p>formatCello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CelloMvtI = {" calcext:value-type="string">
            <text:p>formatCello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L23];MATCH([.$M$3];[.$AK$3:.$DL$3];0)+[.$M$1])=&quot;&quot;;&quot;&quot;;INDEX([.$DO$23:.$DO$422];MATCH(INDEX([.$AK23:.$DL23];MATCH([.$M$3];[.$AK$3:.$DL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L23];MATCH([.$M$3];[.$AK$3:.$DL$3];0)+[.N$1])=&quot;&quot;;&quot;&quot;;INDEX([.$AK23:.$DL23];MATCH([.$M$3];[.$AK$3:.$DL$3];0)+[.N$1]))">
            <text:p/>
          </table:table-cell>
          <table:table-cell table:style-name="ce56" table:formula="of:=IF(INDEX([.$AK23:.$DL23];MATCH([.$M$3];[.$AK$3:.$DL$3];0)+[.O$1])=&quot;&quot;;&quot;&quot;;INDEX([.$AK23:.$DL23];MATCH([.$M$3];[.$AK$3:.$DL$3];0)+[.O$1]))">
            <text:p/>
          </table:table-cell>
          <table:table-cell table:style-name="ce56" table:formula="of:=IF(INDEX([.$AK23:.$DL23];MATCH([.$M$3];[.$AK$3:.$DL$3];0)+[.P$1])=&quot;&quot;;&quot;&quot;;INDEX([.$AK23:.$DL23];MATCH([.$M$3];[.$AK$3:.$DL$3];0)+[.P$1]))">
            <text:p/>
          </table:table-cell>
          <table:table-cell table:style-name="ce30" table:formula="of:=IF(INDEX([.$AK23:.$DL23];MATCH([.$M$3];[.$AK$3:.$DL$3];0)+[.Q$1])=&quot;&quot;;&quot;&quot;;INDEX([.$AK23:.$DL23];MATCH([.$M$3];[.$AK$3:.$DL$3];0)+[.Q$1]))">
            <text:p/>
          </table:table-cell>
          <table:table-cell table:style-name="ce23" table:formula="of:=IF(INDEX([.$AK23:.$DL23];MATCH([.$M$3];[.$AK$3:.$DL$3];0)+[.R$1])=&quot;&quot;;&quot;&quot;;INDEX([.$DO$23:.$DO$422];MATCH(INDEX([.$AK23:.$DL23];MATCH([.$M$3];[.$AK$3:.$DL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L23];MATCH([.$M$3];[.$AK$3:.$DL$3];0)+[.S$1])=&quot;&quot;;&quot;&quot;;INDEX([.$AK23:.$DL23];MATCH([.$M$3];[.$AK$3:.$DL$3];0)+[.S$1]))">
            <text:p/>
          </table:table-cell>
          <table:table-cell table:style-name="ce56" table:formula="of:=IF(INDEX([.$AK23:.$DL23];MATCH([.$M$3];[.$AK$3:.$DL$3];0)+[.T$1])=&quot;&quot;;&quot;&quot;;INDEX([.$AK23:.$DL23];MATCH([.$M$3];[.$AK$3:.$DL$3];0)+[.T$1]))">
            <text:p/>
          </table:table-cell>
          <table:table-cell table:style-name="ce56" table:formula="of:=IF(INDEX([.$AK23:.$DL23];MATCH([.$M$3];[.$AK$3:.$DL$3];0)+[.U$1])=&quot;&quot;;&quot;&quot;;INDEX([.$AK23:.$DL23];MATCH([.$M$3];[.$AK$3:.$DL$3];0)+[.U$1]))">
            <text:p/>
          </table:table-cell>
          <table:table-cell table:style-name="ce30" table:formula="of:=IF(INDEX([.$AK23:.$DL23];MATCH([.$M$3];[.$AK$3:.$DL$3];0)+[.V$1])=&quot;&quot;;&quot;&quot;;INDEX([.$AK23:.$DL23];MATCH([.$M$3];[.$AK$3:.$DL$3];0)+[.V$1]))">
            <text:p/>
          </table:table-cell>
          <table:table-cell table:style-name="ce23" table:formula="of:=IF(INDEX([.$AK23:.$DL23];MATCH([.$M$3];[.$AK$3:.$DL$3];0)+[.W$1])=&quot;&quot;;&quot;&quot;;INDEX([.$DO$23:.$DO$422];MATCH(INDEX([.$AK23:.$DL23];MATCH([.$M$3];[.$AK$3:.$DL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L23];MATCH([.$M$3];[.$AK$3:.$DL$3];0)+[.X$1])=&quot;&quot;;&quot;&quot;;INDEX([.$AK23:.$DL23];MATCH([.$M$3];[.$AK$3:.$DL$3];0)+[.X$1]))">
            <text:p/>
          </table:table-cell>
          <table:table-cell table:style-name="ce56" table:formula="of:=IF(INDEX([.$AK23:.$DL23];MATCH([.$M$3];[.$AK$3:.$DL$3];0)+[.Y$1])=&quot;&quot;;&quot;&quot;;INDEX([.$AK23:.$DL23];MATCH([.$M$3];[.$AK$3:.$DL$3];0)+[.Y$1]))">
            <text:p/>
          </table:table-cell>
          <table:table-cell table:style-name="ce56" table:formula="of:=IF(INDEX([.$AK23:.$DL23];MATCH([.$M$3];[.$AK$3:.$DL$3];0)+[.Z$1])=&quot;&quot;;&quot;&quot;;INDEX([.$AK23:.$DL23];MATCH([.$M$3];[.$AK$3:.$DL$3];0)+[.Z$1]))">
            <text:p/>
          </table:table-cell>
          <table:table-cell table:style-name="ce53" table:formula="of:=IF(INDEX([.$AK23:.$DL23];MATCH([.$M$3];[.$AK$3:.$DL$3];0)+[.AA$1])=&quot;&quot;;&quot;&quot;;INDEX([.$AK23:.$DL23];MATCH([.$M$3];[.$AK$3:.$DL$3];0)+[.AA$1]))" office:value-type="float" office:value="10" calcext:value-type="float">
            <text:p>10</text:p>
          </table:table-cell>
          <table:table-cell table:style-name="ce58" table:formula="of:=IF(INDEX([.$AK23:.$DL23];MATCH([.$M$3];[.$AK$3:.$DL$3];0)+[.AB$1])=&quot;&quot;;&quot;&quot;;INDEX([.$DO$23:.$DO$422];MATCH(INDEX([.$AK23:.$DL23];MATCH([.$M$3];[.$AK$3:.$DL$3];0)+[.AB$1])&amp;IF([.AE23]=&quot;&quot;;&quot;&quot;;&quot;_&quot;&amp;[.AE23]);[.$DS$23:.$DS$422];0)))" office:value-type="float" office:value="1" calcext:value-type="float">
            <text:p>1</text:p>
          </table:table-cell>
          <table:table-cell table:style-name="ce56" table:formula="of:=IF(INDEX([.$AK23:.$DL23];MATCH([.$M$3];[.$AK$3:.$DL$3];0)+[.AC$1])=&quot;&quot;;&quot;&quot;;INDEX([.$AK23:.$DL23];MATCH([.$M$3];[.$AK$3:.$DL$3];0)+[.AC$1]))">
            <text:p/>
          </table:table-cell>
          <table:table-cell table:style-name="ce56" table:formula="of:=IF(INDEX([.$AK23:.$DL23];MATCH([.$M$3];[.$AK$3:.$DL$3];0)+[.AD$1])=&quot;&quot;;&quot;&quot;;INDEX([.$AK23:.$DL23];MATCH([.$M$3];[.$AK$3:.$DL$3];0)+[.AD$1]))">
            <text:p/>
          </table:table-cell>
          <table:table-cell table:style-name="ce56" table:formula="of:=IF(INDEX([.$AK23:.$DL23];MATCH([.$M$3];[.$AK$3:.$DL$3];0)+[.AE$1])=&quot;&quot;;&quot;&quot;;INDEX([.$AK23:.$DL23];MATCH([.$M$3];[.$AK$3:.$DL$3];0)+[.AE$1]))">
            <text:p/>
          </table:table-cell>
          <table:table-cell table:style-name="ce53" table:formula="of:=IF(INDEX([.$AK23:.$DL23];MATCH([.$M$3];[.$AK$3:.$DL$3];0)+[.AF$1])=&quot;&quot;;&quot;&quot;;INDEX([.$AK23:.$DL23];MATCH([.$M$3];[.$AK$3:.$DL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L24];MATCH([.$M$3];[.$AK$3:.$DL$3];0)+[.$M$1])=&quot;&quot;;&quot;&quot;;INDEX([.$DO$23:.$DO$422];MATCH(INDEX([.$AK24:.$DL24];MATCH([.$M$3];[.$AK$3:.$DL$3];0)+[.$M$1])&amp;IF([.P24]=&quot;&quot;;&quot;&quot;;&quot;_&quot;&amp;[.P24]);[.$DP$23:.$DP$422];0)))" office:value-type="float" office:value="8" calcext:value-type="float">
            <text:p>8</text:p>
          </table:table-cell>
          <table:table-cell table:style-name="ce14" table:formula="of:=IF(INDEX([.$AK24:.$DL24];MATCH([.$M$3];[.$AK$3:.$DL$3];0)+[.N$1])=&quot;&quot;;&quot;&quot;;INDEX([.$AK24:.$DL24];MATCH([.$M$3];[.$AK$3:.$DL$3];0)+[.N$1]))" office:value-type="string" office:string-value="b" calcext:value-type="string">
            <text:p>b</text:p>
          </table:table-cell>
          <table:table-cell table:style-name="ce51" table:formula="of:=IF(INDEX([.$AK24:.$DL24];MATCH([.$M$3];[.$AK$3:.$DL$3];0)+[.O$1])=&quot;&quot;;&quot;&quot;;INDEX([.$AK24:.$DL24];MATCH([.$M$3];[.$AK$3:.$DL$3];0)+[.O$1]))">
            <text:p/>
          </table:table-cell>
          <table:table-cell table:style-name="ce51" table:formula="of:=IF(INDEX([.$AK24:.$DL24];MATCH([.$M$3];[.$AK$3:.$DL$3];0)+[.P$1])=&quot;&quot;;&quot;&quot;;INDEX([.$AK24:.$DL24];MATCH([.$M$3];[.$AK$3:.$DL$3];0)+[.P$1]))">
            <text:p/>
          </table:table-cell>
          <table:table-cell table:style-name="ce37" table:formula="of:=IF(INDEX([.$AK24:.$DL24];MATCH([.$M$3];[.$AK$3:.$DL$3];0)+[.Q$1])=&quot;&quot;;&quot;&quot;;INDEX([.$AK24:.$DL24];MATCH([.$M$3];[.$AK$3:.$DL$3];0)+[.Q$1]))">
            <text:p/>
          </table:table-cell>
          <table:table-cell table:style-name="ce24" table:formula="of:=IF(INDEX([.$AK24:.$DL24];MATCH([.$M$3];[.$AK$3:.$DL$3];0)+[.R$1])=&quot;&quot;;&quot;&quot;;INDEX([.$DO$23:.$DO$422];MATCH(INDEX([.$AK24:.$DL24];MATCH([.$M$3];[.$AK$3:.$DL$3];0)+[.R$1])&amp;IF([.U24]=&quot;&quot;;&quot;&quot;;&quot;_&quot;&amp;[.U24]);[.$DQ$23:.$DQ$422];0)))" office:value-type="float" office:value="7" calcext:value-type="float">
            <text:p>7</text:p>
          </table:table-cell>
          <table:table-cell table:style-name="ce14" table:formula="of:=IF(INDEX([.$AK24:.$DL24];MATCH([.$M$3];[.$AK$3:.$DL$3];0)+[.S$1])=&quot;&quot;;&quot;&quot;;INDEX([.$AK24:.$DL24];MATCH([.$M$3];[.$AK$3:.$DL$3];0)+[.S$1]))" office:value-type="string" office:string-value="b" calcext:value-type="string">
            <text:p>b</text:p>
          </table:table-cell>
          <table:table-cell table:style-name="ce14" table:formula="of:=IF(INDEX([.$AK24:.$DL24];MATCH([.$M$3];[.$AK$3:.$DL$3];0)+[.T$1])=&quot;&quot;;&quot;&quot;;INDEX([.$AK24:.$DL24];MATCH([.$M$3];[.$AK$3:.$DL$3];0)+[.T$1]))">
            <text:p/>
          </table:table-cell>
          <table:table-cell table:style-name="ce51" table:formula="of:=IF(INDEX([.$AK24:.$DL24];MATCH([.$M$3];[.$AK$3:.$DL$3];0)+[.U$1])=&quot;&quot;;&quot;&quot;;INDEX([.$AK24:.$DL24];MATCH([.$M$3];[.$AK$3:.$DL$3];0)+[.U$1]))">
            <text:p/>
          </table:table-cell>
          <table:table-cell table:style-name="ce37" table:formula="of:=IF(INDEX([.$AK24:.$DL24];MATCH([.$M$3];[.$AK$3:.$DL$3];0)+[.V$1])=&quot;&quot;;&quot;&quot;;INDEX([.$AK24:.$DL24];MATCH([.$M$3];[.$AK$3:.$DL$3];0)+[.V$1]))">
            <text:p/>
          </table:table-cell>
          <table:table-cell table:style-name="ce24" table:formula="of:=IF(INDEX([.$AK24:.$DL24];MATCH([.$M$3];[.$AK$3:.$DL$3];0)+[.W$1])=&quot;&quot;;&quot;&quot;;INDEX([.$DO$23:.$DO$422];MATCH(INDEX([.$AK24:.$DL24];MATCH([.$M$3];[.$AK$3:.$DL$3];0)+[.W$1])&amp;IF([.Z24]=&quot;&quot;;&quot;&quot;;&quot;_&quot;&amp;[.Z24]);[.$DR$23:.$DR$422];0)))" office:value-type="float" office:value="9" calcext:value-type="float">
            <text:p>9</text:p>
          </table:table-cell>
          <table:table-cell table:style-name="ce14" table:formula="of:=IF(INDEX([.$AK24:.$DL24];MATCH([.$M$3];[.$AK$3:.$DL$3];0)+[.X$1])=&quot;&quot;;&quot;&quot;;INDEX([.$AK24:.$DL24];MATCH([.$M$3];[.$AK$3:.$DL$3];0)+[.X$1]))" office:value-type="string" office:string-value="b" calcext:value-type="string">
            <text:p>b</text:p>
          </table:table-cell>
          <table:table-cell table:style-name="ce14" table:formula="of:=IF(INDEX([.$AK24:.$DL24];MATCH([.$M$3];[.$AK$3:.$DL$3];0)+[.Y$1])=&quot;&quot;;&quot;&quot;;INDEX([.$AK24:.$DL24];MATCH([.$M$3];[.$AK$3:.$DL$3];0)+[.Y$1]))">
            <text:p/>
          </table:table-cell>
          <table:table-cell table:style-name="ce51" table:formula="of:=IF(INDEX([.$AK24:.$DL24];MATCH([.$M$3];[.$AK$3:.$DL$3];0)+[.Z$1])=&quot;&quot;;&quot;&quot;;INDEX([.$AK24:.$DL24];MATCH([.$M$3];[.$AK$3:.$DL$3];0)+[.Z$1]))">
            <text:p/>
          </table:table-cell>
          <table:table-cell table:style-name="ce59" table:formula="of:=IF(INDEX([.$AK24:.$DL24];MATCH([.$M$3];[.$AK$3:.$DL$3];0)+[.AA$1])=&quot;&quot;;&quot;&quot;;INDEX([.$AK24:.$DL24];MATCH([.$M$3];[.$AK$3:.$DL$3];0)+[.AA$1]))" office:value-type="float" office:value="22.55" calcext:value-type="float">
            <text:p>22.55</text:p>
          </table:table-cell>
          <table:table-cell table:style-name="ce61" table:formula="of:=IF(INDEX([.$AK24:.$DL24];MATCH([.$M$3];[.$AK$3:.$DL$3];0)+[.AB$1])=&quot;&quot;;&quot;&quot;;INDEX([.$DO$23:.$DO$422];MATCH(INDEX([.$AK24:.$DL24];MATCH([.$M$3];[.$AK$3:.$DL$3];0)+[.AB$1])&amp;IF([.AE24]=&quot;&quot;;&quot;&quot;;&quot;_&quot;&amp;[.AE24]);[.$DS$23:.$DS$422];0)))" office:value-type="float" office:value="12" calcext:value-type="float">
            <text:p>12</text:p>
          </table:table-cell>
          <table:table-cell table:style-name="ce14" table:formula="of:=IF(INDEX([.$AK24:.$DL24];MATCH([.$M$3];[.$AK$3:.$DL$3];0)+[.AC$1])=&quot;&quot;;&quot;&quot;;INDEX([.$AK24:.$DL24];MATCH([.$M$3];[.$AK$3:.$DL$3];0)+[.AC$1]))" office:value-type="string" office:string-value="b" calcext:value-type="string">
            <text:p>b</text:p>
          </table:table-cell>
          <table:table-cell table:style-name="ce14" table:formula="of:=IF(INDEX([.$AK24:.$DL24];MATCH([.$M$3];[.$AK$3:.$DL$3];0)+[.AD$1])=&quot;&quot;;&quot;&quot;;INDEX([.$AK24:.$DL24];MATCH([.$M$3];[.$AK$3:.$DL$3];0)+[.AD$1]))">
            <text:p/>
          </table:table-cell>
          <table:table-cell table:style-name="ce51" table:formula="of:=IF(INDEX([.$AK24:.$DL24];MATCH([.$M$3];[.$AK$3:.$DL$3];0)+[.AE$1])=&quot;&quot;;&quot;&quot;;INDEX([.$AK24:.$DL24];MATCH([.$M$3];[.$AK$3:.$DL$3];0)+[.AE$1]))">
            <text:p/>
          </table:table-cell>
          <table:table-cell table:style-name="ce59" table:formula="of:=IF(INDEX([.$AK24:.$DL24];MATCH([.$M$3];[.$AK$3:.$DL$3];0)+[.AF$1])=&quot;&quot;;&quot;&quot;;INDEX([.$AK24:.$DL24];MATCH([.$M$3];[.$AK$3:.$DL$3];0)+[.AF$1]))" office:value-type="float" office:value="23.8" calcext:value-type="float">
            <text:p>23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1.5" calcext:value-type="float">
            <text:p>21.5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5" calcext:value-type="float">
            <text:p>23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" calcext:value-type="float">
            <text:p>128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3]+12.55" office:value-type="float" office:value="22.55" calcext:value-type="float">
            <text:p>22.55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8" calcext:value-type="float">
            <text:p>23.8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7" calcext:value-type="float">
            <text:p>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55" calcext:value-type="float">
            <text:p>22.55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8" calcext:value-type="float">
            <text:p>23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8" calcext:value-type="float">
            <text:p>8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7" calcext:value-type="float">
            <text:p>7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7 \break " calcext:value-type="string">
            <text:p>s1*7 \break </text:p>
          </table:table-cell>
          <table:table-cell table:formula="of:=IF([.Q23]=&quot;&quot;;&quot;&quot;;&quot;\overrideProperty Score.NonMusicalPaperColumn.line-break-system-details #'((Y-offset . &quot;&amp;[.Q23]&amp;&quot;))&quot;)">
            <text:p/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L25];MATCH([.$M$3];[.$AK$3:.$DL$3];0)+[.$M$1])=&quot;&quot;;&quot;&quot;;INDEX([.$DO$23:.$DO$422];MATCH(INDEX([.$AK25:.$DL25];MATCH([.$M$3];[.$AK$3:.$DL$3];0)+[.$M$1])&amp;IF([.P25]=&quot;&quot;;&quot;&quot;;&quot;_&quot;&amp;[.P25]);[.$DP$23:.$DP$422];0)))" office:value-type="float" office:value="12" calcext:value-type="float">
            <text:p>12</text:p>
          </table:table-cell>
          <table:table-cell table:style-name="ce14" table:formula="of:=IF(INDEX([.$AK25:.$DL25];MATCH([.$M$3];[.$AK$3:.$DL$3];0)+[.N$1])=&quot;&quot;;&quot;&quot;;INDEX([.$AK25:.$DL25];MATCH([.$M$3];[.$AK$3:.$DL$3];0)+[.N$1]))" office:value-type="string" office:string-value="b" calcext:value-type="string">
            <text:p>b</text:p>
          </table:table-cell>
          <table:table-cell table:style-name="ce51" table:formula="of:=IF(INDEX([.$AK25:.$DL25];MATCH([.$M$3];[.$AK$3:.$DL$3];0)+[.O$1])=&quot;&quot;;&quot;&quot;;INDEX([.$AK25:.$DL25];MATCH([.$M$3];[.$AK$3:.$DL$3];0)+[.O$1]))">
            <text:p/>
          </table:table-cell>
          <table:table-cell table:style-name="ce51" table:formula="of:=IF(INDEX([.$AK25:.$DL25];MATCH([.$M$3];[.$AK$3:.$DL$3];0)+[.P$1])=&quot;&quot;;&quot;&quot;;INDEX([.$AK25:.$DL25];MATCH([.$M$3];[.$AK$3:.$DL$3];0)+[.P$1]))">
            <text:p/>
          </table:table-cell>
          <table:table-cell table:style-name="ce37" table:formula="of:=IF(INDEX([.$AK25:.$DL25];MATCH([.$M$3];[.$AK$3:.$DL$3];0)+[.Q$1])=&quot;&quot;;&quot;&quot;;INDEX([.$AK25:.$DL25];MATCH([.$M$3];[.$AK$3:.$DL$3];0)+[.Q$1]))">
            <text:p/>
          </table:table-cell>
          <table:table-cell table:style-name="ce24" table:formula="of:=IF(INDEX([.$AK25:.$DL25];MATCH([.$M$3];[.$AK$3:.$DL$3];0)+[.R$1])=&quot;&quot;;&quot;&quot;;INDEX([.$DO$23:.$DO$422];MATCH(INDEX([.$AK25:.$DL25];MATCH([.$M$3];[.$AK$3:.$DL$3];0)+[.R$1])&amp;IF([.U25]=&quot;&quot;;&quot;&quot;;&quot;_&quot;&amp;[.U25]);[.$DQ$23:.$DQ$422];0)))" office:value-type="float" office:value="13" calcext:value-type="float">
            <text:p>13</text:p>
          </table:table-cell>
          <table:table-cell table:style-name="ce14" table:formula="of:=IF(INDEX([.$AK25:.$DL25];MATCH([.$M$3];[.$AK$3:.$DL$3];0)+[.S$1])=&quot;&quot;;&quot;&quot;;INDEX([.$AK25:.$DL25];MATCH([.$M$3];[.$AK$3:.$DL$3];0)+[.S$1]))" office:value-type="string" office:string-value="b" calcext:value-type="string">
            <text:p>b</text:p>
          </table:table-cell>
          <table:table-cell table:style-name="ce14" table:formula="of:=IF(INDEX([.$AK25:.$DL25];MATCH([.$M$3];[.$AK$3:.$DL$3];0)+[.T$1])=&quot;&quot;;&quot;&quot;;INDEX([.$AK25:.$DL25];MATCH([.$M$3];[.$AK$3:.$DL$3];0)+[.T$1]))">
            <text:p/>
          </table:table-cell>
          <table:table-cell table:style-name="ce51" table:formula="of:=IF(INDEX([.$AK25:.$DL25];MATCH([.$M$3];[.$AK$3:.$DL$3];0)+[.U$1])=&quot;&quot;;&quot;&quot;;INDEX([.$AK25:.$DL25];MATCH([.$M$3];[.$AK$3:.$DL$3];0)+[.U$1]))">
            <text:p/>
          </table:table-cell>
          <table:table-cell table:style-name="ce37" table:formula="of:=IF(INDEX([.$AK25:.$DL25];MATCH([.$M$3];[.$AK$3:.$DL$3];0)+[.V$1])=&quot;&quot;;&quot;&quot;;INDEX([.$AK25:.$DL25];MATCH([.$M$3];[.$AK$3:.$DL$3];0)+[.V$1]))">
            <text:p/>
          </table:table-cell>
          <table:table-cell table:style-name="ce24" table:formula="of:=IF(INDEX([.$AK25:.$DL25];MATCH([.$M$3];[.$AK$3:.$DL$3];0)+[.W$1])=&quot;&quot;;&quot;&quot;;INDEX([.$DO$23:.$DO$422];MATCH(INDEX([.$AK25:.$DL25];MATCH([.$M$3];[.$AK$3:.$DL$3];0)+[.W$1])&amp;IF([.Z25]=&quot;&quot;;&quot;&quot;;&quot;_&quot;&amp;[.Z25]);[.$DR$23:.$DR$422];0)))" office:value-type="float" office:value="19" calcext:value-type="float">
            <text:p>19</text:p>
          </table:table-cell>
          <table:table-cell table:style-name="ce14" table:formula="of:=IF(INDEX([.$AK25:.$DL25];MATCH([.$M$3];[.$AK$3:.$DL$3];0)+[.X$1])=&quot;&quot;;&quot;&quot;;INDEX([.$AK25:.$DL25];MATCH([.$M$3];[.$AK$3:.$DL$3];0)+[.X$1]))" office:value-type="string" office:string-value="b" calcext:value-type="string">
            <text:p>b</text:p>
          </table:table-cell>
          <table:table-cell table:style-name="ce14" table:formula="of:=IF(INDEX([.$AK25:.$DL25];MATCH([.$M$3];[.$AK$3:.$DL$3];0)+[.Y$1])=&quot;&quot;;&quot;&quot;;INDEX([.$AK25:.$DL25];MATCH([.$M$3];[.$AK$3:.$DL$3];0)+[.Y$1]))">
            <text:p/>
          </table:table-cell>
          <table:table-cell table:style-name="ce51" table:formula="of:=IF(INDEX([.$AK25:.$DL25];MATCH([.$M$3];[.$AK$3:.$DL$3];0)+[.Z$1])=&quot;&quot;;&quot;&quot;;INDEX([.$AK25:.$DL25];MATCH([.$M$3];[.$AK$3:.$DL$3];0)+[.Z$1]))">
            <text:p/>
          </table:table-cell>
          <table:table-cell table:style-name="ce59" table:formula="of:=IF(INDEX([.$AK25:.$DL25];MATCH([.$M$3];[.$AK$3:.$DL$3];0)+[.AA$1])=&quot;&quot;;&quot;&quot;;INDEX([.$AK25:.$DL25];MATCH([.$M$3];[.$AK$3:.$DL$3];0)+[.AA$1]))" office:value-type="float" office:value="35.1" calcext:value-type="float">
            <text:p>35.1</text:p>
          </table:table-cell>
          <table:table-cell table:style-name="ce61" table:formula="of:=IF(INDEX([.$AK25:.$DL25];MATCH([.$M$3];[.$AK$3:.$DL$3];0)+[.AB$1])=&quot;&quot;;&quot;&quot;;INDEX([.$DO$23:.$DO$422];MATCH(INDEX([.$AK25:.$DL25];MATCH([.$M$3];[.$AK$3:.$DL$3];0)+[.AB$1])&amp;IF([.AE25]=&quot;&quot;;&quot;&quot;;&quot;_&quot;&amp;[.AE25]);[.$DS$23:.$DS$422];0)))" office:value-type="float" office:value="21" calcext:value-type="float">
            <text:p>21</text:p>
          </table:table-cell>
          <table:table-cell table:style-name="ce14" table:formula="of:=IF(INDEX([.$AK25:.$DL25];MATCH([.$M$3];[.$AK$3:.$DL$3];0)+[.AC$1])=&quot;&quot;;&quot;&quot;;INDEX([.$AK25:.$DL25];MATCH([.$M$3];[.$AK$3:.$DL$3];0)+[.AC$1]))" office:value-type="string" office:string-value="b" calcext:value-type="string">
            <text:p>b</text:p>
          </table:table-cell>
          <table:table-cell table:style-name="ce14" table:formula="of:=IF(INDEX([.$AK25:.$DL25];MATCH([.$M$3];[.$AK$3:.$DL$3];0)+[.AD$1])=&quot;&quot;;&quot;&quot;;INDEX([.$AK25:.$DL25];MATCH([.$M$3];[.$AK$3:.$DL$3];0)+[.AD$1]))">
            <text:p/>
          </table:table-cell>
          <table:table-cell table:style-name="ce51" table:formula="of:=IF(INDEX([.$AK25:.$DL25];MATCH([.$M$3];[.$AK$3:.$DL$3];0)+[.AE$1])=&quot;&quot;;&quot;&quot;;INDEX([.$AK25:.$DL25];MATCH([.$M$3];[.$AK$3:.$DL$3];0)+[.AE$1]))">
            <text:p/>
          </table:table-cell>
          <table:table-cell table:style-name="ce59" table:formula="of:=IF(INDEX([.$AK25:.$DL25];MATCH([.$M$3];[.$AK$3:.$DL$3];0)+[.AF$1])=&quot;&quot;;&quot;&quot;;INDEX([.$AK25:.$DL25];MATCH([.$M$3];[.$AK$3:.$DL$3];0)+[.AF$1]))" office:value-type="float" office:value="37.6" calcext:value-type="float">
            <text:p>37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5" calcext:value-type="float">
            <text:p>36.5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" calcext:value-type="float">
            <text:p>38.2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2" calcext:value-type="float">
            <text:p>137.2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4]+12.55" office:value-type="float" office:value="35.1" calcext:value-type="float">
            <text:p>35.1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6" calcext:value-type="float">
            <text:p>37.6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.1" calcext:value-type="float">
            <text:p>35.1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6" calcext:value-type="float">
            <text:p>37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2" calcext:value-type="float">
            <text:p>12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4" calcext:value-type="float">
            <text:p>4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4]=&quot;&quot;;&quot;&quot;;&quot;\overrideProperty Score.NonMusicalPaperColumn.line-break-system-details #'((Y-offset . &quot;&amp;[.Q24]&amp;&quot;))&quot;)">
            <text:p/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L26];MATCH([.$M$3];[.$AK$3:.$DL$3];0)+[.$M$1])=&quot;&quot;;&quot;&quot;;INDEX([.$DO$23:.$DO$422];MATCH(INDEX([.$AK26:.$DL26];MATCH([.$M$3];[.$AK$3:.$DL$3];0)+[.$M$1])&amp;IF([.P26]=&quot;&quot;;&quot;&quot;;&quot;_&quot;&amp;[.P26]);[.$DP$23:.$DP$422];0)))" office:value-type="float" office:value="16" calcext:value-type="float">
            <text:p>16</text:p>
          </table:table-cell>
          <table:table-cell table:style-name="ce14" table:formula="of:=IF(INDEX([.$AK26:.$DL26];MATCH([.$M$3];[.$AK$3:.$DL$3];0)+[.N$1])=&quot;&quot;;&quot;&quot;;INDEX([.$AK26:.$DL26];MATCH([.$M$3];[.$AK$3:.$DL$3];0)+[.N$1]))" office:value-type="string" office:string-value="b" calcext:value-type="string">
            <text:p>b</text:p>
          </table:table-cell>
          <table:table-cell table:style-name="ce51" table:formula="of:=IF(INDEX([.$AK26:.$DL26];MATCH([.$M$3];[.$AK$3:.$DL$3];0)+[.O$1])=&quot;&quot;;&quot;&quot;;INDEX([.$AK26:.$DL26];MATCH([.$M$3];[.$AK$3:.$DL$3];0)+[.O$1]))">
            <text:p/>
          </table:table-cell>
          <table:table-cell table:style-name="ce51" table:formula="of:=IF(INDEX([.$AK26:.$DL26];MATCH([.$M$3];[.$AK$3:.$DL$3];0)+[.P$1])=&quot;&quot;;&quot;&quot;;INDEX([.$AK26:.$DL26];MATCH([.$M$3];[.$AK$3:.$DL$3];0)+[.P$1]))">
            <text:p/>
          </table:table-cell>
          <table:table-cell table:style-name="ce37" table:formula="of:=IF(INDEX([.$AK26:.$DL26];MATCH([.$M$3];[.$AK$3:.$DL$3];0)+[.Q$1])=&quot;&quot;;&quot;&quot;;INDEX([.$AK26:.$DL26];MATCH([.$M$3];[.$AK$3:.$DL$3];0)+[.Q$1]))">
            <text:p/>
          </table:table-cell>
          <table:table-cell table:style-name="ce24" table:formula="of:=IF(INDEX([.$AK26:.$DL26];MATCH([.$M$3];[.$AK$3:.$DL$3];0)+[.R$1])=&quot;&quot;;&quot;&quot;;INDEX([.$DO$23:.$DO$422];MATCH(INDEX([.$AK26:.$DL26];MATCH([.$M$3];[.$AK$3:.$DL$3];0)+[.R$1])&amp;IF([.U26]=&quot;&quot;;&quot;&quot;;&quot;_&quot;&amp;[.U26]);[.$DQ$23:.$DQ$422];0)))" office:value-type="float" office:value="19" calcext:value-type="float">
            <text:p>19</text:p>
          </table:table-cell>
          <table:table-cell table:style-name="ce14" table:formula="of:=IF(INDEX([.$AK26:.$DL26];MATCH([.$M$3];[.$AK$3:.$DL$3];0)+[.S$1])=&quot;&quot;;&quot;&quot;;INDEX([.$AK26:.$DL26];MATCH([.$M$3];[.$AK$3:.$DL$3];0)+[.S$1]))" office:value-type="string" office:string-value="pb" calcext:value-type="string">
            <text:p>pb</text:p>
          </table:table-cell>
          <table:table-cell table:style-name="ce14" table:formula="of:=IF(INDEX([.$AK26:.$DL26];MATCH([.$M$3];[.$AK$3:.$DL$3];0)+[.T$1])=&quot;&quot;;&quot;&quot;;INDEX([.$AK26:.$DL26];MATCH([.$M$3];[.$AK$3:.$DL$3];0)+[.T$1]))">
            <text:p/>
          </table:table-cell>
          <table:table-cell table:style-name="ce51" table:formula="of:=IF(INDEX([.$AK26:.$DL26];MATCH([.$M$3];[.$AK$3:.$DL$3];0)+[.U$1])=&quot;&quot;;&quot;&quot;;INDEX([.$AK26:.$DL26];MATCH([.$M$3];[.$AK$3:.$DL$3];0)+[.U$1]))">
            <text:p/>
          </table:table-cell>
          <table:table-cell table:style-name="ce37" table:formula="of:=IF(INDEX([.$AK26:.$DL26];MATCH([.$M$3];[.$AK$3:.$DL$3];0)+[.V$1])=&quot;&quot;;&quot;&quot;;INDEX([.$AK26:.$DL26];MATCH([.$M$3];[.$AK$3:.$DL$3];0)+[.V$1]))">
            <text:p/>
          </table:table-cell>
          <table:table-cell table:style-name="ce24" table:formula="of:=IF(INDEX([.$AK26:.$DL26];MATCH([.$M$3];[.$AK$3:.$DL$3];0)+[.W$1])=&quot;&quot;;&quot;&quot;;INDEX([.$DO$23:.$DO$422];MATCH(INDEX([.$AK26:.$DL26];MATCH([.$M$3];[.$AK$3:.$DL$3];0)+[.W$1])&amp;IF([.Z26]=&quot;&quot;;&quot;&quot;;&quot;_&quot;&amp;[.Z26]);[.$DR$23:.$DR$422];0)))" office:value-type="float" office:value="26" calcext:value-type="float">
            <text:p>26</text:p>
          </table:table-cell>
          <table:table-cell table:style-name="ce14" table:formula="of:=IF(INDEX([.$AK26:.$DL26];MATCH([.$M$3];[.$AK$3:.$DL$3];0)+[.X$1])=&quot;&quot;;&quot;&quot;;INDEX([.$AK26:.$DL26];MATCH([.$M$3];[.$AK$3:.$DL$3];0)+[.X$1]))" office:value-type="string" office:string-value="b" calcext:value-type="string">
            <text:p>b</text:p>
          </table:table-cell>
          <table:table-cell table:style-name="ce14" table:formula="of:=IF(INDEX([.$AK26:.$DL26];MATCH([.$M$3];[.$AK$3:.$DL$3];0)+[.Y$1])=&quot;&quot;;&quot;&quot;;INDEX([.$AK26:.$DL26];MATCH([.$M$3];[.$AK$3:.$DL$3];0)+[.Y$1]))">
            <text:p/>
          </table:table-cell>
          <table:table-cell table:style-name="ce51" table:formula="of:=IF(INDEX([.$AK26:.$DL26];MATCH([.$M$3];[.$AK$3:.$DL$3];0)+[.Z$1])=&quot;&quot;;&quot;&quot;;INDEX([.$AK26:.$DL26];MATCH([.$M$3];[.$AK$3:.$DL$3];0)+[.Z$1]))">
            <text:p/>
          </table:table-cell>
          <table:table-cell table:style-name="ce59" table:formula="of:=IF(INDEX([.$AK26:.$DL26];MATCH([.$M$3];[.$AK$3:.$DL$3];0)+[.AA$1])=&quot;&quot;;&quot;&quot;;INDEX([.$AK26:.$DL26];MATCH([.$M$3];[.$AK$3:.$DL$3];0)+[.AA$1]))" office:value-type="float" office:value="47.65" calcext:value-type="float">
            <text:p>47.65</text:p>
          </table:table-cell>
          <table:table-cell table:style-name="ce61" table:formula="of:=IF(INDEX([.$AK26:.$DL26];MATCH([.$M$3];[.$AK$3:.$DL$3];0)+[.AB$1])=&quot;&quot;;&quot;&quot;;INDEX([.$DO$23:.$DO$422];MATCH(INDEX([.$AK26:.$DL26];MATCH([.$M$3];[.$AK$3:.$DL$3];0)+[.AB$1])&amp;IF([.AE26]=&quot;&quot;;&quot;&quot;;&quot;_&quot;&amp;[.AE26]);[.$DS$23:.$DS$422];0)))" office:value-type="float" office:value="29" calcext:value-type="float">
            <text:p>29</text:p>
          </table:table-cell>
          <table:table-cell table:style-name="ce14" table:formula="of:=IF(INDEX([.$AK26:.$DL26];MATCH([.$M$3];[.$AK$3:.$DL$3];0)+[.AC$1])=&quot;&quot;;&quot;&quot;;INDEX([.$AK26:.$DL26];MATCH([.$M$3];[.$AK$3:.$DL$3];0)+[.AC$1]))" office:value-type="string" office:string-value="b" calcext:value-type="string">
            <text:p>b</text:p>
          </table:table-cell>
          <table:table-cell table:style-name="ce14" table:formula="of:=IF(INDEX([.$AK26:.$DL26];MATCH([.$M$3];[.$AK$3:.$DL$3];0)+[.AD$1])=&quot;&quot;;&quot;&quot;;INDEX([.$AK26:.$DL26];MATCH([.$M$3];[.$AK$3:.$DL$3];0)+[.AD$1]))">
            <text:p/>
          </table:table-cell>
          <table:table-cell table:style-name="ce51" table:formula="of:=IF(INDEX([.$AK26:.$DL26];MATCH([.$M$3];[.$AK$3:.$DL$3];0)+[.AE$1])=&quot;&quot;;&quot;&quot;;INDEX([.$AK26:.$DL26];MATCH([.$M$3];[.$AK$3:.$DL$3];0)+[.AE$1]))">
            <text:p/>
          </table:table-cell>
          <table:table-cell table:style-name="ce59" table:formula="of:=IF(INDEX([.$AK26:.$DL26];MATCH([.$M$3];[.$AK$3:.$DL$3];0)+[.AF$1])=&quot;&quot;;&quot;&quot;;INDEX([.$AK26:.$DL26];MATCH([.$M$3];[.$AK$3:.$DL$3];0)+[.AF$1]))" office:value-type="float" office:value="51.4" calcext:value-type="float">
            <text:p>51.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3" calcext:value-type="float">
            <text:p>49.0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5]+12.55" office:value-type="float" office:value="47.65" calcext:value-type="float">
            <text:p>47.65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" calcext:value-type="float">
            <text:p>51.4</text:p>
          </table:table-cell>
          <table:table-cell table:style-name="ce27" office:value-type="float" office:value="16" calcext:value-type="float">
            <text:p>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/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" calcext:value-type="float">
            <text:p>51.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6" calcext:value-type="float">
            <text:p>16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>
            <text:p/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L27];MATCH([.$M$3];[.$AK$3:.$DL$3];0)+[.$M$1])=&quot;&quot;;&quot;&quot;;INDEX([.$DO$23:.$DO$422];MATCH(INDEX([.$AK27:.$DL27];MATCH([.$M$3];[.$AK$3:.$DL$3];0)+[.$M$1])&amp;IF([.P27]=&quot;&quot;;&quot;&quot;;&quot;_&quot;&amp;[.P27]);[.$DP$23:.$DP$422];0)))" office:value-type="float" office:value="22" calcext:value-type="float">
            <text:p>22</text:p>
          </table:table-cell>
          <table:table-cell table:style-name="ce14" table:formula="of:=IF(INDEX([.$AK27:.$DL27];MATCH([.$M$3];[.$AK$3:.$DL$3];0)+[.N$1])=&quot;&quot;;&quot;&quot;;INDEX([.$AK27:.$DL27];MATCH([.$M$3];[.$AK$3:.$DL$3];0)+[.N$1]))" office:value-type="string" office:string-value="b" calcext:value-type="string">
            <text:p>b</text:p>
          </table:table-cell>
          <table:table-cell table:style-name="ce51" table:formula="of:=IF(INDEX([.$AK27:.$DL27];MATCH([.$M$3];[.$AK$3:.$DL$3];0)+[.O$1])=&quot;&quot;;&quot;&quot;;INDEX([.$AK27:.$DL27];MATCH([.$M$3];[.$AK$3:.$DL$3];0)+[.O$1]))">
            <text:p/>
          </table:table-cell>
          <table:table-cell table:style-name="ce51" table:formula="of:=IF(INDEX([.$AK27:.$DL27];MATCH([.$M$3];[.$AK$3:.$DL$3];0)+[.P$1])=&quot;&quot;;&quot;&quot;;INDEX([.$AK27:.$DL27];MATCH([.$M$3];[.$AK$3:.$DL$3];0)+[.P$1]))">
            <text:p/>
          </table:table-cell>
          <table:table-cell table:style-name="ce37" table:formula="of:=IF(INDEX([.$AK27:.$DL27];MATCH([.$M$3];[.$AK$3:.$DL$3];0)+[.Q$1])=&quot;&quot;;&quot;&quot;;INDEX([.$AK27:.$DL27];MATCH([.$M$3];[.$AK$3:.$DL$3];0)+[.Q$1]))">
            <text:p/>
          </table:table-cell>
          <table:table-cell table:style-name="ce24" table:formula="of:=IF(INDEX([.$AK27:.$DL27];MATCH([.$M$3];[.$AK$3:.$DL$3];0)+[.R$1])=&quot;&quot;;&quot;&quot;;INDEX([.$DO$23:.$DO$422];MATCH(INDEX([.$AK27:.$DL27];MATCH([.$M$3];[.$AK$3:.$DL$3];0)+[.R$1])&amp;IF([.U27]=&quot;&quot;;&quot;&quot;;&quot;_&quot;&amp;[.U27]);[.$DQ$23:.$DQ$422];0)))" office:value-type="float" office:value="25" calcext:value-type="float">
            <text:p>25</text:p>
          </table:table-cell>
          <table:table-cell table:style-name="ce14" table:formula="of:=IF(INDEX([.$AK27:.$DL27];MATCH([.$M$3];[.$AK$3:.$DL$3];0)+[.S$1])=&quot;&quot;;&quot;&quot;;INDEX([.$AK27:.$DL27];MATCH([.$M$3];[.$AK$3:.$DL$3];0)+[.S$1]))" office:value-type="string" office:string-value="b" calcext:value-type="string">
            <text:p>b</text:p>
          </table:table-cell>
          <table:table-cell table:style-name="ce14" table:formula="of:=IF(INDEX([.$AK27:.$DL27];MATCH([.$M$3];[.$AK$3:.$DL$3];0)+[.T$1])=&quot;&quot;;&quot;&quot;;INDEX([.$AK27:.$DL27];MATCH([.$M$3];[.$AK$3:.$DL$3];0)+[.T$1]))">
            <text:p/>
          </table:table-cell>
          <table:table-cell table:style-name="ce51" table:formula="of:=IF(INDEX([.$AK27:.$DL27];MATCH([.$M$3];[.$AK$3:.$DL$3];0)+[.U$1])=&quot;&quot;;&quot;&quot;;INDEX([.$AK27:.$DL27];MATCH([.$M$3];[.$AK$3:.$DL$3];0)+[.U$1]))">
            <text:p/>
          </table:table-cell>
          <table:table-cell table:style-name="ce37" table:formula="of:=IF(INDEX([.$AK27:.$DL27];MATCH([.$M$3];[.$AK$3:.$DL$3];0)+[.V$1])=&quot;&quot;;&quot;&quot;;INDEX([.$AK27:.$DL27];MATCH([.$M$3];[.$AK$3:.$DL$3];0)+[.V$1]))">
            <text:p/>
          </table:table-cell>
          <table:table-cell table:style-name="ce24" table:formula="of:=IF(INDEX([.$AK27:.$DL27];MATCH([.$M$3];[.$AK$3:.$DL$3];0)+[.W$1])=&quot;&quot;;&quot;&quot;;INDEX([.$DO$23:.$DO$422];MATCH(INDEX([.$AK27:.$DL27];MATCH([.$M$3];[.$AK$3:.$DL$3];0)+[.W$1])&amp;IF([.Z27]=&quot;&quot;;&quot;&quot;;&quot;_&quot;&amp;[.Z27]);[.$DR$23:.$DR$422];0)))" office:value-type="float" office:value="35" calcext:value-type="float">
            <text:p>35</text:p>
          </table:table-cell>
          <table:table-cell table:style-name="ce14" table:formula="of:=IF(INDEX([.$AK27:.$DL27];MATCH([.$M$3];[.$AK$3:.$DL$3];0)+[.X$1])=&quot;&quot;;&quot;&quot;;INDEX([.$AK27:.$DL27];MATCH([.$M$3];[.$AK$3:.$DL$3];0)+[.X$1]))" office:value-type="string" office:string-value="b" calcext:value-type="string">
            <text:p>b</text:p>
          </table:table-cell>
          <table:table-cell table:style-name="ce14" table:formula="of:=IF(INDEX([.$AK27:.$DL27];MATCH([.$M$3];[.$AK$3:.$DL$3];0)+[.Y$1])=&quot;&quot;;&quot;&quot;;INDEX([.$AK27:.$DL27];MATCH([.$M$3];[.$AK$3:.$DL$3];0)+[.Y$1]))">
            <text:p/>
          </table:table-cell>
          <table:table-cell table:style-name="ce51" table:formula="of:=IF(INDEX([.$AK27:.$DL27];MATCH([.$M$3];[.$AK$3:.$DL$3];0)+[.Z$1])=&quot;&quot;;&quot;&quot;;INDEX([.$AK27:.$DL27];MATCH([.$M$3];[.$AK$3:.$DL$3];0)+[.Z$1]))">
            <text:p/>
          </table:table-cell>
          <table:table-cell table:style-name="ce59" table:formula="of:=IF(INDEX([.$AK27:.$DL27];MATCH([.$M$3];[.$AK$3:.$DL$3];0)+[.AA$1])=&quot;&quot;;&quot;&quot;;INDEX([.$AK27:.$DL27];MATCH([.$M$3];[.$AK$3:.$DL$3];0)+[.AA$1]))" office:value-type="float" office:value="60.2" calcext:value-type="float">
            <text:p>60.2</text:p>
          </table:table-cell>
          <table:table-cell table:style-name="ce61" table:formula="of:=IF(INDEX([.$AK27:.$DL27];MATCH([.$M$3];[.$AK$3:.$DL$3];0)+[.AB$1])=&quot;&quot;;&quot;&quot;;INDEX([.$DO$23:.$DO$422];MATCH(INDEX([.$AK27:.$DL27];MATCH([.$M$3];[.$AK$3:.$DL$3];0)+[.AB$1])&amp;IF([.AE27]=&quot;&quot;;&quot;&quot;;&quot;_&quot;&amp;[.AE27]);[.$DS$23:.$DS$422];0)))" office:value-type="float" office:value="37" calcext:value-type="float">
            <text:p>37</text:p>
          </table:table-cell>
          <table:table-cell table:style-name="ce14" table:formula="of:=IF(INDEX([.$AK27:.$DL27];MATCH([.$M$3];[.$AK$3:.$DL$3];0)+[.AC$1])=&quot;&quot;;&quot;&quot;;INDEX([.$AK27:.$DL27];MATCH([.$M$3];[.$AK$3:.$DL$3];0)+[.AC$1]))" office:value-type="string" office:string-value="b" calcext:value-type="string">
            <text:p>b</text:p>
          </table:table-cell>
          <table:table-cell table:style-name="ce14" table:formula="of:=IF(INDEX([.$AK27:.$DL27];MATCH([.$M$3];[.$AK$3:.$DL$3];0)+[.AD$1])=&quot;&quot;;&quot;&quot;;INDEX([.$AK27:.$DL27];MATCH([.$M$3];[.$AK$3:.$DL$3];0)+[.AD$1]))">
            <text:p/>
          </table:table-cell>
          <table:table-cell table:style-name="ce51" table:formula="of:=IF(INDEX([.$AK27:.$DL27];MATCH([.$M$3];[.$AK$3:.$DL$3];0)+[.AE$1])=&quot;&quot;;&quot;&quot;;INDEX([.$AK27:.$DL27];MATCH([.$M$3];[.$AK$3:.$DL$3];0)+[.AE$1]))">
            <text:p/>
          </table:table-cell>
          <table:table-cell table:style-name="ce59" table:formula="of:=IF(INDEX([.$AK27:.$DL27];MATCH([.$M$3];[.$AK$3:.$DL$3];0)+[.AF$1])=&quot;&quot;;&quot;&quot;;INDEX([.$AK27:.$DL27];MATCH([.$M$3];[.$AK$3:.$DL$3];0)+[.AF$1]))" office:value-type="float" office:value="65.2" calcext:value-type="float">
            <text:p>65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" calcext:value-type="float">
            <text:p>61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1" calcext:value-type="float">
            <text:p>62.91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6]+12.55" office:value-type="float" office:value="60.2" calcext:value-type="float">
            <text:p>60.2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5.2" calcext:value-type="float">
            <text:p>65.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35" calcext:value-type="float">
            <text:p>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.2" calcext:value-type="float">
            <text:p>60.2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5.2" calcext:value-type="float">
            <text:p>65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2" calcext:value-type="float">
            <text:p>22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6" calcext:value-type="float">
            <text:p>6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6]=&quot;&quot;;&quot;&quot;;&quot;\overrideProperty Score.NonMusicalPaperColumn.line-break-system-details #'((Y-offset . &quot;&amp;[.Q26]&amp;&quot;))&quot;)">
            <text:p/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L28];MATCH([.$M$3];[.$AK$3:.$DL$3];0)+[.$M$1])=&quot;&quot;;&quot;&quot;;INDEX([.$DO$23:.$DO$422];MATCH(INDEX([.$AK28:.$DL28];MATCH([.$M$3];[.$AK$3:.$DL$3];0)+[.$M$1])&amp;IF([.P28]=&quot;&quot;;&quot;&quot;;&quot;_&quot;&amp;[.P28]);[.$DP$23:.$DP$422];0)))" office:value-type="float" office:value="27" calcext:value-type="float">
            <text:p>27</text:p>
          </table:table-cell>
          <table:table-cell table:style-name="ce14" table:formula="of:=IF(INDEX([.$AK28:.$DL28];MATCH([.$M$3];[.$AK$3:.$DL$3];0)+[.N$1])=&quot;&quot;;&quot;&quot;;INDEX([.$AK28:.$DL28];MATCH([.$M$3];[.$AK$3:.$DL$3];0)+[.N$1]))" office:value-type="string" office:string-value="b" calcext:value-type="string">
            <text:p>b</text:p>
          </table:table-cell>
          <table:table-cell table:style-name="ce51" table:formula="of:=IF(INDEX([.$AK28:.$DL28];MATCH([.$M$3];[.$AK$3:.$DL$3];0)+[.O$1])=&quot;&quot;;&quot;&quot;;INDEX([.$AK28:.$DL28];MATCH([.$M$3];[.$AK$3:.$DL$3];0)+[.O$1]))">
            <text:p/>
          </table:table-cell>
          <table:table-cell table:style-name="ce51" table:formula="of:=IF(INDEX([.$AK28:.$DL28];MATCH([.$M$3];[.$AK$3:.$DL$3];0)+[.P$1])=&quot;&quot;;&quot;&quot;;INDEX([.$AK28:.$DL28];MATCH([.$M$3];[.$AK$3:.$DL$3];0)+[.P$1]))">
            <text:p/>
          </table:table-cell>
          <table:table-cell table:style-name="ce37" table:formula="of:=IF(INDEX([.$AK28:.$DL28];MATCH([.$M$3];[.$AK$3:.$DL$3];0)+[.Q$1])=&quot;&quot;;&quot;&quot;;INDEX([.$AK28:.$DL28];MATCH([.$M$3];[.$AK$3:.$DL$3];0)+[.Q$1]))">
            <text:p/>
          </table:table-cell>
          <table:table-cell table:style-name="ce24" table:formula="of:=IF(INDEX([.$AK28:.$DL28];MATCH([.$M$3];[.$AK$3:.$DL$3];0)+[.R$1])=&quot;&quot;;&quot;&quot;;INDEX([.$DO$23:.$DO$422];MATCH(INDEX([.$AK28:.$DL28];MATCH([.$M$3];[.$AK$3:.$DL$3];0)+[.R$1])&amp;IF([.U28]=&quot;&quot;;&quot;&quot;;&quot;_&quot;&amp;[.U28]);[.$DQ$23:.$DQ$422];0)))" office:value-type="float" office:value="31" calcext:value-type="float">
            <text:p>31</text:p>
          </table:table-cell>
          <table:table-cell table:style-name="ce14" table:formula="of:=IF(INDEX([.$AK28:.$DL28];MATCH([.$M$3];[.$AK$3:.$DL$3];0)+[.S$1])=&quot;&quot;;&quot;&quot;;INDEX([.$AK28:.$DL28];MATCH([.$M$3];[.$AK$3:.$DL$3];0)+[.S$1]))" office:value-type="string" office:string-value="b" calcext:value-type="string">
            <text:p>b</text:p>
          </table:table-cell>
          <table:table-cell table:style-name="ce14" table:formula="of:=IF(INDEX([.$AK28:.$DL28];MATCH([.$M$3];[.$AK$3:.$DL$3];0)+[.T$1])=&quot;&quot;;&quot;&quot;;INDEX([.$AK28:.$DL28];MATCH([.$M$3];[.$AK$3:.$DL$3];0)+[.T$1]))">
            <text:p/>
          </table:table-cell>
          <table:table-cell table:style-name="ce51" table:formula="of:=IF(INDEX([.$AK28:.$DL28];MATCH([.$M$3];[.$AK$3:.$DL$3];0)+[.U$1])=&quot;&quot;;&quot;&quot;;INDEX([.$AK28:.$DL28];MATCH([.$M$3];[.$AK$3:.$DL$3];0)+[.U$1]))">
            <text:p/>
          </table:table-cell>
          <table:table-cell table:style-name="ce37" table:formula="of:=IF(INDEX([.$AK28:.$DL28];MATCH([.$M$3];[.$AK$3:.$DL$3];0)+[.V$1])=&quot;&quot;;&quot;&quot;;INDEX([.$AK28:.$DL28];MATCH([.$M$3];[.$AK$3:.$DL$3];0)+[.V$1]))">
            <text:p/>
          </table:table-cell>
          <table:table-cell table:style-name="ce24" table:formula="of:=IF(INDEX([.$AK28:.$DL28];MATCH([.$M$3];[.$AK$3:.$DL$3];0)+[.W$1])=&quot;&quot;;&quot;&quot;;INDEX([.$DO$23:.$DO$422];MATCH(INDEX([.$AK28:.$DL28];MATCH([.$M$3];[.$AK$3:.$DL$3];0)+[.W$1])&amp;IF([.Z28]=&quot;&quot;;&quot;&quot;;&quot;_&quot;&amp;[.Z28]);[.$DR$23:.$DR$422];0)))" office:value-type="float" office:value="43" calcext:value-type="float">
            <text:p>43</text:p>
          </table:table-cell>
          <table:table-cell table:style-name="ce14" table:formula="of:=IF(INDEX([.$AK28:.$DL28];MATCH([.$M$3];[.$AK$3:.$DL$3];0)+[.X$1])=&quot;&quot;;&quot;&quot;;INDEX([.$AK28:.$DL28];MATCH([.$M$3];[.$AK$3:.$DL$3];0)+[.X$1]))" office:value-type="string" office:string-value="b" calcext:value-type="string">
            <text:p>b</text:p>
          </table:table-cell>
          <table:table-cell table:style-name="ce14" table:formula="of:=IF(INDEX([.$AK28:.$DL28];MATCH([.$M$3];[.$AK$3:.$DL$3];0)+[.Y$1])=&quot;&quot;;&quot;&quot;;INDEX([.$AK28:.$DL28];MATCH([.$M$3];[.$AK$3:.$DL$3];0)+[.Y$1]))">
            <text:p/>
          </table:table-cell>
          <table:table-cell table:style-name="ce51" table:formula="of:=IF(INDEX([.$AK28:.$DL28];MATCH([.$M$3];[.$AK$3:.$DL$3];0)+[.Z$1])=&quot;&quot;;&quot;&quot;;INDEX([.$AK28:.$DL28];MATCH([.$M$3];[.$AK$3:.$DL$3];0)+[.Z$1]))">
            <text:p/>
          </table:table-cell>
          <table:table-cell table:style-name="ce59" table:formula="of:=IF(INDEX([.$AK28:.$DL28];MATCH([.$M$3];[.$AK$3:.$DL$3];0)+[.AA$1])=&quot;&quot;;&quot;&quot;;INDEX([.$AK28:.$DL28];MATCH([.$M$3];[.$AK$3:.$DL$3];0)+[.AA$1]))" office:value-type="float" office:value="72.75" calcext:value-type="float">
            <text:p>72.75</text:p>
          </table:table-cell>
          <table:table-cell table:style-name="ce61" table:formula="of:=IF(INDEX([.$AK28:.$DL28];MATCH([.$M$3];[.$AK$3:.$DL$3];0)+[.AB$1])=&quot;&quot;;&quot;&quot;;INDEX([.$DO$23:.$DO$422];MATCH(INDEX([.$AK28:.$DL28];MATCH([.$M$3];[.$AK$3:.$DL$3];0)+[.AB$1])&amp;IF([.AE28]=&quot;&quot;;&quot;&quot;;&quot;_&quot;&amp;[.AE28]);[.$DS$23:.$DS$422];0)))" office:value-type="float" office:value="45" calcext:value-type="float">
            <text:p>45</text:p>
          </table:table-cell>
          <table:table-cell table:style-name="ce14" table:formula="of:=IF(INDEX([.$AK28:.$DL28];MATCH([.$M$3];[.$AK$3:.$DL$3];0)+[.AC$1])=&quot;&quot;;&quot;&quot;;INDEX([.$AK28:.$DL28];MATCH([.$M$3];[.$AK$3:.$DL$3];0)+[.AC$1]))" office:value-type="string" office:string-value="b" calcext:value-type="string">
            <text:p>b</text:p>
          </table:table-cell>
          <table:table-cell table:style-name="ce14" table:formula="of:=IF(INDEX([.$AK28:.$DL28];MATCH([.$M$3];[.$AK$3:.$DL$3];0)+[.AD$1])=&quot;&quot;;&quot;&quot;;INDEX([.$AK28:.$DL28];MATCH([.$M$3];[.$AK$3:.$DL$3];0)+[.AD$1]))">
            <text:p/>
          </table:table-cell>
          <table:table-cell table:style-name="ce51" table:formula="of:=IF(INDEX([.$AK28:.$DL28];MATCH([.$M$3];[.$AK$3:.$DL$3];0)+[.AE$1])=&quot;&quot;;&quot;&quot;;INDEX([.$AK28:.$DL28];MATCH([.$M$3];[.$AK$3:.$DL$3];0)+[.AE$1]))">
            <text:p/>
          </table:table-cell>
          <table:table-cell table:style-name="ce59" table:formula="of:=IF(INDEX([.$AK28:.$DL28];MATCH([.$M$3];[.$AK$3:.$DL$3];0)+[.AF$1])=&quot;&quot;;&quot;&quot;;INDEX([.$AK28:.$DL28];MATCH([.$M$3];[.$AK$3:.$DL$3];0)+[.AF$1]))"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" calcext:value-type="float">
            <text:p>74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6" calcext:value-type="float">
            <text:p>73.76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7]+12.55" office:value-type="float" office:value="72.75" calcext:value-type="float">
            <text:p>72.75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" calcext:value-type="float">
            <text:p>79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31" calcext:value-type="float">
            <text:p>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75" calcext:value-type="float">
            <text:p>72.75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" calcext:value-type="float">
            <text:p>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7" calcext:value-type="float">
            <text:p>27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7]=&quot;&quot;;&quot;&quot;;&quot;\overrideProperty Score.NonMusicalPaperColumn.line-break-system-details #'((Y-offset . &quot;&amp;[.Q27]&amp;&quot;))&quot;)">
            <text:p/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L29];MATCH([.$M$3];[.$AK$3:.$DL$3];0)+[.$M$1])=&quot;&quot;;&quot;&quot;;INDEX([.$DO$23:.$DO$422];MATCH(INDEX([.$AK29:.$DL29];MATCH([.$M$3];[.$AK$3:.$DL$3];0)+[.$M$1])&amp;IF([.P29]=&quot;&quot;;&quot;&quot;;&quot;_&quot;&amp;[.P29]);[.$DP$23:.$DP$422];0)))" office:value-type="float" office:value="32" calcext:value-type="float">
            <text:p>32</text:p>
          </table:table-cell>
          <table:table-cell table:style-name="ce14" table:formula="of:=IF(INDEX([.$AK29:.$DL29];MATCH([.$M$3];[.$AK$3:.$DL$3];0)+[.N$1])=&quot;&quot;;&quot;&quot;;INDEX([.$AK29:.$DL29];MATCH([.$M$3];[.$AK$3:.$DL$3];0)+[.N$1]))" office:value-type="string" office:string-value="b" calcext:value-type="string">
            <text:p>b</text:p>
          </table:table-cell>
          <table:table-cell table:style-name="ce51" table:formula="of:=IF(INDEX([.$AK29:.$DL29];MATCH([.$M$3];[.$AK$3:.$DL$3];0)+[.O$1])=&quot;&quot;;&quot;&quot;;INDEX([.$AK29:.$DL29];MATCH([.$M$3];[.$AK$3:.$DL$3];0)+[.O$1]))">
            <text:p/>
          </table:table-cell>
          <table:table-cell table:style-name="ce51" table:formula="of:=IF(INDEX([.$AK29:.$DL29];MATCH([.$M$3];[.$AK$3:.$DL$3];0)+[.P$1])=&quot;&quot;;&quot;&quot;;INDEX([.$AK29:.$DL29];MATCH([.$M$3];[.$AK$3:.$DL$3];0)+[.P$1]))">
            <text:p/>
          </table:table-cell>
          <table:table-cell table:style-name="ce37" table:formula="of:=IF(INDEX([.$AK29:.$DL29];MATCH([.$M$3];[.$AK$3:.$DL$3];0)+[.Q$1])=&quot;&quot;;&quot;&quot;;INDEX([.$AK29:.$DL29];MATCH([.$M$3];[.$AK$3:.$DL$3];0)+[.Q$1]))">
            <text:p/>
          </table:table-cell>
          <table:table-cell table:style-name="ce24" table:formula="of:=IF(INDEX([.$AK29:.$DL29];MATCH([.$M$3];[.$AK$3:.$DL$3];0)+[.R$1])=&quot;&quot;;&quot;&quot;;INDEX([.$DO$23:.$DO$422];MATCH(INDEX([.$AK29:.$DL29];MATCH([.$M$3];[.$AK$3:.$DL$3];0)+[.R$1])&amp;IF([.U29]=&quot;&quot;;&quot;&quot;;&quot;_&quot;&amp;[.U29]);[.$DQ$23:.$DQ$422];0)))" office:value-type="float" office:value="37" calcext:value-type="float">
            <text:p>37</text:p>
          </table:table-cell>
          <table:table-cell table:style-name="ce14" table:formula="of:=IF(INDEX([.$AK29:.$DL29];MATCH([.$M$3];[.$AK$3:.$DL$3];0)+[.S$1])=&quot;&quot;;&quot;&quot;;INDEX([.$AK29:.$DL29];MATCH([.$M$3];[.$AK$3:.$DL$3];0)+[.S$1]))" office:value-type="string" office:string-value="b" calcext:value-type="string">
            <text:p>b</text:p>
          </table:table-cell>
          <table:table-cell table:style-name="ce14" table:formula="of:=IF(INDEX([.$AK29:.$DL29];MATCH([.$M$3];[.$AK$3:.$DL$3];0)+[.T$1])=&quot;&quot;;&quot;&quot;;INDEX([.$AK29:.$DL29];MATCH([.$M$3];[.$AK$3:.$DL$3];0)+[.T$1]))">
            <text:p/>
          </table:table-cell>
          <table:table-cell table:style-name="ce51" table:formula="of:=IF(INDEX([.$AK29:.$DL29];MATCH([.$M$3];[.$AK$3:.$DL$3];0)+[.U$1])=&quot;&quot;;&quot;&quot;;INDEX([.$AK29:.$DL29];MATCH([.$M$3];[.$AK$3:.$DL$3];0)+[.U$1]))">
            <text:p/>
          </table:table-cell>
          <table:table-cell table:style-name="ce37" table:formula="of:=IF(INDEX([.$AK29:.$DL29];MATCH([.$M$3];[.$AK$3:.$DL$3];0)+[.V$1])=&quot;&quot;;&quot;&quot;;INDEX([.$AK29:.$DL29];MATCH([.$M$3];[.$AK$3:.$DL$3];0)+[.V$1]))">
            <text:p/>
          </table:table-cell>
          <table:table-cell table:style-name="ce24" table:formula="of:=IF(INDEX([.$AK29:.$DL29];MATCH([.$M$3];[.$AK$3:.$DL$3];0)+[.W$1])=&quot;&quot;;&quot;&quot;;INDEX([.$DO$23:.$DO$422];MATCH(INDEX([.$AK29:.$DL29];MATCH([.$M$3];[.$AK$3:.$DL$3];0)+[.W$1])&amp;IF([.Z29]=&quot;&quot;;&quot;&quot;;&quot;_&quot;&amp;[.Z29]);[.$DR$23:.$DR$422];0)))" office:value-type="float" office:value="59" calcext:value-type="float">
            <text:p>59</text:p>
          </table:table-cell>
          <table:table-cell table:style-name="ce14" table:formula="of:=IF(INDEX([.$AK29:.$DL29];MATCH([.$M$3];[.$AK$3:.$DL$3];0)+[.X$1])=&quot;&quot;;&quot;&quot;;INDEX([.$AK29:.$DL29];MATCH([.$M$3];[.$AK$3:.$DL$3];0)+[.X$1]))" office:value-type="string" office:string-value="b" calcext:value-type="string">
            <text:p>b</text:p>
          </table:table-cell>
          <table:table-cell table:style-name="ce14" table:formula="of:=IF(INDEX([.$AK29:.$DL29];MATCH([.$M$3];[.$AK$3:.$DL$3];0)+[.Y$1])=&quot;&quot;;&quot;&quot;;INDEX([.$AK29:.$DL29];MATCH([.$M$3];[.$AK$3:.$DL$3];0)+[.Y$1]))">
            <text:p/>
          </table:table-cell>
          <table:table-cell table:style-name="ce51" table:formula="of:=IF(INDEX([.$AK29:.$DL29];MATCH([.$M$3];[.$AK$3:.$DL$3];0)+[.Z$1])=&quot;&quot;;&quot;&quot;;INDEX([.$AK29:.$DL29];MATCH([.$M$3];[.$AK$3:.$DL$3];0)+[.Z$1]))">
            <text:p/>
          </table:table-cell>
          <table:table-cell table:style-name="ce59" table:formula="of:=IF(INDEX([.$AK29:.$DL29];MATCH([.$M$3];[.$AK$3:.$DL$3];0)+[.AA$1])=&quot;&quot;;&quot;&quot;;INDEX([.$AK29:.$DL29];MATCH([.$M$3];[.$AK$3:.$DL$3];0)+[.AA$1]))" office:value-type="float" office:value="85.3" calcext:value-type="float">
            <text:p>85.3</text:p>
          </table:table-cell>
          <table:table-cell table:style-name="ce61" table:formula="of:=IF(INDEX([.$AK29:.$DL29];MATCH([.$M$3];[.$AK$3:.$DL$3];0)+[.AB$1])=&quot;&quot;;&quot;&quot;;INDEX([.$DO$23:.$DO$422];MATCH(INDEX([.$AK29:.$DL29];MATCH([.$M$3];[.$AK$3:.$DL$3];0)+[.AB$1])&amp;IF([.AE29]=&quot;&quot;;&quot;&quot;;&quot;_&quot;&amp;[.AE29]);[.$DS$23:.$DS$422];0)))" office:value-type="float" office:value="54" calcext:value-type="float">
            <text:p>54</text:p>
          </table:table-cell>
          <table:table-cell table:style-name="ce14" table:formula="of:=IF(INDEX([.$AK29:.$DL29];MATCH([.$M$3];[.$AK$3:.$DL$3];0)+[.AC$1])=&quot;&quot;;&quot;&quot;;INDEX([.$AK29:.$DL29];MATCH([.$M$3];[.$AK$3:.$DL$3];0)+[.AC$1]))" office:value-type="string" office:string-value="b" calcext:value-type="string">
            <text:p>b</text:p>
          </table:table-cell>
          <table:table-cell table:style-name="ce14" table:formula="of:=IF(INDEX([.$AK29:.$DL29];MATCH([.$M$3];[.$AK$3:.$DL$3];0)+[.AD$1])=&quot;&quot;;&quot;&quot;;INDEX([.$AK29:.$DL29];MATCH([.$M$3];[.$AK$3:.$DL$3];0)+[.AD$1]))">
            <text:p/>
          </table:table-cell>
          <table:table-cell table:style-name="ce51" table:formula="of:=IF(INDEX([.$AK29:.$DL29];MATCH([.$M$3];[.$AK$3:.$DL$3];0)+[.AE$1])=&quot;&quot;;&quot;&quot;;INDEX([.$AK29:.$DL29];MATCH([.$M$3];[.$AK$3:.$DL$3];0)+[.AE$1]))">
            <text:p/>
          </table:table-cell>
          <table:table-cell table:style-name="ce59" table:formula="of:=IF(INDEX([.$AK29:.$DL29];MATCH([.$M$3];[.$AK$3:.$DL$3];0)+[.AF$1])=&quot;&quot;;&quot;&quot;;INDEX([.$AK29:.$DL29];MATCH([.$M$3];[.$AK$3:.$DL$3];0)+[.AF$1]))" office:value-type="float" office:value="92.8" calcext:value-type="float">
            <text:p>92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" calcext:value-type="float">
            <text:p>80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5" calcext:value-type="float">
            <text:p>41.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5" calcext:value-type="float">
            <text:p>84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3" calcext:value-type="float">
            <text:p>84.3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28" calcext:value-type="float">
            <text:p>87.28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" calcext:value-type="float">
            <text:p>27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8]+12.55" office:value-type="float" office:value="85.3" calcext:value-type="float">
            <text:p>85.3</text:p>
          </table:table-cell>
          <table:table-cell table:style-name="ce27" office:value-type="float" office:value="48" calcext:value-type="float">
            <text:p>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8" calcext:value-type="float">
            <text:p>92.8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59" calcext:value-type="float">
            <text:p>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3" calcext:value-type="float">
            <text:p>85.3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8" calcext:value-type="float">
            <text:p>92.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5" calcext:value-type="float">
            <text:p>5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8]=&quot;&quot;;&quot;&quot;;&quot;\overrideProperty Score.NonMusicalPaperColumn.line-break-system-details #'((Y-offset . &quot;&amp;[.Q28]&amp;&quot;))&quot;)">
            <text:p/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L30];MATCH([.$M$3];[.$AK$3:.$DL$3];0)+[.$M$1])=&quot;&quot;;&quot;&quot;;INDEX([.$DO$23:.$DO$422];MATCH(INDEX([.$AK30:.$DL30];MATCH([.$M$3];[.$AK$3:.$DL$3];0)+[.$M$1])&amp;IF([.P30]=&quot;&quot;;&quot;&quot;;&quot;_&quot;&amp;[.P30]);[.$DP$23:.$DP$422];0)))" office:value-type="float" office:value="37" calcext:value-type="float">
            <text:p>37</text:p>
          </table:table-cell>
          <table:table-cell table:style-name="ce14" table:formula="of:=IF(INDEX([.$AK30:.$DL30];MATCH([.$M$3];[.$AK$3:.$DL$3];0)+[.N$1])=&quot;&quot;;&quot;&quot;;INDEX([.$AK30:.$DL30];MATCH([.$M$3];[.$AK$3:.$DL$3];0)+[.N$1]))" office:value-type="string" office:string-value="b" calcext:value-type="string">
            <text:p>b</text:p>
          </table:table-cell>
          <table:table-cell table:style-name="ce51" table:formula="of:=IF(INDEX([.$AK30:.$DL30];MATCH([.$M$3];[.$AK$3:.$DL$3];0)+[.O$1])=&quot;&quot;;&quot;&quot;;INDEX([.$AK30:.$DL30];MATCH([.$M$3];[.$AK$3:.$DL$3];0)+[.O$1]))">
            <text:p/>
          </table:table-cell>
          <table:table-cell table:style-name="ce51" table:formula="of:=IF(INDEX([.$AK30:.$DL30];MATCH([.$M$3];[.$AK$3:.$DL$3];0)+[.P$1])=&quot;&quot;;&quot;&quot;;INDEX([.$AK30:.$DL30];MATCH([.$M$3];[.$AK$3:.$DL$3];0)+[.P$1]))">
            <text:p/>
          </table:table-cell>
          <table:table-cell table:style-name="ce37" table:formula="of:=IF(INDEX([.$AK30:.$DL30];MATCH([.$M$3];[.$AK$3:.$DL$3];0)+[.Q$1])=&quot;&quot;;&quot;&quot;;INDEX([.$AK30:.$DL30];MATCH([.$M$3];[.$AK$3:.$DL$3];0)+[.Q$1]))">
            <text:p/>
          </table:table-cell>
          <table:table-cell table:style-name="ce24" table:formula="of:=IF(INDEX([.$AK30:.$DL30];MATCH([.$M$3];[.$AK$3:.$DL$3];0)+[.R$1])=&quot;&quot;;&quot;&quot;;INDEX([.$DO$23:.$DO$422];MATCH(INDEX([.$AK30:.$DL30];MATCH([.$M$3];[.$AK$3:.$DL$3];0)+[.R$1])&amp;IF([.U30]=&quot;&quot;;&quot;&quot;;&quot;_&quot;&amp;[.U30]);[.$DQ$23:.$DQ$422];0)))" office:value-type="float" office:value="43" calcext:value-type="float">
            <text:p>43</text:p>
          </table:table-cell>
          <table:table-cell table:style-name="ce14" table:formula="of:=IF(INDEX([.$AK30:.$DL30];MATCH([.$M$3];[.$AK$3:.$DL$3];0)+[.S$1])=&quot;&quot;;&quot;&quot;;INDEX([.$AK30:.$DL30];MATCH([.$M$3];[.$AK$3:.$DL$3];0)+[.S$1]))" office:value-type="string" office:string-value="b" calcext:value-type="string">
            <text:p>b</text:p>
          </table:table-cell>
          <table:table-cell table:style-name="ce14" table:formula="of:=IF(INDEX([.$AK30:.$DL30];MATCH([.$M$3];[.$AK$3:.$DL$3];0)+[.T$1])=&quot;&quot;;&quot;&quot;;INDEX([.$AK30:.$DL30];MATCH([.$M$3];[.$AK$3:.$DL$3];0)+[.T$1]))">
            <text:p/>
          </table:table-cell>
          <table:table-cell table:style-name="ce51" table:formula="of:=IF(INDEX([.$AK30:.$DL30];MATCH([.$M$3];[.$AK$3:.$DL$3];0)+[.U$1])=&quot;&quot;;&quot;&quot;;INDEX([.$AK30:.$DL30];MATCH([.$M$3];[.$AK$3:.$DL$3];0)+[.U$1]))">
            <text:p/>
          </table:table-cell>
          <table:table-cell table:style-name="ce37" table:formula="of:=IF(INDEX([.$AK30:.$DL30];MATCH([.$M$3];[.$AK$3:.$DL$3];0)+[.V$1])=&quot;&quot;;&quot;&quot;;INDEX([.$AK30:.$DL30];MATCH([.$M$3];[.$AK$3:.$DL$3];0)+[.V$1]))">
            <text:p/>
          </table:table-cell>
          <table:table-cell table:style-name="ce24" table:formula="of:=IF(INDEX([.$AK30:.$DL30];MATCH([.$M$3];[.$AK$3:.$DL$3];0)+[.W$1])=&quot;&quot;;&quot;&quot;;INDEX([.$DO$23:.$DO$422];MATCH(INDEX([.$AK30:.$DL30];MATCH([.$M$3];[.$AK$3:.$DL$3];0)+[.W$1])&amp;IF([.Z30]=&quot;&quot;;&quot;&quot;;&quot;_&quot;&amp;[.Z30]);[.$DR$23:.$DR$422];0)))" office:value-type="float" office:value="69" calcext:value-type="float">
            <text:p>69</text:p>
          </table:table-cell>
          <table:table-cell table:style-name="ce14" table:formula="of:=IF(INDEX([.$AK30:.$DL30];MATCH([.$M$3];[.$AK$3:.$DL$3];0)+[.X$1])=&quot;&quot;;&quot;&quot;;INDEX([.$AK30:.$DL30];MATCH([.$M$3];[.$AK$3:.$DL$3];0)+[.X$1]))" office:value-type="string" office:string-value="b" calcext:value-type="string">
            <text:p>b</text:p>
          </table:table-cell>
          <table:table-cell table:style-name="ce14" table:formula="of:=IF(INDEX([.$AK30:.$DL30];MATCH([.$M$3];[.$AK$3:.$DL$3];0)+[.Y$1])=&quot;&quot;;&quot;&quot;;INDEX([.$AK30:.$DL30];MATCH([.$M$3];[.$AK$3:.$DL$3];0)+[.Y$1]))">
            <text:p/>
          </table:table-cell>
          <table:table-cell table:style-name="ce51" table:formula="of:=IF(INDEX([.$AK30:.$DL30];MATCH([.$M$3];[.$AK$3:.$DL$3];0)+[.Z$1])=&quot;&quot;;&quot;&quot;;INDEX([.$AK30:.$DL30];MATCH([.$M$3];[.$AK$3:.$DL$3];0)+[.Z$1]))">
            <text:p/>
          </table:table-cell>
          <table:table-cell table:style-name="ce59" table:formula="of:=IF(INDEX([.$AK30:.$DL30];MATCH([.$M$3];[.$AK$3:.$DL$3];0)+[.AA$1])=&quot;&quot;;&quot;&quot;;INDEX([.$AK30:.$DL30];MATCH([.$M$3];[.$AK$3:.$DL$3];0)+[.AA$1]))" office:value-type="float" office:value="97.85" calcext:value-type="float">
            <text:p>97.85</text:p>
          </table:table-cell>
          <table:table-cell table:style-name="ce61" table:formula="of:=IF(INDEX([.$AK30:.$DL30];MATCH([.$M$3];[.$AK$3:.$DL$3];0)+[.AB$1])=&quot;&quot;;&quot;&quot;;INDEX([.$DO$23:.$DO$422];MATCH(INDEX([.$AK30:.$DL30];MATCH([.$M$3];[.$AK$3:.$DL$3];0)+[.AB$1])&amp;IF([.AE30]=&quot;&quot;;&quot;&quot;;&quot;_&quot;&amp;[.AE30]);[.$DS$23:.$DS$422];0)))" office:value-type="float" office:value="62" calcext:value-type="float">
            <text:p>62</text:p>
          </table:table-cell>
          <table:table-cell table:style-name="ce14" table:formula="of:=IF(INDEX([.$AK30:.$DL30];MATCH([.$M$3];[.$AK$3:.$DL$3];0)+[.AC$1])=&quot;&quot;;&quot;&quot;;INDEX([.$AK30:.$DL30];MATCH([.$M$3];[.$AK$3:.$DL$3];0)+[.AC$1]))" office:value-type="string" office:string-value="b" calcext:value-type="string">
            <text:p>b</text:p>
          </table:table-cell>
          <table:table-cell table:style-name="ce14" table:formula="of:=IF(INDEX([.$AK30:.$DL30];MATCH([.$M$3];[.$AK$3:.$DL$3];0)+[.AD$1])=&quot;&quot;;&quot;&quot;;INDEX([.$AK30:.$DL30];MATCH([.$M$3];[.$AK$3:.$DL$3];0)+[.AD$1]))">
            <text:p/>
          </table:table-cell>
          <table:table-cell table:style-name="ce51" table:formula="of:=IF(INDEX([.$AK30:.$DL30];MATCH([.$M$3];[.$AK$3:.$DL$3];0)+[.AE$1])=&quot;&quot;;&quot;&quot;;INDEX([.$AK30:.$DL30];MATCH([.$M$3];[.$AK$3:.$DL$3];0)+[.AE$1]))">
            <text:p/>
          </table:table-cell>
          <table:table-cell table:style-name="ce59" table:formula="of:=IF(INDEX([.$AK30:.$DL30];MATCH([.$M$3];[.$AK$3:.$DL$3];0)+[.AF$1])=&quot;&quot;;&quot;&quot;;INDEX([.$AK30:.$DL30];MATCH([.$M$3];[.$AK$3:.$DL$3];0)+[.AF$1]))" office:value-type="float" office:value="106.6" calcext:value-type="float">
            <text:p>106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" calcext:value-type="float">
            <text:p>90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5" calcext:value-type="float">
            <text:p>53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5" calcext:value-type="float">
            <text:p>99.5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2" calcext:value-type="float">
            <text:p>100.02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" calcext:value-type="float">
            <text:p>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29]+12.55" office:value-type="float" office:value="97.85" calcext:value-type="float">
            <text:p>97.85</text:p>
          </table:table-cell>
          <table:table-cell table:style-name="ce27" office:value-type="float" office:value="56" calcext:value-type="float">
            <text:p>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" calcext:value-type="float">
            <text:p>106.6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85" calcext:value-type="float">
            <text:p>97.8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" calcext:value-type="float">
            <text:p>106.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7" calcext:value-type="float">
            <text:p>37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5" calcext:value-type="float">
            <text:p>5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9]=&quot;&quot;;&quot;&quot;;&quot;\overrideProperty Score.NonMusicalPaperColumn.line-break-system-details #'((Y-offset . &quot;&amp;[.Q29]&amp;&quot;))&quot;)">
            <text:p/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L31];MATCH([.$M$3];[.$AK$3:.$DL$3];0)+[.$M$1])=&quot;&quot;;&quot;&quot;;INDEX([.$DO$23:.$DO$422];MATCH(INDEX([.$AK31:.$DL31];MATCH([.$M$3];[.$AK$3:.$DL$3];0)+[.$M$1])&amp;IF([.P31]=&quot;&quot;;&quot;&quot;;&quot;_&quot;&amp;[.P31]);[.$DP$23:.$DP$422];0)))" office:value-type="float" office:value="41" calcext:value-type="float">
            <text:p>41</text:p>
          </table:table-cell>
          <table:table-cell table:style-name="ce14" table:formula="of:=IF(INDEX([.$AK31:.$DL31];MATCH([.$M$3];[.$AK$3:.$DL$3];0)+[.N$1])=&quot;&quot;;&quot;&quot;;INDEX([.$AK31:.$DL31];MATCH([.$M$3];[.$AK$3:.$DL$3];0)+[.N$1]))" office:value-type="string" office:string-value="b" calcext:value-type="string">
            <text:p>b</text:p>
          </table:table-cell>
          <table:table-cell table:style-name="ce51" table:formula="of:=IF(INDEX([.$AK31:.$DL31];MATCH([.$M$3];[.$AK$3:.$DL$3];0)+[.O$1])=&quot;&quot;;&quot;&quot;;INDEX([.$AK31:.$DL31];MATCH([.$M$3];[.$AK$3:.$DL$3];0)+[.O$1]))">
            <text:p/>
          </table:table-cell>
          <table:table-cell table:style-name="ce51" table:formula="of:=IF(INDEX([.$AK31:.$DL31];MATCH([.$M$3];[.$AK$3:.$DL$3];0)+[.P$1])=&quot;&quot;;&quot;&quot;;INDEX([.$AK31:.$DL31];MATCH([.$M$3];[.$AK$3:.$DL$3];0)+[.P$1]))">
            <text:p/>
          </table:table-cell>
          <table:table-cell table:style-name="ce37" table:formula="of:=IF(INDEX([.$AK31:.$DL31];MATCH([.$M$3];[.$AK$3:.$DL$3];0)+[.Q$1])=&quot;&quot;;&quot;&quot;;INDEX([.$AK31:.$DL31];MATCH([.$M$3];[.$AK$3:.$DL$3];0)+[.Q$1]))">
            <text:p/>
          </table:table-cell>
          <table:table-cell table:style-name="ce24" table:formula="of:=IF(INDEX([.$AK31:.$DL31];MATCH([.$M$3];[.$AK$3:.$DL$3];0)+[.R$1])=&quot;&quot;;&quot;&quot;;INDEX([.$DO$23:.$DO$422];MATCH(INDEX([.$AK31:.$DL31];MATCH([.$M$3];[.$AK$3:.$DL$3];0)+[.R$1])&amp;IF([.U31]=&quot;&quot;;&quot;&quot;;&quot;_&quot;&amp;[.U31]);[.$DQ$23:.$DQ$422];0)))" office:value-type="float" office:value="49" calcext:value-type="float">
            <text:p>49</text:p>
          </table:table-cell>
          <table:table-cell table:style-name="ce14" table:formula="of:=IF(INDEX([.$AK31:.$DL31];MATCH([.$M$3];[.$AK$3:.$DL$3];0)+[.S$1])=&quot;&quot;;&quot;&quot;;INDEX([.$AK31:.$DL31];MATCH([.$M$3];[.$AK$3:.$DL$3];0)+[.S$1]))" office:value-type="string" office:string-value="b" calcext:value-type="string">
            <text:p>b</text:p>
          </table:table-cell>
          <table:table-cell table:style-name="ce14" table:formula="of:=IF(INDEX([.$AK31:.$DL31];MATCH([.$M$3];[.$AK$3:.$DL$3];0)+[.T$1])=&quot;&quot;;&quot;&quot;;INDEX([.$AK31:.$DL31];MATCH([.$M$3];[.$AK$3:.$DL$3];0)+[.T$1]))">
            <text:p/>
          </table:table-cell>
          <table:table-cell table:style-name="ce51" table:formula="of:=IF(INDEX([.$AK31:.$DL31];MATCH([.$M$3];[.$AK$3:.$DL$3];0)+[.U$1])=&quot;&quot;;&quot;&quot;;INDEX([.$AK31:.$DL31];MATCH([.$M$3];[.$AK$3:.$DL$3];0)+[.U$1]))">
            <text:p/>
          </table:table-cell>
          <table:table-cell table:style-name="ce37" table:formula="of:=IF(INDEX([.$AK31:.$DL31];MATCH([.$M$3];[.$AK$3:.$DL$3];0)+[.V$1])=&quot;&quot;;&quot;&quot;;INDEX([.$AK31:.$DL31];MATCH([.$M$3];[.$AK$3:.$DL$3];0)+[.V$1]))">
            <text:p/>
          </table:table-cell>
          <table:table-cell table:style-name="ce24" table:formula="of:=IF(INDEX([.$AK31:.$DL31];MATCH([.$M$3];[.$AK$3:.$DL$3];0)+[.W$1])=&quot;&quot;;&quot;&quot;;INDEX([.$DO$23:.$DO$422];MATCH(INDEX([.$AK31:.$DL31];MATCH([.$M$3];[.$AK$3:.$DL$3];0)+[.W$1])&amp;IF([.Z31]=&quot;&quot;;&quot;&quot;;&quot;_&quot;&amp;[.Z31]);[.$DR$23:.$DR$422];0)))" office:value-type="float" office:value="80" calcext:value-type="float">
            <text:p>80</text:p>
          </table:table-cell>
          <table:table-cell table:style-name="ce14" table:formula="of:=IF(INDEX([.$AK31:.$DL31];MATCH([.$M$3];[.$AK$3:.$DL$3];0)+[.X$1])=&quot;&quot;;&quot;&quot;;INDEX([.$AK31:.$DL31];MATCH([.$M$3];[.$AK$3:.$DL$3];0)+[.X$1]))" office:value-type="string" office:string-value="b" calcext:value-type="string">
            <text:p>b</text:p>
          </table:table-cell>
          <table:table-cell table:style-name="ce14" table:formula="of:=IF(INDEX([.$AK31:.$DL31];MATCH([.$M$3];[.$AK$3:.$DL$3];0)+[.Y$1])=&quot;&quot;;&quot;&quot;;INDEX([.$AK31:.$DL31];MATCH([.$M$3];[.$AK$3:.$DL$3];0)+[.Y$1]))">
            <text:p/>
          </table:table-cell>
          <table:table-cell table:style-name="ce51" table:formula="of:=IF(INDEX([.$AK31:.$DL31];MATCH([.$M$3];[.$AK$3:.$DL$3];0)+[.Z$1])=&quot;&quot;;&quot;&quot;;INDEX([.$AK31:.$DL31];MATCH([.$M$3];[.$AK$3:.$DL$3];0)+[.Z$1]))">
            <text:p/>
          </table:table-cell>
          <table:table-cell table:style-name="ce59" table:formula="of:=IF(INDEX([.$AK31:.$DL31];MATCH([.$M$3];[.$AK$3:.$DL$3];0)+[.AA$1])=&quot;&quot;;&quot;&quot;;INDEX([.$AK31:.$DL31];MATCH([.$M$3];[.$AK$3:.$DL$3];0)+[.AA$1]))" office:value-type="float" office:value="110.4" calcext:value-type="float">
            <text:p>110.4</text:p>
          </table:table-cell>
          <table:table-cell table:style-name="ce61" table:formula="of:=IF(INDEX([.$AK31:.$DL31];MATCH([.$M$3];[.$AK$3:.$DL$3];0)+[.AB$1])=&quot;&quot;;&quot;&quot;;INDEX([.$DO$23:.$DO$422];MATCH(INDEX([.$AK31:.$DL31];MATCH([.$M$3];[.$AK$3:.$DL$3];0)+[.AB$1])&amp;IF([.AE31]=&quot;&quot;;&quot;&quot;;&quot;_&quot;&amp;[.AE31]);[.$DS$23:.$DS$422];0)))" office:value-type="float" office:value="69" calcext:value-type="float">
            <text:p>69</text:p>
          </table:table-cell>
          <table:table-cell table:style-name="ce14" table:formula="of:=IF(INDEX([.$AK31:.$DL31];MATCH([.$M$3];[.$AK$3:.$DL$3];0)+[.AC$1])=&quot;&quot;;&quot;&quot;;INDEX([.$AK31:.$DL31];MATCH([.$M$3];[.$AK$3:.$DL$3];0)+[.AC$1]))" office:value-type="string" office:string-value="b" calcext:value-type="string">
            <text:p>b</text:p>
          </table:table-cell>
          <table:table-cell table:style-name="ce14" table:formula="of:=IF(INDEX([.$AK31:.$DL31];MATCH([.$M$3];[.$AK$3:.$DL$3];0)+[.AD$1])=&quot;&quot;;&quot;&quot;;INDEX([.$AK31:.$DL31];MATCH([.$M$3];[.$AK$3:.$DL$3];0)+[.AD$1]))">
            <text:p/>
          </table:table-cell>
          <table:table-cell table:style-name="ce51" table:formula="of:=IF(INDEX([.$AK31:.$DL31];MATCH([.$M$3];[.$AK$3:.$DL$3];0)+[.AE$1])=&quot;&quot;;&quot;&quot;;INDEX([.$AK31:.$DL31];MATCH([.$M$3];[.$AK$3:.$DL$3];0)+[.AE$1]))">
            <text:p/>
          </table:table-cell>
          <table:table-cell table:style-name="ce59" table:formula="of:=IF(INDEX([.$AK31:.$DL31];MATCH([.$M$3];[.$AK$3:.$DL$3];0)+[.AF$1])=&quot;&quot;;&quot;&quot;;INDEX([.$AK31:.$DL31];MATCH([.$M$3];[.$AK$3:.$DL$3];0)+[.AF$1]))" office:value-type="float" office:value="120.4" calcext:value-type="float">
            <text:p>120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" calcext:value-type="float">
            <text:p>101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9" calcext:value-type="float">
            <text:p>63.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" calcext:value-type="float">
            <text:p>110.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0]+12.55" office:value-type="float" office:value="110.4" calcext:value-type="float">
            <text:p>110.4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4" calcext:value-type="float">
            <text:p>120.4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4" calcext:value-type="float">
            <text:p>120.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1" calcext:value-type="float">
            <text:p>41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4" calcext:value-type="float">
            <text:p>4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0]=&quot;&quot;;&quot;&quot;;&quot;\overrideProperty Score.NonMusicalPaperColumn.line-break-system-details #'((Y-offset . &quot;&amp;[.Q30]&amp;&quot;))&quot;)">
            <text:p/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L32];MATCH([.$M$3];[.$AK$3:.$DL$3];0)+[.$M$1])=&quot;&quot;;&quot;&quot;;INDEX([.$DO$23:.$DO$422];MATCH(INDEX([.$AK32:.$DL32];MATCH([.$M$3];[.$AK$3:.$DL$3];0)+[.$M$1])&amp;IF([.P32]=&quot;&quot;;&quot;&quot;;&quot;_&quot;&amp;[.P32]);[.$DP$23:.$DP$422];0)))" office:value-type="float" office:value="50" calcext:value-type="float">
            <text:p>50</text:p>
          </table:table-cell>
          <table:table-cell table:style-name="ce14" table:formula="of:=IF(INDEX([.$AK32:.$DL32];MATCH([.$M$3];[.$AK$3:.$DL$3];0)+[.N$1])=&quot;&quot;;&quot;&quot;;INDEX([.$AK32:.$DL32];MATCH([.$M$3];[.$AK$3:.$DL$3];0)+[.N$1]))" office:value-type="string" office:string-value="b" calcext:value-type="string">
            <text:p>b</text:p>
          </table:table-cell>
          <table:table-cell table:style-name="ce51" table:formula="of:=IF(INDEX([.$AK32:.$DL32];MATCH([.$M$3];[.$AK$3:.$DL$3];0)+[.O$1])=&quot;&quot;;&quot;&quot;;INDEX([.$AK32:.$DL32];MATCH([.$M$3];[.$AK$3:.$DL$3];0)+[.O$1]))">
            <text:p/>
          </table:table-cell>
          <table:table-cell table:style-name="ce51" table:formula="of:=IF(INDEX([.$AK32:.$DL32];MATCH([.$M$3];[.$AK$3:.$DL$3];0)+[.P$1])=&quot;&quot;;&quot;&quot;;INDEX([.$AK32:.$DL32];MATCH([.$M$3];[.$AK$3:.$DL$3];0)+[.P$1]))">
            <text:p/>
          </table:table-cell>
          <table:table-cell table:style-name="ce37" table:formula="of:=IF(INDEX([.$AK32:.$DL32];MATCH([.$M$3];[.$AK$3:.$DL$3];0)+[.Q$1])=&quot;&quot;;&quot;&quot;;INDEX([.$AK32:.$DL32];MATCH([.$M$3];[.$AK$3:.$DL$3];0)+[.Q$1]))">
            <text:p/>
          </table:table-cell>
          <table:table-cell table:style-name="ce24" table:formula="of:=IF(INDEX([.$AK32:.$DL32];MATCH([.$M$3];[.$AK$3:.$DL$3];0)+[.R$1])=&quot;&quot;;&quot;&quot;;INDEX([.$DO$23:.$DO$422];MATCH(INDEX([.$AK32:.$DL32];MATCH([.$M$3];[.$AK$3:.$DL$3];0)+[.R$1])&amp;IF([.U32]=&quot;&quot;;&quot;&quot;;&quot;_&quot;&amp;[.U32]);[.$DQ$23:.$DQ$422];0)))" office:value-type="float" office:value="55" calcext:value-type="float">
            <text:p>55</text:p>
          </table:table-cell>
          <table:table-cell table:style-name="ce14" table:formula="of:=IF(INDEX([.$AK32:.$DL32];MATCH([.$M$3];[.$AK$3:.$DL$3];0)+[.S$1])=&quot;&quot;;&quot;&quot;;INDEX([.$AK32:.$DL32];MATCH([.$M$3];[.$AK$3:.$DL$3];0)+[.S$1]))" office:value-type="string" office:string-value="b" calcext:value-type="string">
            <text:p>b</text:p>
          </table:table-cell>
          <table:table-cell table:style-name="ce14" table:formula="of:=IF(INDEX([.$AK32:.$DL32];MATCH([.$M$3];[.$AK$3:.$DL$3];0)+[.T$1])=&quot;&quot;;&quot;&quot;;INDEX([.$AK32:.$DL32];MATCH([.$M$3];[.$AK$3:.$DL$3];0)+[.T$1]))">
            <text:p/>
          </table:table-cell>
          <table:table-cell table:style-name="ce51" table:formula="of:=IF(INDEX([.$AK32:.$DL32];MATCH([.$M$3];[.$AK$3:.$DL$3];0)+[.U$1])=&quot;&quot;;&quot;&quot;;INDEX([.$AK32:.$DL32];MATCH([.$M$3];[.$AK$3:.$DL$3];0)+[.U$1]))">
            <text:p/>
          </table:table-cell>
          <table:table-cell table:style-name="ce37" table:formula="of:=IF(INDEX([.$AK32:.$DL32];MATCH([.$M$3];[.$AK$3:.$DL$3];0)+[.V$1])=&quot;&quot;;&quot;&quot;;INDEX([.$AK32:.$DL32];MATCH([.$M$3];[.$AK$3:.$DL$3];0)+[.V$1]))">
            <text:p/>
          </table:table-cell>
          <table:table-cell table:style-name="ce24" table:formula="of:=IF(INDEX([.$AK32:.$DL32];MATCH([.$M$3];[.$AK$3:.$DL$3];0)+[.W$1])=&quot;&quot;;&quot;&quot;;INDEX([.$DO$23:.$DO$422];MATCH(INDEX([.$AK32:.$DL32];MATCH([.$M$3];[.$AK$3:.$DL$3];0)+[.W$1])&amp;IF([.Z32]=&quot;&quot;;&quot;&quot;;&quot;_&quot;&amp;[.Z32]);[.$DR$23:.$DR$422];0)))" office:value-type="float" office:value="87" calcext:value-type="float">
            <text:p>87</text:p>
          </table:table-cell>
          <table:table-cell table:style-name="ce14" table:formula="of:=IF(INDEX([.$AK32:.$DL32];MATCH([.$M$3];[.$AK$3:.$DL$3];0)+[.X$1])=&quot;&quot;;&quot;&quot;;INDEX([.$AK32:.$DL32];MATCH([.$M$3];[.$AK$3:.$DL$3];0)+[.X$1]))" office:value-type="string" office:string-value="b" calcext:value-type="string">
            <text:p>b</text:p>
          </table:table-cell>
          <table:table-cell table:style-name="ce14" table:formula="of:=IF(INDEX([.$AK32:.$DL32];MATCH([.$M$3];[.$AK$3:.$DL$3];0)+[.Y$1])=&quot;&quot;;&quot;&quot;;INDEX([.$AK32:.$DL32];MATCH([.$M$3];[.$AK$3:.$DL$3];0)+[.Y$1]))">
            <text:p/>
          </table:table-cell>
          <table:table-cell table:style-name="ce51" table:formula="of:=IF(INDEX([.$AK32:.$DL32];MATCH([.$M$3];[.$AK$3:.$DL$3];0)+[.Z$1])=&quot;&quot;;&quot;&quot;;INDEX([.$AK32:.$DL32];MATCH([.$M$3];[.$AK$3:.$DL$3];0)+[.Z$1]))">
            <text:p/>
          </table:table-cell>
          <table:table-cell table:style-name="ce59" table:formula="of:=IF(INDEX([.$AK32:.$DL32];MATCH([.$M$3];[.$AK$3:.$DL$3];0)+[.AA$1])=&quot;&quot;;&quot;&quot;;INDEX([.$AK32:.$DL32];MATCH([.$M$3];[.$AK$3:.$DL$3];0)+[.AA$1]))" office:value-type="float" office:value="122.95" calcext:value-type="float">
            <text:p>122.95</text:p>
          </table:table-cell>
          <table:table-cell table:style-name="ce61" table:formula="of:=IF(INDEX([.$AK32:.$DL32];MATCH([.$M$3];[.$AK$3:.$DL$3];0)+[.AB$1])=&quot;&quot;;&quot;&quot;;INDEX([.$DO$23:.$DO$422];MATCH(INDEX([.$AK32:.$DL32];MATCH([.$M$3];[.$AK$3:.$DL$3];0)+[.AB$1])&amp;IF([.AE32]=&quot;&quot;;&quot;&quot;;&quot;_&quot;&amp;[.AE32]);[.$DS$23:.$DS$422];0)))" office:value-type="float" office:value="76" calcext:value-type="float">
            <text:p>76</text:p>
          </table:table-cell>
          <table:table-cell table:style-name="ce14" table:formula="of:=IF(INDEX([.$AK32:.$DL32];MATCH([.$M$3];[.$AK$3:.$DL$3];0)+[.AC$1])=&quot;&quot;;&quot;&quot;;INDEX([.$AK32:.$DL32];MATCH([.$M$3];[.$AK$3:.$DL$3];0)+[.AC$1]))" office:value-type="string" office:string-value="b" calcext:value-type="string">
            <text:p>b</text:p>
          </table:table-cell>
          <table:table-cell table:style-name="ce14" table:formula="of:=IF(INDEX([.$AK32:.$DL32];MATCH([.$M$3];[.$AK$3:.$DL$3];0)+[.AD$1])=&quot;&quot;;&quot;&quot;;INDEX([.$AK32:.$DL32];MATCH([.$M$3];[.$AK$3:.$DL$3];0)+[.AD$1]))">
            <text:p/>
          </table:table-cell>
          <table:table-cell table:style-name="ce51" table:formula="of:=IF(INDEX([.$AK32:.$DL32];MATCH([.$M$3];[.$AK$3:.$DL$3];0)+[.AE$1])=&quot;&quot;;&quot;&quot;;INDEX([.$AK32:.$DL32];MATCH([.$M$3];[.$AK$3:.$DL$3];0)+[.AE$1]))">
            <text:p/>
          </table:table-cell>
          <table:table-cell table:style-name="ce59" table:formula="of:=IF(INDEX([.$AK32:.$DL32];MATCH([.$M$3];[.$AK$3:.$DL$3];0)+[.AF$1])=&quot;&quot;;&quot;&quot;;INDEX([.$AK32:.$DL32];MATCH([.$M$3];[.$AK$3:.$DL$3];0)+[.AF$1]))" office:value-type="float" office:value="134.2" calcext:value-type="float">
            <text:p>134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5" calcext:value-type="float">
            <text:p>123.2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5" calcext:value-type="float">
            <text:p>59.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1]+12.55" office:value-type="float" office:value="122.95" calcext:value-type="float">
            <text:p>122.95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2" calcext:value-type="float">
            <text:p>134.2</text:p>
          </table:table-cell>
          <table:table-cell table:style-name="ce27" office:value-type="float" office:value="50" calcext:value-type="float">
            <text:p>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55" calcext:value-type="float">
            <text:p>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2" calcext:value-type="float">
            <text:p>134.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0" calcext:value-type="float">
            <text:p>50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9" calcext:value-type="float">
            <text:p>9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9 \break " calcext:value-type="string">
            <text:p>s1*9 \break </text:p>
          </table:table-cell>
          <table:table-cell table:formula="of:=IF([.Q31]=&quot;&quot;;&quot;&quot;;&quot;\overrideProperty Score.NonMusicalPaperColumn.line-break-system-details #'((Y-offset . &quot;&amp;[.Q31]&amp;&quot;))&quot;)">
            <text:p/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L33];MATCH([.$M$3];[.$AK$3:.$DL$3];0)+[.$M$1])=&quot;&quot;;&quot;&quot;;INDEX([.$DO$23:.$DO$422];MATCH(INDEX([.$AK33:.$DL33];MATCH([.$M$3];[.$AK$3:.$DL$3];0)+[.$M$1])&amp;IF([.P33]=&quot;&quot;;&quot;&quot;;&quot;_&quot;&amp;[.P33]);[.$DP$23:.$DP$422];0)))" office:value-type="float" office:value="57" calcext:value-type="float">
            <text:p>57</text:p>
          </table:table-cell>
          <table:table-cell table:style-name="ce14" table:formula="of:=IF(INDEX([.$AK33:.$DL33];MATCH([.$M$3];[.$AK$3:.$DL$3];0)+[.N$1])=&quot;&quot;;&quot;&quot;;INDEX([.$AK33:.$DL33];MATCH([.$M$3];[.$AK$3:.$DL$3];0)+[.N$1]))" office:value-type="string" office:string-value="pb" calcext:value-type="string">
            <text:p>pb</text:p>
          </table:table-cell>
          <table:table-cell table:style-name="ce51" table:formula="of:=IF(INDEX([.$AK33:.$DL33];MATCH([.$M$3];[.$AK$3:.$DL$3];0)+[.O$1])=&quot;&quot;;&quot;&quot;;INDEX([.$AK33:.$DL33];MATCH([.$M$3];[.$AK$3:.$DL$3];0)+[.O$1]))">
            <text:p/>
          </table:table-cell>
          <table:table-cell table:style-name="ce51" table:formula="of:=IF(INDEX([.$AK33:.$DL33];MATCH([.$M$3];[.$AK$3:.$DL$3];0)+[.P$1])=&quot;&quot;;&quot;&quot;;INDEX([.$AK33:.$DL33];MATCH([.$M$3];[.$AK$3:.$DL$3];0)+[.P$1]))">
            <text:p/>
          </table:table-cell>
          <table:table-cell table:style-name="ce37" table:formula="of:=IF(INDEX([.$AK33:.$DL33];MATCH([.$M$3];[.$AK$3:.$DL$3];0)+[.Q$1])=&quot;&quot;;&quot;&quot;;INDEX([.$AK33:.$DL33];MATCH([.$M$3];[.$AK$3:.$DL$3];0)+[.Q$1]))">
            <text:p/>
          </table:table-cell>
          <table:table-cell table:style-name="ce24" table:formula="of:=IF(INDEX([.$AK33:.$DL33];MATCH([.$M$3];[.$AK$3:.$DL$3];0)+[.R$1])=&quot;&quot;;&quot;&quot;;INDEX([.$DO$23:.$DO$422];MATCH(INDEX([.$AK33:.$DL33];MATCH([.$M$3];[.$AK$3:.$DL$3];0)+[.R$1])&amp;IF([.U33]=&quot;&quot;;&quot;&quot;;&quot;_&quot;&amp;[.U33]);[.$DQ$23:.$DQ$422];0)))" office:value-type="float" office:value="61" calcext:value-type="float">
            <text:p>61</text:p>
          </table:table-cell>
          <table:table-cell table:style-name="ce14" table:formula="of:=IF(INDEX([.$AK33:.$DL33];MATCH([.$M$3];[.$AK$3:.$DL$3];0)+[.S$1])=&quot;&quot;;&quot;&quot;;INDEX([.$AK33:.$DL33];MATCH([.$M$3];[.$AK$3:.$DL$3];0)+[.S$1]))" office:value-type="string" office:string-value="b" calcext:value-type="string">
            <text:p>b</text:p>
          </table:table-cell>
          <table:table-cell table:style-name="ce14" table:formula="of:=IF(INDEX([.$AK33:.$DL33];MATCH([.$M$3];[.$AK$3:.$DL$3];0)+[.T$1])=&quot;&quot;;&quot;&quot;;INDEX([.$AK33:.$DL33];MATCH([.$M$3];[.$AK$3:.$DL$3];0)+[.T$1]))">
            <text:p/>
          </table:table-cell>
          <table:table-cell table:style-name="ce51" table:formula="of:=IF(INDEX([.$AK33:.$DL33];MATCH([.$M$3];[.$AK$3:.$DL$3];0)+[.U$1])=&quot;&quot;;&quot;&quot;;INDEX([.$AK33:.$DL33];MATCH([.$M$3];[.$AK$3:.$DL$3];0)+[.U$1]))">
            <text:p/>
          </table:table-cell>
          <table:table-cell table:style-name="ce37" table:formula="of:=IF(INDEX([.$AK33:.$DL33];MATCH([.$M$3];[.$AK$3:.$DL$3];0)+[.V$1])=&quot;&quot;;&quot;&quot;;INDEX([.$AK33:.$DL33];MATCH([.$M$3];[.$AK$3:.$DL$3];0)+[.V$1]))">
            <text:p/>
          </table:table-cell>
          <table:table-cell table:style-name="ce24" table:formula="of:=IF(INDEX([.$AK33:.$DL33];MATCH([.$M$3];[.$AK$3:.$DL$3];0)+[.W$1])=&quot;&quot;;&quot;&quot;;INDEX([.$DO$23:.$DO$422];MATCH(INDEX([.$AK33:.$DL33];MATCH([.$M$3];[.$AK$3:.$DL$3];0)+[.W$1])&amp;IF([.Z33]=&quot;&quot;;&quot;&quot;;&quot;_&quot;&amp;[.Z33]);[.$DR$23:.$DR$422];0)))" office:value-type="float" office:value="94" calcext:value-type="float">
            <text:p>94</text:p>
          </table:table-cell>
          <table:table-cell table:style-name="ce14" table:formula="of:=IF(INDEX([.$AK33:.$DL33];MATCH([.$M$3];[.$AK$3:.$DL$3];0)+[.X$1])=&quot;&quot;;&quot;&quot;;INDEX([.$AK33:.$DL33];MATCH([.$M$3];[.$AK$3:.$DL$3];0)+[.X$1]))" office:value-type="string" office:string-value="b" calcext:value-type="string">
            <text:p>b</text:p>
          </table:table-cell>
          <table:table-cell table:style-name="ce14" table:formula="of:=IF(INDEX([.$AK33:.$DL33];MATCH([.$M$3];[.$AK$3:.$DL$3];0)+[.Y$1])=&quot;&quot;;&quot;&quot;;INDEX([.$AK33:.$DL33];MATCH([.$M$3];[.$AK$3:.$DL$3];0)+[.Y$1]))">
            <text:p/>
          </table:table-cell>
          <table:table-cell table:style-name="ce51" table:formula="of:=IF(INDEX([.$AK33:.$DL33];MATCH([.$M$3];[.$AK$3:.$DL$3];0)+[.Z$1])=&quot;&quot;;&quot;&quot;;INDEX([.$AK33:.$DL33];MATCH([.$M$3];[.$AK$3:.$DL$3];0)+[.Z$1]))">
            <text:p/>
          </table:table-cell>
          <table:table-cell table:style-name="ce59" table:formula="of:=IF(INDEX([.$AK33:.$DL33];MATCH([.$M$3];[.$AK$3:.$DL$3];0)+[.AA$1])=&quot;&quot;;&quot;&quot;;INDEX([.$AK33:.$DL33];MATCH([.$M$3];[.$AK$3:.$DL$3];0)+[.AA$1]))" office:value-type="float" office:value="135.5" calcext:value-type="float">
            <text:p>135.5</text:p>
          </table:table-cell>
          <table:table-cell table:style-name="ce61" table:formula="of:=IF(INDEX([.$AK33:.$DL33];MATCH([.$M$3];[.$AK$3:.$DL$3];0)+[.AB$1])=&quot;&quot;;&quot;&quot;;INDEX([.$DO$23:.$DO$422];MATCH(INDEX([.$AK33:.$DL33];MATCH([.$M$3];[.$AK$3:.$DL$3];0)+[.AB$1])&amp;IF([.AE33]=&quot;&quot;;&quot;&quot;;&quot;_&quot;&amp;[.AE33]);[.$DS$23:.$DS$422];0)))" office:value-type="float" office:value="84" calcext:value-type="float">
            <text:p>84</text:p>
          </table:table-cell>
          <table:table-cell table:style-name="ce14" table:formula="of:=IF(INDEX([.$AK33:.$DL33];MATCH([.$M$3];[.$AK$3:.$DL$3];0)+[.AC$1])=&quot;&quot;;&quot;&quot;;INDEX([.$AK33:.$DL33];MATCH([.$M$3];[.$AK$3:.$DL$3];0)+[.AC$1]))" office:value-type="string" office:string-value="b" calcext:value-type="string">
            <text:p>b</text:p>
          </table:table-cell>
          <table:table-cell table:style-name="ce14" table:formula="of:=IF(INDEX([.$AK33:.$DL33];MATCH([.$M$3];[.$AK$3:.$DL$3];0)+[.AD$1])=&quot;&quot;;&quot;&quot;;INDEX([.$AK33:.$DL33];MATCH([.$M$3];[.$AK$3:.$DL$3];0)+[.AD$1]))">
            <text:p/>
          </table:table-cell>
          <table:table-cell table:style-name="ce51" table:formula="of:=IF(INDEX([.$AK33:.$DL33];MATCH([.$M$3];[.$AK$3:.$DL$3];0)+[.AE$1])=&quot;&quot;;&quot;&quot;;INDEX([.$AK33:.$DL33];MATCH([.$M$3];[.$AK$3:.$DL$3];0)+[.AE$1]))">
            <text:p/>
          </table:table-cell>
          <table:table-cell table:style-name="ce59" table:formula="of:=IF(INDEX([.$AK33:.$DL33];MATCH([.$M$3];[.$AK$3:.$DL$3];0)+[.AF$1])=&quot;&quot;;&quot;&quot;;INDEX([.$AK33:.$DL33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5.5" calcext:value-type="float">
            <text:p>125.5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8" calcext:value-type="float">
            <text:p>88.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" calcext:value-type="float">
            <text:p>137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57" calcext:value-type="float">
            <text:p>135.57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2]+12.55" office:value-type="float" office:value="135.5" calcext:value-type="float">
            <text:p>135.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/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84" calcext:value-type="float">
            <text:p>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7" calcext:value-type="float">
            <text:p>57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7" calcext:value-type="float">
            <text:p>7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pb" calcext:value-type="string">
            <text:p>p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formula="of:=IF([.Q32]=&quot;&quot;;&quot;&quot;;&quot;\overrideProperty Score.NonMusicalPaperColumn.line-break-system-details #'((Y-offset . &quot;&amp;[.Q32]&amp;&quot;))&quot;)">
            <text:p/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L34];MATCH([.$M$3];[.$AK$3:.$DL$3];0)+[.$M$1])=&quot;&quot;;&quot;&quot;;INDEX([.$DO$23:.$DO$422];MATCH(INDEX([.$AK34:.$DL34];MATCH([.$M$3];[.$AK$3:.$DL$3];0)+[.$M$1])&amp;IF([.P34]=&quot;&quot;;&quot;&quot;;&quot;_&quot;&amp;[.P34]);[.$DP$23:.$DP$422];0)))" office:value-type="float" office:value="64" calcext:value-type="float">
            <text:p>64</text:p>
          </table:table-cell>
          <table:table-cell table:style-name="ce14" table:formula="of:=IF(INDEX([.$AK34:.$DL34];MATCH([.$M$3];[.$AK$3:.$DL$3];0)+[.N$1])=&quot;&quot;;&quot;&quot;;INDEX([.$AK34:.$DL34];MATCH([.$M$3];[.$AK$3:.$DL$3];0)+[.N$1]))" office:value-type="string" office:string-value="b" calcext:value-type="string">
            <text:p>b</text:p>
          </table:table-cell>
          <table:table-cell table:style-name="ce51" table:formula="of:=IF(INDEX([.$AK34:.$DL34];MATCH([.$M$3];[.$AK$3:.$DL$3];0)+[.O$1])=&quot;&quot;;&quot;&quot;;INDEX([.$AK34:.$DL34];MATCH([.$M$3];[.$AK$3:.$DL$3];0)+[.O$1]))">
            <text:p/>
          </table:table-cell>
          <table:table-cell table:style-name="ce51" table:formula="of:=IF(INDEX([.$AK34:.$DL34];MATCH([.$M$3];[.$AK$3:.$DL$3];0)+[.P$1])=&quot;&quot;;&quot;&quot;;INDEX([.$AK34:.$DL34];MATCH([.$M$3];[.$AK$3:.$DL$3];0)+[.P$1]))">
            <text:p/>
          </table:table-cell>
          <table:table-cell table:style-name="ce37" table:formula="of:=IF(INDEX([.$AK34:.$DL34];MATCH([.$M$3];[.$AK$3:.$DL$3];0)+[.Q$1])=&quot;&quot;;&quot;&quot;;INDEX([.$AK34:.$DL34];MATCH([.$M$3];[.$AK$3:.$DL$3];0)+[.Q$1]))">
            <text:p/>
          </table:table-cell>
          <table:table-cell table:style-name="ce24" table:formula="of:=IF(INDEX([.$AK34:.$DL34];MATCH([.$M$3];[.$AK$3:.$DL$3];0)+[.R$1])=&quot;&quot;;&quot;&quot;;INDEX([.$DO$23:.$DO$422];MATCH(INDEX([.$AK34:.$DL34];MATCH([.$M$3];[.$AK$3:.$DL$3];0)+[.R$1])&amp;IF([.U34]=&quot;&quot;;&quot;&quot;;&quot;_&quot;&amp;[.U34]);[.$DQ$23:.$DQ$422];0)))" office:value-type="float" office:value="67" calcext:value-type="float">
            <text:p>67</text:p>
          </table:table-cell>
          <table:table-cell table:style-name="ce14" table:formula="of:=IF(INDEX([.$AK34:.$DL34];MATCH([.$M$3];[.$AK$3:.$DL$3];0)+[.S$1])=&quot;&quot;;&quot;&quot;;INDEX([.$AK34:.$DL34];MATCH([.$M$3];[.$AK$3:.$DL$3];0)+[.S$1]))" office:value-type="string" office:string-value="b" calcext:value-type="string">
            <text:p>b</text:p>
          </table:table-cell>
          <table:table-cell table:style-name="ce14" table:formula="of:=IF(INDEX([.$AK34:.$DL34];MATCH([.$M$3];[.$AK$3:.$DL$3];0)+[.T$1])=&quot;&quot;;&quot;&quot;;INDEX([.$AK34:.$DL34];MATCH([.$M$3];[.$AK$3:.$DL$3];0)+[.T$1]))">
            <text:p/>
          </table:table-cell>
          <table:table-cell table:style-name="ce51" table:formula="of:=IF(INDEX([.$AK34:.$DL34];MATCH([.$M$3];[.$AK$3:.$DL$3];0)+[.U$1])=&quot;&quot;;&quot;&quot;;INDEX([.$AK34:.$DL34];MATCH([.$M$3];[.$AK$3:.$DL$3];0)+[.U$1]))">
            <text:p/>
          </table:table-cell>
          <table:table-cell table:style-name="ce37" table:formula="of:=IF(INDEX([.$AK34:.$DL34];MATCH([.$M$3];[.$AK$3:.$DL$3];0)+[.V$1])=&quot;&quot;;&quot;&quot;;INDEX([.$AK34:.$DL34];MATCH([.$M$3];[.$AK$3:.$DL$3];0)+[.V$1]))">
            <text:p/>
          </table:table-cell>
          <table:table-cell table:style-name="ce24" table:formula="of:=IF(INDEX([.$AK34:.$DL34];MATCH([.$M$3];[.$AK$3:.$DL$3];0)+[.W$1])=&quot;&quot;;&quot;&quot;;INDEX([.$DO$23:.$DO$422];MATCH(INDEX([.$AK34:.$DL34];MATCH([.$M$3];[.$AK$3:.$DL$3];0)+[.W$1])&amp;IF([.Z34]=&quot;&quot;;&quot;&quot;;&quot;_&quot;&amp;[.Z34]);[.$DR$23:.$DR$422];0)))" office:value-type="float" office:value="100" calcext:value-type="float">
            <text:p>100</text:p>
          </table:table-cell>
          <table:table-cell table:style-name="ce14" table:formula="of:=IF(INDEX([.$AK34:.$DL34];MATCH([.$M$3];[.$AK$3:.$DL$3];0)+[.X$1])=&quot;&quot;;&quot;&quot;;INDEX([.$AK34:.$DL34];MATCH([.$M$3];[.$AK$3:.$DL$3];0)+[.X$1]))" office:value-type="string" office:string-value="b" calcext:value-type="string">
            <text:p>b</text:p>
          </table:table-cell>
          <table:table-cell table:style-name="ce14" table:formula="of:=IF(INDEX([.$AK34:.$DL34];MATCH([.$M$3];[.$AK$3:.$DL$3];0)+[.Y$1])=&quot;&quot;;&quot;&quot;;INDEX([.$AK34:.$DL34];MATCH([.$M$3];[.$AK$3:.$DL$3];0)+[.Y$1]))">
            <text:p/>
          </table:table-cell>
          <table:table-cell table:style-name="ce51" table:formula="of:=IF(INDEX([.$AK34:.$DL34];MATCH([.$M$3];[.$AK$3:.$DL$3];0)+[.Z$1])=&quot;&quot;;&quot;&quot;;INDEX([.$AK34:.$DL34];MATCH([.$M$3];[.$AK$3:.$DL$3];0)+[.Z$1]))">
            <text:p/>
          </table:table-cell>
          <table:table-cell table:style-name="ce59" table:formula="of:=IF(INDEX([.$AK34:.$DL34];MATCH([.$M$3];[.$AK$3:.$DL$3];0)+[.AA$1])=&quot;&quot;;&quot;&quot;;INDEX([.$AK34:.$DL34];MATCH([.$M$3];[.$AK$3:.$DL$3];0)+[.AA$1]))" office:value-type="float" office:value="148.05" calcext:value-type="float">
            <text:p>148.05</text:p>
          </table:table-cell>
          <table:table-cell table:style-name="ce61" table:formula="of:=IF(INDEX([.$AK34:.$DL34];MATCH([.$M$3];[.$AK$3:.$DL$3];0)+[.AB$1])=&quot;&quot;;&quot;&quot;;INDEX([.$DO$23:.$DO$422];MATCH(INDEX([.$AK34:.$DL34];MATCH([.$M$3];[.$AK$3:.$DL$3];0)+[.AB$1])&amp;IF([.AE34]=&quot;&quot;;&quot;&quot;;&quot;_&quot;&amp;[.AE34]);[.$DS$23:.$DS$422];0)))" office:value-type="float" office:value="91" calcext:value-type="float">
            <text:p>91</text:p>
          </table:table-cell>
          <table:table-cell table:style-name="ce14" table:formula="of:=IF(INDEX([.$AK34:.$DL34];MATCH([.$M$3];[.$AK$3:.$DL$3];0)+[.AC$1])=&quot;&quot;;&quot;&quot;;INDEX([.$AK34:.$DL34];MATCH([.$M$3];[.$AK$3:.$DL$3];0)+[.AC$1]))" office:value-type="string" office:string-value="pb" calcext:value-type="string">
            <text:p>pb</text:p>
          </table:table-cell>
          <table:table-cell table:style-name="ce14" table:formula="of:=IF(INDEX([.$AK34:.$DL34];MATCH([.$M$3];[.$AK$3:.$DL$3];0)+[.AD$1])=&quot;&quot;;&quot;&quot;;INDEX([.$AK34:.$DL34];MATCH([.$M$3];[.$AK$3:.$DL$3];0)+[.AD$1]))">
            <text:p/>
          </table:table-cell>
          <table:table-cell table:style-name="ce51" table:formula="of:=IF(INDEX([.$AK34:.$DL34];MATCH([.$M$3];[.$AK$3:.$DL$3];0)+[.AE$1])=&quot;&quot;;&quot;&quot;;INDEX([.$AK34:.$DL34];MATCH([.$M$3];[.$AK$3:.$DL$3];0)+[.AE$1]))">
            <text:p/>
          </table:table-cell>
          <table:table-cell table:style-name="ce59" table:formula="of:=IF(INDEX([.$AK34:.$DL34];MATCH([.$M$3];[.$AK$3:.$DL$3];0)+[.AF$1])=&quot;&quot;;&quot;&quot;;INDEX([.$AK34:.$DL34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" calcext:value-type="float">
            <text:p>149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" calcext:value-type="float">
            <text:p>82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4" calcext:value-type="float">
            <text:p>64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3]=&quot;&quot;;&quot;&quot;;&quot;\overrideProperty Score.NonMusicalPaperColumn.line-break-system-details #'((Y-offset . &quot;&amp;[.Q33]&amp;&quot;))&quot;)">
            <text:p/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L35];MATCH([.$M$3];[.$AK$3:.$DL$3];0)+[.$M$1])=&quot;&quot;;&quot;&quot;;INDEX([.$DO$23:.$DO$422];MATCH(INDEX([.$AK35:.$DL35];MATCH([.$M$3];[.$AK$3:.$DL$3];0)+[.$M$1])&amp;IF([.P35]=&quot;&quot;;&quot;&quot;;&quot;_&quot;&amp;[.P35]);[.$DP$23:.$DP$422];0)))" office:value-type="float" office:value="70" calcext:value-type="float">
            <text:p>70</text:p>
          </table:table-cell>
          <table:table-cell table:style-name="ce14" table:formula="of:=IF(INDEX([.$AK35:.$DL35];MATCH([.$M$3];[.$AK$3:.$DL$3];0)+[.N$1])=&quot;&quot;;&quot;&quot;;INDEX([.$AK35:.$DL35];MATCH([.$M$3];[.$AK$3:.$DL$3];0)+[.N$1]))" office:value-type="string" office:string-value="b" calcext:value-type="string">
            <text:p>b</text:p>
          </table:table-cell>
          <table:table-cell table:style-name="ce51" table:formula="of:=IF(INDEX([.$AK35:.$DL35];MATCH([.$M$3];[.$AK$3:.$DL$3];0)+[.O$1])=&quot;&quot;;&quot;&quot;;INDEX([.$AK35:.$DL35];MATCH([.$M$3];[.$AK$3:.$DL$3];0)+[.O$1]))">
            <text:p/>
          </table:table-cell>
          <table:table-cell table:style-name="ce51" table:formula="of:=IF(INDEX([.$AK35:.$DL35];MATCH([.$M$3];[.$AK$3:.$DL$3];0)+[.P$1])=&quot;&quot;;&quot;&quot;;INDEX([.$AK35:.$DL35];MATCH([.$M$3];[.$AK$3:.$DL$3];0)+[.P$1]))">
            <text:p/>
          </table:table-cell>
          <table:table-cell table:style-name="ce37" table:formula="of:=IF(INDEX([.$AK35:.$DL35];MATCH([.$M$3];[.$AK$3:.$DL$3];0)+[.Q$1])=&quot;&quot;;&quot;&quot;;INDEX([.$AK35:.$DL35];MATCH([.$M$3];[.$AK$3:.$DL$3];0)+[.Q$1]))">
            <text:p/>
          </table:table-cell>
          <table:table-cell table:style-name="ce24" table:formula="of:=IF(INDEX([.$AK35:.$DL35];MATCH([.$M$3];[.$AK$3:.$DL$3];0)+[.R$1])=&quot;&quot;;&quot;&quot;;INDEX([.$DO$23:.$DO$422];MATCH(INDEX([.$AK35:.$DL35];MATCH([.$M$3];[.$AK$3:.$DL$3];0)+[.R$1])&amp;IF([.U35]=&quot;&quot;;&quot;&quot;;&quot;_&quot;&amp;[.U35]);[.$DQ$23:.$DQ$422];0)))" office:value-type="float" office:value="73" calcext:value-type="float">
            <text:p>73</text:p>
          </table:table-cell>
          <table:table-cell table:style-name="ce14" table:formula="of:=IF(INDEX([.$AK35:.$DL35];MATCH([.$M$3];[.$AK$3:.$DL$3];0)+[.S$1])=&quot;&quot;;&quot;&quot;;INDEX([.$AK35:.$DL35];MATCH([.$M$3];[.$AK$3:.$DL$3];0)+[.S$1]))" office:value-type="string" office:string-value="b" calcext:value-type="string">
            <text:p>b</text:p>
          </table:table-cell>
          <table:table-cell table:style-name="ce14" table:formula="of:=IF(INDEX([.$AK35:.$DL35];MATCH([.$M$3];[.$AK$3:.$DL$3];0)+[.T$1])=&quot;&quot;;&quot;&quot;;INDEX([.$AK35:.$DL35];MATCH([.$M$3];[.$AK$3:.$DL$3];0)+[.T$1]))">
            <text:p/>
          </table:table-cell>
          <table:table-cell table:style-name="ce51" table:formula="of:=IF(INDEX([.$AK35:.$DL35];MATCH([.$M$3];[.$AK$3:.$DL$3];0)+[.U$1])=&quot;&quot;;&quot;&quot;;INDEX([.$AK35:.$DL35];MATCH([.$M$3];[.$AK$3:.$DL$3];0)+[.U$1]))">
            <text:p/>
          </table:table-cell>
          <table:table-cell table:style-name="ce37" table:formula="of:=IF(INDEX([.$AK35:.$DL35];MATCH([.$M$3];[.$AK$3:.$DL$3];0)+[.V$1])=&quot;&quot;;&quot;&quot;;INDEX([.$AK35:.$DL35];MATCH([.$M$3];[.$AK$3:.$DL$3];0)+[.V$1]))">
            <text:p/>
          </table:table-cell>
          <table:table-cell table:style-name="ce24" table:formula="of:=IF(INDEX([.$AK35:.$DL35];MATCH([.$M$3];[.$AK$3:.$DL$3];0)+[.W$1])=&quot;&quot;;&quot;&quot;;INDEX([.$DO$23:.$DO$422];MATCH(INDEX([.$AK35:.$DL35];MATCH([.$M$3];[.$AK$3:.$DL$3];0)+[.W$1])&amp;IF([.Z35]=&quot;&quot;;&quot;&quot;;&quot;_&quot;&amp;[.Z35]);[.$DR$23:.$DR$422];0)))" office:value-type="float" office:value="108" calcext:value-type="float">
            <text:p>108</text:p>
          </table:table-cell>
          <table:table-cell table:style-name="ce14" table:formula="of:=IF(INDEX([.$AK35:.$DL35];MATCH([.$M$3];[.$AK$3:.$DL$3];0)+[.X$1])=&quot;&quot;;&quot;&quot;;INDEX([.$AK35:.$DL35];MATCH([.$M$3];[.$AK$3:.$DL$3];0)+[.X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Y$1])=&quot;&quot;;&quot;&quot;;INDEX([.$AK35:.$DL35];MATCH([.$M$3];[.$AK$3:.$DL$3];0)+[.Y$1]))">
            <text:p/>
          </table:table-cell>
          <table:table-cell table:style-name="ce51" table:formula="of:=IF(INDEX([.$AK35:.$DL35];MATCH([.$M$3];[.$AK$3:.$DL$3];0)+[.Z$1])=&quot;&quot;;&quot;&quot;;INDEX([.$AK35:.$DL35];MATCH([.$M$3];[.$AK$3:.$DL$3];0)+[.Z$1]))">
            <text:p/>
          </table:table-cell>
          <table:table-cell table:style-name="ce59" table:formula="of:=IF(INDEX([.$AK35:.$DL35];MATCH([.$M$3];[.$AK$3:.$DL$3];0)+[.AA$1])=&quot;&quot;;&quot;&quot;;INDEX([.$AK35:.$DL35];MATCH([.$M$3];[.$AK$3:.$DL$3];0)+[.AA$1]))" office:value-type="float" office:value="5" calcext:value-type="float">
            <text:p>5</text:p>
          </table:table-cell>
          <table:table-cell table:style-name="ce61" table:formula="of:=IF(INDEX([.$AK35:.$DL35];MATCH([.$M$3];[.$AK$3:.$DL$3];0)+[.AB$1])=&quot;&quot;;&quot;&quot;;INDEX([.$DO$23:.$DO$422];MATCH(INDEX([.$AK35:.$DL35];MATCH([.$M$3];[.$AK$3:.$DL$3];0)+[.AB$1])&amp;IF([.AE35]=&quot;&quot;;&quot;&quot;;&quot;_&quot;&amp;[.AE35]);[.$DS$23:.$DS$422];0)))" office:value-type="float" office:value="98" calcext:value-type="float">
            <text:p>98</text:p>
          </table:table-cell>
          <table:table-cell table:style-name="ce14" table:formula="of:=IF(INDEX([.$AK35:.$DL35];MATCH([.$M$3];[.$AK$3:.$DL$3];0)+[.AC$1])=&quot;&quot;;&quot;&quot;;INDEX([.$AK35:.$DL35];MATCH([.$M$3];[.$AK$3:.$DL$3];0)+[.AC$1]))" office:value-type="string" office:string-value="b" calcext:value-type="string">
            <text:p>b</text:p>
          </table:table-cell>
          <table:table-cell table:style-name="ce14" table:formula="of:=IF(INDEX([.$AK35:.$DL35];MATCH([.$M$3];[.$AK$3:.$DL$3];0)+[.AD$1])=&quot;&quot;;&quot;&quot;;INDEX([.$AK35:.$DL35];MATCH([.$M$3];[.$AK$3:.$DL$3];0)+[.AD$1]))">
            <text:p/>
          </table:table-cell>
          <table:table-cell table:style-name="ce51" table:formula="of:=IF(INDEX([.$AK35:.$DL35];MATCH([.$M$3];[.$AK$3:.$DL$3];0)+[.AE$1])=&quot;&quot;;&quot;&quot;;INDEX([.$AK35:.$DL35];MATCH([.$M$3];[.$AK$3:.$DL$3];0)+[.AE$1]))">
            <text:p/>
          </table:table-cell>
          <table:table-cell table:style-name="ce59" table:formula="of:=IF(INDEX([.$AK35:.$DL35];MATCH([.$M$3];[.$AK$3:.$DL$3];0)+[.AF$1])=&quot;&quot;;&quot;&quot;;INDEX([.$AK35:.$DL35];MATCH([.$M$3];[.$AK$3:.$DL$3];0)+[.AF$1]))" office:value-type="float" office:value="18" calcext:value-type="float">
            <text:p>1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1.5" calcext:value-type="float">
            <text:p>91.5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08" calcext:value-type="float">
            <text:p>108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8" calcext:value-type="float">
            <text:p>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70" calcext:value-type="float">
            <text:p>7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6" calcext:value-type="float">
            <text:p>6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b" calcext:value-type="string">
            <text:p>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break" calcext:value-type="string">
            <text:p>\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4]=&quot;&quot;;&quot;&quot;;&quot;\overrideProperty Score.NonMusicalPaperColumn.line-break-system-details #'((Y-offset . &quot;&amp;[.Q34]&amp;&quot;))&quot;)">
            <text:p/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L36];MATCH([.$M$3];[.$AK$3:.$DL$3];0)+[.$M$1])=&quot;&quot;;&quot;&quot;;INDEX([.$DO$23:.$DO$422];MATCH(INDEX([.$AK36:.$DL36];MATCH([.$M$3];[.$AK$3:.$DL$3];0)+[.$M$1])&amp;IF([.P36]=&quot;&quot;;&quot;&quot;;&quot;_&quot;&amp;[.P36]);[.$DP$23:.$DP$422];0)))" office:value-type="float" office:value="73" calcext:value-type="float">
            <text:p>73</text:p>
          </table:table-cell>
          <table:table-cell table:style-name="ce14" table:formula="of:=IF(INDEX([.$AK36:.$DL36];MATCH([.$M$3];[.$AK$3:.$DL$3];0)+[.N$1])=&quot;&quot;;&quot;&quot;;INDEX([.$AK36:.$DL36];MATCH([.$M$3];[.$AK$3:.$DL$3];0)+[.N$1]))" office:value-type="string" office:string-value="b" calcext:value-type="string">
            <text:p>b</text:p>
          </table:table-cell>
          <table:table-cell table:style-name="ce51" table:formula="of:=IF(INDEX([.$AK36:.$DL36];MATCH([.$M$3];[.$AK$3:.$DL$3];0)+[.O$1])=&quot;&quot;;&quot;&quot;;INDEX([.$AK36:.$DL36];MATCH([.$M$3];[.$AK$3:.$DL$3];0)+[.O$1]))">
            <text:p/>
          </table:table-cell>
          <table:table-cell table:style-name="ce51" table:formula="of:=IF(INDEX([.$AK36:.$DL36];MATCH([.$M$3];[.$AK$3:.$DL$3];0)+[.P$1])=&quot;&quot;;&quot;&quot;;INDEX([.$AK36:.$DL36];MATCH([.$M$3];[.$AK$3:.$DL$3];0)+[.P$1]))">
            <text:p/>
          </table:table-cell>
          <table:table-cell table:style-name="ce37" table:formula="of:=IF(INDEX([.$AK36:.$DL36];MATCH([.$M$3];[.$AK$3:.$DL$3];0)+[.Q$1])=&quot;&quot;;&quot;&quot;;INDEX([.$AK36:.$DL36];MATCH([.$M$3];[.$AK$3:.$DL$3];0)+[.Q$1]))">
            <text:p/>
          </table:table-cell>
          <table:table-cell table:style-name="ce24" table:formula="of:=IF(INDEX([.$AK36:.$DL36];MATCH([.$M$3];[.$AK$3:.$DL$3];0)+[.R$1])=&quot;&quot;;&quot;&quot;;INDEX([.$DO$23:.$DO$422];MATCH(INDEX([.$AK36:.$DL36];MATCH([.$M$3];[.$AK$3:.$DL$3];0)+[.R$1])&amp;IF([.U36]=&quot;&quot;;&quot;&quot;;&quot;_&quot;&amp;[.U36]);[.$DQ$23:.$DQ$422];0)))" office:value-type="float" office:value="79" calcext:value-type="float">
            <text:p>79</text:p>
          </table:table-cell>
          <table:table-cell table:style-name="ce14" table:formula="of:=IF(INDEX([.$AK36:.$DL36];MATCH([.$M$3];[.$AK$3:.$DL$3];0)+[.S$1])=&quot;&quot;;&quot;&quot;;INDEX([.$AK36:.$DL36];MATCH([.$M$3];[.$AK$3:.$DL$3];0)+[.S$1]))" office:value-type="string" office:string-value="b" calcext:value-type="string">
            <text:p>b</text:p>
          </table:table-cell>
          <table:table-cell table:style-name="ce14" table:formula="of:=IF(INDEX([.$AK36:.$DL36];MATCH([.$M$3];[.$AK$3:.$DL$3];0)+[.T$1])=&quot;&quot;;&quot;&quot;;INDEX([.$AK36:.$DL36];MATCH([.$M$3];[.$AK$3:.$DL$3];0)+[.T$1]))">
            <text:p/>
          </table:table-cell>
          <table:table-cell table:style-name="ce51" table:formula="of:=IF(INDEX([.$AK36:.$DL36];MATCH([.$M$3];[.$AK$3:.$DL$3];0)+[.U$1])=&quot;&quot;;&quot;&quot;;INDEX([.$AK36:.$DL36];MATCH([.$M$3];[.$AK$3:.$DL$3];0)+[.U$1]))">
            <text:p/>
          </table:table-cell>
          <table:table-cell table:style-name="ce37" table:formula="of:=IF(INDEX([.$AK36:.$DL36];MATCH([.$M$3];[.$AK$3:.$DL$3];0)+[.V$1])=&quot;&quot;;&quot;&quot;;INDEX([.$AK36:.$DL36];MATCH([.$M$3];[.$AK$3:.$DL$3];0)+[.V$1]))">
            <text:p/>
          </table:table-cell>
          <table:table-cell table:style-name="ce24" table:formula="of:=IF(INDEX([.$AK36:.$DL36];MATCH([.$M$3];[.$AK$3:.$DL$3];0)+[.W$1])=&quot;&quot;;&quot;&quot;;INDEX([.$DO$23:.$DO$422];MATCH(INDEX([.$AK36:.$DL36];MATCH([.$M$3];[.$AK$3:.$DL$3];0)+[.W$1])&amp;IF([.Z36]=&quot;&quot;;&quot;&quot;;&quot;_&quot;&amp;[.Z36]);[.$DR$23:.$DR$422];0)))" office:value-type="float" office:value="115" calcext:value-type="float">
            <text:p>115</text:p>
          </table:table-cell>
          <table:table-cell table:style-name="ce14" table:formula="of:=IF(INDEX([.$AK36:.$DL36];MATCH([.$M$3];[.$AK$3:.$DL$3];0)+[.X$1])=&quot;&quot;;&quot;&quot;;INDEX([.$AK36:.$DL36];MATCH([.$M$3];[.$AK$3:.$DL$3];0)+[.X$1]))" office:value-type="string" office:string-value="b" calcext:value-type="string">
            <text:p>b</text:p>
          </table:table-cell>
          <table:table-cell table:style-name="ce14" table:formula="of:=IF(INDEX([.$AK36:.$DL36];MATCH([.$M$3];[.$AK$3:.$DL$3];0)+[.Y$1])=&quot;&quot;;&quot;&quot;;INDEX([.$AK36:.$DL36];MATCH([.$M$3];[.$AK$3:.$DL$3];0)+[.Y$1]))">
            <text:p/>
          </table:table-cell>
          <table:table-cell table:style-name="ce51" table:formula="of:=IF(INDEX([.$AK36:.$DL36];MATCH([.$M$3];[.$AK$3:.$DL$3];0)+[.Z$1])=&quot;&quot;;&quot;&quot;;INDEX([.$AK36:.$DL36];MATCH([.$M$3];[.$AK$3:.$DL$3];0)+[.Z$1]))">
            <text:p/>
          </table:table-cell>
          <table:table-cell table:style-name="ce59" table:formula="of:=IF(INDEX([.$AK36:.$DL36];MATCH([.$M$3];[.$AK$3:.$DL$3];0)+[.AA$1])=&quot;&quot;;&quot;&quot;;INDEX([.$AK36:.$DL36];MATCH([.$M$3];[.$AK$3:.$DL$3];0)+[.AA$1]))" office:value-type="float" office:value="16.9" calcext:value-type="float">
            <text:p>16.9</text:p>
          </table:table-cell>
          <table:table-cell table:style-name="ce61" table:formula="of:=IF(INDEX([.$AK36:.$DL36];MATCH([.$M$3];[.$AK$3:.$DL$3];0)+[.AB$1])=&quot;&quot;;&quot;&quot;;INDEX([.$DO$23:.$DO$422];MATCH(INDEX([.$AK36:.$DL36];MATCH([.$M$3];[.$AK$3:.$DL$3];0)+[.AB$1])&amp;IF([.AE36]=&quot;&quot;;&quot;&quot;;&quot;_&quot;&amp;[.AE36]);[.$DS$23:.$DS$422];0)))" office:value-type="float" office:value="106" calcext:value-type="float">
            <text:p>106</text:p>
          </table:table-cell>
          <table:table-cell table:style-name="ce14" table:formula="of:=IF(INDEX([.$AK36:.$DL36];MATCH([.$M$3];[.$AK$3:.$DL$3];0)+[.AC$1])=&quot;&quot;;&quot;&quot;;INDEX([.$AK36:.$DL36];MATCH([.$M$3];[.$AK$3:.$DL$3];0)+[.AC$1]))" office:value-type="string" office:string-value="b" calcext:value-type="string">
            <text:p>b</text:p>
          </table:table-cell>
          <table:table-cell table:style-name="ce14" table:formula="of:=IF(INDEX([.$AK36:.$DL36];MATCH([.$M$3];[.$AK$3:.$DL$3];0)+[.AD$1])=&quot;&quot;;&quot;&quot;;INDEX([.$AK36:.$DL36];MATCH([.$M$3];[.$AK$3:.$DL$3];0)+[.AD$1]))">
            <text:p/>
          </table:table-cell>
          <table:table-cell table:style-name="ce51" table:formula="of:=IF(INDEX([.$AK36:.$DL36];MATCH([.$M$3];[.$AK$3:.$DL$3];0)+[.AE$1])=&quot;&quot;;&quot;&quot;;INDEX([.$AK36:.$DL36];MATCH([.$M$3];[.$AK$3:.$DL$3];0)+[.AE$1]))">
            <text:p/>
          </table:table-cell>
          <table:table-cell table:style-name="ce59" table:formula="of:=IF(INDEX([.$AK36:.$DL36];MATCH([.$M$3];[.$AK$3:.$DL$3];0)+[.AF$1])=&quot;&quot;;&quot;&quot;;INDEX([.$AK36:.$DL36];MATCH([.$M$3];[.$AK$3:.$DL$3];0)+[.AF$1]))" office:value-type="float" office:value="31" calcext:value-type="float">
            <text:p>3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5" calcext:value-type="float">
            <text:p>123.5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" calcext:value-type="float">
            <text:p>103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5]+13" office:value-type="float" office:value="18" calcext:value-type="float">
            <text:p>18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9" calcext:value-type="float">
            <text:p>16.9</text:p>
          </table:table-cell>
          <table:table-cell table:style-name="ce27" office:value-type="float" office:value="106" calcext:value-type="float">
            <text:p>10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3" calcext:value-type="float">
            <text:p>73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3" calcext:value-type="float">
            <text:p>3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35]=&quot;&quot;;&quot;&quot;;&quot;\overrideProperty Score.NonMusicalPaperColumn.line-break-system-details #'((Y-offset . &quot;&amp;[.Q35]&amp;&quot;))&quot;)">
            <text:p/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L37];MATCH([.$M$3];[.$AK$3:.$DL$3];0)+[.$M$1])=&quot;&quot;;&quot;&quot;;INDEX([.$DO$23:.$DO$422];MATCH(INDEX([.$AK37:.$DL37];MATCH([.$M$3];[.$AK$3:.$DL$3];0)+[.$M$1])&amp;IF([.P37]=&quot;&quot;;&quot;&quot;;&quot;_&quot;&amp;[.P37]);[.$DP$23:.$DP$422];0)))" office:value-type="float" office:value="78" calcext:value-type="float">
            <text:p>78</text:p>
          </table:table-cell>
          <table:table-cell table:style-name="ce14" table:formula="of:=IF(INDEX([.$AK37:.$DL37];MATCH([.$M$3];[.$AK$3:.$DL$3];0)+[.N$1])=&quot;&quot;;&quot;&quot;;INDEX([.$AK37:.$DL37];MATCH([.$M$3];[.$AK$3:.$DL$3];0)+[.N$1]))" office:value-type="string" office:string-value="b" calcext:value-type="string">
            <text:p>b</text:p>
          </table:table-cell>
          <table:table-cell table:style-name="ce51" table:formula="of:=IF(INDEX([.$AK37:.$DL37];MATCH([.$M$3];[.$AK$3:.$DL$3];0)+[.O$1])=&quot;&quot;;&quot;&quot;;INDEX([.$AK37:.$DL37];MATCH([.$M$3];[.$AK$3:.$DL$3];0)+[.O$1]))">
            <text:p/>
          </table:table-cell>
          <table:table-cell table:style-name="ce51" table:formula="of:=IF(INDEX([.$AK37:.$DL37];MATCH([.$M$3];[.$AK$3:.$DL$3];0)+[.P$1])=&quot;&quot;;&quot;&quot;;INDEX([.$AK37:.$DL37];MATCH([.$M$3];[.$AK$3:.$DL$3];0)+[.P$1]))">
            <text:p/>
          </table:table-cell>
          <table:table-cell table:style-name="ce37" table:formula="of:=IF(INDEX([.$AK37:.$DL37];MATCH([.$M$3];[.$AK$3:.$DL$3];0)+[.Q$1])=&quot;&quot;;&quot;&quot;;INDEX([.$AK37:.$DL37];MATCH([.$M$3];[.$AK$3:.$DL$3];0)+[.Q$1]))">
            <text:p/>
          </table:table-cell>
          <table:table-cell table:style-name="ce24" table:formula="of:=IF(INDEX([.$AK37:.$DL37];MATCH([.$M$3];[.$AK$3:.$DL$3];0)+[.R$1])=&quot;&quot;;&quot;&quot;;INDEX([.$DO$23:.$DO$422];MATCH(INDEX([.$AK37:.$DL37];MATCH([.$M$3];[.$AK$3:.$DL$3];0)+[.R$1])&amp;IF([.U37]=&quot;&quot;;&quot;&quot;;&quot;_&quot;&amp;[.U37]);[.$DQ$23:.$DQ$422];0)))" office:value-type="float" office:value="85" calcext:value-type="float">
            <text:p>85</text:p>
          </table:table-cell>
          <table:table-cell table:style-name="ce14" table:formula="of:=IF(INDEX([.$AK37:.$DL37];MATCH([.$M$3];[.$AK$3:.$DL$3];0)+[.S$1])=&quot;&quot;;&quot;&quot;;INDEX([.$AK37:.$DL37];MATCH([.$M$3];[.$AK$3:.$DL$3];0)+[.S$1]))" office:value-type="string" office:string-value="b" calcext:value-type="string">
            <text:p>b</text:p>
          </table:table-cell>
          <table:table-cell table:style-name="ce14" table:formula="of:=IF(INDEX([.$AK37:.$DL37];MATCH([.$M$3];[.$AK$3:.$DL$3];0)+[.T$1])=&quot;&quot;;&quot;&quot;;INDEX([.$AK37:.$DL37];MATCH([.$M$3];[.$AK$3:.$DL$3];0)+[.T$1]))">
            <text:p/>
          </table:table-cell>
          <table:table-cell table:style-name="ce51" table:formula="of:=IF(INDEX([.$AK37:.$DL37];MATCH([.$M$3];[.$AK$3:.$DL$3];0)+[.U$1])=&quot;&quot;;&quot;&quot;;INDEX([.$AK37:.$DL37];MATCH([.$M$3];[.$AK$3:.$DL$3];0)+[.U$1]))">
            <text:p/>
          </table:table-cell>
          <table:table-cell table:style-name="ce37" table:formula="of:=IF(INDEX([.$AK37:.$DL37];MATCH([.$M$3];[.$AK$3:.$DL$3];0)+[.V$1])=&quot;&quot;;&quot;&quot;;INDEX([.$AK37:.$DL37];MATCH([.$M$3];[.$AK$3:.$DL$3];0)+[.V$1]))">
            <text:p/>
          </table:table-cell>
          <table:table-cell table:style-name="ce24" table:formula="of:=IF(INDEX([.$AK37:.$DL37];MATCH([.$M$3];[.$AK$3:.$DL$3];0)+[.W$1])=&quot;&quot;;&quot;&quot;;INDEX([.$DO$23:.$DO$422];MATCH(INDEX([.$AK37:.$DL37];MATCH([.$M$3];[.$AK$3:.$DL$3];0)+[.W$1])&amp;IF([.Z37]=&quot;&quot;;&quot;&quot;;&quot;_&quot;&amp;[.Z37]);[.$DR$23:.$DR$422];0)))" office:value-type="float" office:value="122" calcext:value-type="float">
            <text:p>122</text:p>
          </table:table-cell>
          <table:table-cell table:style-name="ce14" table:formula="of:=IF(INDEX([.$AK37:.$DL37];MATCH([.$M$3];[.$AK$3:.$DL$3];0)+[.X$1])=&quot;&quot;;&quot;&quot;;INDEX([.$AK37:.$DL37];MATCH([.$M$3];[.$AK$3:.$DL$3];0)+[.X$1]))" office:value-type="string" office:string-value="b" calcext:value-type="string">
            <text:p>b</text:p>
          </table:table-cell>
          <table:table-cell table:style-name="ce14" table:formula="of:=IF(INDEX([.$AK37:.$DL37];MATCH([.$M$3];[.$AK$3:.$DL$3];0)+[.Y$1])=&quot;&quot;;&quot;&quot;;INDEX([.$AK37:.$DL37];MATCH([.$M$3];[.$AK$3:.$DL$3];0)+[.Y$1]))">
            <text:p/>
          </table:table-cell>
          <table:table-cell table:style-name="ce51" table:formula="of:=IF(INDEX([.$AK37:.$DL37];MATCH([.$M$3];[.$AK$3:.$DL$3];0)+[.Z$1])=&quot;&quot;;&quot;&quot;;INDEX([.$AK37:.$DL37];MATCH([.$M$3];[.$AK$3:.$DL$3];0)+[.Z$1]))">
            <text:p/>
          </table:table-cell>
          <table:table-cell table:style-name="ce59" table:formula="of:=IF(INDEX([.$AK37:.$DL37];MATCH([.$M$3];[.$AK$3:.$DL$3];0)+[.AA$1])=&quot;&quot;;&quot;&quot;;INDEX([.$AK37:.$DL37];MATCH([.$M$3];[.$AK$3:.$DL$3];0)+[.AA$1]))" office:value-type="float" office:value="28.8" calcext:value-type="float">
            <text:p>28.8</text:p>
          </table:table-cell>
          <table:table-cell table:style-name="ce61" table:formula="of:=IF(INDEX([.$AK37:.$DL37];MATCH([.$M$3];[.$AK$3:.$DL$3];0)+[.AB$1])=&quot;&quot;;&quot;&quot;;INDEX([.$DO$23:.$DO$422];MATCH(INDEX([.$AK37:.$DL37];MATCH([.$M$3];[.$AK$3:.$DL$3];0)+[.AB$1])&amp;IF([.AE37]=&quot;&quot;;&quot;&quot;;&quot;_&quot;&amp;[.AE37]);[.$DS$23:.$DS$422];0)))" office:value-type="float" office:value="115" calcext:value-type="float">
            <text:p>115</text:p>
          </table:table-cell>
          <table:table-cell table:style-name="ce14" table:formula="of:=IF(INDEX([.$AK37:.$DL37];MATCH([.$M$3];[.$AK$3:.$DL$3];0)+[.AC$1])=&quot;&quot;;&quot;&quot;;INDEX([.$AK37:.$DL37];MATCH([.$M$3];[.$AK$3:.$DL$3];0)+[.AC$1]))" office:value-type="string" office:string-value="b" calcext:value-type="string">
            <text:p>b</text:p>
          </table:table-cell>
          <table:table-cell table:style-name="ce14" table:formula="of:=IF(INDEX([.$AK37:.$DL37];MATCH([.$M$3];[.$AK$3:.$DL$3];0)+[.AD$1])=&quot;&quot;;&quot;&quot;;INDEX([.$AK37:.$DL37];MATCH([.$M$3];[.$AK$3:.$DL$3];0)+[.AD$1]))">
            <text:p/>
          </table:table-cell>
          <table:table-cell table:style-name="ce51" table:formula="of:=IF(INDEX([.$AK37:.$DL37];MATCH([.$M$3];[.$AK$3:.$DL$3];0)+[.AE$1])=&quot;&quot;;&quot;&quot;;INDEX([.$AK37:.$DL37];MATCH([.$M$3];[.$AK$3:.$DL$3];0)+[.AE$1]))">
            <text:p/>
          </table:table-cell>
          <table:table-cell table:style-name="ce59" table:formula="of:=IF(INDEX([.$AK37:.$DL37];MATCH([.$M$3];[.$AK$3:.$DL$3];0)+[.AF$1])=&quot;&quot;;&quot;&quot;;INDEX([.$AK37:.$DL37];MATCH([.$M$3];[.$AK$3:.$DL$3];0)+[.AF$1]))"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5" calcext:value-type="float">
            <text:p>11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6]+13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78" calcext:value-type="float">
            <text:p>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85" calcext:value-type="float">
            <text:p>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78" calcext:value-type="float">
            <text:p>78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5" calcext:value-type="float">
            <text:p>5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6]=&quot;&quot;;&quot;&quot;;&quot;\overrideProperty Score.NonMusicalPaperColumn.line-break-system-details #'((Y-offset . &quot;&amp;[.Q36]&amp;&quot;))&quot;)">
            <text:p/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L38];MATCH([.$M$3];[.$AK$3:.$DL$3];0)+[.$M$1])=&quot;&quot;;&quot;&quot;;INDEX([.$DO$23:.$DO$422];MATCH(INDEX([.$AK38:.$DL38];MATCH([.$M$3];[.$AK$3:.$DL$3];0)+[.$M$1])&amp;IF([.P38]=&quot;&quot;;&quot;&quot;;&quot;_&quot;&amp;[.P38]);[.$DP$23:.$DP$422];0)))" office:value-type="float" office:value="82" calcext:value-type="float">
            <text:p>82</text:p>
          </table:table-cell>
          <table:table-cell table:style-name="ce14" table:formula="of:=IF(INDEX([.$AK38:.$DL38];MATCH([.$M$3];[.$AK$3:.$DL$3];0)+[.N$1])=&quot;&quot;;&quot;&quot;;INDEX([.$AK38:.$DL38];MATCH([.$M$3];[.$AK$3:.$DL$3];0)+[.N$1]))" office:value-type="string" office:string-value="b" calcext:value-type="string">
            <text:p>b</text:p>
          </table:table-cell>
          <table:table-cell table:style-name="ce51" table:formula="of:=IF(INDEX([.$AK38:.$DL38];MATCH([.$M$3];[.$AK$3:.$DL$3];0)+[.O$1])=&quot;&quot;;&quot;&quot;;INDEX([.$AK38:.$DL38];MATCH([.$M$3];[.$AK$3:.$DL$3];0)+[.O$1]))">
            <text:p/>
          </table:table-cell>
          <table:table-cell table:style-name="ce51" table:formula="of:=IF(INDEX([.$AK38:.$DL38];MATCH([.$M$3];[.$AK$3:.$DL$3];0)+[.P$1])=&quot;&quot;;&quot;&quot;;INDEX([.$AK38:.$DL38];MATCH([.$M$3];[.$AK$3:.$DL$3];0)+[.P$1]))">
            <text:p/>
          </table:table-cell>
          <table:table-cell table:style-name="ce37" table:formula="of:=IF(INDEX([.$AK38:.$DL38];MATCH([.$M$3];[.$AK$3:.$DL$3];0)+[.Q$1])=&quot;&quot;;&quot;&quot;;INDEX([.$AK38:.$DL38];MATCH([.$M$3];[.$AK$3:.$DL$3];0)+[.Q$1]))">
            <text:p/>
          </table:table-cell>
          <table:table-cell table:style-name="ce24" table:formula="of:=IF(INDEX([.$AK38:.$DL38];MATCH([.$M$3];[.$AK$3:.$DL$3];0)+[.R$1])=&quot;&quot;;&quot;&quot;;INDEX([.$DO$23:.$DO$422];MATCH(INDEX([.$AK38:.$DL38];MATCH([.$M$3];[.$AK$3:.$DL$3];0)+[.R$1])&amp;IF([.U38]=&quot;&quot;;&quot;&quot;;&quot;_&quot;&amp;[.U38]);[.$DQ$23:.$DQ$422];0)))" office:value-type="float" office:value="91" calcext:value-type="float">
            <text:p>91</text:p>
          </table:table-cell>
          <table:table-cell table:style-name="ce14" table:formula="of:=IF(INDEX([.$AK38:.$DL38];MATCH([.$M$3];[.$AK$3:.$DL$3];0)+[.S$1])=&quot;&quot;;&quot;&quot;;INDEX([.$AK38:.$DL38];MATCH([.$M$3];[.$AK$3:.$DL$3];0)+[.S$1]))" office:value-type="string" office:string-value="b" calcext:value-type="string">
            <text:p>b</text:p>
          </table:table-cell>
          <table:table-cell table:style-name="ce14" table:formula="of:=IF(INDEX([.$AK38:.$DL38];MATCH([.$M$3];[.$AK$3:.$DL$3];0)+[.T$1])=&quot;&quot;;&quot;&quot;;INDEX([.$AK38:.$DL38];MATCH([.$M$3];[.$AK$3:.$DL$3];0)+[.T$1]))">
            <text:p/>
          </table:table-cell>
          <table:table-cell table:style-name="ce51" table:formula="of:=IF(INDEX([.$AK38:.$DL38];MATCH([.$M$3];[.$AK$3:.$DL$3];0)+[.U$1])=&quot;&quot;;&quot;&quot;;INDEX([.$AK38:.$DL38];MATCH([.$M$3];[.$AK$3:.$DL$3];0)+[.U$1]))">
            <text:p/>
          </table:table-cell>
          <table:table-cell table:style-name="ce37" table:formula="of:=IF(INDEX([.$AK38:.$DL38];MATCH([.$M$3];[.$AK$3:.$DL$3];0)+[.V$1])=&quot;&quot;;&quot;&quot;;INDEX([.$AK38:.$DL38];MATCH([.$M$3];[.$AK$3:.$DL$3];0)+[.V$1]))">
            <text:p/>
          </table:table-cell>
          <table:table-cell table:style-name="ce24" table:formula="of:=IF(INDEX([.$AK38:.$DL38];MATCH([.$M$3];[.$AK$3:.$DL$3];0)+[.W$1])=&quot;&quot;;&quot;&quot;;INDEX([.$DO$23:.$DO$422];MATCH(INDEX([.$AK38:.$DL38];MATCH([.$M$3];[.$AK$3:.$DL$3];0)+[.W$1])&amp;IF([.Z38]=&quot;&quot;;&quot;&quot;;&quot;_&quot;&amp;[.Z38]);[.$DR$23:.$DR$422];0)))" office:value-type="float" office:value="129" calcext:value-type="float">
            <text:p>129</text:p>
          </table:table-cell>
          <table:table-cell table:style-name="ce14" table:formula="of:=IF(INDEX([.$AK38:.$DL38];MATCH([.$M$3];[.$AK$3:.$DL$3];0)+[.X$1])=&quot;&quot;;&quot;&quot;;INDEX([.$AK38:.$DL38];MATCH([.$M$3];[.$AK$3:.$DL$3];0)+[.X$1]))" office:value-type="string" office:string-value="b" calcext:value-type="string">
            <text:p>b</text:p>
          </table:table-cell>
          <table:table-cell table:style-name="ce14" table:formula="of:=IF(INDEX([.$AK38:.$DL38];MATCH([.$M$3];[.$AK$3:.$DL$3];0)+[.Y$1])=&quot;&quot;;&quot;&quot;;INDEX([.$AK38:.$DL38];MATCH([.$M$3];[.$AK$3:.$DL$3];0)+[.Y$1]))">
            <text:p/>
          </table:table-cell>
          <table:table-cell table:style-name="ce51" table:formula="of:=IF(INDEX([.$AK38:.$DL38];MATCH([.$M$3];[.$AK$3:.$DL$3];0)+[.Z$1])=&quot;&quot;;&quot;&quot;;INDEX([.$AK38:.$DL38];MATCH([.$M$3];[.$AK$3:.$DL$3];0)+[.Z$1]))">
            <text:p/>
          </table:table-cell>
          <table:table-cell table:style-name="ce59" table:formula="of:=IF(INDEX([.$AK38:.$DL38];MATCH([.$M$3];[.$AK$3:.$DL$3];0)+[.AA$1])=&quot;&quot;;&quot;&quot;;INDEX([.$AK38:.$DL38];MATCH([.$M$3];[.$AK$3:.$DL$3];0)+[.AA$1]))" office:value-type="float" office:value="40.7" calcext:value-type="float">
            <text:p>40.7</text:p>
          </table:table-cell>
          <table:table-cell table:style-name="ce61" table:formula="of:=IF(INDEX([.$AK38:.$DL38];MATCH([.$M$3];[.$AK$3:.$DL$3];0)+[.AB$1])=&quot;&quot;;&quot;&quot;;INDEX([.$DO$23:.$DO$422];MATCH(INDEX([.$AK38:.$DL38];MATCH([.$M$3];[.$AK$3:.$DL$3];0)+[.AB$1])&amp;IF([.AE38]=&quot;&quot;;&quot;&quot;;&quot;_&quot;&amp;[.AE38]);[.$DS$23:.$DS$422];0)))" office:value-type="float" office:value="123" calcext:value-type="float">
            <text:p>123</text:p>
          </table:table-cell>
          <table:table-cell table:style-name="ce14" table:formula="of:=IF(INDEX([.$AK38:.$DL38];MATCH([.$M$3];[.$AK$3:.$DL$3];0)+[.AC$1])=&quot;&quot;;&quot;&quot;;INDEX([.$AK38:.$DL38];MATCH([.$M$3];[.$AK$3:.$DL$3];0)+[.AC$1]))" office:value-type="string" office:string-value="b" calcext:value-type="string">
            <text:p>b</text:p>
          </table:table-cell>
          <table:table-cell table:style-name="ce14" table:formula="of:=IF(INDEX([.$AK38:.$DL38];MATCH([.$M$3];[.$AK$3:.$DL$3];0)+[.AD$1])=&quot;&quot;;&quot;&quot;;INDEX([.$AK38:.$DL38];MATCH([.$M$3];[.$AK$3:.$DL$3];0)+[.AD$1]))">
            <text:p/>
          </table:table-cell>
          <table:table-cell table:style-name="ce51" table:formula="of:=IF(INDEX([.$AK38:.$DL38];MATCH([.$M$3];[.$AK$3:.$DL$3];0)+[.AE$1])=&quot;&quot;;&quot;&quot;;INDEX([.$AK38:.$DL38];MATCH([.$M$3];[.$AK$3:.$DL$3];0)+[.AE$1]))">
            <text:p/>
          </table:table-cell>
          <table:table-cell table:style-name="ce59" table:formula="of:=IF(INDEX([.$AK38:.$DL38];MATCH([.$M$3];[.$AK$3:.$DL$3];0)+[.AF$1])=&quot;&quot;;&quot;&quot;;INDEX([.$AK38:.$DL38];MATCH([.$M$3];[.$AK$3:.$DL$3];0)+[.AF$1]))"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5" calcext:value-type="float">
            <text:p>43.5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" calcext:value-type="float">
            <text:p>125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7]+13" office:value-type="float" office:value="44" calcext:value-type="float">
            <text:p>44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0.7" calcext:value-type="float">
            <text:p>40.7</text:p>
          </table:table-cell>
          <table:table-cell table:style-name="ce27" office:value-type="float" office:value="123" calcext:value-type="float">
            <text:p>1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2" calcext:value-type="float">
            <text:p>82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4" calcext:value-type="float">
            <text:p>4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7]=&quot;&quot;;&quot;&quot;;&quot;\overrideProperty Score.NonMusicalPaperColumn.line-break-system-details #'((Y-offset . &quot;&amp;[.Q37]&amp;&quot;))&quot;)">
            <text:p/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L39];MATCH([.$M$3];[.$AK$3:.$DL$3];0)+[.$M$1])=&quot;&quot;;&quot;&quot;;INDEX([.$DO$23:.$DO$422];MATCH(INDEX([.$AK39:.$DL39];MATCH([.$M$3];[.$AK$3:.$DL$3];0)+[.$M$1])&amp;IF([.P39]=&quot;&quot;;&quot;&quot;;&quot;_&quot;&amp;[.P39]);[.$DP$23:.$DP$422];0)))" office:value-type="float" office:value="87" calcext:value-type="float">
            <text:p>87</text:p>
          </table:table-cell>
          <table:table-cell table:style-name="ce14" table:formula="of:=IF(INDEX([.$AK39:.$DL39];MATCH([.$M$3];[.$AK$3:.$DL$3];0)+[.N$1])=&quot;&quot;;&quot;&quot;;INDEX([.$AK39:.$DL39];MATCH([.$M$3];[.$AK$3:.$DL$3];0)+[.N$1]))" office:value-type="string" office:string-value="b" calcext:value-type="string">
            <text:p>b</text:p>
          </table:table-cell>
          <table:table-cell table:style-name="ce51" table:formula="of:=IF(INDEX([.$AK39:.$DL39];MATCH([.$M$3];[.$AK$3:.$DL$3];0)+[.O$1])=&quot;&quot;;&quot;&quot;;INDEX([.$AK39:.$DL39];MATCH([.$M$3];[.$AK$3:.$DL$3];0)+[.O$1]))">
            <text:p/>
          </table:table-cell>
          <table:table-cell table:style-name="ce51" table:formula="of:=IF(INDEX([.$AK39:.$DL39];MATCH([.$M$3];[.$AK$3:.$DL$3];0)+[.P$1])=&quot;&quot;;&quot;&quot;;INDEX([.$AK39:.$DL39];MATCH([.$M$3];[.$AK$3:.$DL$3];0)+[.P$1]))">
            <text:p/>
          </table:table-cell>
          <table:table-cell table:style-name="ce37" table:formula="of:=IF(INDEX([.$AK39:.$DL39];MATCH([.$M$3];[.$AK$3:.$DL$3];0)+[.Q$1])=&quot;&quot;;&quot;&quot;;INDEX([.$AK39:.$DL39];MATCH([.$M$3];[.$AK$3:.$DL$3];0)+[.Q$1]))">
            <text:p/>
          </table:table-cell>
          <table:table-cell table:style-name="ce24" table:formula="of:=IF(INDEX([.$AK39:.$DL39];MATCH([.$M$3];[.$AK$3:.$DL$3];0)+[.R$1])=&quot;&quot;;&quot;&quot;;INDEX([.$DO$23:.$DO$422];MATCH(INDEX([.$AK39:.$DL39];MATCH([.$M$3];[.$AK$3:.$DL$3];0)+[.R$1])&amp;IF([.U39]=&quot;&quot;;&quot;&quot;;&quot;_&quot;&amp;[.U39]);[.$DQ$23:.$DQ$422];0)))">
            <text:p/>
          </table:table-cell>
          <table:table-cell table:style-name="ce14" table:formula="of:=IF(INDEX([.$AK39:.$DL39];MATCH([.$M$3];[.$AK$3:.$DL$3];0)+[.S$1])=&quot;&quot;;&quot;&quot;;INDEX([.$AK39:.$DL39];MATCH([.$M$3];[.$AK$3:.$DL$3];0)+[.S$1]))">
            <text:p/>
          </table:table-cell>
          <table:table-cell table:style-name="ce14" table:formula="of:=IF(INDEX([.$AK39:.$DL39];MATCH([.$M$3];[.$AK$3:.$DL$3];0)+[.T$1])=&quot;&quot;;&quot;&quot;;INDEX([.$AK39:.$DL39];MATCH([.$M$3];[.$AK$3:.$DL$3];0)+[.T$1]))">
            <text:p/>
          </table:table-cell>
          <table:table-cell table:style-name="ce51" table:formula="of:=IF(INDEX([.$AK39:.$DL39];MATCH([.$M$3];[.$AK$3:.$DL$3];0)+[.U$1])=&quot;&quot;;&quot;&quot;;INDEX([.$AK39:.$DL39];MATCH([.$M$3];[.$AK$3:.$DL$3];0)+[.U$1]))">
            <text:p/>
          </table:table-cell>
          <table:table-cell table:style-name="ce37" table:formula="of:=IF(INDEX([.$AK39:.$DL39];MATCH([.$M$3];[.$AK$3:.$DL$3];0)+[.V$1])=&quot;&quot;;&quot;&quot;;INDEX([.$AK39:.$DL39];MATCH([.$M$3];[.$AK$3:.$DL$3];0)+[.V$1]))">
            <text:p/>
          </table:table-cell>
          <table:table-cell table:style-name="ce24" table:formula="of:=IF(INDEX([.$AK39:.$DL39];MATCH([.$M$3];[.$AK$3:.$DL$3];0)+[.W$1])=&quot;&quot;;&quot;&quot;;INDEX([.$DO$23:.$DO$422];MATCH(INDEX([.$AK39:.$DL39];MATCH([.$M$3];[.$AK$3:.$DL$3];0)+[.W$1])&amp;IF([.Z39]=&quot;&quot;;&quot;&quot;;&quot;_&quot;&amp;[.Z39]);[.$DR$23:.$DR$422];0)))" office:value-type="float" office:value="136" calcext:value-type="float">
            <text:p>136</text:p>
          </table:table-cell>
          <table:table-cell table:style-name="ce14" table:formula="of:=IF(INDEX([.$AK39:.$DL39];MATCH([.$M$3];[.$AK$3:.$DL$3];0)+[.X$1])=&quot;&quot;;&quot;&quot;;INDEX([.$AK39:.$DL39];MATCH([.$M$3];[.$AK$3:.$DL$3];0)+[.X$1]))" office:value-type="string" office:string-value="b" calcext:value-type="string">
            <text:p>b</text:p>
          </table:table-cell>
          <table:table-cell table:style-name="ce14" table:formula="of:=IF(INDEX([.$AK39:.$DL39];MATCH([.$M$3];[.$AK$3:.$DL$3];0)+[.Y$1])=&quot;&quot;;&quot;&quot;;INDEX([.$AK39:.$DL39];MATCH([.$M$3];[.$AK$3:.$DL$3];0)+[.Y$1]))">
            <text:p/>
          </table:table-cell>
          <table:table-cell table:style-name="ce51" table:formula="of:=IF(INDEX([.$AK39:.$DL39];MATCH([.$M$3];[.$AK$3:.$DL$3];0)+[.Z$1])=&quot;&quot;;&quot;&quot;;INDEX([.$AK39:.$DL39];MATCH([.$M$3];[.$AK$3:.$DL$3];0)+[.Z$1]))">
            <text:p/>
          </table:table-cell>
          <table:table-cell table:style-name="ce59" table:formula="of:=IF(INDEX([.$AK39:.$DL39];MATCH([.$M$3];[.$AK$3:.$DL$3];0)+[.AA$1])=&quot;&quot;;&quot;&quot;;INDEX([.$AK39:.$DL39];MATCH([.$M$3];[.$AK$3:.$DL$3];0)+[.AA$1]))" office:value-type="float" office:value="52.6" calcext:value-type="float">
            <text:p>52.6</text:p>
          </table:table-cell>
          <table:table-cell table:style-name="ce61" table:formula="of:=IF(INDEX([.$AK39:.$DL39];MATCH([.$M$3];[.$AK$3:.$DL$3];0)+[.AB$1])=&quot;&quot;;&quot;&quot;;INDEX([.$DO$23:.$DO$422];MATCH(INDEX([.$AK39:.$DL39];MATCH([.$M$3];[.$AK$3:.$DL$3];0)+[.AB$1])&amp;IF([.AE39]=&quot;&quot;;&quot;&quot;;&quot;_&quot;&amp;[.AE39]);[.$DS$23:.$DS$422];0)))" office:value-type="float" office:value="132" calcext:value-type="float">
            <text:p>132</text:p>
          </table:table-cell>
          <table:table-cell table:style-name="ce14" table:formula="of:=IF(INDEX([.$AK39:.$DL39];MATCH([.$M$3];[.$AK$3:.$DL$3];0)+[.AC$1])=&quot;&quot;;&quot;&quot;;INDEX([.$AK39:.$DL39];MATCH([.$M$3];[.$AK$3:.$DL$3];0)+[.AC$1]))" office:value-type="string" office:string-value="b" calcext:value-type="string">
            <text:p>b</text:p>
          </table:table-cell>
          <table:table-cell table:style-name="ce14" table:formula="of:=IF(INDEX([.$AK39:.$DL39];MATCH([.$M$3];[.$AK$3:.$DL$3];0)+[.AD$1])=&quot;&quot;;&quot;&quot;;INDEX([.$AK39:.$DL39];MATCH([.$M$3];[.$AK$3:.$DL$3];0)+[.AD$1]))">
            <text:p/>
          </table:table-cell>
          <table:table-cell table:style-name="ce51" table:formula="of:=IF(INDEX([.$AK39:.$DL39];MATCH([.$M$3];[.$AK$3:.$DL$3];0)+[.AE$1])=&quot;&quot;;&quot;&quot;;INDEX([.$AK39:.$DL39];MATCH([.$M$3];[.$AK$3:.$DL$3];0)+[.AE$1]))">
            <text:p/>
          </table:table-cell>
          <table:table-cell table:style-name="ce59" table:formula="of:=IF(INDEX([.$AK39:.$DL39];MATCH([.$M$3];[.$AK$3:.$DL$3];0)+[.AF$1])=&quot;&quot;;&quot;&quot;;INDEX([.$AK39:.$DL39];MATCH([.$M$3];[.$AK$3:.$DL$3];0)+[.AF$1]))"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4" calcext:value-type="float">
            <text:p>40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5" calcext:value-type="float">
            <text:p>57.5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5" calcext:value-type="float">
            <text:p>56.5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8]+13" office:value-type="float" office:value="57" calcext:value-type="float">
            <text:p>57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6" calcext:value-type="float">
            <text:p>52.6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87" calcext:value-type="float">
            <text:p>87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5" calcext:value-type="float">
            <text:p>5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8]=&quot;&quot;;&quot;&quot;;&quot;\overrideProperty Score.NonMusicalPaperColumn.line-break-system-details #'((Y-offset . &quot;&amp;[.Q38]&amp;&quot;))&quot;)">
            <text:p/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L40];MATCH([.$M$3];[.$AK$3:.$DL$3];0)+[.$M$1])=&quot;&quot;;&quot;&quot;;INDEX([.$DO$23:.$DO$422];MATCH(INDEX([.$AK40:.$DL40];MATCH([.$M$3];[.$AK$3:.$DL$3];0)+[.$M$1])&amp;IF([.P40]=&quot;&quot;;&quot;&quot;;&quot;_&quot;&amp;[.P40]);[.$DP$23:.$DP$422];0)))" office:value-type="float" office:value="91" calcext:value-type="float">
            <text:p>91</text:p>
          </table:table-cell>
          <table:table-cell table:style-name="ce14" table:formula="of:=IF(INDEX([.$AK40:.$DL40];MATCH([.$M$3];[.$AK$3:.$DL$3];0)+[.N$1])=&quot;&quot;;&quot;&quot;;INDEX([.$AK40:.$DL40];MATCH([.$M$3];[.$AK$3:.$DL$3];0)+[.N$1]))" office:value-type="string" office:string-value="b" calcext:value-type="string">
            <text:p>b</text:p>
          </table:table-cell>
          <table:table-cell table:style-name="ce51" table:formula="of:=IF(INDEX([.$AK40:.$DL40];MATCH([.$M$3];[.$AK$3:.$DL$3];0)+[.O$1])=&quot;&quot;;&quot;&quot;;INDEX([.$AK40:.$DL40];MATCH([.$M$3];[.$AK$3:.$DL$3];0)+[.O$1]))">
            <text:p/>
          </table:table-cell>
          <table:table-cell table:style-name="ce51" table:formula="of:=IF(INDEX([.$AK40:.$DL40];MATCH([.$M$3];[.$AK$3:.$DL$3];0)+[.P$1])=&quot;&quot;;&quot;&quot;;INDEX([.$AK40:.$DL40];MATCH([.$M$3];[.$AK$3:.$DL$3];0)+[.P$1]))">
            <text:p/>
          </table:table-cell>
          <table:table-cell table:style-name="ce37" table:formula="of:=IF(INDEX([.$AK40:.$DL40];MATCH([.$M$3];[.$AK$3:.$DL$3];0)+[.Q$1])=&quot;&quot;;&quot;&quot;;INDEX([.$AK40:.$DL40];MATCH([.$M$3];[.$AK$3:.$DL$3];0)+[.Q$1]))">
            <text:p/>
          </table:table-cell>
          <table:table-cell table:style-name="ce24" table:formula="of:=IF(INDEX([.$AK40:.$DL40];MATCH([.$M$3];[.$AK$3:.$DL$3];0)+[.R$1])=&quot;&quot;;&quot;&quot;;INDEX([.$DO$23:.$DO$422];MATCH(INDEX([.$AK40:.$DL40];MATCH([.$M$3];[.$AK$3:.$DL$3];0)+[.R$1])&amp;IF([.U40]=&quot;&quot;;&quot;&quot;;&quot;_&quot;&amp;[.U40]);[.$DQ$23:.$DQ$422];0)))">
            <text:p/>
          </table:table-cell>
          <table:table-cell table:style-name="ce14" table:formula="of:=IF(INDEX([.$AK40:.$DL40];MATCH([.$M$3];[.$AK$3:.$DL$3];0)+[.S$1])=&quot;&quot;;&quot;&quot;;INDEX([.$AK40:.$DL40];MATCH([.$M$3];[.$AK$3:.$DL$3];0)+[.S$1]))">
            <text:p/>
          </table:table-cell>
          <table:table-cell table:style-name="ce14" table:formula="of:=IF(INDEX([.$AK40:.$DL40];MATCH([.$M$3];[.$AK$3:.$DL$3];0)+[.T$1])=&quot;&quot;;&quot;&quot;;INDEX([.$AK40:.$DL40];MATCH([.$M$3];[.$AK$3:.$DL$3];0)+[.T$1]))">
            <text:p/>
          </table:table-cell>
          <table:table-cell table:style-name="ce51" table:formula="of:=IF(INDEX([.$AK40:.$DL40];MATCH([.$M$3];[.$AK$3:.$DL$3];0)+[.U$1])=&quot;&quot;;&quot;&quot;;INDEX([.$AK40:.$DL40];MATCH([.$M$3];[.$AK$3:.$DL$3];0)+[.U$1]))">
            <text:p/>
          </table:table-cell>
          <table:table-cell table:style-name="ce37" table:formula="of:=IF(INDEX([.$AK40:.$DL40];MATCH([.$M$3];[.$AK$3:.$DL$3];0)+[.V$1])=&quot;&quot;;&quot;&quot;;INDEX([.$AK40:.$DL40];MATCH([.$M$3];[.$AK$3:.$DL$3];0)+[.V$1]))">
            <text:p/>
          </table:table-cell>
          <table:table-cell table:style-name="ce24" table:formula="of:=IF(INDEX([.$AK40:.$DL40];MATCH([.$M$3];[.$AK$3:.$DL$3];0)+[.W$1])=&quot;&quot;;&quot;&quot;;INDEX([.$DO$23:.$DO$422];MATCH(INDEX([.$AK40:.$DL40];MATCH([.$M$3];[.$AK$3:.$DL$3];0)+[.W$1])&amp;IF([.Z40]=&quot;&quot;;&quot;&quot;;&quot;_&quot;&amp;[.Z40]);[.$DR$23:.$DR$422];0)))" office:value-type="float" office:value="146" calcext:value-type="float">
            <text:p>146</text:p>
          </table:table-cell>
          <table:table-cell table:style-name="ce14" table:formula="of:=IF(INDEX([.$AK40:.$DL40];MATCH([.$M$3];[.$AK$3:.$DL$3];0)+[.X$1])=&quot;&quot;;&quot;&quot;;INDEX([.$AK40:.$DL40];MATCH([.$M$3];[.$AK$3:.$DL$3];0)+[.X$1]))" office:value-type="string" office:string-value="b" calcext:value-type="string">
            <text:p>b</text:p>
          </table:table-cell>
          <table:table-cell table:style-name="ce14" table:formula="of:=IF(INDEX([.$AK40:.$DL40];MATCH([.$M$3];[.$AK$3:.$DL$3];0)+[.Y$1])=&quot;&quot;;&quot;&quot;;INDEX([.$AK40:.$DL40];MATCH([.$M$3];[.$AK$3:.$DL$3];0)+[.Y$1]))">
            <text:p/>
          </table:table-cell>
          <table:table-cell table:style-name="ce51" table:formula="of:=IF(INDEX([.$AK40:.$DL40];MATCH([.$M$3];[.$AK$3:.$DL$3];0)+[.Z$1])=&quot;&quot;;&quot;&quot;;INDEX([.$AK40:.$DL40];MATCH([.$M$3];[.$AK$3:.$DL$3];0)+[.Z$1]))">
            <text:p/>
          </table:table-cell>
          <table:table-cell table:style-name="ce59" table:formula="of:=IF(INDEX([.$AK40:.$DL40];MATCH([.$M$3];[.$AK$3:.$DL$3];0)+[.AA$1])=&quot;&quot;;&quot;&quot;;INDEX([.$AK40:.$DL40];MATCH([.$M$3];[.$AK$3:.$DL$3];0)+[.AA$1]))" office:value-type="float" office:value="64.5" calcext:value-type="float">
            <text:p>64.5</text:p>
          </table:table-cell>
          <table:table-cell table:style-name="ce61" table:formula="of:=IF(INDEX([.$AK40:.$DL40];MATCH([.$M$3];[.$AK$3:.$DL$3];0)+[.AB$1])=&quot;&quot;;&quot;&quot;;INDEX([.$DO$23:.$DO$422];MATCH(INDEX([.$AK40:.$DL40];MATCH([.$M$3];[.$AK$3:.$DL$3];0)+[.AB$1])&amp;IF([.AE40]=&quot;&quot;;&quot;&quot;;&quot;_&quot;&amp;[.AE40]);[.$DS$23:.$DS$422];0)))" office:value-type="float" office:value="140" calcext:value-type="float">
            <text:p>140</text:p>
          </table:table-cell>
          <table:table-cell table:style-name="ce14" table:formula="of:=IF(INDEX([.$AK40:.$DL40];MATCH([.$M$3];[.$AK$3:.$DL$3];0)+[.AC$1])=&quot;&quot;;&quot;&quot;;INDEX([.$AK40:.$DL40];MATCH([.$M$3];[.$AK$3:.$DL$3];0)+[.AC$1]))" office:value-type="string" office:string-value="b" calcext:value-type="string">
            <text:p>b</text:p>
          </table:table-cell>
          <table:table-cell table:style-name="ce14" table:formula="of:=IF(INDEX([.$AK40:.$DL40];MATCH([.$M$3];[.$AK$3:.$DL$3];0)+[.AD$1])=&quot;&quot;;&quot;&quot;;INDEX([.$AK40:.$DL40];MATCH([.$M$3];[.$AK$3:.$DL$3];0)+[.AD$1]))">
            <text:p/>
          </table:table-cell>
          <table:table-cell table:style-name="ce51" table:formula="of:=IF(INDEX([.$AK40:.$DL40];MATCH([.$M$3];[.$AK$3:.$DL$3];0)+[.AE$1])=&quot;&quot;;&quot;&quot;;INDEX([.$AK40:.$DL40];MATCH([.$M$3];[.$AK$3:.$DL$3];0)+[.AE$1]))">
            <text:p/>
          </table:table-cell>
          <table:table-cell table:style-name="ce59" table:formula="of:=IF(INDEX([.$AK40:.$DL40];MATCH([.$M$3];[.$AK$3:.$DL$3];0)+[.AF$1])=&quot;&quot;;&quot;&quot;;INDEX([.$AK40:.$DL40];MATCH([.$M$3];[.$AK$3:.$DL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2" calcext:value-type="float">
            <text:p>52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39]+13" office:value-type="float" office:value="70" calcext:value-type="float">
            <text:p>70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6" calcext:value-type="float">
            <text:p>1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5" calcext:value-type="float">
            <text:p>64.5</text:p>
          </table:table-cell>
          <table:table-cell table:style-name="ce27" office:value-type="float" office:value="140" calcext:value-type="float">
            <text:p>1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91" calcext:value-type="float">
            <text:p>91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4" calcext:value-type="float">
            <text:p>4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9]=&quot;&quot;;&quot;&quot;;&quot;\overrideProperty Score.NonMusicalPaperColumn.line-break-system-details #'((Y-offset . &quot;&amp;[.Q39]&amp;&quot;))&quot;)">
            <text:p/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L41];MATCH([.$M$3];[.$AK$3:.$DL$3];0)+[.$M$1])=&quot;&quot;;&quot;&quot;;INDEX([.$DO$23:.$DO$422];MATCH(INDEX([.$AK41:.$DL41];MATCH([.$M$3];[.$AK$3:.$DL$3];0)+[.$M$1])&amp;IF([.P41]=&quot;&quot;;&quot;&quot;;&quot;_&quot;&amp;[.P41]);[.$DP$23:.$DP$422];0)))" office:value-type="float" office:value="94" calcext:value-type="float">
            <text:p>94</text:p>
          </table:table-cell>
          <table:table-cell table:style-name="ce14" table:formula="of:=IF(INDEX([.$AK41:.$DL41];MATCH([.$M$3];[.$AK$3:.$DL$3];0)+[.N$1])=&quot;&quot;;&quot;&quot;;INDEX([.$AK41:.$DL41];MATCH([.$M$3];[.$AK$3:.$DL$3];0)+[.N$1]))" office:value-type="string" office:string-value="b" calcext:value-type="string">
            <text:p>b</text:p>
          </table:table-cell>
          <table:table-cell table:style-name="ce51" table:formula="of:=IF(INDEX([.$AK41:.$DL41];MATCH([.$M$3];[.$AK$3:.$DL$3];0)+[.O$1])=&quot;&quot;;&quot;&quot;;INDEX([.$AK41:.$DL41];MATCH([.$M$3];[.$AK$3:.$DL$3];0)+[.O$1]))">
            <text:p/>
          </table:table-cell>
          <table:table-cell table:style-name="ce51" table:formula="of:=IF(INDEX([.$AK41:.$DL41];MATCH([.$M$3];[.$AK$3:.$DL$3];0)+[.P$1])=&quot;&quot;;&quot;&quot;;INDEX([.$AK41:.$DL41];MATCH([.$M$3];[.$AK$3:.$DL$3];0)+[.P$1]))">
            <text:p/>
          </table:table-cell>
          <table:table-cell table:style-name="ce37" table:formula="of:=IF(INDEX([.$AK41:.$DL41];MATCH([.$M$3];[.$AK$3:.$DL$3];0)+[.Q$1])=&quot;&quot;;&quot;&quot;;INDEX([.$AK41:.$DL41];MATCH([.$M$3];[.$AK$3:.$DL$3];0)+[.Q$1]))">
            <text:p/>
          </table:table-cell>
          <table:table-cell table:style-name="ce24" table:formula="of:=IF(INDEX([.$AK41:.$DL41];MATCH([.$M$3];[.$AK$3:.$DL$3];0)+[.R$1])=&quot;&quot;;&quot;&quot;;INDEX([.$DO$23:.$DO$422];MATCH(INDEX([.$AK41:.$DL41];MATCH([.$M$3];[.$AK$3:.$DL$3];0)+[.R$1])&amp;IF([.U41]=&quot;&quot;;&quot;&quot;;&quot;_&quot;&amp;[.U41]);[.$DQ$23:.$DQ$422];0)))">
            <text:p/>
          </table:table-cell>
          <table:table-cell table:style-name="ce14" table:formula="of:=IF(INDEX([.$AK41:.$DL41];MATCH([.$M$3];[.$AK$3:.$DL$3];0)+[.S$1])=&quot;&quot;;&quot;&quot;;INDEX([.$AK41:.$DL41];MATCH([.$M$3];[.$AK$3:.$DL$3];0)+[.S$1]))">
            <text:p/>
          </table:table-cell>
          <table:table-cell table:style-name="ce14" table:formula="of:=IF(INDEX([.$AK41:.$DL41];MATCH([.$M$3];[.$AK$3:.$DL$3];0)+[.T$1])=&quot;&quot;;&quot;&quot;;INDEX([.$AK41:.$DL41];MATCH([.$M$3];[.$AK$3:.$DL$3];0)+[.T$1]))">
            <text:p/>
          </table:table-cell>
          <table:table-cell table:style-name="ce51" table:formula="of:=IF(INDEX([.$AK41:.$DL41];MATCH([.$M$3];[.$AK$3:.$DL$3];0)+[.U$1])=&quot;&quot;;&quot;&quot;;INDEX([.$AK41:.$DL41];MATCH([.$M$3];[.$AK$3:.$DL$3];0)+[.U$1]))">
            <text:p/>
          </table:table-cell>
          <table:table-cell table:style-name="ce37" table:formula="of:=IF(INDEX([.$AK41:.$DL41];MATCH([.$M$3];[.$AK$3:.$DL$3];0)+[.V$1])=&quot;&quot;;&quot;&quot;;INDEX([.$AK41:.$DL41];MATCH([.$M$3];[.$AK$3:.$DL$3];0)+[.V$1]))">
            <text:p/>
          </table:table-cell>
          <table:table-cell table:style-name="ce24" table:formula="of:=IF(INDEX([.$AK41:.$DL41];MATCH([.$M$3];[.$AK$3:.$DL$3];0)+[.W$1])=&quot;&quot;;&quot;&quot;;INDEX([.$DO$23:.$DO$422];MATCH(INDEX([.$AK41:.$DL41];MATCH([.$M$3];[.$AK$3:.$DL$3];0)+[.W$1])&amp;IF([.Z41]=&quot;&quot;;&quot;&quot;;&quot;_&quot;&amp;[.Z41]);[.$DR$23:.$DR$422];0)))" office:value-type="float" office:value="155" calcext:value-type="float">
            <text:p>155</text:p>
          </table:table-cell>
          <table:table-cell table:style-name="ce14" table:formula="of:=IF(INDEX([.$AK41:.$DL41];MATCH([.$M$3];[.$AK$3:.$DL$3];0)+[.X$1])=&quot;&quot;;&quot;&quot;;INDEX([.$AK41:.$DL41];MATCH([.$M$3];[.$AK$3:.$DL$3];0)+[.X$1]))" office:value-type="string" office:string-value="b" calcext:value-type="string">
            <text:p>b</text:p>
          </table:table-cell>
          <table:table-cell table:style-name="ce14" table:formula="of:=IF(INDEX([.$AK41:.$DL41];MATCH([.$M$3];[.$AK$3:.$DL$3];0)+[.Y$1])=&quot;&quot;;&quot;&quot;;INDEX([.$AK41:.$DL41];MATCH([.$M$3];[.$AK$3:.$DL$3];0)+[.Y$1]))">
            <text:p/>
          </table:table-cell>
          <table:table-cell table:style-name="ce51" table:formula="of:=IF(INDEX([.$AK41:.$DL41];MATCH([.$M$3];[.$AK$3:.$DL$3];0)+[.Z$1])=&quot;&quot;;&quot;&quot;;INDEX([.$AK41:.$DL41];MATCH([.$M$3];[.$AK$3:.$DL$3];0)+[.Z$1]))">
            <text:p/>
          </table:table-cell>
          <table:table-cell table:style-name="ce59" table:formula="of:=IF(INDEX([.$AK41:.$DL41];MATCH([.$M$3];[.$AK$3:.$DL$3];0)+[.AA$1])=&quot;&quot;;&quot;&quot;;INDEX([.$AK41:.$DL41];MATCH([.$M$3];[.$AK$3:.$DL$3];0)+[.AA$1]))" office:value-type="float" office:value="76.4" calcext:value-type="float">
            <text:p>76.4</text:p>
          </table:table-cell>
          <table:table-cell table:style-name="ce61" table:formula="of:=IF(INDEX([.$AK41:.$DL41];MATCH([.$M$3];[.$AK$3:.$DL$3];0)+[.AB$1])=&quot;&quot;;&quot;&quot;;INDEX([.$DO$23:.$DO$422];MATCH(INDEX([.$AK41:.$DL41];MATCH([.$M$3];[.$AK$3:.$DL$3];0)+[.AB$1])&amp;IF([.AE41]=&quot;&quot;;&quot;&quot;;&quot;_&quot;&amp;[.AE41]);[.$DS$23:.$DS$422];0)))" office:value-type="float" office:value="148" calcext:value-type="float">
            <text:p>148</text:p>
          </table:table-cell>
          <table:table-cell table:style-name="ce14" table:formula="of:=IF(INDEX([.$AK41:.$DL41];MATCH([.$M$3];[.$AK$3:.$DL$3];0)+[.AC$1])=&quot;&quot;;&quot;&quot;;INDEX([.$AK41:.$DL41];MATCH([.$M$3];[.$AK$3:.$DL$3];0)+[.AC$1]))" office:value-type="string" office:string-value="b" calcext:value-type="string">
            <text:p>b</text:p>
          </table:table-cell>
          <table:table-cell table:style-name="ce14" table:formula="of:=IF(INDEX([.$AK41:.$DL41];MATCH([.$M$3];[.$AK$3:.$DL$3];0)+[.AD$1])=&quot;&quot;;&quot;&quot;;INDEX([.$AK41:.$DL41];MATCH([.$M$3];[.$AK$3:.$DL$3];0)+[.AD$1]))">
            <text:p/>
          </table:table-cell>
          <table:table-cell table:style-name="ce51" table:formula="of:=IF(INDEX([.$AK41:.$DL41];MATCH([.$M$3];[.$AK$3:.$DL$3];0)+[.AE$1])=&quot;&quot;;&quot;&quot;;INDEX([.$AK41:.$DL41];MATCH([.$M$3];[.$AK$3:.$DL$3];0)+[.AE$1]))">
            <text:p/>
          </table:table-cell>
          <table:table-cell table:style-name="ce59" table:formula="of:=IF(INDEX([.$AK41:.$DL41];MATCH([.$M$3];[.$AK$3:.$DL$3];0)+[.AF$1])=&quot;&quot;;&quot;&quot;;INDEX([.$AK41:.$DL41];MATCH([.$M$3];[.$AK$3:.$DL$3];0)+[.AF$1]))" office:value-type="float" office:value="96" calcext:value-type="float">
            <text:p>9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5.5" calcext:value-type="float">
            <text:p>65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5" calcext:value-type="float">
            <text:p>82.5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0]+13" office:value-type="float" office:value="83" calcext:value-type="float">
            <text:p>83</text:p>
          </table:table-cell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94" calcext:value-type="float">
            <text:p>94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3" calcext:value-type="float">
            <text:p>3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0]=&quot;&quot;;&quot;&quot;;&quot;\overrideProperty Score.NonMusicalPaperColumn.line-break-system-details #'((Y-offset . &quot;&amp;[.Q40]&amp;&quot;))&quot;)">
            <text:p/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L42];MATCH([.$M$3];[.$AK$3:.$DL$3];0)+[.$M$1])=&quot;&quot;;&quot;&quot;;INDEX([.$DO$23:.$DO$422];MATCH(INDEX([.$AK42:.$DL42];MATCH([.$M$3];[.$AK$3:.$DL$3];0)+[.$M$1])&amp;IF([.P42]=&quot;&quot;;&quot;&quot;;&quot;_&quot;&amp;[.P42]);[.$DP$23:.$DP$422];0)))" office:value-type="float" office:value="102" calcext:value-type="float">
            <text:p>102</text:p>
          </table:table-cell>
          <table:table-cell table:style-name="ce14" table:formula="of:=IF(INDEX([.$AK42:.$DL42];MATCH([.$M$3];[.$AK$3:.$DL$3];0)+[.N$1])=&quot;&quot;;&quot;&quot;;INDEX([.$AK42:.$DL42];MATCH([.$M$3];[.$AK$3:.$DL$3];0)+[.N$1]))" office:value-type="string" office:string-value="b" calcext:value-type="string">
            <text:p>b</text:p>
          </table:table-cell>
          <table:table-cell table:style-name="ce51" table:formula="of:=IF(INDEX([.$AK42:.$DL42];MATCH([.$M$3];[.$AK$3:.$DL$3];0)+[.O$1])=&quot;&quot;;&quot;&quot;;INDEX([.$AK42:.$DL42];MATCH([.$M$3];[.$AK$3:.$DL$3];0)+[.O$1]))">
            <text:p/>
          </table:table-cell>
          <table:table-cell table:style-name="ce51" table:formula="of:=IF(INDEX([.$AK42:.$DL42];MATCH([.$M$3];[.$AK$3:.$DL$3];0)+[.P$1])=&quot;&quot;;&quot;&quot;;INDEX([.$AK42:.$DL42];MATCH([.$M$3];[.$AK$3:.$DL$3];0)+[.P$1]))">
            <text:p/>
          </table:table-cell>
          <table:table-cell table:style-name="ce37" table:formula="of:=IF(INDEX([.$AK42:.$DL42];MATCH([.$M$3];[.$AK$3:.$DL$3];0)+[.Q$1])=&quot;&quot;;&quot;&quot;;INDEX([.$AK42:.$DL42];MATCH([.$M$3];[.$AK$3:.$DL$3];0)+[.Q$1]))">
            <text:p/>
          </table:table-cell>
          <table:table-cell table:style-name="ce24" table:formula="of:=IF(INDEX([.$AK42:.$DL42];MATCH([.$M$3];[.$AK$3:.$DL$3];0)+[.R$1])=&quot;&quot;;&quot;&quot;;INDEX([.$DO$23:.$DO$422];MATCH(INDEX([.$AK42:.$DL42];MATCH([.$M$3];[.$AK$3:.$DL$3];0)+[.R$1])&amp;IF([.U42]=&quot;&quot;;&quot;&quot;;&quot;_&quot;&amp;[.U42]);[.$DQ$23:.$DQ$422];0)))">
            <text:p/>
          </table:table-cell>
          <table:table-cell table:style-name="ce14" table:formula="of:=IF(INDEX([.$AK42:.$DL42];MATCH([.$M$3];[.$AK$3:.$DL$3];0)+[.S$1])=&quot;&quot;;&quot;&quot;;INDEX([.$AK42:.$DL42];MATCH([.$M$3];[.$AK$3:.$DL$3];0)+[.S$1]))">
            <text:p/>
          </table:table-cell>
          <table:table-cell table:style-name="ce14" table:formula="of:=IF(INDEX([.$AK42:.$DL42];MATCH([.$M$3];[.$AK$3:.$DL$3];0)+[.T$1])=&quot;&quot;;&quot;&quot;;INDEX([.$AK42:.$DL42];MATCH([.$M$3];[.$AK$3:.$DL$3];0)+[.T$1]))">
            <text:p/>
          </table:table-cell>
          <table:table-cell table:style-name="ce51" table:formula="of:=IF(INDEX([.$AK42:.$DL42];MATCH([.$M$3];[.$AK$3:.$DL$3];0)+[.U$1])=&quot;&quot;;&quot;&quot;;INDEX([.$AK42:.$DL42];MATCH([.$M$3];[.$AK$3:.$DL$3];0)+[.U$1]))">
            <text:p/>
          </table:table-cell>
          <table:table-cell table:style-name="ce37" table:formula="of:=IF(INDEX([.$AK42:.$DL42];MATCH([.$M$3];[.$AK$3:.$DL$3];0)+[.V$1])=&quot;&quot;;&quot;&quot;;INDEX([.$AK42:.$DL42];MATCH([.$M$3];[.$AK$3:.$DL$3];0)+[.V$1]))">
            <text:p/>
          </table:table-cell>
          <table:table-cell table:style-name="ce24" table:formula="of:=IF(INDEX([.$AK42:.$DL42];MATCH([.$M$3];[.$AK$3:.$DL$3];0)+[.W$1])=&quot;&quot;;&quot;&quot;;INDEX([.$DO$23:.$DO$422];MATCH(INDEX([.$AK42:.$DL42];MATCH([.$M$3];[.$AK$3:.$DL$3];0)+[.W$1])&amp;IF([.Z42]=&quot;&quot;;&quot;&quot;;&quot;_&quot;&amp;[.Z42]);[.$DR$23:.$DR$422];0)))" office:value-type="float" office:value="161" calcext:value-type="float">
            <text:p>161</text:p>
          </table:table-cell>
          <table:table-cell table:style-name="ce14" table:formula="of:=IF(INDEX([.$AK42:.$DL42];MATCH([.$M$3];[.$AK$3:.$DL$3];0)+[.X$1])=&quot;&quot;;&quot;&quot;;INDEX([.$AK42:.$DL42];MATCH([.$M$3];[.$AK$3:.$DL$3];0)+[.X$1]))" office:value-type="string" office:string-value="b" calcext:value-type="string">
            <text:p>b</text:p>
          </table:table-cell>
          <table:table-cell table:style-name="ce14" table:formula="of:=IF(INDEX([.$AK42:.$DL42];MATCH([.$M$3];[.$AK$3:.$DL$3];0)+[.Y$1])=&quot;&quot;;&quot;&quot;;INDEX([.$AK42:.$DL42];MATCH([.$M$3];[.$AK$3:.$DL$3];0)+[.Y$1]))">
            <text:p/>
          </table:table-cell>
          <table:table-cell table:style-name="ce51" table:formula="of:=IF(INDEX([.$AK42:.$DL42];MATCH([.$M$3];[.$AK$3:.$DL$3];0)+[.Z$1])=&quot;&quot;;&quot;&quot;;INDEX([.$AK42:.$DL42];MATCH([.$M$3];[.$AK$3:.$DL$3];0)+[.Z$1]))">
            <text:p/>
          </table:table-cell>
          <table:table-cell table:style-name="ce59" table:formula="of:=IF(INDEX([.$AK42:.$DL42];MATCH([.$M$3];[.$AK$3:.$DL$3];0)+[.AA$1])=&quot;&quot;;&quot;&quot;;INDEX([.$AK42:.$DL42];MATCH([.$M$3];[.$AK$3:.$DL$3];0)+[.AA$1]))" office:value-type="float" office:value="88.3" calcext:value-type="float">
            <text:p>88.3</text:p>
          </table:table-cell>
          <table:table-cell table:style-name="ce61" table:formula="of:=IF(INDEX([.$AK42:.$DL42];MATCH([.$M$3];[.$AK$3:.$DL$3];0)+[.AB$1])=&quot;&quot;;&quot;&quot;;INDEX([.$DO$23:.$DO$422];MATCH(INDEX([.$AK42:.$DL42];MATCH([.$M$3];[.$AK$3:.$DL$3];0)+[.AB$1])&amp;IF([.AE42]=&quot;&quot;;&quot;&quot;;&quot;_&quot;&amp;[.AE42]);[.$DS$23:.$DS$422];0)))" office:value-type="float" office:value="155" calcext:value-type="float">
            <text:p>155</text:p>
          </table:table-cell>
          <table:table-cell table:style-name="ce14" table:formula="of:=IF(INDEX([.$AK42:.$DL42];MATCH([.$M$3];[.$AK$3:.$DL$3];0)+[.AC$1])=&quot;&quot;;&quot;&quot;;INDEX([.$AK42:.$DL42];MATCH([.$M$3];[.$AK$3:.$DL$3];0)+[.AC$1]))" office:value-type="string" office:string-value="b" calcext:value-type="string">
            <text:p>b</text:p>
          </table:table-cell>
          <table:table-cell table:style-name="ce14" table:formula="of:=IF(INDEX([.$AK42:.$DL42];MATCH([.$M$3];[.$AK$3:.$DL$3];0)+[.AD$1])=&quot;&quot;;&quot;&quot;;INDEX([.$AK42:.$DL42];MATCH([.$M$3];[.$AK$3:.$DL$3];0)+[.AD$1]))">
            <text:p/>
          </table:table-cell>
          <table:table-cell table:style-name="ce51" table:formula="of:=IF(INDEX([.$AK42:.$DL42];MATCH([.$M$3];[.$AK$3:.$DL$3];0)+[.AE$1])=&quot;&quot;;&quot;&quot;;INDEX([.$AK42:.$DL42];MATCH([.$M$3];[.$AK$3:.$DL$3];0)+[.AE$1]))">
            <text:p/>
          </table:table-cell>
          <table:table-cell table:style-name="ce59" table:formula="of:=IF(INDEX([.$AK42:.$DL42];MATCH([.$M$3];[.$AK$3:.$DL$3];0)+[.AF$1])=&quot;&quot;;&quot;&quot;;INDEX([.$AK42:.$DL42];MATCH([.$M$3];[.$AK$3:.$DL$3];0)+[.AF$1]))" office:value-type="float" office:value="109" calcext:value-type="float">
            <text:p>10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5.8" calcext:value-type="float">
            <text:p>75.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" calcext:value-type="float">
            <text:p>97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" calcext:value-type="float">
            <text:p>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1]+13" office:value-type="float" office:value="96" calcext:value-type="float">
            <text:p>96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1" calcext:value-type="float">
            <text:p>1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3" calcext:value-type="float">
            <text:p>88.3</text:p>
          </table:table-cell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2" calcext:value-type="float">
            <text:p>102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8" calcext:value-type="float">
            <text:p>8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1]=&quot;&quot;;&quot;&quot;;&quot;\overrideProperty Score.NonMusicalPaperColumn.line-break-system-details #'((Y-offset . &quot;&amp;[.Q41]&amp;&quot;))&quot;)">
            <text:p/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L43];MATCH([.$M$3];[.$AK$3:.$DL$3];0)+[.$M$1])=&quot;&quot;;&quot;&quot;;INDEX([.$DO$23:.$DO$422];MATCH(INDEX([.$AK43:.$DL43];MATCH([.$M$3];[.$AK$3:.$DL$3];0)+[.$M$1])&amp;IF([.P43]=&quot;&quot;;&quot;&quot;;&quot;_&quot;&amp;[.P43]);[.$DP$23:.$DP$422];0)))" office:value-type="float" office:value="107" calcext:value-type="float">
            <text:p>107</text:p>
          </table:table-cell>
          <table:table-cell table:style-name="ce14" table:formula="of:=IF(INDEX([.$AK43:.$DL43];MATCH([.$M$3];[.$AK$3:.$DL$3];0)+[.N$1])=&quot;&quot;;&quot;&quot;;INDEX([.$AK43:.$DL43];MATCH([.$M$3];[.$AK$3:.$DL$3];0)+[.N$1]))" office:value-type="string" office:string-value="b" calcext:value-type="string">
            <text:p>b</text:p>
          </table:table-cell>
          <table:table-cell table:style-name="ce51" table:formula="of:=IF(INDEX([.$AK43:.$DL43];MATCH([.$M$3];[.$AK$3:.$DL$3];0)+[.O$1])=&quot;&quot;;&quot;&quot;;INDEX([.$AK43:.$DL43];MATCH([.$M$3];[.$AK$3:.$DL$3];0)+[.O$1]))">
            <text:p/>
          </table:table-cell>
          <table:table-cell table:style-name="ce51" table:formula="of:=IF(INDEX([.$AK43:.$DL43];MATCH([.$M$3];[.$AK$3:.$DL$3];0)+[.P$1])=&quot;&quot;;&quot;&quot;;INDEX([.$AK43:.$DL43];MATCH([.$M$3];[.$AK$3:.$DL$3];0)+[.P$1]))">
            <text:p/>
          </table:table-cell>
          <table:table-cell table:style-name="ce37" table:formula="of:=IF(INDEX([.$AK43:.$DL43];MATCH([.$M$3];[.$AK$3:.$DL$3];0)+[.Q$1])=&quot;&quot;;&quot;&quot;;INDEX([.$AK43:.$DL43];MATCH([.$M$3];[.$AK$3:.$DL$3];0)+[.Q$1]))">
            <text:p/>
          </table:table-cell>
          <table:table-cell table:style-name="ce24" table:formula="of:=IF(INDEX([.$AK43:.$DL43];MATCH([.$M$3];[.$AK$3:.$DL$3];0)+[.R$1])=&quot;&quot;;&quot;&quot;;INDEX([.$DO$23:.$DO$422];MATCH(INDEX([.$AK43:.$DL43];MATCH([.$M$3];[.$AK$3:.$DL$3];0)+[.R$1])&amp;IF([.U43]=&quot;&quot;;&quot;&quot;;&quot;_&quot;&amp;[.U43]);[.$DQ$23:.$DQ$422];0)))">
            <text:p/>
          </table:table-cell>
          <table:table-cell table:style-name="ce14" table:formula="of:=IF(INDEX([.$AK43:.$DL43];MATCH([.$M$3];[.$AK$3:.$DL$3];0)+[.S$1])=&quot;&quot;;&quot;&quot;;INDEX([.$AK43:.$DL43];MATCH([.$M$3];[.$AK$3:.$DL$3];0)+[.S$1]))">
            <text:p/>
          </table:table-cell>
          <table:table-cell table:style-name="ce14" table:formula="of:=IF(INDEX([.$AK43:.$DL43];MATCH([.$M$3];[.$AK$3:.$DL$3];0)+[.T$1])=&quot;&quot;;&quot;&quot;;INDEX([.$AK43:.$DL43];MATCH([.$M$3];[.$AK$3:.$DL$3];0)+[.T$1]))">
            <text:p/>
          </table:table-cell>
          <table:table-cell table:style-name="ce51" table:formula="of:=IF(INDEX([.$AK43:.$DL43];MATCH([.$M$3];[.$AK$3:.$DL$3];0)+[.U$1])=&quot;&quot;;&quot;&quot;;INDEX([.$AK43:.$DL43];MATCH([.$M$3];[.$AK$3:.$DL$3];0)+[.U$1]))">
            <text:p/>
          </table:table-cell>
          <table:table-cell table:style-name="ce37" table:formula="of:=IF(INDEX([.$AK43:.$DL43];MATCH([.$M$3];[.$AK$3:.$DL$3];0)+[.V$1])=&quot;&quot;;&quot;&quot;;INDEX([.$AK43:.$DL43];MATCH([.$M$3];[.$AK$3:.$DL$3];0)+[.V$1]))">
            <text:p/>
          </table:table-cell>
          <table:table-cell table:style-name="ce24" table:formula="of:=IF(INDEX([.$AK43:.$DL43];MATCH([.$M$3];[.$AK$3:.$DL$3];0)+[.W$1])=&quot;&quot;;&quot;&quot;;INDEX([.$DO$23:.$DO$422];MATCH(INDEX([.$AK43:.$DL43];MATCH([.$M$3];[.$AK$3:.$DL$3];0)+[.W$1])&amp;IF([.Z43]=&quot;&quot;;&quot;&quot;;&quot;_&quot;&amp;[.Z43]);[.$DR$23:.$DR$422];0)))" office:value-type="float" office:value="166" calcext:value-type="float">
            <text:p>166</text:p>
          </table:table-cell>
          <table:table-cell table:style-name="ce14" table:formula="of:=IF(INDEX([.$AK43:.$DL43];MATCH([.$M$3];[.$AK$3:.$DL$3];0)+[.X$1])=&quot;&quot;;&quot;&quot;;INDEX([.$AK43:.$DL43];MATCH([.$M$3];[.$AK$3:.$DL$3];0)+[.X$1]))" office:value-type="string" office:string-value="b" calcext:value-type="string">
            <text:p>b</text:p>
          </table:table-cell>
          <table:table-cell table:style-name="ce14" table:formula="of:=IF(INDEX([.$AK43:.$DL43];MATCH([.$M$3];[.$AK$3:.$DL$3];0)+[.Y$1])=&quot;&quot;;&quot;&quot;;INDEX([.$AK43:.$DL43];MATCH([.$M$3];[.$AK$3:.$DL$3];0)+[.Y$1]))">
            <text:p/>
          </table:table-cell>
          <table:table-cell table:style-name="ce51" table:formula="of:=IF(INDEX([.$AK43:.$DL43];MATCH([.$M$3];[.$AK$3:.$DL$3];0)+[.Z$1])=&quot;&quot;;&quot;&quot;;INDEX([.$AK43:.$DL43];MATCH([.$M$3];[.$AK$3:.$DL$3];0)+[.Z$1]))">
            <text:p/>
          </table:table-cell>
          <table:table-cell table:style-name="ce59" table:formula="of:=IF(INDEX([.$AK43:.$DL43];MATCH([.$M$3];[.$AK$3:.$DL$3];0)+[.AA$1])=&quot;&quot;;&quot;&quot;;INDEX([.$AK43:.$DL43];MATCH([.$M$3];[.$AK$3:.$DL$3];0)+[.AA$1]))" office:value-type="float" office:value="100.2" calcext:value-type="float">
            <text:p>100.2</text:p>
          </table:table-cell>
          <table:table-cell table:style-name="ce61" table:formula="of:=IF(INDEX([.$AK43:.$DL43];MATCH([.$M$3];[.$AK$3:.$DL$3];0)+[.AB$1])=&quot;&quot;;&quot;&quot;;INDEX([.$DO$23:.$DO$422];MATCH(INDEX([.$AK43:.$DL43];MATCH([.$M$3];[.$AK$3:.$DL$3];0)+[.AB$1])&amp;IF([.AE43]=&quot;&quot;;&quot;&quot;;&quot;_&quot;&amp;[.AE43]);[.$DS$23:.$DS$422];0)))" office:value-type="float" office:value="170" calcext:value-type="float">
            <text:p>170</text:p>
          </table:table-cell>
          <table:table-cell table:style-name="ce14" table:formula="of:=IF(INDEX([.$AK43:.$DL43];MATCH([.$M$3];[.$AK$3:.$DL$3];0)+[.AC$1])=&quot;&quot;;&quot;&quot;;INDEX([.$AK43:.$DL43];MATCH([.$M$3];[.$AK$3:.$DL$3];0)+[.AC$1]))" office:value-type="string" office:string-value="b" calcext:value-type="string">
            <text:p>b</text:p>
          </table:table-cell>
          <table:table-cell table:style-name="ce14" table:formula="of:=IF(INDEX([.$AK43:.$DL43];MATCH([.$M$3];[.$AK$3:.$DL$3];0)+[.AD$1])=&quot;&quot;;&quot;&quot;;INDEX([.$AK43:.$DL43];MATCH([.$M$3];[.$AK$3:.$DL$3];0)+[.AD$1]))">
            <text:p/>
          </table:table-cell>
          <table:table-cell table:style-name="ce51" table:formula="of:=IF(INDEX([.$AK43:.$DL43];MATCH([.$M$3];[.$AK$3:.$DL$3];0)+[.AE$1])=&quot;&quot;;&quot;&quot;;INDEX([.$AK43:.$DL43];MATCH([.$M$3];[.$AK$3:.$DL$3];0)+[.AE$1]))">
            <text:p/>
          </table:table-cell>
          <table:table-cell table:style-name="ce59" table:formula="of:=IF(INDEX([.$AK43:.$DL43];MATCH([.$M$3];[.$AK$3:.$DL$3];0)+[.AF$1])=&quot;&quot;;&quot;&quot;;INDEX([.$AK43:.$DL43];MATCH([.$M$3];[.$AK$3:.$DL$3];0)+[.AF$1]))" office:value-type="float" office:value="122" calcext:value-type="float">
            <text:p>12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2]+13" office:value-type="float" office:value="109" calcext:value-type="float">
            <text:p>109</text:p>
          </table:table-cell>
          <table:table-cell table:style-name="ce27" office:value-type="float" office:value="151" calcext:value-type="float">
            <text:p>15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6" calcext:value-type="float">
            <text:p>1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0.2" calcext:value-type="float">
            <text:p>100.2</text:p>
          </table:table-cell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07" calcext:value-type="float">
            <text:p>107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5" calcext:value-type="float">
            <text:p>5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2]=&quot;&quot;;&quot;&quot;;&quot;\overrideProperty Score.NonMusicalPaperColumn.line-break-system-details #'((Y-offset . &quot;&amp;[.Q42]&amp;&quot;))&quot;)">
            <text:p/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L44];MATCH([.$M$3];[.$AK$3:.$DL$3];0)+[.$M$1])=&quot;&quot;;&quot;&quot;;INDEX([.$DO$23:.$DO$422];MATCH(INDEX([.$AK44:.$DL44];MATCH([.$M$3];[.$AK$3:.$DL$3];0)+[.$M$1])&amp;IF([.P44]=&quot;&quot;;&quot;&quot;;&quot;_&quot;&amp;[.P44]);[.$DP$23:.$DP$422];0)))" office:value-type="float" office:value="116" calcext:value-type="float">
            <text:p>116</text:p>
          </table:table-cell>
          <table:table-cell table:style-name="ce14" table:formula="of:=IF(INDEX([.$AK44:.$DL44];MATCH([.$M$3];[.$AK$3:.$DL$3];0)+[.N$1])=&quot;&quot;;&quot;&quot;;INDEX([.$AK44:.$DL44];MATCH([.$M$3];[.$AK$3:.$DL$3];0)+[.N$1]))" office:value-type="string" office:string-value="pb" calcext:value-type="string">
            <text:p>pb</text:p>
          </table:table-cell>
          <table:table-cell table:style-name="ce51" table:formula="of:=IF(INDEX([.$AK44:.$DL44];MATCH([.$M$3];[.$AK$3:.$DL$3];0)+[.O$1])=&quot;&quot;;&quot;&quot;;INDEX([.$AK44:.$DL44];MATCH([.$M$3];[.$AK$3:.$DL$3];0)+[.O$1]))">
            <text:p/>
          </table:table-cell>
          <table:table-cell table:style-name="ce51" table:formula="of:=IF(INDEX([.$AK44:.$DL44];MATCH([.$M$3];[.$AK$3:.$DL$3];0)+[.P$1])=&quot;&quot;;&quot;&quot;;INDEX([.$AK44:.$DL44];MATCH([.$M$3];[.$AK$3:.$DL$3];0)+[.P$1]))">
            <text:p/>
          </table:table-cell>
          <table:table-cell table:style-name="ce37" table:formula="of:=IF(INDEX([.$AK44:.$DL44];MATCH([.$M$3];[.$AK$3:.$DL$3];0)+[.Q$1])=&quot;&quot;;&quot;&quot;;INDEX([.$AK44:.$DL44];MATCH([.$M$3];[.$AK$3:.$DL$3];0)+[.Q$1]))">
            <text:p/>
          </table:table-cell>
          <table:table-cell table:style-name="ce24" table:formula="of:=IF(INDEX([.$AK44:.$DL44];MATCH([.$M$3];[.$AK$3:.$DL$3];0)+[.R$1])=&quot;&quot;;&quot;&quot;;INDEX([.$DO$23:.$DO$422];MATCH(INDEX([.$AK44:.$DL44];MATCH([.$M$3];[.$AK$3:.$DL$3];0)+[.R$1])&amp;IF([.U44]=&quot;&quot;;&quot;&quot;;&quot;_&quot;&amp;[.U44]);[.$DQ$23:.$DQ$422];0)))">
            <text:p/>
          </table:table-cell>
          <table:table-cell table:style-name="ce14" table:formula="of:=IF(INDEX([.$AK44:.$DL44];MATCH([.$M$3];[.$AK$3:.$DL$3];0)+[.S$1])=&quot;&quot;;&quot;&quot;;INDEX([.$AK44:.$DL44];MATCH([.$M$3];[.$AK$3:.$DL$3];0)+[.S$1]))">
            <text:p/>
          </table:table-cell>
          <table:table-cell table:style-name="ce14" table:formula="of:=IF(INDEX([.$AK44:.$DL44];MATCH([.$M$3];[.$AK$3:.$DL$3];0)+[.T$1])=&quot;&quot;;&quot;&quot;;INDEX([.$AK44:.$DL44];MATCH([.$M$3];[.$AK$3:.$DL$3];0)+[.T$1]))">
            <text:p/>
          </table:table-cell>
          <table:table-cell table:style-name="ce51" table:formula="of:=IF(INDEX([.$AK44:.$DL44];MATCH([.$M$3];[.$AK$3:.$DL$3];0)+[.U$1])=&quot;&quot;;&quot;&quot;;INDEX([.$AK44:.$DL44];MATCH([.$M$3];[.$AK$3:.$DL$3];0)+[.U$1]))">
            <text:p/>
          </table:table-cell>
          <table:table-cell table:style-name="ce37" table:formula="of:=IF(INDEX([.$AK44:.$DL44];MATCH([.$M$3];[.$AK$3:.$DL$3];0)+[.V$1])=&quot;&quot;;&quot;&quot;;INDEX([.$AK44:.$DL44];MATCH([.$M$3];[.$AK$3:.$DL$3];0)+[.V$1]))">
            <text:p/>
          </table:table-cell>
          <table:table-cell table:style-name="ce24" table:formula="of:=IF(INDEX([.$AK44:.$DL44];MATCH([.$M$3];[.$AK$3:.$DL$3];0)+[.W$1])=&quot;&quot;;&quot;&quot;;INDEX([.$DO$23:.$DO$422];MATCH(INDEX([.$AK44:.$DL44];MATCH([.$M$3];[.$AK$3:.$DL$3];0)+[.W$1])&amp;IF([.Z44]=&quot;&quot;;&quot;&quot;;&quot;_&quot;&amp;[.Z44]);[.$DR$23:.$DR$422];0)))" office:value-type="float" office:value="171" calcext:value-type="float">
            <text:p>171</text:p>
          </table:table-cell>
          <table:table-cell table:style-name="ce14" table:formula="of:=IF(INDEX([.$AK44:.$DL44];MATCH([.$M$3];[.$AK$3:.$DL$3];0)+[.X$1])=&quot;&quot;;&quot;&quot;;INDEX([.$AK44:.$DL44];MATCH([.$M$3];[.$AK$3:.$DL$3];0)+[.X$1]))" office:value-type="string" office:string-value="b" calcext:value-type="string">
            <text:p>b</text:p>
          </table:table-cell>
          <table:table-cell table:style-name="ce14" table:formula="of:=IF(INDEX([.$AK44:.$DL44];MATCH([.$M$3];[.$AK$3:.$DL$3];0)+[.Y$1])=&quot;&quot;;&quot;&quot;;INDEX([.$AK44:.$DL44];MATCH([.$M$3];[.$AK$3:.$DL$3];0)+[.Y$1]))">
            <text:p/>
          </table:table-cell>
          <table:table-cell table:style-name="ce51" table:formula="of:=IF(INDEX([.$AK44:.$DL44];MATCH([.$M$3];[.$AK$3:.$DL$3];0)+[.Z$1])=&quot;&quot;;&quot;&quot;;INDEX([.$AK44:.$DL44];MATCH([.$M$3];[.$AK$3:.$DL$3];0)+[.Z$1]))">
            <text:p/>
          </table:table-cell>
          <table:table-cell table:style-name="ce59" table:formula="of:=IF(INDEX([.$AK44:.$DL44];MATCH([.$M$3];[.$AK$3:.$DL$3];0)+[.AA$1])=&quot;&quot;;&quot;&quot;;INDEX([.$AK44:.$DL44];MATCH([.$M$3];[.$AK$3:.$DL$3];0)+[.AA$1]))" office:value-type="float" office:value="112.1" calcext:value-type="float">
            <text:p>112.1</text:p>
          </table:table-cell>
          <table:table-cell table:style-name="ce61" table:formula="of:=IF(INDEX([.$AK44:.$DL44];MATCH([.$M$3];[.$AK$3:.$DL$3];0)+[.AB$1])=&quot;&quot;;&quot;&quot;;INDEX([.$DO$23:.$DO$422];MATCH(INDEX([.$AK44:.$DL44];MATCH([.$M$3];[.$AK$3:.$DL$3];0)+[.AB$1])&amp;IF([.AE44]=&quot;&quot;;&quot;&quot;;&quot;_&quot;&amp;[.AE44]);[.$DS$23:.$DS$422];0)))" office:value-type="float" office:value="178" calcext:value-type="float">
            <text:p>178</text:p>
          </table:table-cell>
          <table:table-cell table:style-name="ce14" table:formula="of:=IF(INDEX([.$AK44:.$DL44];MATCH([.$M$3];[.$AK$3:.$DL$3];0)+[.AC$1])=&quot;&quot;;&quot;&quot;;INDEX([.$AK44:.$DL44];MATCH([.$M$3];[.$AK$3:.$DL$3];0)+[.AC$1]))" office:value-type="string" office:string-value="b" calcext:value-type="string">
            <text:p>b</text:p>
          </table:table-cell>
          <table:table-cell table:style-name="ce14" table:formula="of:=IF(INDEX([.$AK44:.$DL44];MATCH([.$M$3];[.$AK$3:.$DL$3];0)+[.AD$1])=&quot;&quot;;&quot;&quot;;INDEX([.$AK44:.$DL44];MATCH([.$M$3];[.$AK$3:.$DL$3];0)+[.AD$1]))">
            <text:p/>
          </table:table-cell>
          <table:table-cell table:style-name="ce51" table:formula="of:=IF(INDEX([.$AK44:.$DL44];MATCH([.$M$3];[.$AK$3:.$DL$3];0)+[.AE$1])=&quot;&quot;;&quot;&quot;;INDEX([.$AK44:.$DL44];MATCH([.$M$3];[.$AK$3:.$DL$3];0)+[.AE$1]))">
            <text:p/>
          </table:table-cell>
          <table:table-cell table:style-name="ce59" table:formula="of:=IF(INDEX([.$AK44:.$DL44];MATCH([.$M$3];[.$AK$3:.$DL$3];0)+[.AF$1])=&quot;&quot;;&quot;&quot;;INDEX([.$AK44:.$DL44];MATCH([.$M$3];[.$AK$3:.$DL$3];0)+[.AF$1]))" office:value-type="float" office:value="135" calcext:value-type="float">
            <text:p>13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4" calcext:value-type="float">
            <text:p>99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4" calcext:value-type="float">
            <text:p>12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3]+13" office:value-type="float" office:value="122" calcext:value-type="float">
            <text:p>122</text:p>
          </table:table-cell>
          <table:table-cell table:style-name="ce27" office:value-type="float" office:value="160" calcext:value-type="float">
            <text:p>1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2.1" calcext:value-type="float">
            <text:p>112.1</text:p>
          </table:table-cell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16" calcext:value-type="float">
            <text:p>116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9" calcext:value-type="float">
            <text:p>9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pb" calcext:value-type="string">
            <text:p>p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9 \pageBreak " calcext:value-type="string">
            <text:p>s1*9 \pageBreak </text:p>
          </table:table-cell>
          <table:table-cell table:formula="of:=IF([.Q43]=&quot;&quot;;&quot;&quot;;&quot;\overrideProperty Score.NonMusicalPaperColumn.line-break-system-details #'((Y-offset . &quot;&amp;[.Q43]&amp;&quot;))&quot;)">
            <text:p/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L45];MATCH([.$M$3];[.$AK$3:.$DL$3];0)+[.$M$1])=&quot;&quot;;&quot;&quot;;INDEX([.$DO$23:.$DO$422];MATCH(INDEX([.$AK45:.$DL45];MATCH([.$M$3];[.$AK$3:.$DL$3];0)+[.$M$1])&amp;IF([.P45]=&quot;&quot;;&quot;&quot;;&quot;_&quot;&amp;[.P45]);[.$DP$23:.$DP$422];0)))" office:value-type="float" office:value="122" calcext:value-type="float">
            <text:p>122</text:p>
          </table:table-cell>
          <table:table-cell table:style-name="ce14" table:formula="of:=IF(INDEX([.$AK45:.$DL45];MATCH([.$M$3];[.$AK$3:.$DL$3];0)+[.N$1])=&quot;&quot;;&quot;&quot;;INDEX([.$AK45:.$DL45];MATCH([.$M$3];[.$AK$3:.$DL$3];0)+[.N$1]))" office:value-type="string" office:string-value="b" calcext:value-type="string">
            <text:p>b</text:p>
          </table:table-cell>
          <table:table-cell table:style-name="ce51" table:formula="of:=IF(INDEX([.$AK45:.$DL45];MATCH([.$M$3];[.$AK$3:.$DL$3];0)+[.O$1])=&quot;&quot;;&quot;&quot;;INDEX([.$AK45:.$DL45];MATCH([.$M$3];[.$AK$3:.$DL$3];0)+[.O$1]))">
            <text:p/>
          </table:table-cell>
          <table:table-cell table:style-name="ce51" table:formula="of:=IF(INDEX([.$AK45:.$DL45];MATCH([.$M$3];[.$AK$3:.$DL$3];0)+[.P$1])=&quot;&quot;;&quot;&quot;;INDEX([.$AK45:.$DL45];MATCH([.$M$3];[.$AK$3:.$DL$3];0)+[.P$1]))">
            <text:p/>
          </table:table-cell>
          <table:table-cell table:style-name="ce37" table:formula="of:=IF(INDEX([.$AK45:.$DL45];MATCH([.$M$3];[.$AK$3:.$DL$3];0)+[.Q$1])=&quot;&quot;;&quot;&quot;;INDEX([.$AK45:.$DL45];MATCH([.$M$3];[.$AK$3:.$DL$3];0)+[.Q$1]))">
            <text:p/>
          </table:table-cell>
          <table:table-cell table:style-name="ce24" table:formula="of:=IF(INDEX([.$AK45:.$DL45];MATCH([.$M$3];[.$AK$3:.$DL$3];0)+[.R$1])=&quot;&quot;;&quot;&quot;;INDEX([.$DO$23:.$DO$422];MATCH(INDEX([.$AK45:.$DL45];MATCH([.$M$3];[.$AK$3:.$DL$3];0)+[.R$1])&amp;IF([.U45]=&quot;&quot;;&quot;&quot;;&quot;_&quot;&amp;[.U45]);[.$DQ$23:.$DQ$422];0)))">
            <text:p/>
          </table:table-cell>
          <table:table-cell table:style-name="ce14" table:formula="of:=IF(INDEX([.$AK45:.$DL45];MATCH([.$M$3];[.$AK$3:.$DL$3];0)+[.S$1])=&quot;&quot;;&quot;&quot;;INDEX([.$AK45:.$DL45];MATCH([.$M$3];[.$AK$3:.$DL$3];0)+[.S$1]))">
            <text:p/>
          </table:table-cell>
          <table:table-cell table:style-name="ce14" table:formula="of:=IF(INDEX([.$AK45:.$DL45];MATCH([.$M$3];[.$AK$3:.$DL$3];0)+[.T$1])=&quot;&quot;;&quot;&quot;;INDEX([.$AK45:.$DL45];MATCH([.$M$3];[.$AK$3:.$DL$3];0)+[.T$1]))">
            <text:p/>
          </table:table-cell>
          <table:table-cell table:style-name="ce51" table:formula="of:=IF(INDEX([.$AK45:.$DL45];MATCH([.$M$3];[.$AK$3:.$DL$3];0)+[.U$1])=&quot;&quot;;&quot;&quot;;INDEX([.$AK45:.$DL45];MATCH([.$M$3];[.$AK$3:.$DL$3];0)+[.U$1]))">
            <text:p/>
          </table:table-cell>
          <table:table-cell table:style-name="ce37" table:formula="of:=IF(INDEX([.$AK45:.$DL45];MATCH([.$M$3];[.$AK$3:.$DL$3];0)+[.V$1])=&quot;&quot;;&quot;&quot;;INDEX([.$AK45:.$DL45];MATCH([.$M$3];[.$AK$3:.$DL$3];0)+[.V$1]))">
            <text:p/>
          </table:table-cell>
          <table:table-cell table:style-name="ce24" table:formula="of:=IF(INDEX([.$AK45:.$DL45];MATCH([.$M$3];[.$AK$3:.$DL$3];0)+[.W$1])=&quot;&quot;;&quot;&quot;;INDEX([.$DO$23:.$DO$422];MATCH(INDEX([.$AK45:.$DL45];MATCH([.$M$3];[.$AK$3:.$DL$3];0)+[.W$1])&amp;IF([.Z45]=&quot;&quot;;&quot;&quot;;&quot;_&quot;&amp;[.Z45]);[.$DR$23:.$DR$422];0)))" office:value-type="float" office:value="177" calcext:value-type="float">
            <text:p>177</text:p>
          </table:table-cell>
          <table:table-cell table:style-name="ce14" table:formula="of:=IF(INDEX([.$AK45:.$DL45];MATCH([.$M$3];[.$AK$3:.$DL$3];0)+[.X$1])=&quot;&quot;;&quot;&quot;;INDEX([.$AK45:.$DL45];MATCH([.$M$3];[.$AK$3:.$DL$3];0)+[.X$1]))" office:value-type="string" office:string-value="b" calcext:value-type="string">
            <text:p>b</text:p>
          </table:table-cell>
          <table:table-cell table:style-name="ce14" table:formula="of:=IF(INDEX([.$AK45:.$DL45];MATCH([.$M$3];[.$AK$3:.$DL$3];0)+[.Y$1])=&quot;&quot;;&quot;&quot;;INDEX([.$AK45:.$DL45];MATCH([.$M$3];[.$AK$3:.$DL$3];0)+[.Y$1]))">
            <text:p/>
          </table:table-cell>
          <table:table-cell table:style-name="ce51" table:formula="of:=IF(INDEX([.$AK45:.$DL45];MATCH([.$M$3];[.$AK$3:.$DL$3];0)+[.Z$1])=&quot;&quot;;&quot;&quot;;INDEX([.$AK45:.$DL45];MATCH([.$M$3];[.$AK$3:.$DL$3];0)+[.Z$1]))">
            <text:p/>
          </table:table-cell>
          <table:table-cell table:style-name="ce59" table:formula="of:=IF(INDEX([.$AK45:.$DL45];MATCH([.$M$3];[.$AK$3:.$DL$3];0)+[.AA$1])=&quot;&quot;;&quot;&quot;;INDEX([.$AK45:.$DL45];MATCH([.$M$3];[.$AK$3:.$DL$3];0)+[.AA$1]))" office:value-type="float" office:value="124" calcext:value-type="float">
            <text:p>124</text:p>
          </table:table-cell>
          <table:table-cell table:style-name="ce61" table:formula="of:=IF(INDEX([.$AK45:.$DL45];MATCH([.$M$3];[.$AK$3:.$DL$3];0)+[.AB$1])=&quot;&quot;;&quot;&quot;;INDEX([.$DO$23:.$DO$422];MATCH(INDEX([.$AK45:.$DL45];MATCH([.$M$3];[.$AK$3:.$DL$3];0)+[.AB$1])&amp;IF([.AE45]=&quot;&quot;;&quot;&quot;;&quot;_&quot;&amp;[.AE45]);[.$DS$23:.$DS$422];0)))" office:value-type="float" office:value="188" calcext:value-type="float">
            <text:p>188</text:p>
          </table:table-cell>
          <table:table-cell table:style-name="ce14" table:formula="of:=IF(INDEX([.$AK45:.$DL45];MATCH([.$M$3];[.$AK$3:.$DL$3];0)+[.AC$1])=&quot;&quot;;&quot;&quot;;INDEX([.$AK45:.$DL45];MATCH([.$M$3];[.$AK$3:.$DL$3];0)+[.AC$1]))" office:value-type="string" office:string-value="b" calcext:value-type="string">
            <text:p>b</text:p>
          </table:table-cell>
          <table:table-cell table:style-name="ce14" table:formula="of:=IF(INDEX([.$AK45:.$DL45];MATCH([.$M$3];[.$AK$3:.$DL$3];0)+[.AD$1])=&quot;&quot;;&quot;&quot;;INDEX([.$AK45:.$DL45];MATCH([.$M$3];[.$AK$3:.$DL$3];0)+[.AD$1]))">
            <text:p/>
          </table:table-cell>
          <table:table-cell table:style-name="ce51" table:formula="of:=IF(INDEX([.$AK45:.$DL45];MATCH([.$M$3];[.$AK$3:.$DL$3];0)+[.AE$1])=&quot;&quot;;&quot;&quot;;INDEX([.$AK45:.$DL45];MATCH([.$M$3];[.$AK$3:.$DL$3];0)+[.AE$1]))">
            <text:p/>
          </table:table-cell>
          <table:table-cell table:style-name="ce59" table:formula="of:=IF(INDEX([.$AK45:.$DL45];MATCH([.$M$3];[.$AK$3:.$DL$3];0)+[.AF$1])=&quot;&quot;;&quot;&quot;;INDEX([.$AK45:.$DL45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.2" calcext:value-type="float">
            <text:p>111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" calcext:value-type="float">
            <text:p>136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" calcext:value-type="float">
            <text:p>1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4]+13" office:value-type="float" office:value="135" calcext:value-type="float">
            <text:p>135</text:p>
          </table:table-cell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7" calcext:value-type="float">
            <text:p>1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88" calcext:value-type="float">
            <text:p>1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22" calcext:value-type="float">
            <text:p>122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6" calcext:value-type="float">
            <text:p>6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4]=&quot;&quot;;&quot;&quot;;&quot;\overrideProperty Score.NonMusicalPaperColumn.line-break-system-details #'((Y-offset . &quot;&amp;[.Q44]&amp;&quot;))&quot;)">
            <text:p/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L46];MATCH([.$M$3];[.$AK$3:.$DL$3];0)+[.$M$1])=&quot;&quot;;&quot;&quot;;INDEX([.$DO$23:.$DO$422];MATCH(INDEX([.$AK46:.$DL46];MATCH([.$M$3];[.$AK$3:.$DL$3];0)+[.$M$1])&amp;IF([.P46]=&quot;&quot;;&quot;&quot;;&quot;_&quot;&amp;[.P46]);[.$DP$23:.$DP$422];0)))" office:value-type="float" office:value="130" calcext:value-type="float">
            <text:p>130</text:p>
          </table:table-cell>
          <table:table-cell table:style-name="ce14" table:formula="of:=IF(INDEX([.$AK46:.$DL46];MATCH([.$M$3];[.$AK$3:.$DL$3];0)+[.N$1])=&quot;&quot;;&quot;&quot;;INDEX([.$AK46:.$DL46];MATCH([.$M$3];[.$AK$3:.$DL$3];0)+[.N$1]))" office:value-type="string" office:string-value="b" calcext:value-type="string">
            <text:p>b</text:p>
          </table:table-cell>
          <table:table-cell table:style-name="ce51" table:formula="of:=IF(INDEX([.$AK46:.$DL46];MATCH([.$M$3];[.$AK$3:.$DL$3];0)+[.O$1])=&quot;&quot;;&quot;&quot;;INDEX([.$AK46:.$DL46];MATCH([.$M$3];[.$AK$3:.$DL$3];0)+[.O$1]))">
            <text:p/>
          </table:table-cell>
          <table:table-cell table:style-name="ce51" table:formula="of:=IF(INDEX([.$AK46:.$DL46];MATCH([.$M$3];[.$AK$3:.$DL$3];0)+[.P$1])=&quot;&quot;;&quot;&quot;;INDEX([.$AK46:.$DL46];MATCH([.$M$3];[.$AK$3:.$DL$3];0)+[.P$1]))">
            <text:p/>
          </table:table-cell>
          <table:table-cell table:style-name="ce37" table:formula="of:=IF(INDEX([.$AK46:.$DL46];MATCH([.$M$3];[.$AK$3:.$DL$3];0)+[.Q$1])=&quot;&quot;;&quot;&quot;;INDEX([.$AK46:.$DL46];MATCH([.$M$3];[.$AK$3:.$DL$3];0)+[.Q$1]))">
            <text:p/>
          </table:table-cell>
          <table:table-cell table:style-name="ce24" table:formula="of:=IF(INDEX([.$AK46:.$DL46];MATCH([.$M$3];[.$AK$3:.$DL$3];0)+[.R$1])=&quot;&quot;;&quot;&quot;;INDEX([.$DO$23:.$DO$422];MATCH(INDEX([.$AK46:.$DL46];MATCH([.$M$3];[.$AK$3:.$DL$3];0)+[.R$1])&amp;IF([.U46]=&quot;&quot;;&quot;&quot;;&quot;_&quot;&amp;[.U46]);[.$DQ$23:.$DQ$422];0)))">
            <text:p/>
          </table:table-cell>
          <table:table-cell table:style-name="ce14" table:formula="of:=IF(INDEX([.$AK46:.$DL46];MATCH([.$M$3];[.$AK$3:.$DL$3];0)+[.S$1])=&quot;&quot;;&quot;&quot;;INDEX([.$AK46:.$DL46];MATCH([.$M$3];[.$AK$3:.$DL$3];0)+[.S$1]))">
            <text:p/>
          </table:table-cell>
          <table:table-cell table:style-name="ce14" table:formula="of:=IF(INDEX([.$AK46:.$DL46];MATCH([.$M$3];[.$AK$3:.$DL$3];0)+[.T$1])=&quot;&quot;;&quot;&quot;;INDEX([.$AK46:.$DL46];MATCH([.$M$3];[.$AK$3:.$DL$3];0)+[.T$1]))">
            <text:p/>
          </table:table-cell>
          <table:table-cell table:style-name="ce51" table:formula="of:=IF(INDEX([.$AK46:.$DL46];MATCH([.$M$3];[.$AK$3:.$DL$3];0)+[.U$1])=&quot;&quot;;&quot;&quot;;INDEX([.$AK46:.$DL46];MATCH([.$M$3];[.$AK$3:.$DL$3];0)+[.U$1]))">
            <text:p/>
          </table:table-cell>
          <table:table-cell table:style-name="ce37" table:formula="of:=IF(INDEX([.$AK46:.$DL46];MATCH([.$M$3];[.$AK$3:.$DL$3];0)+[.V$1])=&quot;&quot;;&quot;&quot;;INDEX([.$AK46:.$DL46];MATCH([.$M$3];[.$AK$3:.$DL$3];0)+[.V$1]))">
            <text:p/>
          </table:table-cell>
          <table:table-cell table:style-name="ce24" table:formula="of:=IF(INDEX([.$AK46:.$DL46];MATCH([.$M$3];[.$AK$3:.$DL$3];0)+[.W$1])=&quot;&quot;;&quot;&quot;;INDEX([.$DO$23:.$DO$422];MATCH(INDEX([.$AK46:.$DL46];MATCH([.$M$3];[.$AK$3:.$DL$3];0)+[.W$1])&amp;IF([.Z46]=&quot;&quot;;&quot;&quot;;&quot;_&quot;&amp;[.Z46]);[.$DR$23:.$DR$422];0)))" office:value-type="float" office:value="184" calcext:value-type="float">
            <text:p>184</text:p>
          </table:table-cell>
          <table:table-cell table:style-name="ce14" table:formula="of:=IF(INDEX([.$AK46:.$DL46];MATCH([.$M$3];[.$AK$3:.$DL$3];0)+[.X$1])=&quot;&quot;;&quot;&quot;;INDEX([.$AK46:.$DL46];MATCH([.$M$3];[.$AK$3:.$DL$3];0)+[.X$1]))" office:value-type="string" office:string-value="b" calcext:value-type="string">
            <text:p>b</text:p>
          </table:table-cell>
          <table:table-cell table:style-name="ce14" table:formula="of:=IF(INDEX([.$AK46:.$DL46];MATCH([.$M$3];[.$AK$3:.$DL$3];0)+[.Y$1])=&quot;&quot;;&quot;&quot;;INDEX([.$AK46:.$DL46];MATCH([.$M$3];[.$AK$3:.$DL$3];0)+[.Y$1]))">
            <text:p/>
          </table:table-cell>
          <table:table-cell table:style-name="ce51" table:formula="of:=IF(INDEX([.$AK46:.$DL46];MATCH([.$M$3];[.$AK$3:.$DL$3];0)+[.Z$1])=&quot;&quot;;&quot;&quot;;INDEX([.$AK46:.$DL46];MATCH([.$M$3];[.$AK$3:.$DL$3];0)+[.Z$1]))">
            <text:p/>
          </table:table-cell>
          <table:table-cell table:style-name="ce59" table:formula="of:=IF(INDEX([.$AK46:.$DL46];MATCH([.$M$3];[.$AK$3:.$DL$3];0)+[.AA$1])=&quot;&quot;;&quot;&quot;;INDEX([.$AK46:.$DL46];MATCH([.$M$3];[.$AK$3:.$DL$3];0)+[.AA$1]))" office:value-type="float" office:value="135.9" calcext:value-type="float">
            <text:p>135.9</text:p>
          </table:table-cell>
          <table:table-cell table:style-name="ce61" table:formula="of:=IF(INDEX([.$AK46:.$DL46];MATCH([.$M$3];[.$AK$3:.$DL$3];0)+[.AB$1])=&quot;&quot;;&quot;&quot;;INDEX([.$DO$23:.$DO$422];MATCH(INDEX([.$AK46:.$DL46];MATCH([.$M$3];[.$AK$3:.$DL$3];0)+[.AB$1])&amp;IF([.AE46]=&quot;&quot;;&quot;&quot;;&quot;_&quot;&amp;[.AE46]);[.$DS$23:.$DS$422];0)))" office:value-type="float" office:value="199" calcext:value-type="float">
            <text:p>199</text:p>
          </table:table-cell>
          <table:table-cell table:style-name="ce14" table:formula="of:=IF(INDEX([.$AK46:.$DL46];MATCH([.$M$3];[.$AK$3:.$DL$3];0)+[.AC$1])=&quot;&quot;;&quot;&quot;;INDEX([.$AK46:.$DL46];MATCH([.$M$3];[.$AK$3:.$DL$3];0)+[.AC$1]))" office:value-type="string" office:string-value="pb" calcext:value-type="string">
            <text:p>pb</text:p>
          </table:table-cell>
          <table:table-cell table:style-name="ce14" table:formula="of:=IF(INDEX([.$AK46:.$DL46];MATCH([.$M$3];[.$AK$3:.$DL$3];0)+[.AD$1])=&quot;&quot;;&quot;&quot;;INDEX([.$AK46:.$DL46];MATCH([.$M$3];[.$AK$3:.$DL$3];0)+[.AD$1]))">
            <text:p/>
          </table:table-cell>
          <table:table-cell table:style-name="ce51" table:formula="of:=IF(INDEX([.$AK46:.$DL46];MATCH([.$M$3];[.$AK$3:.$DL$3];0)+[.AE$1])=&quot;&quot;;&quot;&quot;;INDEX([.$AK46:.$DL46];MATCH([.$M$3];[.$AK$3:.$DL$3];0)+[.AE$1]))">
            <text:p/>
          </table:table-cell>
          <table:table-cell table:style-name="ce59" table:formula="of:=IF(INDEX([.$AK46:.$DL46];MATCH([.$M$3];[.$AK$3:.$DL$3];0)+[.AF$1])=&quot;&quot;;&quot;&quot;;INDEX([.$AK46:.$DL46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" calcext:value-type="float">
            <text:p>12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table:formula="of:=[.CM45]+13" office:value-type="float" office:value="148" calcext:value-type="float">
            <text:p>148</text:p>
          </table:table-cell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30" calcext:value-type="float">
            <text:p>1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4" calcext:value-type="float">
            <text:p>1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9" calcext:value-type="float">
            <text:p>135.9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30" calcext:value-type="float">
            <text:p>130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8" calcext:value-type="float">
            <text:p>8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5]=&quot;&quot;;&quot;&quot;;&quot;\overrideProperty Score.NonMusicalPaperColumn.line-break-system-details #'((Y-offset . &quot;&amp;[.Q45]&amp;&quot;))&quot;)">
            <text:p/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L47];MATCH([.$M$3];[.$AK$3:.$DL$3];0)+[.$M$1])=&quot;&quot;;&quot;&quot;;INDEX([.$DO$23:.$DO$422];MATCH(INDEX([.$AK47:.$DL47];MATCH([.$M$3];[.$AK$3:.$DL$3];0)+[.$M$1])&amp;IF([.P47]=&quot;&quot;;&quot;&quot;;&quot;_&quot;&amp;[.P47]);[.$DP$23:.$DP$422];0)))" office:value-type="float" office:value="135" calcext:value-type="float">
            <text:p>135</text:p>
          </table:table-cell>
          <table:table-cell table:style-name="ce14" table:formula="of:=IF(INDEX([.$AK47:.$DL47];MATCH([.$M$3];[.$AK$3:.$DL$3];0)+[.N$1])=&quot;&quot;;&quot;&quot;;INDEX([.$AK47:.$DL47];MATCH([.$M$3];[.$AK$3:.$DL$3];0)+[.N$1]))" office:value-type="string" office:string-value="b" calcext:value-type="string">
            <text:p>b</text:p>
          </table:table-cell>
          <table:table-cell table:style-name="ce51" table:formula="of:=IF(INDEX([.$AK47:.$DL47];MATCH([.$M$3];[.$AK$3:.$DL$3];0)+[.O$1])=&quot;&quot;;&quot;&quot;;INDEX([.$AK47:.$DL47];MATCH([.$M$3];[.$AK$3:.$DL$3];0)+[.O$1]))">
            <text:p/>
          </table:table-cell>
          <table:table-cell table:style-name="ce51" table:formula="of:=IF(INDEX([.$AK47:.$DL47];MATCH([.$M$3];[.$AK$3:.$DL$3];0)+[.P$1])=&quot;&quot;;&quot;&quot;;INDEX([.$AK47:.$DL47];MATCH([.$M$3];[.$AK$3:.$DL$3];0)+[.P$1]))">
            <text:p/>
          </table:table-cell>
          <table:table-cell table:style-name="ce37" table:formula="of:=IF(INDEX([.$AK47:.$DL47];MATCH([.$M$3];[.$AK$3:.$DL$3];0)+[.Q$1])=&quot;&quot;;&quot;&quot;;INDEX([.$AK47:.$DL47];MATCH([.$M$3];[.$AK$3:.$DL$3];0)+[.Q$1]))">
            <text:p/>
          </table:table-cell>
          <table:table-cell table:style-name="ce24" table:formula="of:=IF(INDEX([.$AK47:.$DL47];MATCH([.$M$3];[.$AK$3:.$DL$3];0)+[.R$1])=&quot;&quot;;&quot;&quot;;INDEX([.$DO$23:.$DO$422];MATCH(INDEX([.$AK47:.$DL47];MATCH([.$M$3];[.$AK$3:.$DL$3];0)+[.R$1])&amp;IF([.U47]=&quot;&quot;;&quot;&quot;;&quot;_&quot;&amp;[.U47]);[.$DQ$23:.$DQ$422];0)))">
            <text:p/>
          </table:table-cell>
          <table:table-cell table:style-name="ce14" table:formula="of:=IF(INDEX([.$AK47:.$DL47];MATCH([.$M$3];[.$AK$3:.$DL$3];0)+[.S$1])=&quot;&quot;;&quot;&quot;;INDEX([.$AK47:.$DL47];MATCH([.$M$3];[.$AK$3:.$DL$3];0)+[.S$1]))">
            <text:p/>
          </table:table-cell>
          <table:table-cell table:style-name="ce14" table:formula="of:=IF(INDEX([.$AK47:.$DL47];MATCH([.$M$3];[.$AK$3:.$DL$3];0)+[.T$1])=&quot;&quot;;&quot;&quot;;INDEX([.$AK47:.$DL47];MATCH([.$M$3];[.$AK$3:.$DL$3];0)+[.T$1]))">
            <text:p/>
          </table:table-cell>
          <table:table-cell table:style-name="ce51" table:formula="of:=IF(INDEX([.$AK47:.$DL47];MATCH([.$M$3];[.$AK$3:.$DL$3];0)+[.U$1])=&quot;&quot;;&quot;&quot;;INDEX([.$AK47:.$DL47];MATCH([.$M$3];[.$AK$3:.$DL$3];0)+[.U$1]))">
            <text:p/>
          </table:table-cell>
          <table:table-cell table:style-name="ce37" table:formula="of:=IF(INDEX([.$AK47:.$DL47];MATCH([.$M$3];[.$AK$3:.$DL$3];0)+[.V$1])=&quot;&quot;;&quot;&quot;;INDEX([.$AK47:.$DL47];MATCH([.$M$3];[.$AK$3:.$DL$3];0)+[.V$1]))">
            <text:p/>
          </table:table-cell>
          <table:table-cell table:style-name="ce24" table:formula="of:=IF(INDEX([.$AK47:.$DL47];MATCH([.$M$3];[.$AK$3:.$DL$3];0)+[.W$1])=&quot;&quot;;&quot;&quot;;INDEX([.$DO$23:.$DO$422];MATCH(INDEX([.$AK47:.$DL47];MATCH([.$M$3];[.$AK$3:.$DL$3];0)+[.W$1])&amp;IF([.Z47]=&quot;&quot;;&quot;&quot;;&quot;_&quot;&amp;[.Z47]);[.$DR$23:.$DR$422];0)))" office:value-type="float" office:value="191" calcext:value-type="float">
            <text:p>191</text:p>
          </table:table-cell>
          <table:table-cell table:style-name="ce14" table:formula="of:=IF(INDEX([.$AK47:.$DL47];MATCH([.$M$3];[.$AK$3:.$DL$3];0)+[.X$1])=&quot;&quot;;&quot;&quot;;INDEX([.$AK47:.$DL47];MATCH([.$M$3];[.$AK$3:.$DL$3];0)+[.X$1]))" office:value-type="string" office:string-value="b" calcext:value-type="string">
            <text:p>b</text:p>
          </table:table-cell>
          <table:table-cell table:style-name="ce14" table:formula="of:=IF(INDEX([.$AK47:.$DL47];MATCH([.$M$3];[.$AK$3:.$DL$3];0)+[.Y$1])=&quot;&quot;;&quot;&quot;;INDEX([.$AK47:.$DL47];MATCH([.$M$3];[.$AK$3:.$DL$3];0)+[.Y$1]))">
            <text:p/>
          </table:table-cell>
          <table:table-cell table:style-name="ce51" table:formula="of:=IF(INDEX([.$AK47:.$DL47];MATCH([.$M$3];[.$AK$3:.$DL$3];0)+[.Z$1])=&quot;&quot;;&quot;&quot;;INDEX([.$AK47:.$DL47];MATCH([.$M$3];[.$AK$3:.$DL$3];0)+[.Z$1]))">
            <text:p/>
          </table:table-cell>
          <table:table-cell table:style-name="ce59" table:formula="of:=IF(INDEX([.$AK47:.$DL47];MATCH([.$M$3];[.$AK$3:.$DL$3];0)+[.AA$1])=&quot;&quot;;&quot;&quot;;INDEX([.$AK47:.$DL47];MATCH([.$M$3];[.$AK$3:.$DL$3];0)+[.AA$1]))" office:value-type="float" office:value="147.8" calcext:value-type="float">
            <text:p>147.8</text:p>
          </table:table-cell>
          <table:table-cell table:style-name="ce61" table:formula="of:=IF(INDEX([.$AK47:.$DL47];MATCH([.$M$3];[.$AK$3:.$DL$3];0)+[.AB$1])=&quot;&quot;;&quot;&quot;;INDEX([.$DO$23:.$DO$422];MATCH(INDEX([.$AK47:.$DL47];MATCH([.$M$3];[.$AK$3:.$DL$3];0)+[.AB$1])&amp;IF([.AE47]=&quot;&quot;;&quot;&quot;;&quot;_&quot;&amp;[.AE47]);[.$DS$23:.$DS$422];0)))" office:value-type="float" office:value="209" calcext:value-type="float">
            <text:p>209</text:p>
          </table:table-cell>
          <table:table-cell table:style-name="ce14" table:formula="of:=IF(INDEX([.$AK47:.$DL47];MATCH([.$M$3];[.$AK$3:.$DL$3];0)+[.AC$1])=&quot;&quot;;&quot;&quot;;INDEX([.$AK47:.$DL47];MATCH([.$M$3];[.$AK$3:.$DL$3];0)+[.AC$1]))" office:value-type="string" office:string-value="b" calcext:value-type="string">
            <text:p>b</text:p>
          </table:table-cell>
          <table:table-cell table:style-name="ce14" table:formula="of:=IF(INDEX([.$AK47:.$DL47];MATCH([.$M$3];[.$AK$3:.$DL$3];0)+[.AD$1])=&quot;&quot;;&quot;&quot;;INDEX([.$AK47:.$DL47];MATCH([.$M$3];[.$AK$3:.$DL$3];0)+[.AD$1]))">
            <text:p/>
          </table:table-cell>
          <table:table-cell table:style-name="ce51" table:formula="of:=IF(INDEX([.$AK47:.$DL47];MATCH([.$M$3];[.$AK$3:.$DL$3];0)+[.AE$1])=&quot;&quot;;&quot;&quot;;INDEX([.$AK47:.$DL47];MATCH([.$M$3];[.$AK$3:.$DL$3];0)+[.AE$1]))">
            <text:p/>
          </table:table-cell>
          <table:table-cell table:style-name="ce59" table:formula="of:=IF(INDEX([.$AK47:.$DL47];MATCH([.$M$3];[.$AK$3:.$DL$3];0)+[.AF$1])=&quot;&quot;;&quot;&quot;;INDEX([.$AK47:.$DL47];MATCH([.$M$3];[.$AK$3:.$DL$3];0)+[.AF$1]))" office:value-type="float" office:value="19.3" calcext:value-type="float">
            <text:p>19.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35" calcext:value-type="float">
            <text:p>1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209" calcext:value-type="float">
            <text:p>2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3" calcext:value-type="float">
            <text:p>19.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35" calcext:value-type="float">
            <text:p>135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5" calcext:value-type="float">
            <text:p>5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b" calcext:value-type="string">
            <text:p>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break" calcext:value-type="string">
            <text:p>\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6]=&quot;&quot;;&quot;&quot;;&quot;\overrideProperty Score.NonMusicalPaperColumn.line-break-system-details #'((Y-offset . &quot;&amp;[.Q46]&amp;&quot;))&quot;)">
            <text:p/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L48];MATCH([.$M$3];[.$AK$3:.$DL$3];0)+[.$M$1])=&quot;&quot;;&quot;&quot;;INDEX([.$DO$23:.$DO$422];MATCH(INDEX([.$AK48:.$DL48];MATCH([.$M$3];[.$AK$3:.$DL$3];0)+[.$M$1])&amp;IF([.P48]=&quot;&quot;;&quot;&quot;;&quot;_&quot;&amp;[.P48]);[.$DP$23:.$DP$422];0)))" office:value-type="float" office:value="143" calcext:value-type="float">
            <text:p>143</text:p>
          </table:table-cell>
          <table:table-cell table:style-name="ce14" table:formula="of:=IF(INDEX([.$AK48:.$DL48];MATCH([.$M$3];[.$AK$3:.$DL$3];0)+[.N$1])=&quot;&quot;;&quot;&quot;;INDEX([.$AK48:.$DL48];MATCH([.$M$3];[.$AK$3:.$DL$3];0)+[.N$1]))" office:value-type="string" office:string-value="b" calcext:value-type="string">
            <text:p>b</text:p>
          </table:table-cell>
          <table:table-cell table:style-name="ce51" table:formula="of:=IF(INDEX([.$AK48:.$DL48];MATCH([.$M$3];[.$AK$3:.$DL$3];0)+[.O$1])=&quot;&quot;;&quot;&quot;;INDEX([.$AK48:.$DL48];MATCH([.$M$3];[.$AK$3:.$DL$3];0)+[.O$1]))">
            <text:p/>
          </table:table-cell>
          <table:table-cell table:style-name="ce51" table:formula="of:=IF(INDEX([.$AK48:.$DL48];MATCH([.$M$3];[.$AK$3:.$DL$3];0)+[.P$1])=&quot;&quot;;&quot;&quot;;INDEX([.$AK48:.$DL48];MATCH([.$M$3];[.$AK$3:.$DL$3];0)+[.P$1]))">
            <text:p/>
          </table:table-cell>
          <table:table-cell table:style-name="ce37" table:formula="of:=IF(INDEX([.$AK48:.$DL48];MATCH([.$M$3];[.$AK$3:.$DL$3];0)+[.Q$1])=&quot;&quot;;&quot;&quot;;INDEX([.$AK48:.$DL48];MATCH([.$M$3];[.$AK$3:.$DL$3];0)+[.Q$1]))">
            <text:p/>
          </table:table-cell>
          <table:table-cell table:style-name="ce24" table:formula="of:=IF(INDEX([.$AK48:.$DL48];MATCH([.$M$3];[.$AK$3:.$DL$3];0)+[.R$1])=&quot;&quot;;&quot;&quot;;INDEX([.$DO$23:.$DO$422];MATCH(INDEX([.$AK48:.$DL48];MATCH([.$M$3];[.$AK$3:.$DL$3];0)+[.R$1])&amp;IF([.U48]=&quot;&quot;;&quot;&quot;;&quot;_&quot;&amp;[.U48]);[.$DQ$23:.$DQ$422];0)))">
            <text:p/>
          </table:table-cell>
          <table:table-cell table:style-name="ce14" table:formula="of:=IF(INDEX([.$AK48:.$DL48];MATCH([.$M$3];[.$AK$3:.$DL$3];0)+[.S$1])=&quot;&quot;;&quot;&quot;;INDEX([.$AK48:.$DL48];MATCH([.$M$3];[.$AK$3:.$DL$3];0)+[.S$1]))">
            <text:p/>
          </table:table-cell>
          <table:table-cell table:style-name="ce14" table:formula="of:=IF(INDEX([.$AK48:.$DL48];MATCH([.$M$3];[.$AK$3:.$DL$3];0)+[.T$1])=&quot;&quot;;&quot;&quot;;INDEX([.$AK48:.$DL48];MATCH([.$M$3];[.$AK$3:.$DL$3];0)+[.T$1]))">
            <text:p/>
          </table:table-cell>
          <table:table-cell table:style-name="ce51" table:formula="of:=IF(INDEX([.$AK48:.$DL48];MATCH([.$M$3];[.$AK$3:.$DL$3];0)+[.U$1])=&quot;&quot;;&quot;&quot;;INDEX([.$AK48:.$DL48];MATCH([.$M$3];[.$AK$3:.$DL$3];0)+[.U$1]))">
            <text:p/>
          </table:table-cell>
          <table:table-cell table:style-name="ce37" table:formula="of:=IF(INDEX([.$AK48:.$DL48];MATCH([.$M$3];[.$AK$3:.$DL$3];0)+[.V$1])=&quot;&quot;;&quot;&quot;;INDEX([.$AK48:.$DL48];MATCH([.$M$3];[.$AK$3:.$DL$3];0)+[.V$1]))">
            <text:p/>
          </table:table-cell>
          <table:table-cell table:style-name="ce24" table:formula="of:=IF(INDEX([.$AK48:.$DL48];MATCH([.$M$3];[.$AK$3:.$DL$3];0)+[.W$1])=&quot;&quot;;&quot;&quot;;INDEX([.$DO$23:.$DO$422];MATCH(INDEX([.$AK48:.$DL48];MATCH([.$M$3];[.$AK$3:.$DL$3];0)+[.W$1])&amp;IF([.Z48]=&quot;&quot;;&quot;&quot;;&quot;_&quot;&amp;[.Z48]);[.$DR$23:.$DR$422];0)))">
            <text:p/>
          </table:table-cell>
          <table:table-cell table:style-name="ce14" table:formula="of:=IF(INDEX([.$AK48:.$DL48];MATCH([.$M$3];[.$AK$3:.$DL$3];0)+[.X$1])=&quot;&quot;;&quot;&quot;;INDEX([.$AK48:.$DL48];MATCH([.$M$3];[.$AK$3:.$DL$3];0)+[.X$1]))">
            <text:p/>
          </table:table-cell>
          <table:table-cell table:style-name="ce14" table:formula="of:=IF(INDEX([.$AK48:.$DL48];MATCH([.$M$3];[.$AK$3:.$DL$3];0)+[.Y$1])=&quot;&quot;;&quot;&quot;;INDEX([.$AK48:.$DL48];MATCH([.$M$3];[.$AK$3:.$DL$3];0)+[.Y$1]))">
            <text:p/>
          </table:table-cell>
          <table:table-cell table:style-name="ce51" table:formula="of:=IF(INDEX([.$AK48:.$DL48];MATCH([.$M$3];[.$AK$3:.$DL$3];0)+[.Z$1])=&quot;&quot;;&quot;&quot;;INDEX([.$AK48:.$DL48];MATCH([.$M$3];[.$AK$3:.$DL$3];0)+[.Z$1]))">
            <text:p/>
          </table:table-cell>
          <table:table-cell table:style-name="ce37" table:formula="of:=IF(INDEX([.$AK48:.$DL48];MATCH([.$M$3];[.$AK$3:.$DL$3];0)+[.AA$1])=&quot;&quot;;&quot;&quot;;INDEX([.$AK48:.$DL48];MATCH([.$M$3];[.$AK$3:.$DL$3];0)+[.AA$1]))">
            <text:p/>
          </table:table-cell>
          <table:table-cell table:style-name="ce61" table:formula="of:=IF(INDEX([.$AK48:.$DL48];MATCH([.$M$3];[.$AK$3:.$DL$3];0)+[.AB$1])=&quot;&quot;;&quot;&quot;;INDEX([.$DO$23:.$DO$422];MATCH(INDEX([.$AK48:.$DL48];MATCH([.$M$3];[.$AK$3:.$DL$3];0)+[.AB$1])&amp;IF([.AE48]=&quot;&quot;;&quot;&quot;;&quot;_&quot;&amp;[.AE48]);[.$DS$23:.$DS$422];0)))" office:value-type="float" office:value="218" calcext:value-type="float">
            <text:p>218</text:p>
          </table:table-cell>
          <table:table-cell table:style-name="ce14" table:formula="of:=IF(INDEX([.$AK48:.$DL48];MATCH([.$M$3];[.$AK$3:.$DL$3];0)+[.AC$1])=&quot;&quot;;&quot;&quot;;INDEX([.$AK48:.$DL48];MATCH([.$M$3];[.$AK$3:.$DL$3];0)+[.AC$1]))" office:value-type="string" office:string-value="b" calcext:value-type="string">
            <text:p>b</text:p>
          </table:table-cell>
          <table:table-cell table:style-name="ce14" table:formula="of:=IF(INDEX([.$AK48:.$DL48];MATCH([.$M$3];[.$AK$3:.$DL$3];0)+[.AD$1])=&quot;&quot;;&quot;&quot;;INDEX([.$AK48:.$DL48];MATCH([.$M$3];[.$AK$3:.$DL$3];0)+[.AD$1]))">
            <text:p/>
          </table:table-cell>
          <table:table-cell table:style-name="ce51" table:formula="of:=IF(INDEX([.$AK48:.$DL48];MATCH([.$M$3];[.$AK$3:.$DL$3];0)+[.AE$1])=&quot;&quot;;&quot;&quot;;INDEX([.$AK48:.$DL48];MATCH([.$M$3];[.$AK$3:.$DL$3];0)+[.AE$1]))">
            <text:p/>
          </table:table-cell>
          <table:table-cell table:style-name="ce59" table:formula="of:=IF(INDEX([.$AK48:.$DL48];MATCH([.$M$3];[.$AK$3:.$DL$3];0)+[.AF$1])=&quot;&quot;;&quot;&quot;;INDEX([.$AK48:.$DL48];MATCH([.$M$3];[.$AK$3:.$DL$3];0)+[.AF$1]))" office:value-type="float" office:value="33.6" calcext:value-type="float">
            <text:p>33.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" calcext:value-type="float">
            <text:p>1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2" calcext:value-type="float">
            <text:p>2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8" calcext:value-type="float">
            <text:p>2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3.6" calcext:value-type="float">
            <text:p>33.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43" calcext:value-type="float">
            <text:p>143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8" calcext:value-type="float">
            <text:p>8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7]=&quot;&quot;;&quot;&quot;;&quot;\overrideProperty Score.NonMusicalPaperColumn.line-break-system-details #'((Y-offset . &quot;&amp;[.Q47]&amp;&quot;))&quot;)">
            <text:p/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L49];MATCH([.$M$3];[.$AK$3:.$DL$3];0)+[.$M$1])=&quot;&quot;;&quot;&quot;;INDEX([.$DO$23:.$DO$422];MATCH(INDEX([.$AK49:.$DL49];MATCH([.$M$3];[.$AK$3:.$DL$3];0)+[.$M$1])&amp;IF([.P49]=&quot;&quot;;&quot;&quot;;&quot;_&quot;&amp;[.P49]);[.$DP$23:.$DP$422];0)))" office:value-type="float" office:value="148" calcext:value-type="float">
            <text:p>148</text:p>
          </table:table-cell>
          <table:table-cell table:style-name="ce14" table:formula="of:=IF(INDEX([.$AK49:.$DL49];MATCH([.$M$3];[.$AK$3:.$DL$3];0)+[.N$1])=&quot;&quot;;&quot;&quot;;INDEX([.$AK49:.$DL49];MATCH([.$M$3];[.$AK$3:.$DL$3];0)+[.N$1]))" office:value-type="string" office:string-value="b" calcext:value-type="string">
            <text:p>b</text:p>
          </table:table-cell>
          <table:table-cell table:style-name="ce51" table:formula="of:=IF(INDEX([.$AK49:.$DL49];MATCH([.$M$3];[.$AK$3:.$DL$3];0)+[.O$1])=&quot;&quot;;&quot;&quot;;INDEX([.$AK49:.$DL49];MATCH([.$M$3];[.$AK$3:.$DL$3];0)+[.O$1]))">
            <text:p/>
          </table:table-cell>
          <table:table-cell table:style-name="ce51" table:formula="of:=IF(INDEX([.$AK49:.$DL49];MATCH([.$M$3];[.$AK$3:.$DL$3];0)+[.P$1])=&quot;&quot;;&quot;&quot;;INDEX([.$AK49:.$DL49];MATCH([.$M$3];[.$AK$3:.$DL$3];0)+[.P$1]))">
            <text:p/>
          </table:table-cell>
          <table:table-cell table:style-name="ce37" table:formula="of:=IF(INDEX([.$AK49:.$DL49];MATCH([.$M$3];[.$AK$3:.$DL$3];0)+[.Q$1])=&quot;&quot;;&quot;&quot;;INDEX([.$AK49:.$DL49];MATCH([.$M$3];[.$AK$3:.$DL$3];0)+[.Q$1]))">
            <text:p/>
          </table:table-cell>
          <table:table-cell table:style-name="ce24" table:formula="of:=IF(INDEX([.$AK49:.$DL49];MATCH([.$M$3];[.$AK$3:.$DL$3];0)+[.R$1])=&quot;&quot;;&quot;&quot;;INDEX([.$DO$23:.$DO$422];MATCH(INDEX([.$AK49:.$DL49];MATCH([.$M$3];[.$AK$3:.$DL$3];0)+[.R$1])&amp;IF([.U49]=&quot;&quot;;&quot;&quot;;&quot;_&quot;&amp;[.U49]);[.$DQ$23:.$DQ$422];0)))">
            <text:p/>
          </table:table-cell>
          <table:table-cell table:style-name="ce14" table:formula="of:=IF(INDEX([.$AK49:.$DL49];MATCH([.$M$3];[.$AK$3:.$DL$3];0)+[.S$1])=&quot;&quot;;&quot;&quot;;INDEX([.$AK49:.$DL49];MATCH([.$M$3];[.$AK$3:.$DL$3];0)+[.S$1]))">
            <text:p/>
          </table:table-cell>
          <table:table-cell table:style-name="ce14" table:formula="of:=IF(INDEX([.$AK49:.$DL49];MATCH([.$M$3];[.$AK$3:.$DL$3];0)+[.T$1])=&quot;&quot;;&quot;&quot;;INDEX([.$AK49:.$DL49];MATCH([.$M$3];[.$AK$3:.$DL$3];0)+[.T$1]))">
            <text:p/>
          </table:table-cell>
          <table:table-cell table:style-name="ce51" table:formula="of:=IF(INDEX([.$AK49:.$DL49];MATCH([.$M$3];[.$AK$3:.$DL$3];0)+[.U$1])=&quot;&quot;;&quot;&quot;;INDEX([.$AK49:.$DL49];MATCH([.$M$3];[.$AK$3:.$DL$3];0)+[.U$1]))">
            <text:p/>
          </table:table-cell>
          <table:table-cell table:style-name="ce37" table:formula="of:=IF(INDEX([.$AK49:.$DL49];MATCH([.$M$3];[.$AK$3:.$DL$3];0)+[.V$1])=&quot;&quot;;&quot;&quot;;INDEX([.$AK49:.$DL49];MATCH([.$M$3];[.$AK$3:.$DL$3];0)+[.V$1]))">
            <text:p/>
          </table:table-cell>
          <table:table-cell table:style-name="ce24" table:formula="of:=IF(INDEX([.$AK49:.$DL49];MATCH([.$M$3];[.$AK$3:.$DL$3];0)+[.W$1])=&quot;&quot;;&quot;&quot;;INDEX([.$DO$23:.$DO$422];MATCH(INDEX([.$AK49:.$DL49];MATCH([.$M$3];[.$AK$3:.$DL$3];0)+[.W$1])&amp;IF([.Z49]=&quot;&quot;;&quot;&quot;;&quot;_&quot;&amp;[.Z49]);[.$DR$23:.$DR$422];0)))">
            <text:p/>
          </table:table-cell>
          <table:table-cell table:style-name="ce14" table:formula="of:=IF(INDEX([.$AK49:.$DL49];MATCH([.$M$3];[.$AK$3:.$DL$3];0)+[.X$1])=&quot;&quot;;&quot;&quot;;INDEX([.$AK49:.$DL49];MATCH([.$M$3];[.$AK$3:.$DL$3];0)+[.X$1]))">
            <text:p/>
          </table:table-cell>
          <table:table-cell table:style-name="ce14" table:formula="of:=IF(INDEX([.$AK49:.$DL49];MATCH([.$M$3];[.$AK$3:.$DL$3];0)+[.Y$1])=&quot;&quot;;&quot;&quot;;INDEX([.$AK49:.$DL49];MATCH([.$M$3];[.$AK$3:.$DL$3];0)+[.Y$1]))">
            <text:p/>
          </table:table-cell>
          <table:table-cell table:style-name="ce51" table:formula="of:=IF(INDEX([.$AK49:.$DL49];MATCH([.$M$3];[.$AK$3:.$DL$3];0)+[.Z$1])=&quot;&quot;;&quot;&quot;;INDEX([.$AK49:.$DL49];MATCH([.$M$3];[.$AK$3:.$DL$3];0)+[.Z$1]))">
            <text:p/>
          </table:table-cell>
          <table:table-cell table:style-name="ce37" table:formula="of:=IF(INDEX([.$AK49:.$DL49];MATCH([.$M$3];[.$AK$3:.$DL$3];0)+[.AA$1])=&quot;&quot;;&quot;&quot;;INDEX([.$AK49:.$DL49];MATCH([.$M$3];[.$AK$3:.$DL$3];0)+[.AA$1]))">
            <text:p/>
          </table:table-cell>
          <table:table-cell table:style-name="ce61" table:formula="of:=IF(INDEX([.$AK49:.$DL49];MATCH([.$M$3];[.$AK$3:.$DL$3];0)+[.AB$1])=&quot;&quot;;&quot;&quot;;INDEX([.$DO$23:.$DO$422];MATCH(INDEX([.$AK49:.$DL49];MATCH([.$M$3];[.$AK$3:.$DL$3];0)+[.AB$1])&amp;IF([.AE49]=&quot;&quot;;&quot;&quot;;&quot;_&quot;&amp;[.AE49]);[.$DS$23:.$DS$422];0)))" office:value-type="float" office:value="226" calcext:value-type="float">
            <text:p>226</text:p>
          </table:table-cell>
          <table:table-cell table:style-name="ce14" table:formula="of:=IF(INDEX([.$AK49:.$DL49];MATCH([.$M$3];[.$AK$3:.$DL$3];0)+[.AC$1])=&quot;&quot;;&quot;&quot;;INDEX([.$AK49:.$DL49];MATCH([.$M$3];[.$AK$3:.$DL$3];0)+[.AC$1]))" office:value-type="string" office:string-value="b" calcext:value-type="string">
            <text:p>b</text:p>
          </table:table-cell>
          <table:table-cell table:style-name="ce14" table:formula="of:=IF(INDEX([.$AK49:.$DL49];MATCH([.$M$3];[.$AK$3:.$DL$3];0)+[.AD$1])=&quot;&quot;;&quot;&quot;;INDEX([.$AK49:.$DL49];MATCH([.$M$3];[.$AK$3:.$DL$3];0)+[.AD$1]))">
            <text:p/>
          </table:table-cell>
          <table:table-cell table:style-name="ce51" table:formula="of:=IF(INDEX([.$AK49:.$DL49];MATCH([.$M$3];[.$AK$3:.$DL$3];0)+[.AE$1])=&quot;&quot;;&quot;&quot;;INDEX([.$AK49:.$DL49];MATCH([.$M$3];[.$AK$3:.$DL$3];0)+[.AE$1]))">
            <text:p/>
          </table:table-cell>
          <table:table-cell table:style-name="ce59" table:formula="of:=IF(INDEX([.$AK49:.$DL49];MATCH([.$M$3];[.$AK$3:.$DL$3];0)+[.AF$1])=&quot;&quot;;&quot;&quot;;INDEX([.$AK49:.$DL49];MATCH([.$M$3];[.$AK$3:.$DL$3];0)+[.AF$1]))" office:value-type="float" office:value="47.9" calcext:value-type="float">
            <text:p>47.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77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5" calcext:value-type="float">
            <text:p>2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6" calcext:value-type="float">
            <text:p>2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9" calcext:value-type="float">
            <text:p>47.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48" calcext:value-type="float">
            <text:p>148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8]=&quot;&quot;;&quot;&quot;;&quot;\overrideProperty Score.NonMusicalPaperColumn.line-break-system-details #'((Y-offset . &quot;&amp;[.Q48]&amp;&quot;))&quot;)">
            <text:p/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L50];MATCH([.$M$3];[.$AK$3:.$DL$3];0)+[.$M$1])=&quot;&quot;;&quot;&quot;;INDEX([.$DO$23:.$DO$422];MATCH(INDEX([.$AK50:.$DL50];MATCH([.$M$3];[.$AK$3:.$DL$3];0)+[.$M$1])&amp;IF([.P50]=&quot;&quot;;&quot;&quot;;&quot;_&quot;&amp;[.P50]);[.$DP$23:.$DP$422];0)))" office:value-type="float" office:value="152" calcext:value-type="float">
            <text:p>152</text:p>
          </table:table-cell>
          <table:table-cell table:style-name="ce14" table:formula="of:=IF(INDEX([.$AK50:.$DL50];MATCH([.$M$3];[.$AK$3:.$DL$3];0)+[.N$1])=&quot;&quot;;&quot;&quot;;INDEX([.$AK50:.$DL50];MATCH([.$M$3];[.$AK$3:.$DL$3];0)+[.N$1]))" office:value-type="string" office:string-value="b" calcext:value-type="string">
            <text:p>b</text:p>
          </table:table-cell>
          <table:table-cell table:style-name="ce51" table:formula="of:=IF(INDEX([.$AK50:.$DL50];MATCH([.$M$3];[.$AK$3:.$DL$3];0)+[.O$1])=&quot;&quot;;&quot;&quot;;INDEX([.$AK50:.$DL50];MATCH([.$M$3];[.$AK$3:.$DL$3];0)+[.O$1]))">
            <text:p/>
          </table:table-cell>
          <table:table-cell table:style-name="ce51" table:formula="of:=IF(INDEX([.$AK50:.$DL50];MATCH([.$M$3];[.$AK$3:.$DL$3];0)+[.P$1])=&quot;&quot;;&quot;&quot;;INDEX([.$AK50:.$DL50];MATCH([.$M$3];[.$AK$3:.$DL$3];0)+[.P$1]))">
            <text:p/>
          </table:table-cell>
          <table:table-cell table:style-name="ce37" table:formula="of:=IF(INDEX([.$AK50:.$DL50];MATCH([.$M$3];[.$AK$3:.$DL$3];0)+[.Q$1])=&quot;&quot;;&quot;&quot;;INDEX([.$AK50:.$DL50];MATCH([.$M$3];[.$AK$3:.$DL$3];0)+[.Q$1]))">
            <text:p/>
          </table:table-cell>
          <table:table-cell table:style-name="ce24" table:formula="of:=IF(INDEX([.$AK50:.$DL50];MATCH([.$M$3];[.$AK$3:.$DL$3];0)+[.R$1])=&quot;&quot;;&quot;&quot;;INDEX([.$DO$23:.$DO$422];MATCH(INDEX([.$AK50:.$DL50];MATCH([.$M$3];[.$AK$3:.$DL$3];0)+[.R$1])&amp;IF([.U50]=&quot;&quot;;&quot;&quot;;&quot;_&quot;&amp;[.U50]);[.$DQ$23:.$DQ$422];0)))">
            <text:p/>
          </table:table-cell>
          <table:table-cell table:style-name="ce14" table:formula="of:=IF(INDEX([.$AK50:.$DL50];MATCH([.$M$3];[.$AK$3:.$DL$3];0)+[.S$1])=&quot;&quot;;&quot;&quot;;INDEX([.$AK50:.$DL50];MATCH([.$M$3];[.$AK$3:.$DL$3];0)+[.S$1]))">
            <text:p/>
          </table:table-cell>
          <table:table-cell table:style-name="ce14" table:formula="of:=IF(INDEX([.$AK50:.$DL50];MATCH([.$M$3];[.$AK$3:.$DL$3];0)+[.T$1])=&quot;&quot;;&quot;&quot;;INDEX([.$AK50:.$DL50];MATCH([.$M$3];[.$AK$3:.$DL$3];0)+[.T$1]))">
            <text:p/>
          </table:table-cell>
          <table:table-cell table:style-name="ce51" table:formula="of:=IF(INDEX([.$AK50:.$DL50];MATCH([.$M$3];[.$AK$3:.$DL$3];0)+[.U$1])=&quot;&quot;;&quot;&quot;;INDEX([.$AK50:.$DL50];MATCH([.$M$3];[.$AK$3:.$DL$3];0)+[.U$1]))">
            <text:p/>
          </table:table-cell>
          <table:table-cell table:style-name="ce37" table:formula="of:=IF(INDEX([.$AK50:.$DL50];MATCH([.$M$3];[.$AK$3:.$DL$3];0)+[.V$1])=&quot;&quot;;&quot;&quot;;INDEX([.$AK50:.$DL50];MATCH([.$M$3];[.$AK$3:.$DL$3];0)+[.V$1]))">
            <text:p/>
          </table:table-cell>
          <table:table-cell table:style-name="ce24" table:formula="of:=IF(INDEX([.$AK50:.$DL50];MATCH([.$M$3];[.$AK$3:.$DL$3];0)+[.W$1])=&quot;&quot;;&quot;&quot;;INDEX([.$DO$23:.$DO$422];MATCH(INDEX([.$AK50:.$DL50];MATCH([.$M$3];[.$AK$3:.$DL$3];0)+[.W$1])&amp;IF([.Z50]=&quot;&quot;;&quot;&quot;;&quot;_&quot;&amp;[.Z50]);[.$DR$23:.$DR$422];0)))">
            <text:p/>
          </table:table-cell>
          <table:table-cell table:style-name="ce14" table:formula="of:=IF(INDEX([.$AK50:.$DL50];MATCH([.$M$3];[.$AK$3:.$DL$3];0)+[.X$1])=&quot;&quot;;&quot;&quot;;INDEX([.$AK50:.$DL50];MATCH([.$M$3];[.$AK$3:.$DL$3];0)+[.X$1]))">
            <text:p/>
          </table:table-cell>
          <table:table-cell table:style-name="ce14" table:formula="of:=IF(INDEX([.$AK50:.$DL50];MATCH([.$M$3];[.$AK$3:.$DL$3];0)+[.Y$1])=&quot;&quot;;&quot;&quot;;INDEX([.$AK50:.$DL50];MATCH([.$M$3];[.$AK$3:.$DL$3];0)+[.Y$1]))">
            <text:p/>
          </table:table-cell>
          <table:table-cell table:style-name="ce51" table:formula="of:=IF(INDEX([.$AK50:.$DL50];MATCH([.$M$3];[.$AK$3:.$DL$3];0)+[.Z$1])=&quot;&quot;;&quot;&quot;;INDEX([.$AK50:.$DL50];MATCH([.$M$3];[.$AK$3:.$DL$3];0)+[.Z$1]))">
            <text:p/>
          </table:table-cell>
          <table:table-cell table:style-name="ce37" table:formula="of:=IF(INDEX([.$AK50:.$DL50];MATCH([.$M$3];[.$AK$3:.$DL$3];0)+[.AA$1])=&quot;&quot;;&quot;&quot;;INDEX([.$AK50:.$DL50];MATCH([.$M$3];[.$AK$3:.$DL$3];0)+[.AA$1]))">
            <text:p/>
          </table:table-cell>
          <table:table-cell table:style-name="ce61" table:formula="of:=IF(INDEX([.$AK50:.$DL50];MATCH([.$M$3];[.$AK$3:.$DL$3];0)+[.AB$1])=&quot;&quot;;&quot;&quot;;INDEX([.$DO$23:.$DO$422];MATCH(INDEX([.$AK50:.$DL50];MATCH([.$M$3];[.$AK$3:.$DL$3];0)+[.AB$1])&amp;IF([.AE50]=&quot;&quot;;&quot;&quot;;&quot;_&quot;&amp;[.AE50]);[.$DS$23:.$DS$422];0)))" office:value-type="float" office:value="233" calcext:value-type="float">
            <text:p>233</text:p>
          </table:table-cell>
          <table:table-cell table:style-name="ce14" table:formula="of:=IF(INDEX([.$AK50:.$DL50];MATCH([.$M$3];[.$AK$3:.$DL$3];0)+[.AC$1])=&quot;&quot;;&quot;&quot;;INDEX([.$AK50:.$DL50];MATCH([.$M$3];[.$AK$3:.$DL$3];0)+[.AC$1]))" office:value-type="string" office:string-value="b" calcext:value-type="string">
            <text:p>b</text:p>
          </table:table-cell>
          <table:table-cell table:style-name="ce14" table:formula="of:=IF(INDEX([.$AK50:.$DL50];MATCH([.$M$3];[.$AK$3:.$DL$3];0)+[.AD$1])=&quot;&quot;;&quot;&quot;;INDEX([.$AK50:.$DL50];MATCH([.$M$3];[.$AK$3:.$DL$3];0)+[.AD$1]))">
            <text:p/>
          </table:table-cell>
          <table:table-cell table:style-name="ce51" table:formula="of:=IF(INDEX([.$AK50:.$DL50];MATCH([.$M$3];[.$AK$3:.$DL$3];0)+[.AE$1])=&quot;&quot;;&quot;&quot;;INDEX([.$AK50:.$DL50];MATCH([.$M$3];[.$AK$3:.$DL$3];0)+[.AE$1]))">
            <text:p/>
          </table:table-cell>
          <table:table-cell table:style-name="ce59" table:formula="of:=IF(INDEX([.$AK50:.$DL50];MATCH([.$M$3];[.$AK$3:.$DL$3];0)+[.AF$1])=&quot;&quot;;&quot;&quot;;INDEX([.$AK50:.$DL50];MATCH([.$M$3];[.$AK$3:.$DL$3];0)+[.AF$1]))" office:value-type="float" office:value="62.2" calcext:value-type="float">
            <text:p>62.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6.5" calcext:value-type="float">
            <text:p>1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3" calcext:value-type="float">
            <text:p>2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" calcext:value-type="float">
            <text:p>62.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52" calcext:value-type="float">
            <text:p>152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4" calcext:value-type="float">
            <text:p>4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9]=&quot;&quot;;&quot;&quot;;&quot;\overrideProperty Score.NonMusicalPaperColumn.line-break-system-details #'((Y-offset . &quot;&amp;[.Q49]&amp;&quot;))&quot;)">
            <text:p/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L51];MATCH([.$M$3];[.$AK$3:.$DL$3];0)+[.$M$1])=&quot;&quot;;&quot;&quot;;INDEX([.$DO$23:.$DO$422];MATCH(INDEX([.$AK51:.$DL51];MATCH([.$M$3];[.$AK$3:.$DL$3];0)+[.$M$1])&amp;IF([.P51]=&quot;&quot;;&quot;&quot;;&quot;_&quot;&amp;[.P51]);[.$DP$23:.$DP$422];0)))" office:value-type="float" office:value="162" calcext:value-type="float">
            <text:p>162</text:p>
          </table:table-cell>
          <table:table-cell table:style-name="ce14" table:formula="of:=IF(INDEX([.$AK51:.$DL51];MATCH([.$M$3];[.$AK$3:.$DL$3];0)+[.N$1])=&quot;&quot;;&quot;&quot;;INDEX([.$AK51:.$DL51];MATCH([.$M$3];[.$AK$3:.$DL$3];0)+[.N$1]))" office:value-type="string" office:string-value="b" calcext:value-type="string">
            <text:p>b</text:p>
          </table:table-cell>
          <table:table-cell table:style-name="ce51" table:formula="of:=IF(INDEX([.$AK51:.$DL51];MATCH([.$M$3];[.$AK$3:.$DL$3];0)+[.O$1])=&quot;&quot;;&quot;&quot;;INDEX([.$AK51:.$DL51];MATCH([.$M$3];[.$AK$3:.$DL$3];0)+[.O$1]))">
            <text:p/>
          </table:table-cell>
          <table:table-cell table:style-name="ce51" table:formula="of:=IF(INDEX([.$AK51:.$DL51];MATCH([.$M$3];[.$AK$3:.$DL$3];0)+[.P$1])=&quot;&quot;;&quot;&quot;;INDEX([.$AK51:.$DL51];MATCH([.$M$3];[.$AK$3:.$DL$3];0)+[.P$1]))">
            <text:p/>
          </table:table-cell>
          <table:table-cell table:style-name="ce37" table:formula="of:=IF(INDEX([.$AK51:.$DL51];MATCH([.$M$3];[.$AK$3:.$DL$3];0)+[.Q$1])=&quot;&quot;;&quot;&quot;;INDEX([.$AK51:.$DL51];MATCH([.$M$3];[.$AK$3:.$DL$3];0)+[.Q$1]))">
            <text:p/>
          </table:table-cell>
          <table:table-cell table:style-name="ce24" table:formula="of:=IF(INDEX([.$AK51:.$DL51];MATCH([.$M$3];[.$AK$3:.$DL$3];0)+[.R$1])=&quot;&quot;;&quot;&quot;;INDEX([.$DO$23:.$DO$422];MATCH(INDEX([.$AK51:.$DL51];MATCH([.$M$3];[.$AK$3:.$DL$3];0)+[.R$1])&amp;IF([.U51]=&quot;&quot;;&quot;&quot;;&quot;_&quot;&amp;[.U51]);[.$DQ$23:.$DQ$422];0)))">
            <text:p/>
          </table:table-cell>
          <table:table-cell table:style-name="ce14" table:formula="of:=IF(INDEX([.$AK51:.$DL51];MATCH([.$M$3];[.$AK$3:.$DL$3];0)+[.S$1])=&quot;&quot;;&quot;&quot;;INDEX([.$AK51:.$DL51];MATCH([.$M$3];[.$AK$3:.$DL$3];0)+[.S$1]))">
            <text:p/>
          </table:table-cell>
          <table:table-cell table:style-name="ce14" table:formula="of:=IF(INDEX([.$AK51:.$DL51];MATCH([.$M$3];[.$AK$3:.$DL$3];0)+[.T$1])=&quot;&quot;;&quot;&quot;;INDEX([.$AK51:.$DL51];MATCH([.$M$3];[.$AK$3:.$DL$3];0)+[.T$1]))">
            <text:p/>
          </table:table-cell>
          <table:table-cell table:style-name="ce51" table:formula="of:=IF(INDEX([.$AK51:.$DL51];MATCH([.$M$3];[.$AK$3:.$DL$3];0)+[.U$1])=&quot;&quot;;&quot;&quot;;INDEX([.$AK51:.$DL51];MATCH([.$M$3];[.$AK$3:.$DL$3];0)+[.U$1]))">
            <text:p/>
          </table:table-cell>
          <table:table-cell table:style-name="ce37" table:formula="of:=IF(INDEX([.$AK51:.$DL51];MATCH([.$M$3];[.$AK$3:.$DL$3];0)+[.V$1])=&quot;&quot;;&quot;&quot;;INDEX([.$AK51:.$DL51];MATCH([.$M$3];[.$AK$3:.$DL$3];0)+[.V$1]))">
            <text:p/>
          </table:table-cell>
          <table:table-cell table:style-name="ce24" table:formula="of:=IF(INDEX([.$AK51:.$DL51];MATCH([.$M$3];[.$AK$3:.$DL$3];0)+[.W$1])=&quot;&quot;;&quot;&quot;;INDEX([.$DO$23:.$DO$422];MATCH(INDEX([.$AK51:.$DL51];MATCH([.$M$3];[.$AK$3:.$DL$3];0)+[.W$1])&amp;IF([.Z51]=&quot;&quot;;&quot;&quot;;&quot;_&quot;&amp;[.Z51]);[.$DR$23:.$DR$422];0)))">
            <text:p/>
          </table:table-cell>
          <table:table-cell table:style-name="ce14" table:formula="of:=IF(INDEX([.$AK51:.$DL51];MATCH([.$M$3];[.$AK$3:.$DL$3];0)+[.X$1])=&quot;&quot;;&quot;&quot;;INDEX([.$AK51:.$DL51];MATCH([.$M$3];[.$AK$3:.$DL$3];0)+[.X$1]))">
            <text:p/>
          </table:table-cell>
          <table:table-cell table:style-name="ce14" table:formula="of:=IF(INDEX([.$AK51:.$DL51];MATCH([.$M$3];[.$AK$3:.$DL$3];0)+[.Y$1])=&quot;&quot;;&quot;&quot;;INDEX([.$AK51:.$DL51];MATCH([.$M$3];[.$AK$3:.$DL$3];0)+[.Y$1]))">
            <text:p/>
          </table:table-cell>
          <table:table-cell table:style-name="ce51" table:formula="of:=IF(INDEX([.$AK51:.$DL51];MATCH([.$M$3];[.$AK$3:.$DL$3];0)+[.Z$1])=&quot;&quot;;&quot;&quot;;INDEX([.$AK51:.$DL51];MATCH([.$M$3];[.$AK$3:.$DL$3];0)+[.Z$1]))">
            <text:p/>
          </table:table-cell>
          <table:table-cell table:style-name="ce37" table:formula="of:=IF(INDEX([.$AK51:.$DL51];MATCH([.$M$3];[.$AK$3:.$DL$3];0)+[.AA$1])=&quot;&quot;;&quot;&quot;;INDEX([.$AK51:.$DL51];MATCH([.$M$3];[.$AK$3:.$DL$3];0)+[.AA$1]))">
            <text:p/>
          </table:table-cell>
          <table:table-cell table:style-name="ce61" table:formula="of:=IF(INDEX([.$AK51:.$DL51];MATCH([.$M$3];[.$AK$3:.$DL$3];0)+[.AB$1])=&quot;&quot;;&quot;&quot;;INDEX([.$DO$23:.$DO$422];MATCH(INDEX([.$AK51:.$DL51];MATCH([.$M$3];[.$AK$3:.$DL$3];0)+[.AB$1])&amp;IF([.AE51]=&quot;&quot;;&quot;&quot;;&quot;_&quot;&amp;[.AE51]);[.$DS$23:.$DS$422];0)))" office:value-type="float" office:value="241" calcext:value-type="float">
            <text:p>241</text:p>
          </table:table-cell>
          <table:table-cell table:style-name="ce14" table:formula="of:=IF(INDEX([.$AK51:.$DL51];MATCH([.$M$3];[.$AK$3:.$DL$3];0)+[.AC$1])=&quot;&quot;;&quot;&quot;;INDEX([.$AK51:.$DL51];MATCH([.$M$3];[.$AK$3:.$DL$3];0)+[.AC$1]))" office:value-type="string" office:string-value="b" calcext:value-type="string">
            <text:p>b</text:p>
          </table:table-cell>
          <table:table-cell table:style-name="ce14" table:formula="of:=IF(INDEX([.$AK51:.$DL51];MATCH([.$M$3];[.$AK$3:.$DL$3];0)+[.AD$1])=&quot;&quot;;&quot;&quot;;INDEX([.$AK51:.$DL51];MATCH([.$M$3];[.$AK$3:.$DL$3];0)+[.AD$1]))">
            <text:p/>
          </table:table-cell>
          <table:table-cell table:style-name="ce51" table:formula="of:=IF(INDEX([.$AK51:.$DL51];MATCH([.$M$3];[.$AK$3:.$DL$3];0)+[.AE$1])=&quot;&quot;;&quot;&quot;;INDEX([.$AK51:.$DL51];MATCH([.$M$3];[.$AK$3:.$DL$3];0)+[.AE$1]))">
            <text:p/>
          </table:table-cell>
          <table:table-cell table:style-name="ce59" table:formula="of:=IF(INDEX([.$AK51:.$DL51];MATCH([.$M$3];[.$AK$3:.$DL$3];0)+[.AF$1])=&quot;&quot;;&quot;&quot;;INDEX([.$AK51:.$DL51];MATCH([.$M$3];[.$AK$3:.$DL$3];0)+[.AF$1]))" office:value-type="float" office:value="76.5" calcext:value-type="float">
            <text:p>76.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1" calcext:value-type="float">
            <text:p>2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1" calcext:value-type="float">
            <text:p>2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5" calcext:value-type="float">
            <text:p>76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62" calcext:value-type="float">
            <text:p>162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10" calcext:value-type="float">
            <text:p>10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10 \break " calcext:value-type="string">
            <text:p>s1*10 \break </text:p>
          </table:table-cell>
          <table:table-cell table:formula="of:=IF([.Q50]=&quot;&quot;;&quot;&quot;;&quot;\overrideProperty Score.NonMusicalPaperColumn.line-break-system-details #'((Y-offset . &quot;&amp;[.Q50]&amp;&quot;))&quot;)">
            <text:p/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L52];MATCH([.$M$3];[.$AK$3:.$DL$3];0)+[.$M$1])=&quot;&quot;;&quot;&quot;;INDEX([.$DO$23:.$DO$422];MATCH(INDEX([.$AK52:.$DL52];MATCH([.$M$3];[.$AK$3:.$DL$3];0)+[.$M$1])&amp;IF([.P52]=&quot;&quot;;&quot;&quot;;&quot;_&quot;&amp;[.P52]);[.$DP$23:.$DP$422];0)))" office:value-type="float" office:value="168" calcext:value-type="float">
            <text:p>168</text:p>
          </table:table-cell>
          <table:table-cell table:style-name="ce14" table:formula="of:=IF(INDEX([.$AK52:.$DL52];MATCH([.$M$3];[.$AK$3:.$DL$3];0)+[.N$1])=&quot;&quot;;&quot;&quot;;INDEX([.$AK52:.$DL52];MATCH([.$M$3];[.$AK$3:.$DL$3];0)+[.N$1]))" office:value-type="string" office:string-value="b" calcext:value-type="string">
            <text:p>b</text:p>
          </table:table-cell>
          <table:table-cell table:style-name="ce51" table:formula="of:=IF(INDEX([.$AK52:.$DL52];MATCH([.$M$3];[.$AK$3:.$DL$3];0)+[.O$1])=&quot;&quot;;&quot;&quot;;INDEX([.$AK52:.$DL52];MATCH([.$M$3];[.$AK$3:.$DL$3];0)+[.O$1]))">
            <text:p/>
          </table:table-cell>
          <table:table-cell table:style-name="ce51" table:formula="of:=IF(INDEX([.$AK52:.$DL52];MATCH([.$M$3];[.$AK$3:.$DL$3];0)+[.P$1])=&quot;&quot;;&quot;&quot;;INDEX([.$AK52:.$DL52];MATCH([.$M$3];[.$AK$3:.$DL$3];0)+[.P$1]))">
            <text:p/>
          </table:table-cell>
          <table:table-cell table:style-name="ce37" table:formula="of:=IF(INDEX([.$AK52:.$DL52];MATCH([.$M$3];[.$AK$3:.$DL$3];0)+[.Q$1])=&quot;&quot;;&quot;&quot;;INDEX([.$AK52:.$DL52];MATCH([.$M$3];[.$AK$3:.$DL$3];0)+[.Q$1]))">
            <text:p/>
          </table:table-cell>
          <table:table-cell table:style-name="ce24" table:formula="of:=IF(INDEX([.$AK52:.$DL52];MATCH([.$M$3];[.$AK$3:.$DL$3];0)+[.R$1])=&quot;&quot;;&quot;&quot;;INDEX([.$DO$23:.$DO$422];MATCH(INDEX([.$AK52:.$DL52];MATCH([.$M$3];[.$AK$3:.$DL$3];0)+[.R$1])&amp;IF([.U52]=&quot;&quot;;&quot;&quot;;&quot;_&quot;&amp;[.U52]);[.$DQ$23:.$DQ$422];0)))">
            <text:p/>
          </table:table-cell>
          <table:table-cell table:style-name="ce14" table:formula="of:=IF(INDEX([.$AK52:.$DL52];MATCH([.$M$3];[.$AK$3:.$DL$3];0)+[.S$1])=&quot;&quot;;&quot;&quot;;INDEX([.$AK52:.$DL52];MATCH([.$M$3];[.$AK$3:.$DL$3];0)+[.S$1]))">
            <text:p/>
          </table:table-cell>
          <table:table-cell table:style-name="ce14" table:formula="of:=IF(INDEX([.$AK52:.$DL52];MATCH([.$M$3];[.$AK$3:.$DL$3];0)+[.T$1])=&quot;&quot;;&quot;&quot;;INDEX([.$AK52:.$DL52];MATCH([.$M$3];[.$AK$3:.$DL$3];0)+[.T$1]))">
            <text:p/>
          </table:table-cell>
          <table:table-cell table:style-name="ce51" table:formula="of:=IF(INDEX([.$AK52:.$DL52];MATCH([.$M$3];[.$AK$3:.$DL$3];0)+[.U$1])=&quot;&quot;;&quot;&quot;;INDEX([.$AK52:.$DL52];MATCH([.$M$3];[.$AK$3:.$DL$3];0)+[.U$1]))">
            <text:p/>
          </table:table-cell>
          <table:table-cell table:style-name="ce37" table:formula="of:=IF(INDEX([.$AK52:.$DL52];MATCH([.$M$3];[.$AK$3:.$DL$3];0)+[.V$1])=&quot;&quot;;&quot;&quot;;INDEX([.$AK52:.$DL52];MATCH([.$M$3];[.$AK$3:.$DL$3];0)+[.V$1]))">
            <text:p/>
          </table:table-cell>
          <table:table-cell table:style-name="ce24" table:formula="of:=IF(INDEX([.$AK52:.$DL52];MATCH([.$M$3];[.$AK$3:.$DL$3];0)+[.W$1])=&quot;&quot;;&quot;&quot;;INDEX([.$DO$23:.$DO$422];MATCH(INDEX([.$AK52:.$DL52];MATCH([.$M$3];[.$AK$3:.$DL$3];0)+[.W$1])&amp;IF([.Z52]=&quot;&quot;;&quot;&quot;;&quot;_&quot;&amp;[.Z52]);[.$DR$23:.$DR$422];0)))">
            <text:p/>
          </table:table-cell>
          <table:table-cell table:style-name="ce14" table:formula="of:=IF(INDEX([.$AK52:.$DL52];MATCH([.$M$3];[.$AK$3:.$DL$3];0)+[.X$1])=&quot;&quot;;&quot;&quot;;INDEX([.$AK52:.$DL52];MATCH([.$M$3];[.$AK$3:.$DL$3];0)+[.X$1]))">
            <text:p/>
          </table:table-cell>
          <table:table-cell table:style-name="ce14" table:formula="of:=IF(INDEX([.$AK52:.$DL52];MATCH([.$M$3];[.$AK$3:.$DL$3];0)+[.Y$1])=&quot;&quot;;&quot;&quot;;INDEX([.$AK52:.$DL52];MATCH([.$M$3];[.$AK$3:.$DL$3];0)+[.Y$1]))">
            <text:p/>
          </table:table-cell>
          <table:table-cell table:style-name="ce51" table:formula="of:=IF(INDEX([.$AK52:.$DL52];MATCH([.$M$3];[.$AK$3:.$DL$3];0)+[.Z$1])=&quot;&quot;;&quot;&quot;;INDEX([.$AK52:.$DL52];MATCH([.$M$3];[.$AK$3:.$DL$3];0)+[.Z$1]))">
            <text:p/>
          </table:table-cell>
          <table:table-cell table:style-name="ce37" table:formula="of:=IF(INDEX([.$AK52:.$DL52];MATCH([.$M$3];[.$AK$3:.$DL$3];0)+[.AA$1])=&quot;&quot;;&quot;&quot;;INDEX([.$AK52:.$DL52];MATCH([.$M$3];[.$AK$3:.$DL$3];0)+[.AA$1]))">
            <text:p/>
          </table:table-cell>
          <table:table-cell table:style-name="ce61" table:formula="of:=IF(INDEX([.$AK52:.$DL52];MATCH([.$M$3];[.$AK$3:.$DL$3];0)+[.AB$1])=&quot;&quot;;&quot;&quot;;INDEX([.$DO$23:.$DO$422];MATCH(INDEX([.$AK52:.$DL52];MATCH([.$M$3];[.$AK$3:.$DL$3];0)+[.AB$1])&amp;IF([.AE52]=&quot;&quot;;&quot;&quot;;&quot;_&quot;&amp;[.AE52]);[.$DS$23:.$DS$422];0)))" office:value-type="float" office:value="248" calcext:value-type="float">
            <text:p>248</text:p>
          </table:table-cell>
          <table:table-cell table:style-name="ce14" table:formula="of:=IF(INDEX([.$AK52:.$DL52];MATCH([.$M$3];[.$AK$3:.$DL$3];0)+[.AC$1])=&quot;&quot;;&quot;&quot;;INDEX([.$AK52:.$DL52];MATCH([.$M$3];[.$AK$3:.$DL$3];0)+[.AC$1]))" office:value-type="string" office:string-value="b" calcext:value-type="string">
            <text:p>b</text:p>
          </table:table-cell>
          <table:table-cell table:style-name="ce14" table:formula="of:=IF(INDEX([.$AK52:.$DL52];MATCH([.$M$3];[.$AK$3:.$DL$3];0)+[.AD$1])=&quot;&quot;;&quot;&quot;;INDEX([.$AK52:.$DL52];MATCH([.$M$3];[.$AK$3:.$DL$3];0)+[.AD$1]))">
            <text:p/>
          </table:table-cell>
          <table:table-cell table:style-name="ce51" table:formula="of:=IF(INDEX([.$AK52:.$DL52];MATCH([.$M$3];[.$AK$3:.$DL$3];0)+[.AE$1])=&quot;&quot;;&quot;&quot;;INDEX([.$AK52:.$DL52];MATCH([.$M$3];[.$AK$3:.$DL$3];0)+[.AE$1]))">
            <text:p/>
          </table:table-cell>
          <table:table-cell table:style-name="ce59" table:formula="of:=IF(INDEX([.$AK52:.$DL52];MATCH([.$M$3];[.$AK$3:.$DL$3];0)+[.AF$1])=&quot;&quot;;&quot;&quot;;INDEX([.$AK52:.$DL52];MATCH([.$M$3];[.$AK$3:.$DL$3];0)+[.AF$1]))" office:value-type="float" office:value="90.8" calcext:value-type="float">
            <text:p>90.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42" calcext:value-type="float">
            <text:p>4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7.5" calcext:value-type="float">
            <text:p>5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7" calcext:value-type="float">
            <text:p>2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68" calcext:value-type="float">
            <text:p>1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8" calcext:value-type="float">
            <text:p>2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" calcext:value-type="float">
            <text:p>90.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68" calcext:value-type="float">
            <text:p>168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6" calcext:value-type="float">
            <text:p>6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1]=&quot;&quot;;&quot;&quot;;&quot;\overrideProperty Score.NonMusicalPaperColumn.line-break-system-details #'((Y-offset . &quot;&amp;[.Q51]&amp;&quot;))&quot;)">
            <text:p/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L53];MATCH([.$M$3];[.$AK$3:.$DL$3];0)+[.$M$1])=&quot;&quot;;&quot;&quot;;INDEX([.$DO$23:.$DO$422];MATCH(INDEX([.$AK53:.$DL53];MATCH([.$M$3];[.$AK$3:.$DL$3];0)+[.$M$1])&amp;IF([.P53]=&quot;&quot;;&quot;&quot;;&quot;_&quot;&amp;[.P53]);[.$DP$23:.$DP$422];0)))" office:value-type="float" office:value="175" calcext:value-type="float">
            <text:p>175</text:p>
          </table:table-cell>
          <table:table-cell table:style-name="ce14" table:formula="of:=IF(INDEX([.$AK53:.$DL53];MATCH([.$M$3];[.$AK$3:.$DL$3];0)+[.N$1])=&quot;&quot;;&quot;&quot;;INDEX([.$AK53:.$DL53];MATCH([.$M$3];[.$AK$3:.$DL$3];0)+[.N$1]))" office:value-type="string" office:string-value="b" calcext:value-type="string">
            <text:p>b</text:p>
          </table:table-cell>
          <table:table-cell table:style-name="ce51" table:formula="of:=IF(INDEX([.$AK53:.$DL53];MATCH([.$M$3];[.$AK$3:.$DL$3];0)+[.O$1])=&quot;&quot;;&quot;&quot;;INDEX([.$AK53:.$DL53];MATCH([.$M$3];[.$AK$3:.$DL$3];0)+[.O$1]))">
            <text:p/>
          </table:table-cell>
          <table:table-cell table:style-name="ce51" table:formula="of:=IF(INDEX([.$AK53:.$DL53];MATCH([.$M$3];[.$AK$3:.$DL$3];0)+[.P$1])=&quot;&quot;;&quot;&quot;;INDEX([.$AK53:.$DL53];MATCH([.$M$3];[.$AK$3:.$DL$3];0)+[.P$1]))">
            <text:p/>
          </table:table-cell>
          <table:table-cell table:style-name="ce37" table:formula="of:=IF(INDEX([.$AK53:.$DL53];MATCH([.$M$3];[.$AK$3:.$DL$3];0)+[.Q$1])=&quot;&quot;;&quot;&quot;;INDEX([.$AK53:.$DL53];MATCH([.$M$3];[.$AK$3:.$DL$3];0)+[.Q$1]))">
            <text:p/>
          </table:table-cell>
          <table:table-cell table:style-name="ce24" table:formula="of:=IF(INDEX([.$AK53:.$DL53];MATCH([.$M$3];[.$AK$3:.$DL$3];0)+[.R$1])=&quot;&quot;;&quot;&quot;;INDEX([.$DO$23:.$DO$422];MATCH(INDEX([.$AK53:.$DL53];MATCH([.$M$3];[.$AK$3:.$DL$3];0)+[.R$1])&amp;IF([.U53]=&quot;&quot;;&quot;&quot;;&quot;_&quot;&amp;[.U53]);[.$DQ$23:.$DQ$422];0)))">
            <text:p/>
          </table:table-cell>
          <table:table-cell table:style-name="ce14" table:formula="of:=IF(INDEX([.$AK53:.$DL53];MATCH([.$M$3];[.$AK$3:.$DL$3];0)+[.S$1])=&quot;&quot;;&quot;&quot;;INDEX([.$AK53:.$DL53];MATCH([.$M$3];[.$AK$3:.$DL$3];0)+[.S$1]))">
            <text:p/>
          </table:table-cell>
          <table:table-cell table:style-name="ce14" table:formula="of:=IF(INDEX([.$AK53:.$DL53];MATCH([.$M$3];[.$AK$3:.$DL$3];0)+[.T$1])=&quot;&quot;;&quot;&quot;;INDEX([.$AK53:.$DL53];MATCH([.$M$3];[.$AK$3:.$DL$3];0)+[.T$1]))">
            <text:p/>
          </table:table-cell>
          <table:table-cell table:style-name="ce51" table:formula="of:=IF(INDEX([.$AK53:.$DL53];MATCH([.$M$3];[.$AK$3:.$DL$3];0)+[.U$1])=&quot;&quot;;&quot;&quot;;INDEX([.$AK53:.$DL53];MATCH([.$M$3];[.$AK$3:.$DL$3];0)+[.U$1]))">
            <text:p/>
          </table:table-cell>
          <table:table-cell table:style-name="ce37" table:formula="of:=IF(INDEX([.$AK53:.$DL53];MATCH([.$M$3];[.$AK$3:.$DL$3];0)+[.V$1])=&quot;&quot;;&quot;&quot;;INDEX([.$AK53:.$DL53];MATCH([.$M$3];[.$AK$3:.$DL$3];0)+[.V$1]))">
            <text:p/>
          </table:table-cell>
          <table:table-cell table:style-name="ce24" table:formula="of:=IF(INDEX([.$AK53:.$DL53];MATCH([.$M$3];[.$AK$3:.$DL$3];0)+[.W$1])=&quot;&quot;;&quot;&quot;;INDEX([.$DO$23:.$DO$422];MATCH(INDEX([.$AK53:.$DL53];MATCH([.$M$3];[.$AK$3:.$DL$3];0)+[.W$1])&amp;IF([.Z53]=&quot;&quot;;&quot;&quot;;&quot;_&quot;&amp;[.Z53]);[.$DR$23:.$DR$422];0)))">
            <text:p/>
          </table:table-cell>
          <table:table-cell table:style-name="ce14" table:formula="of:=IF(INDEX([.$AK53:.$DL53];MATCH([.$M$3];[.$AK$3:.$DL$3];0)+[.X$1])=&quot;&quot;;&quot;&quot;;INDEX([.$AK53:.$DL53];MATCH([.$M$3];[.$AK$3:.$DL$3];0)+[.X$1]))">
            <text:p/>
          </table:table-cell>
          <table:table-cell table:style-name="ce14" table:formula="of:=IF(INDEX([.$AK53:.$DL53];MATCH([.$M$3];[.$AK$3:.$DL$3];0)+[.Y$1])=&quot;&quot;;&quot;&quot;;INDEX([.$AK53:.$DL53];MATCH([.$M$3];[.$AK$3:.$DL$3];0)+[.Y$1]))">
            <text:p/>
          </table:table-cell>
          <table:table-cell table:style-name="ce51" table:formula="of:=IF(INDEX([.$AK53:.$DL53];MATCH([.$M$3];[.$AK$3:.$DL$3];0)+[.Z$1])=&quot;&quot;;&quot;&quot;;INDEX([.$AK53:.$DL53];MATCH([.$M$3];[.$AK$3:.$DL$3];0)+[.Z$1]))">
            <text:p/>
          </table:table-cell>
          <table:table-cell table:style-name="ce37" table:formula="of:=IF(INDEX([.$AK53:.$DL53];MATCH([.$M$3];[.$AK$3:.$DL$3];0)+[.AA$1])=&quot;&quot;;&quot;&quot;;INDEX([.$AK53:.$DL53];MATCH([.$M$3];[.$AK$3:.$DL$3];0)+[.AA$1]))">
            <text:p/>
          </table:table-cell>
          <table:table-cell table:style-name="ce61" table:formula="of:=IF(INDEX([.$AK53:.$DL53];MATCH([.$M$3];[.$AK$3:.$DL$3];0)+[.AB$1])=&quot;&quot;;&quot;&quot;;INDEX([.$DO$23:.$DO$422];MATCH(INDEX([.$AK53:.$DL53];MATCH([.$M$3];[.$AK$3:.$DL$3];0)+[.AB$1])&amp;IF([.AE53]=&quot;&quot;;&quot;&quot;;&quot;_&quot;&amp;[.AE53]);[.$DS$23:.$DS$422];0)))" office:value-type="float" office:value="257" calcext:value-type="float">
            <text:p>257</text:p>
          </table:table-cell>
          <table:table-cell table:style-name="ce14" table:formula="of:=IF(INDEX([.$AK53:.$DL53];MATCH([.$M$3];[.$AK$3:.$DL$3];0)+[.AC$1])=&quot;&quot;;&quot;&quot;;INDEX([.$AK53:.$DL53];MATCH([.$M$3];[.$AK$3:.$DL$3];0)+[.AC$1]))" office:value-type="string" office:string-value="b" calcext:value-type="string">
            <text:p>b</text:p>
          </table:table-cell>
          <table:table-cell table:style-name="ce14" table:formula="of:=IF(INDEX([.$AK53:.$DL53];MATCH([.$M$3];[.$AK$3:.$DL$3];0)+[.AD$1])=&quot;&quot;;&quot;&quot;;INDEX([.$AK53:.$DL53];MATCH([.$M$3];[.$AK$3:.$DL$3];0)+[.AD$1]))">
            <text:p/>
          </table:table-cell>
          <table:table-cell table:style-name="ce51" table:formula="of:=IF(INDEX([.$AK53:.$DL53];MATCH([.$M$3];[.$AK$3:.$DL$3];0)+[.AE$1])=&quot;&quot;;&quot;&quot;;INDEX([.$AK53:.$DL53];MATCH([.$M$3];[.$AK$3:.$DL$3];0)+[.AE$1]))">
            <text:p/>
          </table:table-cell>
          <table:table-cell table:style-name="ce59" table:formula="of:=IF(INDEX([.$AK53:.$DL53];MATCH([.$M$3];[.$AK$3:.$DL$3];0)+[.AF$1])=&quot;&quot;;&quot;&quot;;INDEX([.$AK53:.$DL53];MATCH([.$M$3];[.$AK$3:.$DL$3];0)+[.AF$1]))" office:value-type="float" office:value="105.1" calcext:value-type="float">
            <text:p>105.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54" calcext:value-type="float">
            <text:p>5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" calcext:value-type="float">
            <text:p>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5" calcext:value-type="float">
            <text:p>2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75" calcext:value-type="float">
            <text:p>1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7" calcext:value-type="float">
            <text:p>2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1" calcext:value-type="float">
            <text:p>105.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75" calcext:value-type="float">
            <text:p>175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7" calcext:value-type="float">
            <text:p>7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2]=&quot;&quot;;&quot;&quot;;&quot;\overrideProperty Score.NonMusicalPaperColumn.line-break-system-details #'((Y-offset . &quot;&amp;[.Q52]&amp;&quot;))&quot;)">
            <text:p/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4" table:formula="of:=IF(INDEX([.$AK54:.$DL54];MATCH([.$M$3];[.$AK$3:.$DL$3];0)+[.$M$1])=&quot;&quot;;&quot;&quot;;INDEX([.$DO$23:.$DO$422];MATCH(INDEX([.$AK54:.$DL54];MATCH([.$M$3];[.$AK$3:.$DL$3];0)+[.$M$1])&amp;IF([.P54]=&quot;&quot;;&quot;&quot;;&quot;_&quot;&amp;[.P54]);[.$DP$23:.$DP$422];0)))">
            <text:p/>
          </table:table-cell>
          <table:table-cell table:style-name="ce14" table:formula="of:=IF(INDEX([.$AK54:.$DL54];MATCH([.$M$3];[.$AK$3:.$DL$3];0)+[.N$1])=&quot;&quot;;&quot;&quot;;INDEX([.$AK54:.$DL54];MATCH([.$M$3];[.$AK$3:.$DL$3];0)+[.N$1]))">
            <text:p/>
          </table:table-cell>
          <table:table-cell table:style-name="ce51" table:formula="of:=IF(INDEX([.$AK54:.$DL54];MATCH([.$M$3];[.$AK$3:.$DL$3];0)+[.O$1])=&quot;&quot;;&quot;&quot;;INDEX([.$AK54:.$DL54];MATCH([.$M$3];[.$AK$3:.$DL$3];0)+[.O$1]))">
            <text:p/>
          </table:table-cell>
          <table:table-cell table:style-name="ce51" table:formula="of:=IF(INDEX([.$AK54:.$DL54];MATCH([.$M$3];[.$AK$3:.$DL$3];0)+[.P$1])=&quot;&quot;;&quot;&quot;;INDEX([.$AK54:.$DL54];MATCH([.$M$3];[.$AK$3:.$DL$3];0)+[.P$1]))">
            <text:p/>
          </table:table-cell>
          <table:table-cell table:style-name="ce37" table:formula="of:=IF(INDEX([.$AK54:.$DL54];MATCH([.$M$3];[.$AK$3:.$DL$3];0)+[.Q$1])=&quot;&quot;;&quot;&quot;;INDEX([.$AK54:.$DL54];MATCH([.$M$3];[.$AK$3:.$DL$3];0)+[.Q$1]))">
            <text:p/>
          </table:table-cell>
          <table:table-cell table:style-name="ce24" table:formula="of:=IF(INDEX([.$AK54:.$DL54];MATCH([.$M$3];[.$AK$3:.$DL$3];0)+[.R$1])=&quot;&quot;;&quot;&quot;;INDEX([.$DO$23:.$DO$422];MATCH(INDEX([.$AK54:.$DL54];MATCH([.$M$3];[.$AK$3:.$DL$3];0)+[.R$1])&amp;IF([.U54]=&quot;&quot;;&quot;&quot;;&quot;_&quot;&amp;[.U54]);[.$DQ$23:.$DQ$422];0)))">
            <text:p/>
          </table:table-cell>
          <table:table-cell table:style-name="ce14" table:formula="of:=IF(INDEX([.$AK54:.$DL54];MATCH([.$M$3];[.$AK$3:.$DL$3];0)+[.S$1])=&quot;&quot;;&quot;&quot;;INDEX([.$AK54:.$DL54];MATCH([.$M$3];[.$AK$3:.$DL$3];0)+[.S$1]))">
            <text:p/>
          </table:table-cell>
          <table:table-cell table:style-name="ce14" table:formula="of:=IF(INDEX([.$AK54:.$DL54];MATCH([.$M$3];[.$AK$3:.$DL$3];0)+[.T$1])=&quot;&quot;;&quot;&quot;;INDEX([.$AK54:.$DL54];MATCH([.$M$3];[.$AK$3:.$DL$3];0)+[.T$1]))">
            <text:p/>
          </table:table-cell>
          <table:table-cell table:style-name="ce51" table:formula="of:=IF(INDEX([.$AK54:.$DL54];MATCH([.$M$3];[.$AK$3:.$DL$3];0)+[.U$1])=&quot;&quot;;&quot;&quot;;INDEX([.$AK54:.$DL54];MATCH([.$M$3];[.$AK$3:.$DL$3];0)+[.U$1]))">
            <text:p/>
          </table:table-cell>
          <table:table-cell table:style-name="ce37" table:formula="of:=IF(INDEX([.$AK54:.$DL54];MATCH([.$M$3];[.$AK$3:.$DL$3];0)+[.V$1])=&quot;&quot;;&quot;&quot;;INDEX([.$AK54:.$DL54];MATCH([.$M$3];[.$AK$3:.$DL$3];0)+[.V$1]))">
            <text:p/>
          </table:table-cell>
          <table:table-cell table:style-name="ce24" table:formula="of:=IF(INDEX([.$AK54:.$DL54];MATCH([.$M$3];[.$AK$3:.$DL$3];0)+[.W$1])=&quot;&quot;;&quot;&quot;;INDEX([.$DO$23:.$DO$422];MATCH(INDEX([.$AK54:.$DL54];MATCH([.$M$3];[.$AK$3:.$DL$3];0)+[.W$1])&amp;IF([.Z54]=&quot;&quot;;&quot;&quot;;&quot;_&quot;&amp;[.Z54]);[.$DR$23:.$DR$422];0)))">
            <text:p/>
          </table:table-cell>
          <table:table-cell table:style-name="ce14" table:formula="of:=IF(INDEX([.$AK54:.$DL54];MATCH([.$M$3];[.$AK$3:.$DL$3];0)+[.X$1])=&quot;&quot;;&quot;&quot;;INDEX([.$AK54:.$DL54];MATCH([.$M$3];[.$AK$3:.$DL$3];0)+[.X$1]))">
            <text:p/>
          </table:table-cell>
          <table:table-cell table:style-name="ce14" table:formula="of:=IF(INDEX([.$AK54:.$DL54];MATCH([.$M$3];[.$AK$3:.$DL$3];0)+[.Y$1])=&quot;&quot;;&quot;&quot;;INDEX([.$AK54:.$DL54];MATCH([.$M$3];[.$AK$3:.$DL$3];0)+[.Y$1]))">
            <text:p/>
          </table:table-cell>
          <table:table-cell table:style-name="ce51" table:formula="of:=IF(INDEX([.$AK54:.$DL54];MATCH([.$M$3];[.$AK$3:.$DL$3];0)+[.Z$1])=&quot;&quot;;&quot;&quot;;INDEX([.$AK54:.$DL54];MATCH([.$M$3];[.$AK$3:.$DL$3];0)+[.Z$1]))">
            <text:p/>
          </table:table-cell>
          <table:table-cell table:style-name="ce37" table:formula="of:=IF(INDEX([.$AK54:.$DL54];MATCH([.$M$3];[.$AK$3:.$DL$3];0)+[.AA$1])=&quot;&quot;;&quot;&quot;;INDEX([.$AK54:.$DL54];MATCH([.$M$3];[.$AK$3:.$DL$3];0)+[.AA$1]))">
            <text:p/>
          </table:table-cell>
          <table:table-cell table:style-name="ce61" table:formula="of:=IF(INDEX([.$AK54:.$DL54];MATCH([.$M$3];[.$AK$3:.$DL$3];0)+[.AB$1])=&quot;&quot;;&quot;&quot;;INDEX([.$DO$23:.$DO$422];MATCH(INDEX([.$AK54:.$DL54];MATCH([.$M$3];[.$AK$3:.$DL$3];0)+[.AB$1])&amp;IF([.AE54]=&quot;&quot;;&quot;&quot;;&quot;_&quot;&amp;[.AE54]);[.$DS$23:.$DS$422];0)))" office:value-type="float" office:value="266" calcext:value-type="float">
            <text:p>266</text:p>
          </table:table-cell>
          <table:table-cell table:style-name="ce14" table:formula="of:=IF(INDEX([.$AK54:.$DL54];MATCH([.$M$3];[.$AK$3:.$DL$3];0)+[.AC$1])=&quot;&quot;;&quot;&quot;;INDEX([.$AK54:.$DL54];MATCH([.$M$3];[.$AK$3:.$DL$3];0)+[.AC$1]))" office:value-type="string" office:string-value="b" calcext:value-type="string">
            <text:p>b</text:p>
          </table:table-cell>
          <table:table-cell table:style-name="ce14" table:formula="of:=IF(INDEX([.$AK54:.$DL54];MATCH([.$M$3];[.$AK$3:.$DL$3];0)+[.AD$1])=&quot;&quot;;&quot;&quot;;INDEX([.$AK54:.$DL54];MATCH([.$M$3];[.$AK$3:.$DL$3];0)+[.AD$1]))">
            <text:p/>
          </table:table-cell>
          <table:table-cell table:style-name="ce51" table:formula="of:=IF(INDEX([.$AK54:.$DL54];MATCH([.$M$3];[.$AK$3:.$DL$3];0)+[.AE$1])=&quot;&quot;;&quot;&quot;;INDEX([.$AK54:.$DL54];MATCH([.$M$3];[.$AK$3:.$DL$3];0)+[.AE$1]))">
            <text:p/>
          </table:table-cell>
          <table:table-cell table:style-name="ce59" table:formula="of:=IF(INDEX([.$AK54:.$DL54];MATCH([.$M$3];[.$AK$3:.$DL$3];0)+[.AF$1])=&quot;&quot;;&quot;&quot;;INDEX([.$AK54:.$DL54];MATCH([.$M$3];[.$AK$3:.$DL$3];0)+[.AF$1]))" office:value-type="float" office:value="119.4" calcext:value-type="float">
            <text:p>119.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67.5" calcext:value-type="float">
            <text:p>6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5" calcext:value-type="float">
            <text:p>7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3" calcext:value-type="float">
            <text:p>2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6" calcext:value-type="float">
            <text:p>2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4" calcext:value-type="float">
            <text:p>119.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79" calcext:value-type="float">
            <text:p>179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4" calcext:value-type="float">
            <text:p>4</text:p>
          </table:table-cell>
          <table:table-cell table:formula="of:=IF([.B55]=&quot;&quot;;&quot;&quot;;IF(ISNUMBER(MATCH([.B55];[.$M$4:.$M$11];0));&quot;&quot;;INDEX([.$N$23:.$N$79];MATCH([.B55];[.$M$23:.$M$79];0))))">
            <text:p/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>
            <text:p/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4 " calcext:value-type="string">
            <text:p>s1*4 </text:p>
          </table:table-cell>
          <table:table-cell table:formula="of:=IF([.Q53]=&quot;&quot;;&quot;&quot;;&quot;\overrideProperty Score.NonMusicalPaperColumn.line-break-system-details #'((Y-offset . &quot;&amp;[.Q53]&amp;&quot;))&quot;)">
            <text:p/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24" table:formula="of:=IF(INDEX([.$AK55:.$DL55];MATCH([.$M$3];[.$AK$3:.$DL$3];0)+[.$M$1])=&quot;&quot;;&quot;&quot;;INDEX([.$DO$23:.$DO$422];MATCH(INDEX([.$AK55:.$DL55];MATCH([.$M$3];[.$AK$3:.$DL$3];0)+[.$M$1])&amp;IF([.P55]=&quot;&quot;;&quot;&quot;;&quot;_&quot;&amp;[.P55]);[.$DP$23:.$DP$422];0)))">
            <text:p/>
          </table:table-cell>
          <table:table-cell table:style-name="ce14" table:formula="of:=IF(INDEX([.$AK55:.$DL55];MATCH([.$M$3];[.$AK$3:.$DL$3];0)+[.N$1])=&quot;&quot;;&quot;&quot;;INDEX([.$AK55:.$DL55];MATCH([.$M$3];[.$AK$3:.$DL$3];0)+[.N$1]))">
            <text:p/>
          </table:table-cell>
          <table:table-cell table:style-name="ce51" table:formula="of:=IF(INDEX([.$AK55:.$DL55];MATCH([.$M$3];[.$AK$3:.$DL$3];0)+[.O$1])=&quot;&quot;;&quot;&quot;;INDEX([.$AK55:.$DL55];MATCH([.$M$3];[.$AK$3:.$DL$3];0)+[.O$1]))">
            <text:p/>
          </table:table-cell>
          <table:table-cell table:style-name="ce51" table:formula="of:=IF(INDEX([.$AK55:.$DL55];MATCH([.$M$3];[.$AK$3:.$DL$3];0)+[.P$1])=&quot;&quot;;&quot;&quot;;INDEX([.$AK55:.$DL55];MATCH([.$M$3];[.$AK$3:.$DL$3];0)+[.P$1]))">
            <text:p/>
          </table:table-cell>
          <table:table-cell table:style-name="ce37" table:formula="of:=IF(INDEX([.$AK55:.$DL55];MATCH([.$M$3];[.$AK$3:.$DL$3];0)+[.Q$1])=&quot;&quot;;&quot;&quot;;INDEX([.$AK55:.$DL55];MATCH([.$M$3];[.$AK$3:.$DL$3];0)+[.Q$1]))">
            <text:p/>
          </table:table-cell>
          <table:table-cell table:style-name="ce24" table:formula="of:=IF(INDEX([.$AK55:.$DL55];MATCH([.$M$3];[.$AK$3:.$DL$3];0)+[.R$1])=&quot;&quot;;&quot;&quot;;INDEX([.$DO$23:.$DO$422];MATCH(INDEX([.$AK55:.$DL55];MATCH([.$M$3];[.$AK$3:.$DL$3];0)+[.R$1])&amp;IF([.U55]=&quot;&quot;;&quot;&quot;;&quot;_&quot;&amp;[.U55]);[.$DQ$23:.$DQ$422];0)))">
            <text:p/>
          </table:table-cell>
          <table:table-cell table:style-name="ce14" table:formula="of:=IF(INDEX([.$AK55:.$DL55];MATCH([.$M$3];[.$AK$3:.$DL$3];0)+[.S$1])=&quot;&quot;;&quot;&quot;;INDEX([.$AK55:.$DL55];MATCH([.$M$3];[.$AK$3:.$DL$3];0)+[.S$1]))">
            <text:p/>
          </table:table-cell>
          <table:table-cell table:style-name="ce14" table:formula="of:=IF(INDEX([.$AK55:.$DL55];MATCH([.$M$3];[.$AK$3:.$DL$3];0)+[.T$1])=&quot;&quot;;&quot;&quot;;INDEX([.$AK55:.$DL55];MATCH([.$M$3];[.$AK$3:.$DL$3];0)+[.T$1]))">
            <text:p/>
          </table:table-cell>
          <table:table-cell table:style-name="ce51" table:formula="of:=IF(INDEX([.$AK55:.$DL55];MATCH([.$M$3];[.$AK$3:.$DL$3];0)+[.U$1])=&quot;&quot;;&quot;&quot;;INDEX([.$AK55:.$DL55];MATCH([.$M$3];[.$AK$3:.$DL$3];0)+[.U$1]))">
            <text:p/>
          </table:table-cell>
          <table:table-cell table:style-name="ce37" table:formula="of:=IF(INDEX([.$AK55:.$DL55];MATCH([.$M$3];[.$AK$3:.$DL$3];0)+[.V$1])=&quot;&quot;;&quot;&quot;;INDEX([.$AK55:.$DL55];MATCH([.$M$3];[.$AK$3:.$DL$3];0)+[.V$1]))">
            <text:p/>
          </table:table-cell>
          <table:table-cell table:style-name="ce24" table:formula="of:=IF(INDEX([.$AK55:.$DL55];MATCH([.$M$3];[.$AK$3:.$DL$3];0)+[.W$1])=&quot;&quot;;&quot;&quot;;INDEX([.$DO$23:.$DO$422];MATCH(INDEX([.$AK55:.$DL55];MATCH([.$M$3];[.$AK$3:.$DL$3];0)+[.W$1])&amp;IF([.Z55]=&quot;&quot;;&quot;&quot;;&quot;_&quot;&amp;[.Z55]);[.$DR$23:.$DR$422];0)))">
            <text:p/>
          </table:table-cell>
          <table:table-cell table:style-name="ce14" table:formula="of:=IF(INDEX([.$AK55:.$DL55];MATCH([.$M$3];[.$AK$3:.$DL$3];0)+[.X$1])=&quot;&quot;;&quot;&quot;;INDEX([.$AK55:.$DL55];MATCH([.$M$3];[.$AK$3:.$DL$3];0)+[.X$1]))">
            <text:p/>
          </table:table-cell>
          <table:table-cell table:style-name="ce14" table:formula="of:=IF(INDEX([.$AK55:.$DL55];MATCH([.$M$3];[.$AK$3:.$DL$3];0)+[.Y$1])=&quot;&quot;;&quot;&quot;;INDEX([.$AK55:.$DL55];MATCH([.$M$3];[.$AK$3:.$DL$3];0)+[.Y$1]))">
            <text:p/>
          </table:table-cell>
          <table:table-cell table:style-name="ce51" table:formula="of:=IF(INDEX([.$AK55:.$DL55];MATCH([.$M$3];[.$AK$3:.$DL$3];0)+[.Z$1])=&quot;&quot;;&quot;&quot;;INDEX([.$AK55:.$DL55];MATCH([.$M$3];[.$AK$3:.$DL$3];0)+[.Z$1]))">
            <text:p/>
          </table:table-cell>
          <table:table-cell table:style-name="ce37" table:formula="of:=IF(INDEX([.$AK55:.$DL55];MATCH([.$M$3];[.$AK$3:.$DL$3];0)+[.AA$1])=&quot;&quot;;&quot;&quot;;INDEX([.$AK55:.$DL55];MATCH([.$M$3];[.$AK$3:.$DL$3];0)+[.AA$1]))">
            <text:p/>
          </table:table-cell>
          <table:table-cell table:style-name="ce61" table:formula="of:=IF(INDEX([.$AK55:.$DL55];MATCH([.$M$3];[.$AK$3:.$DL$3];0)+[.AB$1])=&quot;&quot;;&quot;&quot;;INDEX([.$DO$23:.$DO$422];MATCH(INDEX([.$AK55:.$DL55];MATCH([.$M$3];[.$AK$3:.$DL$3];0)+[.AB$1])&amp;IF([.AE55]=&quot;&quot;;&quot;&quot;;&quot;_&quot;&amp;[.AE55]);[.$DS$23:.$DS$422];0)))" office:value-type="float" office:value="273" calcext:value-type="float">
            <text:p>273</text:p>
          </table:table-cell>
          <table:table-cell table:style-name="ce14" table:formula="of:=IF(INDEX([.$AK55:.$DL55];MATCH([.$M$3];[.$AK$3:.$DL$3];0)+[.AC$1])=&quot;&quot;;&quot;&quot;;INDEX([.$AK55:.$DL55];MATCH([.$M$3];[.$AK$3:.$DL$3];0)+[.AC$1]))" office:value-type="string" office:string-value="b" calcext:value-type="string">
            <text:p>b</text:p>
          </table:table-cell>
          <table:table-cell table:style-name="ce14" table:formula="of:=IF(INDEX([.$AK55:.$DL55];MATCH([.$M$3];[.$AK$3:.$DL$3];0)+[.AD$1])=&quot;&quot;;&quot;&quot;;INDEX([.$AK55:.$DL55];MATCH([.$M$3];[.$AK$3:.$DL$3];0)+[.AD$1]))">
            <text:p/>
          </table:table-cell>
          <table:table-cell table:style-name="ce51" table:formula="of:=IF(INDEX([.$AK55:.$DL55];MATCH([.$M$3];[.$AK$3:.$DL$3];0)+[.AE$1])=&quot;&quot;;&quot;&quot;;INDEX([.$AK55:.$DL55];MATCH([.$M$3];[.$AK$3:.$DL$3];0)+[.AE$1]))">
            <text:p/>
          </table:table-cell>
          <table:table-cell table:style-name="ce59" table:formula="of:=IF(INDEX([.$AK55:.$DL55];MATCH([.$M$3];[.$AK$3:.$DL$3];0)+[.AF$1])=&quot;&quot;;&quot;&quot;;INDEX([.$AK55:.$DL55];MATCH([.$M$3];[.$AK$3:.$DL$3];0)+[.AF$1]))" office:value-type="float" office:value="133.7" calcext:value-type="float">
            <text:p>133.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80" calcext:value-type="float">
            <text:p>8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3" calcext:value-type="float">
            <text:p>2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" calcext:value-type="float">
            <text:p>133.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>
            <text:p/>
          </table:table-cell>
          <table:table-cell table:formula="of:=IF([.B56]=&quot;&quot;;&quot;&quot;;IF(OR([.D55]=&quot;pb&quot;;[.D55]=&quot;b&quot;;[.D55]=&quot;&quot;;[.D55]=&quot;p&quot;);[.B56]-[.B55];[.B56]-[.B55]-1))">
            <text:p/>
          </table:table-cell>
          <table:table-cell table:formula="of:=IF([.B56]=&quot;&quot;;&quot;&quot;;IF(ISNUMBER(MATCH([.B56];[.$M$4:.$M$11];0));&quot;&quot;;INDEX([.$N$23:.$N$79];MATCH([.B56];[.$M$23:.$M$79];0))))">
            <text:p/>
          </table:table-cell>
          <table:table-cell table:formula="of:=IF([.B56]=&quot;&quot;;&quot;&quot;;IF([.B55]&lt;[.$M$4];INDEX([.$N$4:.$N$11];MATCH([.B55];[.$M$4:.$M$11];-1));INDEX([.$N$4:.$N$11];MATCH([.B55];[.$M$4:.$M$11];1))))">
            <text:p/>
          </table:table-cell>
          <table:table-cell table:formula="of:=IF([.D56]=&quot;b&quot;;&quot;\break&quot;;IF([.D56]=&quot;pb&quot;;&quot;\pageBreak&quot;;&quot;&quot;))">
            <text:p/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>
            <text:p/>
          </table:table-cell>
          <table:table-cell table:formula="of:=IF([.Q54]=&quot;&quot;;&quot;&quot;;&quot;\overrideProperty Score.NonMusicalPaperColumn.line-break-system-details #'((Y-offset . &quot;&amp;[.Q54]&amp;&quot;))&quot;)">
            <text:p/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24" table:formula="of:=IF(INDEX([.$AK56:.$DL56];MATCH([.$M$3];[.$AK$3:.$DL$3];0)+[.$M$1])=&quot;&quot;;&quot;&quot;;INDEX([.$DO$23:.$DO$422];MATCH(INDEX([.$AK56:.$DL56];MATCH([.$M$3];[.$AK$3:.$DL$3];0)+[.$M$1])&amp;IF([.P56]=&quot;&quot;;&quot;&quot;;&quot;_&quot;&amp;[.P56]);[.$DP$23:.$DP$422];0)))">
            <text:p/>
          </table:table-cell>
          <table:table-cell table:style-name="ce14" table:formula="of:=IF(INDEX([.$AK56:.$DL56];MATCH([.$M$3];[.$AK$3:.$DL$3];0)+[.N$1])=&quot;&quot;;&quot;&quot;;INDEX([.$AK56:.$DL56];MATCH([.$M$3];[.$AK$3:.$DL$3];0)+[.N$1]))">
            <text:p/>
          </table:table-cell>
          <table:table-cell table:style-name="ce51" table:formula="of:=IF(INDEX([.$AK56:.$DL56];MATCH([.$M$3];[.$AK$3:.$DL$3];0)+[.O$1])=&quot;&quot;;&quot;&quot;;INDEX([.$AK56:.$DL56];MATCH([.$M$3];[.$AK$3:.$DL$3];0)+[.O$1]))">
            <text:p/>
          </table:table-cell>
          <table:table-cell table:style-name="ce51" table:formula="of:=IF(INDEX([.$AK56:.$DL56];MATCH([.$M$3];[.$AK$3:.$DL$3];0)+[.P$1])=&quot;&quot;;&quot;&quot;;INDEX([.$AK56:.$DL56];MATCH([.$M$3];[.$AK$3:.$DL$3];0)+[.P$1]))">
            <text:p/>
          </table:table-cell>
          <table:table-cell table:style-name="ce37" table:formula="of:=IF(INDEX([.$AK56:.$DL56];MATCH([.$M$3];[.$AK$3:.$DL$3];0)+[.Q$1])=&quot;&quot;;&quot;&quot;;INDEX([.$AK56:.$DL56];MATCH([.$M$3];[.$AK$3:.$DL$3];0)+[.Q$1]))">
            <text:p/>
          </table:table-cell>
          <table:table-cell table:style-name="ce24" table:formula="of:=IF(INDEX([.$AK56:.$DL56];MATCH([.$M$3];[.$AK$3:.$DL$3];0)+[.R$1])=&quot;&quot;;&quot;&quot;;INDEX([.$DO$23:.$DO$422];MATCH(INDEX([.$AK56:.$DL56];MATCH([.$M$3];[.$AK$3:.$DL$3];0)+[.R$1])&amp;IF([.U56]=&quot;&quot;;&quot;&quot;;&quot;_&quot;&amp;[.U56]);[.$DQ$23:.$DQ$422];0)))">
            <text:p/>
          </table:table-cell>
          <table:table-cell table:style-name="ce14" table:formula="of:=IF(INDEX([.$AK56:.$DL56];MATCH([.$M$3];[.$AK$3:.$DL$3];0)+[.S$1])=&quot;&quot;;&quot;&quot;;INDEX([.$AK56:.$DL56];MATCH([.$M$3];[.$AK$3:.$DL$3];0)+[.S$1]))">
            <text:p/>
          </table:table-cell>
          <table:table-cell table:style-name="ce14" table:formula="of:=IF(INDEX([.$AK56:.$DL56];MATCH([.$M$3];[.$AK$3:.$DL$3];0)+[.T$1])=&quot;&quot;;&quot;&quot;;INDEX([.$AK56:.$DL56];MATCH([.$M$3];[.$AK$3:.$DL$3];0)+[.T$1]))">
            <text:p/>
          </table:table-cell>
          <table:table-cell table:style-name="ce51" table:formula="of:=IF(INDEX([.$AK56:.$DL56];MATCH([.$M$3];[.$AK$3:.$DL$3];0)+[.U$1])=&quot;&quot;;&quot;&quot;;INDEX([.$AK56:.$DL56];MATCH([.$M$3];[.$AK$3:.$DL$3];0)+[.U$1]))">
            <text:p/>
          </table:table-cell>
          <table:table-cell table:style-name="ce37" table:formula="of:=IF(INDEX([.$AK56:.$DL56];MATCH([.$M$3];[.$AK$3:.$DL$3];0)+[.V$1])=&quot;&quot;;&quot;&quot;;INDEX([.$AK56:.$DL56];MATCH([.$M$3];[.$AK$3:.$DL$3];0)+[.V$1]))">
            <text:p/>
          </table:table-cell>
          <table:table-cell table:style-name="ce24" table:formula="of:=IF(INDEX([.$AK56:.$DL56];MATCH([.$M$3];[.$AK$3:.$DL$3];0)+[.W$1])=&quot;&quot;;&quot;&quot;;INDEX([.$DO$23:.$DO$422];MATCH(INDEX([.$AK56:.$DL56];MATCH([.$M$3];[.$AK$3:.$DL$3];0)+[.W$1])&amp;IF([.Z56]=&quot;&quot;;&quot;&quot;;&quot;_&quot;&amp;[.Z56]);[.$DR$23:.$DR$422];0)))">
            <text:p/>
          </table:table-cell>
          <table:table-cell table:style-name="ce14" table:formula="of:=IF(INDEX([.$AK56:.$DL56];MATCH([.$M$3];[.$AK$3:.$DL$3];0)+[.X$1])=&quot;&quot;;&quot;&quot;;INDEX([.$AK56:.$DL56];MATCH([.$M$3];[.$AK$3:.$DL$3];0)+[.X$1]))">
            <text:p/>
          </table:table-cell>
          <table:table-cell table:style-name="ce14" table:formula="of:=IF(INDEX([.$AK56:.$DL56];MATCH([.$M$3];[.$AK$3:.$DL$3];0)+[.Y$1])=&quot;&quot;;&quot;&quot;;INDEX([.$AK56:.$DL56];MATCH([.$M$3];[.$AK$3:.$DL$3];0)+[.Y$1]))">
            <text:p/>
          </table:table-cell>
          <table:table-cell table:style-name="ce51" table:formula="of:=IF(INDEX([.$AK56:.$DL56];MATCH([.$M$3];[.$AK$3:.$DL$3];0)+[.Z$1])=&quot;&quot;;&quot;&quot;;INDEX([.$AK56:.$DL56];MATCH([.$M$3];[.$AK$3:.$DL$3];0)+[.Z$1]))">
            <text:p/>
          </table:table-cell>
          <table:table-cell table:style-name="ce37" table:formula="of:=IF(INDEX([.$AK56:.$DL56];MATCH([.$M$3];[.$AK$3:.$DL$3];0)+[.AA$1])=&quot;&quot;;&quot;&quot;;INDEX([.$AK56:.$DL56];MATCH([.$M$3];[.$AK$3:.$DL$3];0)+[.AA$1]))">
            <text:p/>
          </table:table-cell>
          <table:table-cell table:style-name="ce61" table:formula="of:=IF(INDEX([.$AK56:.$DL56];MATCH([.$M$3];[.$AK$3:.$DL$3];0)+[.AB$1])=&quot;&quot;;&quot;&quot;;INDEX([.$DO$23:.$DO$422];MATCH(INDEX([.$AK56:.$DL56];MATCH([.$M$3];[.$AK$3:.$DL$3];0)+[.AB$1])&amp;IF([.AE56]=&quot;&quot;;&quot;&quot;;&quot;_&quot;&amp;[.AE56]);[.$DS$23:.$DS$422];0)))" office:value-type="float" office:value="280" calcext:value-type="float">
            <text:p>280</text:p>
          </table:table-cell>
          <table:table-cell table:style-name="ce14" table:formula="of:=IF(INDEX([.$AK56:.$DL56];MATCH([.$M$3];[.$AK$3:.$DL$3];0)+[.AC$1])=&quot;&quot;;&quot;&quot;;INDEX([.$AK56:.$DL56];MATCH([.$M$3];[.$AK$3:.$DL$3];0)+[.AC$1]))" office:value-type="string" office:string-value="b" calcext:value-type="string">
            <text:p>b</text:p>
          </table:table-cell>
          <table:table-cell table:style-name="ce14" table:formula="of:=IF(INDEX([.$AK56:.$DL56];MATCH([.$M$3];[.$AK$3:.$DL$3];0)+[.AD$1])=&quot;&quot;;&quot;&quot;;INDEX([.$AK56:.$DL56];MATCH([.$M$3];[.$AK$3:.$DL$3];0)+[.AD$1]))">
            <text:p/>
          </table:table-cell>
          <table:table-cell table:style-name="ce51" table:formula="of:=IF(INDEX([.$AK56:.$DL56];MATCH([.$M$3];[.$AK$3:.$DL$3];0)+[.AE$1])=&quot;&quot;;&quot;&quot;;INDEX([.$AK56:.$DL56];MATCH([.$M$3];[.$AK$3:.$DL$3];0)+[.AE$1]))">
            <text:p/>
          </table:table-cell>
          <table:table-cell table:style-name="ce59" table:formula="of:=IF(INDEX([.$AK56:.$DL56];MATCH([.$M$3];[.$AK$3:.$DL$3];0)+[.AF$1])=&quot;&quot;;&quot;&quot;;INDEX([.$AK56:.$DL56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9" calcext:value-type="float">
            <text:p>2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0" calcext:value-type="float">
            <text:p>2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>
            <text:p/>
          </table:table-cell>
          <table:table-cell table:style-name="ce5" table:formula="of:=IF([.B57]=&quot;&quot;;&quot;&quot;;IF(OR([.D56]=&quot;pb&quot;;[.D56]=&quot;b&quot;;[.D56]=&quot;&quot;;[.D56]=&quot;p&quot;);[.B57]-[.B56];[.B57]-[.B56]-1))">
            <text:p/>
          </table:table-cell>
          <table:table-cell table:formula="of:=IF([.B57]=&quot;&quot;;&quot;&quot;;IF(ISNUMBER(MATCH([.B57];[.$M$4:.$M$11];0));&quot;&quot;;INDEX([.$N$23:.$N$79];MATCH([.B57];[.$M$23:.$M$79];0))))">
            <text:p/>
          </table:table-cell>
          <table:table-cell table:formula="of:=IF([.B57]=&quot;&quot;;&quot;&quot;;IF([.B56]&lt;[.$M$4];INDEX([.$N$4:.$N$11];MATCH([.B56];[.$M$4:.$M$11];-1));INDEX([.$N$4:.$N$11];MATCH([.B56];[.$M$4:.$M$11];1))))">
            <text:p/>
          </table:table-cell>
          <table:table-cell table:formula="of:=IF([.D57]=&quot;b&quot;;&quot;\break&quot;;IF([.D57]=&quot;pb&quot;;&quot;\pageBreak&quot;;&quot;&quot;))">
            <text:p/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>
            <text:p/>
          </table:table-cell>
          <table:table-cell table:formula="of:=IF([.Q55]=&quot;&quot;;&quot;&quot;;&quot;\overrideProperty Score.NonMusicalPaperColumn.line-break-system-details #'((Y-offset . &quot;&amp;[.Q55]&amp;&quot;))&quot;)">
            <text:p/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L57];MATCH([.$M$3];[.$AK$3:.$DL$3];0)+[.$M$1])=&quot;&quot;;&quot;&quot;;INDEX([.$DO$23:.$DO$422];MATCH(INDEX([.$AK57:.$DL57];MATCH([.$M$3];[.$AK$3:.$DL$3];0)+[.$M$1])&amp;IF([.P57]=&quot;&quot;;&quot;&quot;;&quot;_&quot;&amp;[.P57]);[.$DP$23:.$DP$422];0)))">
            <text:p/>
          </table:table-cell>
          <table:table-cell table:style-name="ce14" table:formula="of:=IF(INDEX([.$AK57:.$DL57];MATCH([.$M$3];[.$AK$3:.$DL$3];0)+[.N$1])=&quot;&quot;;&quot;&quot;;INDEX([.$AK57:.$DL57];MATCH([.$M$3];[.$AK$3:.$DL$3];0)+[.N$1]))">
            <text:p/>
          </table:table-cell>
          <table:table-cell table:style-name="ce51" table:formula="of:=IF(INDEX([.$AK57:.$DL57];MATCH([.$M$3];[.$AK$3:.$DL$3];0)+[.O$1])=&quot;&quot;;&quot;&quot;;INDEX([.$AK57:.$DL57];MATCH([.$M$3];[.$AK$3:.$DL$3];0)+[.O$1]))">
            <text:p/>
          </table:table-cell>
          <table:table-cell table:style-name="ce51" table:formula="of:=IF(INDEX([.$AK57:.$DL57];MATCH([.$M$3];[.$AK$3:.$DL$3];0)+[.P$1])=&quot;&quot;;&quot;&quot;;INDEX([.$AK57:.$DL57];MATCH([.$M$3];[.$AK$3:.$DL$3];0)+[.P$1]))">
            <text:p/>
          </table:table-cell>
          <table:table-cell table:style-name="ce37" table:formula="of:=IF(INDEX([.$AK57:.$DL57];MATCH([.$M$3];[.$AK$3:.$DL$3];0)+[.Q$1])=&quot;&quot;;&quot;&quot;;INDEX([.$AK57:.$DL57];MATCH([.$M$3];[.$AK$3:.$DL$3];0)+[.Q$1]))">
            <text:p/>
          </table:table-cell>
          <table:table-cell table:style-name="ce24" table:formula="of:=IF(INDEX([.$AK57:.$DL57];MATCH([.$M$3];[.$AK$3:.$DL$3];0)+[.R$1])=&quot;&quot;;&quot;&quot;;INDEX([.$DO$23:.$DO$422];MATCH(INDEX([.$AK57:.$DL57];MATCH([.$M$3];[.$AK$3:.$DL$3];0)+[.R$1])&amp;IF([.U57]=&quot;&quot;;&quot;&quot;;&quot;_&quot;&amp;[.U57]);[.$DQ$23:.$DQ$422];0)))">
            <text:p/>
          </table:table-cell>
          <table:table-cell table:style-name="ce14" table:formula="of:=IF(INDEX([.$AK57:.$DL57];MATCH([.$M$3];[.$AK$3:.$DL$3];0)+[.S$1])=&quot;&quot;;&quot;&quot;;INDEX([.$AK57:.$DL57];MATCH([.$M$3];[.$AK$3:.$DL$3];0)+[.S$1]))">
            <text:p/>
          </table:table-cell>
          <table:table-cell table:style-name="ce14" table:formula="of:=IF(INDEX([.$AK57:.$DL57];MATCH([.$M$3];[.$AK$3:.$DL$3];0)+[.T$1])=&quot;&quot;;&quot;&quot;;INDEX([.$AK57:.$DL57];MATCH([.$M$3];[.$AK$3:.$DL$3];0)+[.T$1]))">
            <text:p/>
          </table:table-cell>
          <table:table-cell table:style-name="ce51" table:formula="of:=IF(INDEX([.$AK57:.$DL57];MATCH([.$M$3];[.$AK$3:.$DL$3];0)+[.U$1])=&quot;&quot;;&quot;&quot;;INDEX([.$AK57:.$DL57];MATCH([.$M$3];[.$AK$3:.$DL$3];0)+[.U$1]))">
            <text:p/>
          </table:table-cell>
          <table:table-cell table:style-name="ce37" table:formula="of:=IF(INDEX([.$AK57:.$DL57];MATCH([.$M$3];[.$AK$3:.$DL$3];0)+[.V$1])=&quot;&quot;;&quot;&quot;;INDEX([.$AK57:.$DL57];MATCH([.$M$3];[.$AK$3:.$DL$3];0)+[.V$1]))">
            <text:p/>
          </table:table-cell>
          <table:table-cell table:style-name="ce24" table:formula="of:=IF(INDEX([.$AK57:.$DL57];MATCH([.$M$3];[.$AK$3:.$DL$3];0)+[.W$1])=&quot;&quot;;&quot;&quot;;INDEX([.$DO$23:.$DO$422];MATCH(INDEX([.$AK57:.$DL57];MATCH([.$M$3];[.$AK$3:.$DL$3];0)+[.W$1])&amp;IF([.Z57]=&quot;&quot;;&quot;&quot;;&quot;_&quot;&amp;[.Z57]);[.$DR$23:.$DR$422];0)))">
            <text:p/>
          </table:table-cell>
          <table:table-cell table:style-name="ce14" table:formula="of:=IF(INDEX([.$AK57:.$DL57];MATCH([.$M$3];[.$AK$3:.$DL$3];0)+[.X$1])=&quot;&quot;;&quot;&quot;;INDEX([.$AK57:.$DL57];MATCH([.$M$3];[.$AK$3:.$DL$3];0)+[.X$1]))">
            <text:p/>
          </table:table-cell>
          <table:table-cell table:style-name="ce14" table:formula="of:=IF(INDEX([.$AK57:.$DL57];MATCH([.$M$3];[.$AK$3:.$DL$3];0)+[.Y$1])=&quot;&quot;;&quot;&quot;;INDEX([.$AK57:.$DL57];MATCH([.$M$3];[.$AK$3:.$DL$3];0)+[.Y$1]))">
            <text:p/>
          </table:table-cell>
          <table:table-cell table:style-name="ce51" table:formula="of:=IF(INDEX([.$AK57:.$DL57];MATCH([.$M$3];[.$AK$3:.$DL$3];0)+[.Z$1])=&quot;&quot;;&quot;&quot;;INDEX([.$AK57:.$DL57];MATCH([.$M$3];[.$AK$3:.$DL$3];0)+[.Z$1]))">
            <text:p/>
          </table:table-cell>
          <table:table-cell table:style-name="ce37" table:formula="of:=IF(INDEX([.$AK57:.$DL57];MATCH([.$M$3];[.$AK$3:.$DL$3];0)+[.AA$1])=&quot;&quot;;&quot;&quot;;INDEX([.$AK57:.$DL57];MATCH([.$M$3];[.$AK$3:.$DL$3];0)+[.AA$1]))">
            <text:p/>
          </table:table-cell>
          <table:table-cell table:style-name="ce61" table:formula="of:=IF(INDEX([.$AK57:.$DL57];MATCH([.$M$3];[.$AK$3:.$DL$3];0)+[.AB$1])=&quot;&quot;;&quot;&quot;;INDEX([.$DO$23:.$DO$422];MATCH(INDEX([.$AK57:.$DL57];MATCH([.$M$3];[.$AK$3:.$DL$3];0)+[.AB$1])&amp;IF([.AE57]=&quot;&quot;;&quot;&quot;;&quot;_&quot;&amp;[.AE57]);[.$DS$23:.$DS$422];0)))" office:value-type="float" office:value="290" calcext:value-type="float">
            <text:p>290</text:p>
          </table:table-cell>
          <table:table-cell table:style-name="ce14" table:formula="of:=IF(INDEX([.$AK57:.$DL57];MATCH([.$M$3];[.$AK$3:.$DL$3];0)+[.AC$1])=&quot;&quot;;&quot;&quot;;INDEX([.$AK57:.$DL57];MATCH([.$M$3];[.$AK$3:.$DL$3];0)+[.AC$1]))" office:value-type="string" office:string-value="pb" calcext:value-type="string">
            <text:p>pb</text:p>
          </table:table-cell>
          <table:table-cell table:style-name="ce14" table:formula="of:=IF(INDEX([.$AK57:.$DL57];MATCH([.$M$3];[.$AK$3:.$DL$3];0)+[.AD$1])=&quot;&quot;;&quot;&quot;;INDEX([.$AK57:.$DL57];MATCH([.$M$3];[.$AK$3:.$DL$3];0)+[.AD$1]))">
            <text:p/>
          </table:table-cell>
          <table:table-cell table:style-name="ce51" table:formula="of:=IF(INDEX([.$AK57:.$DL57];MATCH([.$M$3];[.$AK$3:.$DL$3];0)+[.AE$1])=&quot;&quot;;&quot;&quot;;INDEX([.$AK57:.$DL57];MATCH([.$M$3];[.$AK$3:.$DL$3];0)+[.AE$1]))">
            <text:p/>
          </table:table-cell>
          <table:table-cell table:style-name="ce59" table:formula="of:=IF(INDEX([.$AK57:.$DL57];MATCH([.$M$3];[.$AK$3:.$DL$3];0)+[.AF$1])=&quot;&quot;;&quot;&quot;;INDEX([.$AK57:.$DL57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" calcext:value-type="float">
            <text:p>133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7" calcext:value-type="float">
            <text:p>2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0" calcext:value-type="float">
            <text:p>29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>
            <text:p/>
          </table:table-cell>
          <table:table-cell table:formula="of:=IF([.B58]=&quot;&quot;;&quot;&quot;;IF(OR([.D57]=&quot;pb&quot;;[.D57]=&quot;b&quot;;[.D57]=&quot;&quot;;[.D57]=&quot;p&quot;);[.B58]-[.B57];[.B58]-[.B57]-1))">
            <text:p/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>
            <text:p/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>
            <text:p/>
          </table:table-cell>
          <table:table-cell table:formula="of:=IF([.Q56]=&quot;&quot;;&quot;&quot;;&quot;\overrideProperty Score.NonMusicalPaperColumn.line-break-system-details #'((Y-offset . &quot;&amp;[.Q56]&amp;&quot;))&quot;)">
            <text:p/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L58];MATCH([.$M$3];[.$AK$3:.$DL$3];0)+[.$M$1])=&quot;&quot;;&quot;&quot;;INDEX([.$DO$23:.$DO$422];MATCH(INDEX([.$AK58:.$DL58];MATCH([.$M$3];[.$AK$3:.$DL$3];0)+[.$M$1])&amp;IF([.P58]=&quot;&quot;;&quot;&quot;;&quot;_&quot;&amp;[.P58]);[.$DP$23:.$DP$422];0)))">
            <text:p/>
          </table:table-cell>
          <table:table-cell table:style-name="ce14" table:formula="of:=IF(INDEX([.$AK58:.$DL58];MATCH([.$M$3];[.$AK$3:.$DL$3];0)+[.N$1])=&quot;&quot;;&quot;&quot;;INDEX([.$AK58:.$DL58];MATCH([.$M$3];[.$AK$3:.$DL$3];0)+[.N$1]))">
            <text:p/>
          </table:table-cell>
          <table:table-cell table:style-name="ce51" table:formula="of:=IF(INDEX([.$AK58:.$DL58];MATCH([.$M$3];[.$AK$3:.$DL$3];0)+[.O$1])=&quot;&quot;;&quot;&quot;;INDEX([.$AK58:.$DL58];MATCH([.$M$3];[.$AK$3:.$DL$3];0)+[.O$1]))">
            <text:p/>
          </table:table-cell>
          <table:table-cell table:style-name="ce51" table:formula="of:=IF(INDEX([.$AK58:.$DL58];MATCH([.$M$3];[.$AK$3:.$DL$3];0)+[.P$1])=&quot;&quot;;&quot;&quot;;INDEX([.$AK58:.$DL58];MATCH([.$M$3];[.$AK$3:.$DL$3];0)+[.P$1]))">
            <text:p/>
          </table:table-cell>
          <table:table-cell table:style-name="ce37" table:formula="of:=IF(INDEX([.$AK58:.$DL58];MATCH([.$M$3];[.$AK$3:.$DL$3];0)+[.Q$1])=&quot;&quot;;&quot;&quot;;INDEX([.$AK58:.$DL58];MATCH([.$M$3];[.$AK$3:.$DL$3];0)+[.Q$1]))">
            <text:p/>
          </table:table-cell>
          <table:table-cell table:style-name="ce24" table:formula="of:=IF(INDEX([.$AK58:.$DL58];MATCH([.$M$3];[.$AK$3:.$DL$3];0)+[.R$1])=&quot;&quot;;&quot;&quot;;INDEX([.$DO$23:.$DO$422];MATCH(INDEX([.$AK58:.$DL58];MATCH([.$M$3];[.$AK$3:.$DL$3];0)+[.R$1])&amp;IF([.U58]=&quot;&quot;;&quot;&quot;;&quot;_&quot;&amp;[.U58]);[.$DQ$23:.$DQ$422];0)))">
            <text:p/>
          </table:table-cell>
          <table:table-cell table:style-name="ce14" table:formula="of:=IF(INDEX([.$AK58:.$DL58];MATCH([.$M$3];[.$AK$3:.$DL$3];0)+[.S$1])=&quot;&quot;;&quot;&quot;;INDEX([.$AK58:.$DL58];MATCH([.$M$3];[.$AK$3:.$DL$3];0)+[.S$1]))">
            <text:p/>
          </table:table-cell>
          <table:table-cell table:style-name="ce14" table:formula="of:=IF(INDEX([.$AK58:.$DL58];MATCH([.$M$3];[.$AK$3:.$DL$3];0)+[.T$1])=&quot;&quot;;&quot;&quot;;INDEX([.$AK58:.$DL58];MATCH([.$M$3];[.$AK$3:.$DL$3];0)+[.T$1]))">
            <text:p/>
          </table:table-cell>
          <table:table-cell table:style-name="ce51" table:formula="of:=IF(INDEX([.$AK58:.$DL58];MATCH([.$M$3];[.$AK$3:.$DL$3];0)+[.U$1])=&quot;&quot;;&quot;&quot;;INDEX([.$AK58:.$DL58];MATCH([.$M$3];[.$AK$3:.$DL$3];0)+[.U$1]))">
            <text:p/>
          </table:table-cell>
          <table:table-cell table:style-name="ce37" table:formula="of:=IF(INDEX([.$AK58:.$DL58];MATCH([.$M$3];[.$AK$3:.$DL$3];0)+[.V$1])=&quot;&quot;;&quot;&quot;;INDEX([.$AK58:.$DL58];MATCH([.$M$3];[.$AK$3:.$DL$3];0)+[.V$1]))">
            <text:p/>
          </table:table-cell>
          <table:table-cell table:style-name="ce24" table:formula="of:=IF(INDEX([.$AK58:.$DL58];MATCH([.$M$3];[.$AK$3:.$DL$3];0)+[.W$1])=&quot;&quot;;&quot;&quot;;INDEX([.$DO$23:.$DO$422];MATCH(INDEX([.$AK58:.$DL58];MATCH([.$M$3];[.$AK$3:.$DL$3];0)+[.W$1])&amp;IF([.Z58]=&quot;&quot;;&quot;&quot;;&quot;_&quot;&amp;[.Z58]);[.$DR$23:.$DR$422];0)))">
            <text:p/>
          </table:table-cell>
          <table:table-cell table:style-name="ce14" table:formula="of:=IF(INDEX([.$AK58:.$DL58];MATCH([.$M$3];[.$AK$3:.$DL$3];0)+[.X$1])=&quot;&quot;;&quot;&quot;;INDEX([.$AK58:.$DL58];MATCH([.$M$3];[.$AK$3:.$DL$3];0)+[.X$1]))">
            <text:p/>
          </table:table-cell>
          <table:table-cell table:style-name="ce14" table:formula="of:=IF(INDEX([.$AK58:.$DL58];MATCH([.$M$3];[.$AK$3:.$DL$3];0)+[.Y$1])=&quot;&quot;;&quot;&quot;;INDEX([.$AK58:.$DL58];MATCH([.$M$3];[.$AK$3:.$DL$3];0)+[.Y$1]))">
            <text:p/>
          </table:table-cell>
          <table:table-cell table:style-name="ce51" table:formula="of:=IF(INDEX([.$AK58:.$DL58];MATCH([.$M$3];[.$AK$3:.$DL$3];0)+[.Z$1])=&quot;&quot;;&quot;&quot;;INDEX([.$AK58:.$DL58];MATCH([.$M$3];[.$AK$3:.$DL$3];0)+[.Z$1]))">
            <text:p/>
          </table:table-cell>
          <table:table-cell table:style-name="ce37" table:formula="of:=IF(INDEX([.$AK58:.$DL58];MATCH([.$M$3];[.$AK$3:.$DL$3];0)+[.AA$1])=&quot;&quot;;&quot;&quot;;INDEX([.$AK58:.$DL58];MATCH([.$M$3];[.$AK$3:.$DL$3];0)+[.AA$1]))">
            <text:p/>
          </table:table-cell>
          <table:table-cell table:style-name="ce61" table:formula="of:=IF(INDEX([.$AK58:.$DL58];MATCH([.$M$3];[.$AK$3:.$DL$3];0)+[.AB$1])=&quot;&quot;;&quot;&quot;;INDEX([.$DO$23:.$DO$422];MATCH(INDEX([.$AK58:.$DL58];MATCH([.$M$3];[.$AK$3:.$DL$3];0)+[.AB$1])&amp;IF([.AE58]=&quot;&quot;;&quot;&quot;;&quot;_&quot;&amp;[.AE58]);[.$DS$23:.$DS$422];0)))" office:value-type="float" office:value="299" calcext:value-type="float">
            <text:p>299</text:p>
          </table:table-cell>
          <table:table-cell table:style-name="ce14" table:formula="of:=IF(INDEX([.$AK58:.$DL58];MATCH([.$M$3];[.$AK$3:.$DL$3];0)+[.AC$1])=&quot;&quot;;&quot;&quot;;INDEX([.$AK58:.$DL58];MATCH([.$M$3];[.$AK$3:.$DL$3];0)+[.AC$1]))" office:value-type="string" office:string-value="b" calcext:value-type="string">
            <text:p>b</text:p>
          </table:table-cell>
          <table:table-cell table:style-name="ce14" table:formula="of:=IF(INDEX([.$AK58:.$DL58];MATCH([.$M$3];[.$AK$3:.$DL$3];0)+[.AD$1])=&quot;&quot;;&quot;&quot;;INDEX([.$AK58:.$DL58];MATCH([.$M$3];[.$AK$3:.$DL$3];0)+[.AD$1]))">
            <text:p/>
          </table:table-cell>
          <table:table-cell table:style-name="ce51" table:formula="of:=IF(INDEX([.$AK58:.$DL58];MATCH([.$M$3];[.$AK$3:.$DL$3];0)+[.AE$1])=&quot;&quot;;&quot;&quot;;INDEX([.$AK58:.$DL58];MATCH([.$M$3];[.$AK$3:.$DL$3];0)+[.AE$1]))">
            <text:p/>
          </table:table-cell>
          <table:table-cell table:style-name="ce59" table:formula="of:=IF(INDEX([.$AK58:.$DL58];MATCH([.$M$3];[.$AK$3:.$DL$3];0)+[.AF$1])=&quot;&quot;;&quot;&quot;;INDEX([.$AK58:.$DL58];MATCH([.$M$3];[.$AK$3:.$DL$3];0)+[.AF$1]))" office:value-type="float" office:value="19.3" calcext:value-type="float">
            <text:p>19.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7" calcext:value-type="float">
            <text:p>28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9" calcext:value-type="float">
            <text:p>29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3" calcext:value-type="float">
            <text:p>19.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formula="of:=IF([.Q57]=&quot;&quot;;&quot;&quot;;&quot;\overrideProperty Score.NonMusicalPaperColumn.line-break-system-details #'((Y-offset . &quot;&amp;[.Q57]&amp;&quot;))&quot;)">
            <text:p/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L59];MATCH([.$M$3];[.$AK$3:.$DL$3];0)+[.$M$1])=&quot;&quot;;&quot;&quot;;INDEX([.$DO$23:.$DO$422];MATCH(INDEX([.$AK59:.$DL59];MATCH([.$M$3];[.$AK$3:.$DL$3];0)+[.$M$1])&amp;IF([.P59]=&quot;&quot;;&quot;&quot;;&quot;_&quot;&amp;[.P59]);[.$DP$23:.$DP$422];0)))">
            <text:p/>
          </table:table-cell>
          <table:table-cell table:style-name="ce14" table:formula="of:=IF(INDEX([.$AK59:.$DL59];MATCH([.$M$3];[.$AK$3:.$DL$3];0)+[.N$1])=&quot;&quot;;&quot;&quot;;INDEX([.$AK59:.$DL59];MATCH([.$M$3];[.$AK$3:.$DL$3];0)+[.N$1]))">
            <text:p/>
          </table:table-cell>
          <table:table-cell table:style-name="ce51" table:formula="of:=IF(INDEX([.$AK59:.$DL59];MATCH([.$M$3];[.$AK$3:.$DL$3];0)+[.O$1])=&quot;&quot;;&quot;&quot;;INDEX([.$AK59:.$DL59];MATCH([.$M$3];[.$AK$3:.$DL$3];0)+[.O$1]))">
            <text:p/>
          </table:table-cell>
          <table:table-cell table:style-name="ce51" table:formula="of:=IF(INDEX([.$AK59:.$DL59];MATCH([.$M$3];[.$AK$3:.$DL$3];0)+[.P$1])=&quot;&quot;;&quot;&quot;;INDEX([.$AK59:.$DL59];MATCH([.$M$3];[.$AK$3:.$DL$3];0)+[.P$1]))">
            <text:p/>
          </table:table-cell>
          <table:table-cell table:style-name="ce37" table:formula="of:=IF(INDEX([.$AK59:.$DL59];MATCH([.$M$3];[.$AK$3:.$DL$3];0)+[.Q$1])=&quot;&quot;;&quot;&quot;;INDEX([.$AK59:.$DL59];MATCH([.$M$3];[.$AK$3:.$DL$3];0)+[.Q$1]))">
            <text:p/>
          </table:table-cell>
          <table:table-cell table:style-name="ce24" table:formula="of:=IF(INDEX([.$AK59:.$DL59];MATCH([.$M$3];[.$AK$3:.$DL$3];0)+[.R$1])=&quot;&quot;;&quot;&quot;;INDEX([.$DO$23:.$DO$422];MATCH(INDEX([.$AK59:.$DL59];MATCH([.$M$3];[.$AK$3:.$DL$3];0)+[.R$1])&amp;IF([.U59]=&quot;&quot;;&quot;&quot;;&quot;_&quot;&amp;[.U59]);[.$DQ$23:.$DQ$422];0)))">
            <text:p/>
          </table:table-cell>
          <table:table-cell table:style-name="ce14" table:formula="of:=IF(INDEX([.$AK59:.$DL59];MATCH([.$M$3];[.$AK$3:.$DL$3];0)+[.S$1])=&quot;&quot;;&quot;&quot;;INDEX([.$AK59:.$DL59];MATCH([.$M$3];[.$AK$3:.$DL$3];0)+[.S$1]))">
            <text:p/>
          </table:table-cell>
          <table:table-cell table:style-name="ce14" table:formula="of:=IF(INDEX([.$AK59:.$DL59];MATCH([.$M$3];[.$AK$3:.$DL$3];0)+[.T$1])=&quot;&quot;;&quot;&quot;;INDEX([.$AK59:.$DL59];MATCH([.$M$3];[.$AK$3:.$DL$3];0)+[.T$1]))">
            <text:p/>
          </table:table-cell>
          <table:table-cell table:style-name="ce51" table:formula="of:=IF(INDEX([.$AK59:.$DL59];MATCH([.$M$3];[.$AK$3:.$DL$3];0)+[.U$1])=&quot;&quot;;&quot;&quot;;INDEX([.$AK59:.$DL59];MATCH([.$M$3];[.$AK$3:.$DL$3];0)+[.U$1]))">
            <text:p/>
          </table:table-cell>
          <table:table-cell table:style-name="ce37" table:formula="of:=IF(INDEX([.$AK59:.$DL59];MATCH([.$M$3];[.$AK$3:.$DL$3];0)+[.V$1])=&quot;&quot;;&quot;&quot;;INDEX([.$AK59:.$DL59];MATCH([.$M$3];[.$AK$3:.$DL$3];0)+[.V$1]))">
            <text:p/>
          </table:table-cell>
          <table:table-cell table:style-name="ce24" table:formula="of:=IF(INDEX([.$AK59:.$DL59];MATCH([.$M$3];[.$AK$3:.$DL$3];0)+[.W$1])=&quot;&quot;;&quot;&quot;;INDEX([.$DO$23:.$DO$422];MATCH(INDEX([.$AK59:.$DL59];MATCH([.$M$3];[.$AK$3:.$DL$3];0)+[.W$1])&amp;IF([.Z59]=&quot;&quot;;&quot;&quot;;&quot;_&quot;&amp;[.Z59]);[.$DR$23:.$DR$422];0)))">
            <text:p/>
          </table:table-cell>
          <table:table-cell table:style-name="ce14" table:formula="of:=IF(INDEX([.$AK59:.$DL59];MATCH([.$M$3];[.$AK$3:.$DL$3];0)+[.X$1])=&quot;&quot;;&quot;&quot;;INDEX([.$AK59:.$DL59];MATCH([.$M$3];[.$AK$3:.$DL$3];0)+[.X$1]))">
            <text:p/>
          </table:table-cell>
          <table:table-cell table:style-name="ce14" table:formula="of:=IF(INDEX([.$AK59:.$DL59];MATCH([.$M$3];[.$AK$3:.$DL$3];0)+[.Y$1])=&quot;&quot;;&quot;&quot;;INDEX([.$AK59:.$DL59];MATCH([.$M$3];[.$AK$3:.$DL$3];0)+[.Y$1]))">
            <text:p/>
          </table:table-cell>
          <table:table-cell table:style-name="ce51" table:formula="of:=IF(INDEX([.$AK59:.$DL59];MATCH([.$M$3];[.$AK$3:.$DL$3];0)+[.Z$1])=&quot;&quot;;&quot;&quot;;INDEX([.$AK59:.$DL59];MATCH([.$M$3];[.$AK$3:.$DL$3];0)+[.Z$1]))">
            <text:p/>
          </table:table-cell>
          <table:table-cell table:style-name="ce37" table:formula="of:=IF(INDEX([.$AK59:.$DL59];MATCH([.$M$3];[.$AK$3:.$DL$3];0)+[.AA$1])=&quot;&quot;;&quot;&quot;;INDEX([.$AK59:.$DL59];MATCH([.$M$3];[.$AK$3:.$DL$3];0)+[.AA$1]))">
            <text:p/>
          </table:table-cell>
          <table:table-cell table:style-name="ce61" table:formula="of:=IF(INDEX([.$AK59:.$DL59];MATCH([.$M$3];[.$AK$3:.$DL$3];0)+[.AB$1])=&quot;&quot;;&quot;&quot;;INDEX([.$DO$23:.$DO$422];MATCH(INDEX([.$AK59:.$DL59];MATCH([.$M$3];[.$AK$3:.$DL$3];0)+[.AB$1])&amp;IF([.AE59]=&quot;&quot;;&quot;&quot;;&quot;_&quot;&amp;[.AE59]);[.$DS$23:.$DS$422];0)))" office:value-type="float" office:value="307" calcext:value-type="float">
            <text:p>307</text:p>
          </table:table-cell>
          <table:table-cell table:style-name="ce14" table:formula="of:=IF(INDEX([.$AK59:.$DL59];MATCH([.$M$3];[.$AK$3:.$DL$3];0)+[.AC$1])=&quot;&quot;;&quot;&quot;;INDEX([.$AK59:.$DL59];MATCH([.$M$3];[.$AK$3:.$DL$3];0)+[.AC$1]))" office:value-type="string" office:string-value="b" calcext:value-type="string">
            <text:p>b</text:p>
          </table:table-cell>
          <table:table-cell table:style-name="ce14" table:formula="of:=IF(INDEX([.$AK59:.$DL59];MATCH([.$M$3];[.$AK$3:.$DL$3];0)+[.AD$1])=&quot;&quot;;&quot;&quot;;INDEX([.$AK59:.$DL59];MATCH([.$M$3];[.$AK$3:.$DL$3];0)+[.AD$1]))">
            <text:p/>
          </table:table-cell>
          <table:table-cell table:style-name="ce51" table:formula="of:=IF(INDEX([.$AK59:.$DL59];MATCH([.$M$3];[.$AK$3:.$DL$3];0)+[.AE$1])=&quot;&quot;;&quot;&quot;;INDEX([.$AK59:.$DL59];MATCH([.$M$3];[.$AK$3:.$DL$3];0)+[.AE$1]))">
            <text:p/>
          </table:table-cell>
          <table:table-cell table:style-name="ce59" table:formula="of:=IF(INDEX([.$AK59:.$DL59];MATCH([.$M$3];[.$AK$3:.$DL$3];0)+[.AF$1])=&quot;&quot;;&quot;&quot;;INDEX([.$AK59:.$DL59];MATCH([.$M$3];[.$AK$3:.$DL$3];0)+[.AF$1]))" office:value-type="float" office:value="33.6" calcext:value-type="float">
            <text:p>33.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8" calcext:value-type="float">
            <text:p>2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7" calcext:value-type="float">
            <text:p>3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3.6" calcext:value-type="float">
            <text:p>33.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L60];MATCH([.$M$3];[.$AK$3:.$DL$3];0)+[.$M$1])=&quot;&quot;;&quot;&quot;;INDEX([.$DO$23:.$DO$422];MATCH(INDEX([.$AK60:.$DL60];MATCH([.$M$3];[.$AK$3:.$DL$3];0)+[.$M$1])&amp;IF([.P60]=&quot;&quot;;&quot;&quot;;&quot;_&quot;&amp;[.P60]);[.$DP$23:.$DP$422];0)))">
            <text:p/>
          </table:table-cell>
          <table:table-cell table:style-name="ce14" table:formula="of:=IF(INDEX([.$AK60:.$DL60];MATCH([.$M$3];[.$AK$3:.$DL$3];0)+[.N$1])=&quot;&quot;;&quot;&quot;;INDEX([.$AK60:.$DL60];MATCH([.$M$3];[.$AK$3:.$DL$3];0)+[.N$1]))">
            <text:p/>
          </table:table-cell>
          <table:table-cell table:style-name="ce51" table:formula="of:=IF(INDEX([.$AK60:.$DL60];MATCH([.$M$3];[.$AK$3:.$DL$3];0)+[.O$1])=&quot;&quot;;&quot;&quot;;INDEX([.$AK60:.$DL60];MATCH([.$M$3];[.$AK$3:.$DL$3];0)+[.O$1]))">
            <text:p/>
          </table:table-cell>
          <table:table-cell table:style-name="ce51" table:formula="of:=IF(INDEX([.$AK60:.$DL60];MATCH([.$M$3];[.$AK$3:.$DL$3];0)+[.P$1])=&quot;&quot;;&quot;&quot;;INDEX([.$AK60:.$DL60];MATCH([.$M$3];[.$AK$3:.$DL$3];0)+[.P$1]))">
            <text:p/>
          </table:table-cell>
          <table:table-cell table:style-name="ce37" table:formula="of:=IF(INDEX([.$AK60:.$DL60];MATCH([.$M$3];[.$AK$3:.$DL$3];0)+[.Q$1])=&quot;&quot;;&quot;&quot;;INDEX([.$AK60:.$DL60];MATCH([.$M$3];[.$AK$3:.$DL$3];0)+[.Q$1]))">
            <text:p/>
          </table:table-cell>
          <table:table-cell table:style-name="ce24" table:formula="of:=IF(INDEX([.$AK60:.$DL60];MATCH([.$M$3];[.$AK$3:.$DL$3];0)+[.R$1])=&quot;&quot;;&quot;&quot;;INDEX([.$DO$23:.$DO$422];MATCH(INDEX([.$AK60:.$DL60];MATCH([.$M$3];[.$AK$3:.$DL$3];0)+[.R$1])&amp;IF([.U60]=&quot;&quot;;&quot;&quot;;&quot;_&quot;&amp;[.U60]);[.$DQ$23:.$DQ$422];0)))">
            <text:p/>
          </table:table-cell>
          <table:table-cell table:style-name="ce14" table:formula="of:=IF(INDEX([.$AK60:.$DL60];MATCH([.$M$3];[.$AK$3:.$DL$3];0)+[.S$1])=&quot;&quot;;&quot;&quot;;INDEX([.$AK60:.$DL60];MATCH([.$M$3];[.$AK$3:.$DL$3];0)+[.S$1]))">
            <text:p/>
          </table:table-cell>
          <table:table-cell table:style-name="ce14" table:formula="of:=IF(INDEX([.$AK60:.$DL60];MATCH([.$M$3];[.$AK$3:.$DL$3];0)+[.T$1])=&quot;&quot;;&quot;&quot;;INDEX([.$AK60:.$DL60];MATCH([.$M$3];[.$AK$3:.$DL$3];0)+[.T$1]))">
            <text:p/>
          </table:table-cell>
          <table:table-cell table:style-name="ce51" table:formula="of:=IF(INDEX([.$AK60:.$DL60];MATCH([.$M$3];[.$AK$3:.$DL$3];0)+[.U$1])=&quot;&quot;;&quot;&quot;;INDEX([.$AK60:.$DL60];MATCH([.$M$3];[.$AK$3:.$DL$3];0)+[.U$1]))">
            <text:p/>
          </table:table-cell>
          <table:table-cell table:style-name="ce37" table:formula="of:=IF(INDEX([.$AK60:.$DL60];MATCH([.$M$3];[.$AK$3:.$DL$3];0)+[.V$1])=&quot;&quot;;&quot;&quot;;INDEX([.$AK60:.$DL60];MATCH([.$M$3];[.$AK$3:.$DL$3];0)+[.V$1]))">
            <text:p/>
          </table:table-cell>
          <table:table-cell table:style-name="ce24" table:formula="of:=IF(INDEX([.$AK60:.$DL60];MATCH([.$M$3];[.$AK$3:.$DL$3];0)+[.W$1])=&quot;&quot;;&quot;&quot;;INDEX([.$DO$23:.$DO$422];MATCH(INDEX([.$AK60:.$DL60];MATCH([.$M$3];[.$AK$3:.$DL$3];0)+[.W$1])&amp;IF([.Z60]=&quot;&quot;;&quot;&quot;;&quot;_&quot;&amp;[.Z60]);[.$DR$23:.$DR$422];0)))">
            <text:p/>
          </table:table-cell>
          <table:table-cell table:style-name="ce14" table:formula="of:=IF(INDEX([.$AK60:.$DL60];MATCH([.$M$3];[.$AK$3:.$DL$3];0)+[.X$1])=&quot;&quot;;&quot;&quot;;INDEX([.$AK60:.$DL60];MATCH([.$M$3];[.$AK$3:.$DL$3];0)+[.X$1]))">
            <text:p/>
          </table:table-cell>
          <table:table-cell table:style-name="ce14" table:formula="of:=IF(INDEX([.$AK60:.$DL60];MATCH([.$M$3];[.$AK$3:.$DL$3];0)+[.Y$1])=&quot;&quot;;&quot;&quot;;INDEX([.$AK60:.$DL60];MATCH([.$M$3];[.$AK$3:.$DL$3];0)+[.Y$1]))">
            <text:p/>
          </table:table-cell>
          <table:table-cell table:style-name="ce51" table:formula="of:=IF(INDEX([.$AK60:.$DL60];MATCH([.$M$3];[.$AK$3:.$DL$3];0)+[.Z$1])=&quot;&quot;;&quot;&quot;;INDEX([.$AK60:.$DL60];MATCH([.$M$3];[.$AK$3:.$DL$3];0)+[.Z$1]))">
            <text:p/>
          </table:table-cell>
          <table:table-cell table:style-name="ce37" table:formula="of:=IF(INDEX([.$AK60:.$DL60];MATCH([.$M$3];[.$AK$3:.$DL$3];0)+[.AA$1])=&quot;&quot;;&quot;&quot;;INDEX([.$AK60:.$DL60];MATCH([.$M$3];[.$AK$3:.$DL$3];0)+[.AA$1]))">
            <text:p/>
          </table:table-cell>
          <table:table-cell table:style-name="ce61" table:formula="of:=IF(INDEX([.$AK60:.$DL60];MATCH([.$M$3];[.$AK$3:.$DL$3];0)+[.AB$1])=&quot;&quot;;&quot;&quot;;INDEX([.$DO$23:.$DO$422];MATCH(INDEX([.$AK60:.$DL60];MATCH([.$M$3];[.$AK$3:.$DL$3];0)+[.AB$1])&amp;IF([.AE60]=&quot;&quot;;&quot;&quot;;&quot;_&quot;&amp;[.AE60]);[.$DS$23:.$DS$422];0)))" office:value-type="float" office:value="315" calcext:value-type="float">
            <text:p>315</text:p>
          </table:table-cell>
          <table:table-cell table:style-name="ce14" table:formula="of:=IF(INDEX([.$AK60:.$DL60];MATCH([.$M$3];[.$AK$3:.$DL$3];0)+[.AC$1])=&quot;&quot;;&quot;&quot;;INDEX([.$AK60:.$DL60];MATCH([.$M$3];[.$AK$3:.$DL$3];0)+[.AC$1]))" office:value-type="string" office:string-value="b" calcext:value-type="string">
            <text:p>b</text:p>
          </table:table-cell>
          <table:table-cell table:style-name="ce14" table:formula="of:=IF(INDEX([.$AK60:.$DL60];MATCH([.$M$3];[.$AK$3:.$DL$3];0)+[.AD$1])=&quot;&quot;;&quot;&quot;;INDEX([.$AK60:.$DL60];MATCH([.$M$3];[.$AK$3:.$DL$3];0)+[.AD$1]))">
            <text:p/>
          </table:table-cell>
          <table:table-cell table:style-name="ce51" table:formula="of:=IF(INDEX([.$AK60:.$DL60];MATCH([.$M$3];[.$AK$3:.$DL$3];0)+[.AE$1])=&quot;&quot;;&quot;&quot;;INDEX([.$AK60:.$DL60];MATCH([.$M$3];[.$AK$3:.$DL$3];0)+[.AE$1]))">
            <text:p/>
          </table:table-cell>
          <table:table-cell table:style-name="ce59" table:formula="of:=IF(INDEX([.$AK60:.$DL60];MATCH([.$M$3];[.$AK$3:.$DL$3];0)+[.AF$1])=&quot;&quot;;&quot;&quot;;INDEX([.$AK60:.$DL60];MATCH([.$M$3];[.$AK$3:.$DL$3];0)+[.AF$1]))" office:value-type="float" office:value="47.9" calcext:value-type="float">
            <text:p>47.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5" calcext:value-type="float">
            <text:p>30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9" calcext:value-type="float">
            <text:p>47.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L61];MATCH([.$M$3];[.$AK$3:.$DL$3];0)+[.$M$1])=&quot;&quot;;&quot;&quot;;INDEX([.$DO$23:.$DO$422];MATCH(INDEX([.$AK61:.$DL61];MATCH([.$M$3];[.$AK$3:.$DL$3];0)+[.$M$1])&amp;IF([.P61]=&quot;&quot;;&quot;&quot;;&quot;_&quot;&amp;[.P61]);[.$DP$23:.$DP$422];0)))">
            <text:p/>
          </table:table-cell>
          <table:table-cell table:style-name="ce14" table:formula="of:=IF(INDEX([.$AK61:.$DL61];MATCH([.$M$3];[.$AK$3:.$DL$3];0)+[.N$1])=&quot;&quot;;&quot;&quot;;INDEX([.$AK61:.$DL61];MATCH([.$M$3];[.$AK$3:.$DL$3];0)+[.N$1]))">
            <text:p/>
          </table:table-cell>
          <table:table-cell table:style-name="ce51" table:formula="of:=IF(INDEX([.$AK61:.$DL61];MATCH([.$M$3];[.$AK$3:.$DL$3];0)+[.O$1])=&quot;&quot;;&quot;&quot;;INDEX([.$AK61:.$DL61];MATCH([.$M$3];[.$AK$3:.$DL$3];0)+[.O$1]))">
            <text:p/>
          </table:table-cell>
          <table:table-cell table:style-name="ce51" table:formula="of:=IF(INDEX([.$AK61:.$DL61];MATCH([.$M$3];[.$AK$3:.$DL$3];0)+[.P$1])=&quot;&quot;;&quot;&quot;;INDEX([.$AK61:.$DL61];MATCH([.$M$3];[.$AK$3:.$DL$3];0)+[.P$1]))">
            <text:p/>
          </table:table-cell>
          <table:table-cell table:style-name="ce37" table:formula="of:=IF(INDEX([.$AK61:.$DL61];MATCH([.$M$3];[.$AK$3:.$DL$3];0)+[.Q$1])=&quot;&quot;;&quot;&quot;;INDEX([.$AK61:.$DL61];MATCH([.$M$3];[.$AK$3:.$DL$3];0)+[.Q$1]))">
            <text:p/>
          </table:table-cell>
          <table:table-cell table:style-name="ce24" table:formula="of:=IF(INDEX([.$AK61:.$DL61];MATCH([.$M$3];[.$AK$3:.$DL$3];0)+[.R$1])=&quot;&quot;;&quot;&quot;;INDEX([.$DO$23:.$DO$422];MATCH(INDEX([.$AK61:.$DL61];MATCH([.$M$3];[.$AK$3:.$DL$3];0)+[.R$1])&amp;IF([.U61]=&quot;&quot;;&quot;&quot;;&quot;_&quot;&amp;[.U61]);[.$DQ$23:.$DQ$422];0)))">
            <text:p/>
          </table:table-cell>
          <table:table-cell table:style-name="ce14" table:formula="of:=IF(INDEX([.$AK61:.$DL61];MATCH([.$M$3];[.$AK$3:.$DL$3];0)+[.S$1])=&quot;&quot;;&quot;&quot;;INDEX([.$AK61:.$DL61];MATCH([.$M$3];[.$AK$3:.$DL$3];0)+[.S$1]))">
            <text:p/>
          </table:table-cell>
          <table:table-cell table:style-name="ce14" table:formula="of:=IF(INDEX([.$AK61:.$DL61];MATCH([.$M$3];[.$AK$3:.$DL$3];0)+[.T$1])=&quot;&quot;;&quot;&quot;;INDEX([.$AK61:.$DL61];MATCH([.$M$3];[.$AK$3:.$DL$3];0)+[.T$1]))">
            <text:p/>
          </table:table-cell>
          <table:table-cell table:style-name="ce51" table:formula="of:=IF(INDEX([.$AK61:.$DL61];MATCH([.$M$3];[.$AK$3:.$DL$3];0)+[.U$1])=&quot;&quot;;&quot;&quot;;INDEX([.$AK61:.$DL61];MATCH([.$M$3];[.$AK$3:.$DL$3];0)+[.U$1]))">
            <text:p/>
          </table:table-cell>
          <table:table-cell table:style-name="ce37" table:formula="of:=IF(INDEX([.$AK61:.$DL61];MATCH([.$M$3];[.$AK$3:.$DL$3];0)+[.V$1])=&quot;&quot;;&quot;&quot;;INDEX([.$AK61:.$DL61];MATCH([.$M$3];[.$AK$3:.$DL$3];0)+[.V$1]))">
            <text:p/>
          </table:table-cell>
          <table:table-cell table:style-name="ce24" table:formula="of:=IF(INDEX([.$AK61:.$DL61];MATCH([.$M$3];[.$AK$3:.$DL$3];0)+[.W$1])=&quot;&quot;;&quot;&quot;;INDEX([.$DO$23:.$DO$422];MATCH(INDEX([.$AK61:.$DL61];MATCH([.$M$3];[.$AK$3:.$DL$3];0)+[.W$1])&amp;IF([.Z61]=&quot;&quot;;&quot;&quot;;&quot;_&quot;&amp;[.Z61]);[.$DR$23:.$DR$422];0)))">
            <text:p/>
          </table:table-cell>
          <table:table-cell table:style-name="ce14" table:formula="of:=IF(INDEX([.$AK61:.$DL61];MATCH([.$M$3];[.$AK$3:.$DL$3];0)+[.X$1])=&quot;&quot;;&quot;&quot;;INDEX([.$AK61:.$DL61];MATCH([.$M$3];[.$AK$3:.$DL$3];0)+[.X$1]))">
            <text:p/>
          </table:table-cell>
          <table:table-cell table:style-name="ce14" table:formula="of:=IF(INDEX([.$AK61:.$DL61];MATCH([.$M$3];[.$AK$3:.$DL$3];0)+[.Y$1])=&quot;&quot;;&quot;&quot;;INDEX([.$AK61:.$DL61];MATCH([.$M$3];[.$AK$3:.$DL$3];0)+[.Y$1]))">
            <text:p/>
          </table:table-cell>
          <table:table-cell table:style-name="ce51" table:formula="of:=IF(INDEX([.$AK61:.$DL61];MATCH([.$M$3];[.$AK$3:.$DL$3];0)+[.Z$1])=&quot;&quot;;&quot;&quot;;INDEX([.$AK61:.$DL61];MATCH([.$M$3];[.$AK$3:.$DL$3];0)+[.Z$1]))">
            <text:p/>
          </table:table-cell>
          <table:table-cell table:style-name="ce37" table:formula="of:=IF(INDEX([.$AK61:.$DL61];MATCH([.$M$3];[.$AK$3:.$DL$3];0)+[.AA$1])=&quot;&quot;;&quot;&quot;;INDEX([.$AK61:.$DL61];MATCH([.$M$3];[.$AK$3:.$DL$3];0)+[.AA$1]))">
            <text:p/>
          </table:table-cell>
          <table:table-cell table:style-name="ce61" table:formula="of:=IF(INDEX([.$AK61:.$DL61];MATCH([.$M$3];[.$AK$3:.$DL$3];0)+[.AB$1])=&quot;&quot;;&quot;&quot;;INDEX([.$DO$23:.$DO$422];MATCH(INDEX([.$AK61:.$DL61];MATCH([.$M$3];[.$AK$3:.$DL$3];0)+[.AB$1])&amp;IF([.AE61]=&quot;&quot;;&quot;&quot;;&quot;_&quot;&amp;[.AE61]);[.$DS$23:.$DS$422];0)))" office:value-type="float" office:value="323" calcext:value-type="float">
            <text:p>323</text:p>
          </table:table-cell>
          <table:table-cell table:style-name="ce14" table:formula="of:=IF(INDEX([.$AK61:.$DL61];MATCH([.$M$3];[.$AK$3:.$DL$3];0)+[.AC$1])=&quot;&quot;;&quot;&quot;;INDEX([.$AK61:.$DL61];MATCH([.$M$3];[.$AK$3:.$DL$3];0)+[.AC$1]))" office:value-type="string" office:string-value="b" calcext:value-type="string">
            <text:p>b</text:p>
          </table:table-cell>
          <table:table-cell table:style-name="ce14" table:formula="of:=IF(INDEX([.$AK61:.$DL61];MATCH([.$M$3];[.$AK$3:.$DL$3];0)+[.AD$1])=&quot;&quot;;&quot;&quot;;INDEX([.$AK61:.$DL61];MATCH([.$M$3];[.$AK$3:.$DL$3];0)+[.AD$1]))">
            <text:p/>
          </table:table-cell>
          <table:table-cell table:style-name="ce51" table:formula="of:=IF(INDEX([.$AK61:.$DL61];MATCH([.$M$3];[.$AK$3:.$DL$3];0)+[.AE$1])=&quot;&quot;;&quot;&quot;;INDEX([.$AK61:.$DL61];MATCH([.$M$3];[.$AK$3:.$DL$3];0)+[.AE$1]))">
            <text:p/>
          </table:table-cell>
          <table:table-cell table:style-name="ce59" table:formula="of:=IF(INDEX([.$AK61:.$DL61];MATCH([.$M$3];[.$AK$3:.$DL$3];0)+[.AF$1])=&quot;&quot;;&quot;&quot;;INDEX([.$AK61:.$DL61];MATCH([.$M$3];[.$AK$3:.$DL$3];0)+[.AF$1]))" office:value-type="float" office:value="62.2" calcext:value-type="float">
            <text:p>62.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3" calcext:value-type="float">
            <text:p>3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" calcext:value-type="float">
            <text:p>62.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L62];MATCH([.$M$3];[.$AK$3:.$DL$3];0)+[.$M$1])=&quot;&quot;;&quot;&quot;;INDEX([.$DO$23:.$DO$422];MATCH(INDEX([.$AK62:.$DL62];MATCH([.$M$3];[.$AK$3:.$DL$3];0)+[.$M$1])&amp;IF([.P62]=&quot;&quot;;&quot;&quot;;&quot;_&quot;&amp;[.P62]);[.$DP$23:.$DP$422];0)))">
            <text:p/>
          </table:table-cell>
          <table:table-cell table:style-name="ce14" table:formula="of:=IF(INDEX([.$AK62:.$DL62];MATCH([.$M$3];[.$AK$3:.$DL$3];0)+[.N$1])=&quot;&quot;;&quot;&quot;;INDEX([.$AK62:.$DL62];MATCH([.$M$3];[.$AK$3:.$DL$3];0)+[.N$1]))">
            <text:p/>
          </table:table-cell>
          <table:table-cell table:style-name="ce51" table:formula="of:=IF(INDEX([.$AK62:.$DL62];MATCH([.$M$3];[.$AK$3:.$DL$3];0)+[.O$1])=&quot;&quot;;&quot;&quot;;INDEX([.$AK62:.$DL62];MATCH([.$M$3];[.$AK$3:.$DL$3];0)+[.O$1]))">
            <text:p/>
          </table:table-cell>
          <table:table-cell table:style-name="ce51" table:formula="of:=IF(INDEX([.$AK62:.$DL62];MATCH([.$M$3];[.$AK$3:.$DL$3];0)+[.P$1])=&quot;&quot;;&quot;&quot;;INDEX([.$AK62:.$DL62];MATCH([.$M$3];[.$AK$3:.$DL$3];0)+[.P$1]))">
            <text:p/>
          </table:table-cell>
          <table:table-cell table:style-name="ce37" table:formula="of:=IF(INDEX([.$AK62:.$DL62];MATCH([.$M$3];[.$AK$3:.$DL$3];0)+[.Q$1])=&quot;&quot;;&quot;&quot;;INDEX([.$AK62:.$DL62];MATCH([.$M$3];[.$AK$3:.$DL$3];0)+[.Q$1]))">
            <text:p/>
          </table:table-cell>
          <table:table-cell table:style-name="ce24" table:formula="of:=IF(INDEX([.$AK62:.$DL62];MATCH([.$M$3];[.$AK$3:.$DL$3];0)+[.R$1])=&quot;&quot;;&quot;&quot;;INDEX([.$DO$23:.$DO$422];MATCH(INDEX([.$AK62:.$DL62];MATCH([.$M$3];[.$AK$3:.$DL$3];0)+[.R$1])&amp;IF([.U62]=&quot;&quot;;&quot;&quot;;&quot;_&quot;&amp;[.U62]);[.$DQ$23:.$DQ$422];0)))">
            <text:p/>
          </table:table-cell>
          <table:table-cell table:style-name="ce14" table:formula="of:=IF(INDEX([.$AK62:.$DL62];MATCH([.$M$3];[.$AK$3:.$DL$3];0)+[.S$1])=&quot;&quot;;&quot;&quot;;INDEX([.$AK62:.$DL62];MATCH([.$M$3];[.$AK$3:.$DL$3];0)+[.S$1]))">
            <text:p/>
          </table:table-cell>
          <table:table-cell table:style-name="ce14" table:formula="of:=IF(INDEX([.$AK62:.$DL62];MATCH([.$M$3];[.$AK$3:.$DL$3];0)+[.T$1])=&quot;&quot;;&quot;&quot;;INDEX([.$AK62:.$DL62];MATCH([.$M$3];[.$AK$3:.$DL$3];0)+[.T$1]))">
            <text:p/>
          </table:table-cell>
          <table:table-cell table:style-name="ce51" table:formula="of:=IF(INDEX([.$AK62:.$DL62];MATCH([.$M$3];[.$AK$3:.$DL$3];0)+[.U$1])=&quot;&quot;;&quot;&quot;;INDEX([.$AK62:.$DL62];MATCH([.$M$3];[.$AK$3:.$DL$3];0)+[.U$1]))">
            <text:p/>
          </table:table-cell>
          <table:table-cell table:style-name="ce37" table:formula="of:=IF(INDEX([.$AK62:.$DL62];MATCH([.$M$3];[.$AK$3:.$DL$3];0)+[.V$1])=&quot;&quot;;&quot;&quot;;INDEX([.$AK62:.$DL62];MATCH([.$M$3];[.$AK$3:.$DL$3];0)+[.V$1]))">
            <text:p/>
          </table:table-cell>
          <table:table-cell table:style-name="ce24" table:formula="of:=IF(INDEX([.$AK62:.$DL62];MATCH([.$M$3];[.$AK$3:.$DL$3];0)+[.W$1])=&quot;&quot;;&quot;&quot;;INDEX([.$DO$23:.$DO$422];MATCH(INDEX([.$AK62:.$DL62];MATCH([.$M$3];[.$AK$3:.$DL$3];0)+[.W$1])&amp;IF([.Z62]=&quot;&quot;;&quot;&quot;;&quot;_&quot;&amp;[.Z62]);[.$DR$23:.$DR$422];0)))">
            <text:p/>
          </table:table-cell>
          <table:table-cell table:style-name="ce14" table:formula="of:=IF(INDEX([.$AK62:.$DL62];MATCH([.$M$3];[.$AK$3:.$DL$3];0)+[.X$1])=&quot;&quot;;&quot;&quot;;INDEX([.$AK62:.$DL62];MATCH([.$M$3];[.$AK$3:.$DL$3];0)+[.X$1]))">
            <text:p/>
          </table:table-cell>
          <table:table-cell table:style-name="ce14" table:formula="of:=IF(INDEX([.$AK62:.$DL62];MATCH([.$M$3];[.$AK$3:.$DL$3];0)+[.Y$1])=&quot;&quot;;&quot;&quot;;INDEX([.$AK62:.$DL62];MATCH([.$M$3];[.$AK$3:.$DL$3];0)+[.Y$1]))">
            <text:p/>
          </table:table-cell>
          <table:table-cell table:style-name="ce51" table:formula="of:=IF(INDEX([.$AK62:.$DL62];MATCH([.$M$3];[.$AK$3:.$DL$3];0)+[.Z$1])=&quot;&quot;;&quot;&quot;;INDEX([.$AK62:.$DL62];MATCH([.$M$3];[.$AK$3:.$DL$3];0)+[.Z$1]))">
            <text:p/>
          </table:table-cell>
          <table:table-cell table:style-name="ce37" table:formula="of:=IF(INDEX([.$AK62:.$DL62];MATCH([.$M$3];[.$AK$3:.$DL$3];0)+[.AA$1])=&quot;&quot;;&quot;&quot;;INDEX([.$AK62:.$DL62];MATCH([.$M$3];[.$AK$3:.$DL$3];0)+[.AA$1]))">
            <text:p/>
          </table:table-cell>
          <table:table-cell table:style-name="ce61" table:formula="of:=IF(INDEX([.$AK62:.$DL62];MATCH([.$M$3];[.$AK$3:.$DL$3];0)+[.AB$1])=&quot;&quot;;&quot;&quot;;INDEX([.$DO$23:.$DO$422];MATCH(INDEX([.$AK62:.$DL62];MATCH([.$M$3];[.$AK$3:.$DL$3];0)+[.AB$1])&amp;IF([.AE62]=&quot;&quot;;&quot;&quot;;&quot;_&quot;&amp;[.AE62]);[.$DS$23:.$DS$422];0)))" office:value-type="float" office:value="330" calcext:value-type="float">
            <text:p>330</text:p>
          </table:table-cell>
          <table:table-cell table:style-name="ce14" table:formula="of:=IF(INDEX([.$AK62:.$DL62];MATCH([.$M$3];[.$AK$3:.$DL$3];0)+[.AC$1])=&quot;&quot;;&quot;&quot;;INDEX([.$AK62:.$DL62];MATCH([.$M$3];[.$AK$3:.$DL$3];0)+[.AC$1]))" office:value-type="string" office:string-value="b" calcext:value-type="string">
            <text:p>b</text:p>
          </table:table-cell>
          <table:table-cell table:style-name="ce14" table:formula="of:=IF(INDEX([.$AK62:.$DL62];MATCH([.$M$3];[.$AK$3:.$DL$3];0)+[.AD$1])=&quot;&quot;;&quot;&quot;;INDEX([.$AK62:.$DL62];MATCH([.$M$3];[.$AK$3:.$DL$3];0)+[.AD$1]))">
            <text:p/>
          </table:table-cell>
          <table:table-cell table:style-name="ce51" table:formula="of:=IF(INDEX([.$AK62:.$DL62];MATCH([.$M$3];[.$AK$3:.$DL$3];0)+[.AE$1])=&quot;&quot;;&quot;&quot;;INDEX([.$AK62:.$DL62];MATCH([.$M$3];[.$AK$3:.$DL$3];0)+[.AE$1]))">
            <text:p/>
          </table:table-cell>
          <table:table-cell table:style-name="ce59" table:formula="of:=IF(INDEX([.$AK62:.$DL62];MATCH([.$M$3];[.$AK$3:.$DL$3];0)+[.AF$1])=&quot;&quot;;&quot;&quot;;INDEX([.$AK62:.$DL62];MATCH([.$M$3];[.$AK$3:.$DL$3];0)+[.AF$1]))" office:value-type="float" office:value="76.5" calcext:value-type="float">
            <text:p>76.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0" calcext:value-type="float">
            <text:p>3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5" calcext:value-type="float">
            <text:p>76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L63];MATCH([.$M$3];[.$AK$3:.$DL$3];0)+[.$M$1])=&quot;&quot;;&quot;&quot;;INDEX([.$DO$23:.$DO$422];MATCH(INDEX([.$AK63:.$DL63];MATCH([.$M$3];[.$AK$3:.$DL$3];0)+[.$M$1])&amp;IF([.P63]=&quot;&quot;;&quot;&quot;;&quot;_&quot;&amp;[.P63]);[.$DP$23:.$DP$422];0)))">
            <text:p/>
          </table:table-cell>
          <table:table-cell table:style-name="ce14" table:formula="of:=IF(INDEX([.$AK63:.$DL63];MATCH([.$M$3];[.$AK$3:.$DL$3];0)+[.N$1])=&quot;&quot;;&quot;&quot;;INDEX([.$AK63:.$DL63];MATCH([.$M$3];[.$AK$3:.$DL$3];0)+[.N$1]))">
            <text:p/>
          </table:table-cell>
          <table:table-cell table:style-name="ce51" table:formula="of:=IF(INDEX([.$AK63:.$DL63];MATCH([.$M$3];[.$AK$3:.$DL$3];0)+[.O$1])=&quot;&quot;;&quot;&quot;;INDEX([.$AK63:.$DL63];MATCH([.$M$3];[.$AK$3:.$DL$3];0)+[.O$1]))">
            <text:p/>
          </table:table-cell>
          <table:table-cell table:style-name="ce51" table:formula="of:=IF(INDEX([.$AK63:.$DL63];MATCH([.$M$3];[.$AK$3:.$DL$3];0)+[.P$1])=&quot;&quot;;&quot;&quot;;INDEX([.$AK63:.$DL63];MATCH([.$M$3];[.$AK$3:.$DL$3];0)+[.P$1]))">
            <text:p/>
          </table:table-cell>
          <table:table-cell table:style-name="ce37" table:formula="of:=IF(INDEX([.$AK63:.$DL63];MATCH([.$M$3];[.$AK$3:.$DL$3];0)+[.Q$1])=&quot;&quot;;&quot;&quot;;INDEX([.$AK63:.$DL63];MATCH([.$M$3];[.$AK$3:.$DL$3];0)+[.Q$1]))">
            <text:p/>
          </table:table-cell>
          <table:table-cell table:style-name="ce24" table:formula="of:=IF(INDEX([.$AK63:.$DL63];MATCH([.$M$3];[.$AK$3:.$DL$3];0)+[.R$1])=&quot;&quot;;&quot;&quot;;INDEX([.$DO$23:.$DO$422];MATCH(INDEX([.$AK63:.$DL63];MATCH([.$M$3];[.$AK$3:.$DL$3];0)+[.R$1])&amp;IF([.U63]=&quot;&quot;;&quot;&quot;;&quot;_&quot;&amp;[.U63]);[.$DQ$23:.$DQ$422];0)))">
            <text:p/>
          </table:table-cell>
          <table:table-cell table:style-name="ce14" table:formula="of:=IF(INDEX([.$AK63:.$DL63];MATCH([.$M$3];[.$AK$3:.$DL$3];0)+[.S$1])=&quot;&quot;;&quot;&quot;;INDEX([.$AK63:.$DL63];MATCH([.$M$3];[.$AK$3:.$DL$3];0)+[.S$1]))">
            <text:p/>
          </table:table-cell>
          <table:table-cell table:style-name="ce14" table:formula="of:=IF(INDEX([.$AK63:.$DL63];MATCH([.$M$3];[.$AK$3:.$DL$3];0)+[.T$1])=&quot;&quot;;&quot;&quot;;INDEX([.$AK63:.$DL63];MATCH([.$M$3];[.$AK$3:.$DL$3];0)+[.T$1]))">
            <text:p/>
          </table:table-cell>
          <table:table-cell table:style-name="ce51" table:formula="of:=IF(INDEX([.$AK63:.$DL63];MATCH([.$M$3];[.$AK$3:.$DL$3];0)+[.U$1])=&quot;&quot;;&quot;&quot;;INDEX([.$AK63:.$DL63];MATCH([.$M$3];[.$AK$3:.$DL$3];0)+[.U$1]))">
            <text:p/>
          </table:table-cell>
          <table:table-cell table:style-name="ce37" table:formula="of:=IF(INDEX([.$AK63:.$DL63];MATCH([.$M$3];[.$AK$3:.$DL$3];0)+[.V$1])=&quot;&quot;;&quot;&quot;;INDEX([.$AK63:.$DL63];MATCH([.$M$3];[.$AK$3:.$DL$3];0)+[.V$1]))">
            <text:p/>
          </table:table-cell>
          <table:table-cell table:style-name="ce24" table:formula="of:=IF(INDEX([.$AK63:.$DL63];MATCH([.$M$3];[.$AK$3:.$DL$3];0)+[.W$1])=&quot;&quot;;&quot;&quot;;INDEX([.$DO$23:.$DO$422];MATCH(INDEX([.$AK63:.$DL63];MATCH([.$M$3];[.$AK$3:.$DL$3];0)+[.W$1])&amp;IF([.Z63]=&quot;&quot;;&quot;&quot;;&quot;_&quot;&amp;[.Z63]);[.$DR$23:.$DR$422];0)))">
            <text:p/>
          </table:table-cell>
          <table:table-cell table:style-name="ce14" table:formula="of:=IF(INDEX([.$AK63:.$DL63];MATCH([.$M$3];[.$AK$3:.$DL$3];0)+[.X$1])=&quot;&quot;;&quot;&quot;;INDEX([.$AK63:.$DL63];MATCH([.$M$3];[.$AK$3:.$DL$3];0)+[.X$1]))">
            <text:p/>
          </table:table-cell>
          <table:table-cell table:style-name="ce14" table:formula="of:=IF(INDEX([.$AK63:.$DL63];MATCH([.$M$3];[.$AK$3:.$DL$3];0)+[.Y$1])=&quot;&quot;;&quot;&quot;;INDEX([.$AK63:.$DL63];MATCH([.$M$3];[.$AK$3:.$DL$3];0)+[.Y$1]))">
            <text:p/>
          </table:table-cell>
          <table:table-cell table:style-name="ce51" table:formula="of:=IF(INDEX([.$AK63:.$DL63];MATCH([.$M$3];[.$AK$3:.$DL$3];0)+[.Z$1])=&quot;&quot;;&quot;&quot;;INDEX([.$AK63:.$DL63];MATCH([.$M$3];[.$AK$3:.$DL$3];0)+[.Z$1]))">
            <text:p/>
          </table:table-cell>
          <table:table-cell table:style-name="ce37" table:formula="of:=IF(INDEX([.$AK63:.$DL63];MATCH([.$M$3];[.$AK$3:.$DL$3];0)+[.AA$1])=&quot;&quot;;&quot;&quot;;INDEX([.$AK63:.$DL63];MATCH([.$M$3];[.$AK$3:.$DL$3];0)+[.AA$1]))">
            <text:p/>
          </table:table-cell>
          <table:table-cell table:style-name="ce61" table:formula="of:=IF(INDEX([.$AK63:.$DL63];MATCH([.$M$3];[.$AK$3:.$DL$3];0)+[.AB$1])=&quot;&quot;;&quot;&quot;;INDEX([.$DO$23:.$DO$422];MATCH(INDEX([.$AK63:.$DL63];MATCH([.$M$3];[.$AK$3:.$DL$3];0)+[.AB$1])&amp;IF([.AE63]=&quot;&quot;;&quot;&quot;;&quot;_&quot;&amp;[.AE63]);[.$DS$23:.$DS$422];0)))" office:value-type="float" office:value="339" calcext:value-type="float">
            <text:p>339</text:p>
          </table:table-cell>
          <table:table-cell table:style-name="ce14" table:formula="of:=IF(INDEX([.$AK63:.$DL63];MATCH([.$M$3];[.$AK$3:.$DL$3];0)+[.AC$1])=&quot;&quot;;&quot;&quot;;INDEX([.$AK63:.$DL63];MATCH([.$M$3];[.$AK$3:.$DL$3];0)+[.AC$1]))" office:value-type="string" office:string-value="b" calcext:value-type="string">
            <text:p>b</text:p>
          </table:table-cell>
          <table:table-cell table:style-name="ce14" table:formula="of:=IF(INDEX([.$AK63:.$DL63];MATCH([.$M$3];[.$AK$3:.$DL$3];0)+[.AD$1])=&quot;&quot;;&quot;&quot;;INDEX([.$AK63:.$DL63];MATCH([.$M$3];[.$AK$3:.$DL$3];0)+[.AD$1]))">
            <text:p/>
          </table:table-cell>
          <table:table-cell table:style-name="ce51" table:formula="of:=IF(INDEX([.$AK63:.$DL63];MATCH([.$M$3];[.$AK$3:.$DL$3];0)+[.AE$1])=&quot;&quot;;&quot;&quot;;INDEX([.$AK63:.$DL63];MATCH([.$M$3];[.$AK$3:.$DL$3];0)+[.AE$1]))">
            <text:p/>
          </table:table-cell>
          <table:table-cell table:style-name="ce59" table:formula="of:=IF(INDEX([.$AK63:.$DL63];MATCH([.$M$3];[.$AK$3:.$DL$3];0)+[.AF$1])=&quot;&quot;;&quot;&quot;;INDEX([.$AK63:.$DL63];MATCH([.$M$3];[.$AK$3:.$DL$3];0)+[.AF$1]))" office:value-type="float" office:value="90.8" calcext:value-type="float">
            <text:p>90.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5" calcext:value-type="float">
            <text:p>56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" calcext:value-type="float">
            <text:p>90.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L64];MATCH([.$M$3];[.$AK$3:.$DL$3];0)+[.$M$1])=&quot;&quot;;&quot;&quot;;INDEX([.$DO$23:.$DO$422];MATCH(INDEX([.$AK64:.$DL64];MATCH([.$M$3];[.$AK$3:.$DL$3];0)+[.$M$1])&amp;IF([.P64]=&quot;&quot;;&quot;&quot;;&quot;_&quot;&amp;[.P64]);[.$DP$23:.$DP$422];0)))">
            <text:p/>
          </table:table-cell>
          <table:table-cell table:style-name="ce14" table:formula="of:=IF(INDEX([.$AK64:.$DL64];MATCH([.$M$3];[.$AK$3:.$DL$3];0)+[.N$1])=&quot;&quot;;&quot;&quot;;INDEX([.$AK64:.$DL64];MATCH([.$M$3];[.$AK$3:.$DL$3];0)+[.N$1]))">
            <text:p/>
          </table:table-cell>
          <table:table-cell table:style-name="ce51" table:formula="of:=IF(INDEX([.$AK64:.$DL64];MATCH([.$M$3];[.$AK$3:.$DL$3];0)+[.O$1])=&quot;&quot;;&quot;&quot;;INDEX([.$AK64:.$DL64];MATCH([.$M$3];[.$AK$3:.$DL$3];0)+[.O$1]))">
            <text:p/>
          </table:table-cell>
          <table:table-cell table:style-name="ce51" table:formula="of:=IF(INDEX([.$AK64:.$DL64];MATCH([.$M$3];[.$AK$3:.$DL$3];0)+[.P$1])=&quot;&quot;;&quot;&quot;;INDEX([.$AK64:.$DL64];MATCH([.$M$3];[.$AK$3:.$DL$3];0)+[.P$1]))">
            <text:p/>
          </table:table-cell>
          <table:table-cell table:style-name="ce37" table:formula="of:=IF(INDEX([.$AK64:.$DL64];MATCH([.$M$3];[.$AK$3:.$DL$3];0)+[.Q$1])=&quot;&quot;;&quot;&quot;;INDEX([.$AK64:.$DL64];MATCH([.$M$3];[.$AK$3:.$DL$3];0)+[.Q$1]))">
            <text:p/>
          </table:table-cell>
          <table:table-cell table:style-name="ce24" table:formula="of:=IF(INDEX([.$AK64:.$DL64];MATCH([.$M$3];[.$AK$3:.$DL$3];0)+[.R$1])=&quot;&quot;;&quot;&quot;;INDEX([.$DO$23:.$DO$422];MATCH(INDEX([.$AK64:.$DL64];MATCH([.$M$3];[.$AK$3:.$DL$3];0)+[.R$1])&amp;IF([.U64]=&quot;&quot;;&quot;&quot;;&quot;_&quot;&amp;[.U64]);[.$DQ$23:.$DQ$422];0)))">
            <text:p/>
          </table:table-cell>
          <table:table-cell table:style-name="ce14" table:formula="of:=IF(INDEX([.$AK64:.$DL64];MATCH([.$M$3];[.$AK$3:.$DL$3];0)+[.S$1])=&quot;&quot;;&quot;&quot;;INDEX([.$AK64:.$DL64];MATCH([.$M$3];[.$AK$3:.$DL$3];0)+[.S$1]))">
            <text:p/>
          </table:table-cell>
          <table:table-cell table:style-name="ce14" table:formula="of:=IF(INDEX([.$AK64:.$DL64];MATCH([.$M$3];[.$AK$3:.$DL$3];0)+[.T$1])=&quot;&quot;;&quot;&quot;;INDEX([.$AK64:.$DL64];MATCH([.$M$3];[.$AK$3:.$DL$3];0)+[.T$1]))">
            <text:p/>
          </table:table-cell>
          <table:table-cell table:style-name="ce51" table:formula="of:=IF(INDEX([.$AK64:.$DL64];MATCH([.$M$3];[.$AK$3:.$DL$3];0)+[.U$1])=&quot;&quot;;&quot;&quot;;INDEX([.$AK64:.$DL64];MATCH([.$M$3];[.$AK$3:.$DL$3];0)+[.U$1]))">
            <text:p/>
          </table:table-cell>
          <table:table-cell table:style-name="ce37" table:formula="of:=IF(INDEX([.$AK64:.$DL64];MATCH([.$M$3];[.$AK$3:.$DL$3];0)+[.V$1])=&quot;&quot;;&quot;&quot;;INDEX([.$AK64:.$DL64];MATCH([.$M$3];[.$AK$3:.$DL$3];0)+[.V$1]))">
            <text:p/>
          </table:table-cell>
          <table:table-cell table:style-name="ce24" table:formula="of:=IF(INDEX([.$AK64:.$DL64];MATCH([.$M$3];[.$AK$3:.$DL$3];0)+[.W$1])=&quot;&quot;;&quot;&quot;;INDEX([.$DO$23:.$DO$422];MATCH(INDEX([.$AK64:.$DL64];MATCH([.$M$3];[.$AK$3:.$DL$3];0)+[.W$1])&amp;IF([.Z64]=&quot;&quot;;&quot;&quot;;&quot;_&quot;&amp;[.Z64]);[.$DR$23:.$DR$422];0)))">
            <text:p/>
          </table:table-cell>
          <table:table-cell table:style-name="ce14" table:formula="of:=IF(INDEX([.$AK64:.$DL64];MATCH([.$M$3];[.$AK$3:.$DL$3];0)+[.X$1])=&quot;&quot;;&quot;&quot;;INDEX([.$AK64:.$DL64];MATCH([.$M$3];[.$AK$3:.$DL$3];0)+[.X$1]))">
            <text:p/>
          </table:table-cell>
          <table:table-cell table:style-name="ce14" table:formula="of:=IF(INDEX([.$AK64:.$DL64];MATCH([.$M$3];[.$AK$3:.$DL$3];0)+[.Y$1])=&quot;&quot;;&quot;&quot;;INDEX([.$AK64:.$DL64];MATCH([.$M$3];[.$AK$3:.$DL$3];0)+[.Y$1]))">
            <text:p/>
          </table:table-cell>
          <table:table-cell table:style-name="ce51" table:formula="of:=IF(INDEX([.$AK64:.$DL64];MATCH([.$M$3];[.$AK$3:.$DL$3];0)+[.Z$1])=&quot;&quot;;&quot;&quot;;INDEX([.$AK64:.$DL64];MATCH([.$M$3];[.$AK$3:.$DL$3];0)+[.Z$1]))">
            <text:p/>
          </table:table-cell>
          <table:table-cell table:style-name="ce37" table:formula="of:=IF(INDEX([.$AK64:.$DL64];MATCH([.$M$3];[.$AK$3:.$DL$3];0)+[.AA$1])=&quot;&quot;;&quot;&quot;;INDEX([.$AK64:.$DL64];MATCH([.$M$3];[.$AK$3:.$DL$3];0)+[.AA$1]))">
            <text:p/>
          </table:table-cell>
          <table:table-cell table:style-name="ce61" table:formula="of:=IF(INDEX([.$AK64:.$DL64];MATCH([.$M$3];[.$AK$3:.$DL$3];0)+[.AB$1])=&quot;&quot;;&quot;&quot;;INDEX([.$DO$23:.$DO$422];MATCH(INDEX([.$AK64:.$DL64];MATCH([.$M$3];[.$AK$3:.$DL$3];0)+[.AB$1])&amp;IF([.AE64]=&quot;&quot;;&quot;&quot;;&quot;_&quot;&amp;[.AE64]);[.$DS$23:.$DS$422];0)))" office:value-type="float" office:value="347" calcext:value-type="float">
            <text:p>347</text:p>
          </table:table-cell>
          <table:table-cell table:style-name="ce14" table:formula="of:=IF(INDEX([.$AK64:.$DL64];MATCH([.$M$3];[.$AK$3:.$DL$3];0)+[.AC$1])=&quot;&quot;;&quot;&quot;;INDEX([.$AK64:.$DL64];MATCH([.$M$3];[.$AK$3:.$DL$3];0)+[.AC$1]))" office:value-type="string" office:string-value="b" calcext:value-type="string">
            <text:p>b</text:p>
          </table:table-cell>
          <table:table-cell table:style-name="ce14" table:formula="of:=IF(INDEX([.$AK64:.$DL64];MATCH([.$M$3];[.$AK$3:.$DL$3];0)+[.AD$1])=&quot;&quot;;&quot;&quot;;INDEX([.$AK64:.$DL64];MATCH([.$M$3];[.$AK$3:.$DL$3];0)+[.AD$1]))">
            <text:p/>
          </table:table-cell>
          <table:table-cell table:style-name="ce51" table:formula="of:=IF(INDEX([.$AK64:.$DL64];MATCH([.$M$3];[.$AK$3:.$DL$3];0)+[.AE$1])=&quot;&quot;;&quot;&quot;;INDEX([.$AK64:.$DL64];MATCH([.$M$3];[.$AK$3:.$DL$3];0)+[.AE$1]))">
            <text:p/>
          </table:table-cell>
          <table:table-cell table:style-name="ce59" table:formula="of:=IF(INDEX([.$AK64:.$DL64];MATCH([.$M$3];[.$AK$3:.$DL$3];0)+[.AF$1])=&quot;&quot;;&quot;&quot;;INDEX([.$AK64:.$DL64];MATCH([.$M$3];[.$AK$3:.$DL$3];0)+[.AF$1]))" office:value-type="float" office:value="105.1" calcext:value-type="float">
            <text:p>105.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4" calcext:value-type="float">
            <text:p>3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7" calcext:value-type="float">
            <text:p>3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1" calcext:value-type="float">
            <text:p>105.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L65];MATCH([.$M$3];[.$AK$3:.$DL$3];0)+[.$M$1])=&quot;&quot;;&quot;&quot;;INDEX([.$DO$23:.$DO$422];MATCH(INDEX([.$AK65:.$DL65];MATCH([.$M$3];[.$AK$3:.$DL$3];0)+[.$M$1])&amp;IF([.P65]=&quot;&quot;;&quot;&quot;;&quot;_&quot;&amp;[.P65]);[.$DP$23:.$DP$422];0)))">
            <text:p/>
          </table:table-cell>
          <table:table-cell table:style-name="ce14" table:formula="of:=IF(INDEX([.$AK65:.$DL65];MATCH([.$M$3];[.$AK$3:.$DL$3];0)+[.N$1])=&quot;&quot;;&quot;&quot;;INDEX([.$AK65:.$DL65];MATCH([.$M$3];[.$AK$3:.$DL$3];0)+[.N$1]))">
            <text:p/>
          </table:table-cell>
          <table:table-cell table:style-name="ce51" table:formula="of:=IF(INDEX([.$AK65:.$DL65];MATCH([.$M$3];[.$AK$3:.$DL$3];0)+[.O$1])=&quot;&quot;;&quot;&quot;;INDEX([.$AK65:.$DL65];MATCH([.$M$3];[.$AK$3:.$DL$3];0)+[.O$1]))">
            <text:p/>
          </table:table-cell>
          <table:table-cell table:style-name="ce51" table:formula="of:=IF(INDEX([.$AK65:.$DL65];MATCH([.$M$3];[.$AK$3:.$DL$3];0)+[.P$1])=&quot;&quot;;&quot;&quot;;INDEX([.$AK65:.$DL65];MATCH([.$M$3];[.$AK$3:.$DL$3];0)+[.P$1]))">
            <text:p/>
          </table:table-cell>
          <table:table-cell table:style-name="ce37" table:formula="of:=IF(INDEX([.$AK65:.$DL65];MATCH([.$M$3];[.$AK$3:.$DL$3];0)+[.Q$1])=&quot;&quot;;&quot;&quot;;INDEX([.$AK65:.$DL65];MATCH([.$M$3];[.$AK$3:.$DL$3];0)+[.Q$1]))">
            <text:p/>
          </table:table-cell>
          <table:table-cell table:style-name="ce24" table:formula="of:=IF(INDEX([.$AK65:.$DL65];MATCH([.$M$3];[.$AK$3:.$DL$3];0)+[.R$1])=&quot;&quot;;&quot;&quot;;INDEX([.$DO$23:.$DO$422];MATCH(INDEX([.$AK65:.$DL65];MATCH([.$M$3];[.$AK$3:.$DL$3];0)+[.R$1])&amp;IF([.U65]=&quot;&quot;;&quot;&quot;;&quot;_&quot;&amp;[.U65]);[.$DQ$23:.$DQ$422];0)))">
            <text:p/>
          </table:table-cell>
          <table:table-cell table:style-name="ce14" table:formula="of:=IF(INDEX([.$AK65:.$DL65];MATCH([.$M$3];[.$AK$3:.$DL$3];0)+[.S$1])=&quot;&quot;;&quot;&quot;;INDEX([.$AK65:.$DL65];MATCH([.$M$3];[.$AK$3:.$DL$3];0)+[.S$1]))">
            <text:p/>
          </table:table-cell>
          <table:table-cell table:style-name="ce14" table:formula="of:=IF(INDEX([.$AK65:.$DL65];MATCH([.$M$3];[.$AK$3:.$DL$3];0)+[.T$1])=&quot;&quot;;&quot;&quot;;INDEX([.$AK65:.$DL65];MATCH([.$M$3];[.$AK$3:.$DL$3];0)+[.T$1]))">
            <text:p/>
          </table:table-cell>
          <table:table-cell table:style-name="ce51" table:formula="of:=IF(INDEX([.$AK65:.$DL65];MATCH([.$M$3];[.$AK$3:.$DL$3];0)+[.U$1])=&quot;&quot;;&quot;&quot;;INDEX([.$AK65:.$DL65];MATCH([.$M$3];[.$AK$3:.$DL$3];0)+[.U$1]))">
            <text:p/>
          </table:table-cell>
          <table:table-cell table:style-name="ce37" table:formula="of:=IF(INDEX([.$AK65:.$DL65];MATCH([.$M$3];[.$AK$3:.$DL$3];0)+[.V$1])=&quot;&quot;;&quot;&quot;;INDEX([.$AK65:.$DL65];MATCH([.$M$3];[.$AK$3:.$DL$3];0)+[.V$1]))">
            <text:p/>
          </table:table-cell>
          <table:table-cell table:style-name="ce24" table:formula="of:=IF(INDEX([.$AK65:.$DL65];MATCH([.$M$3];[.$AK$3:.$DL$3];0)+[.W$1])=&quot;&quot;;&quot;&quot;;INDEX([.$DO$23:.$DO$422];MATCH(INDEX([.$AK65:.$DL65];MATCH([.$M$3];[.$AK$3:.$DL$3];0)+[.W$1])&amp;IF([.Z65]=&quot;&quot;;&quot;&quot;;&quot;_&quot;&amp;[.Z65]);[.$DR$23:.$DR$422];0)))">
            <text:p/>
          </table:table-cell>
          <table:table-cell table:style-name="ce14" table:formula="of:=IF(INDEX([.$AK65:.$DL65];MATCH([.$M$3];[.$AK$3:.$DL$3];0)+[.X$1])=&quot;&quot;;&quot;&quot;;INDEX([.$AK65:.$DL65];MATCH([.$M$3];[.$AK$3:.$DL$3];0)+[.X$1]))">
            <text:p/>
          </table:table-cell>
          <table:table-cell table:style-name="ce14" table:formula="of:=IF(INDEX([.$AK65:.$DL65];MATCH([.$M$3];[.$AK$3:.$DL$3];0)+[.Y$1])=&quot;&quot;;&quot;&quot;;INDEX([.$AK65:.$DL65];MATCH([.$M$3];[.$AK$3:.$DL$3];0)+[.Y$1]))">
            <text:p/>
          </table:table-cell>
          <table:table-cell table:style-name="ce51" table:formula="of:=IF(INDEX([.$AK65:.$DL65];MATCH([.$M$3];[.$AK$3:.$DL$3];0)+[.Z$1])=&quot;&quot;;&quot;&quot;;INDEX([.$AK65:.$DL65];MATCH([.$M$3];[.$AK$3:.$DL$3];0)+[.Z$1]))">
            <text:p/>
          </table:table-cell>
          <table:table-cell table:style-name="ce37" table:formula="of:=IF(INDEX([.$AK65:.$DL65];MATCH([.$M$3];[.$AK$3:.$DL$3];0)+[.AA$1])=&quot;&quot;;&quot;&quot;;INDEX([.$AK65:.$DL65];MATCH([.$M$3];[.$AK$3:.$DL$3];0)+[.AA$1]))">
            <text:p/>
          </table:table-cell>
          <table:table-cell table:style-name="ce61" table:formula="of:=IF(INDEX([.$AK65:.$DL65];MATCH([.$M$3];[.$AK$3:.$DL$3];0)+[.AB$1])=&quot;&quot;;&quot;&quot;;INDEX([.$DO$23:.$DO$422];MATCH(INDEX([.$AK65:.$DL65];MATCH([.$M$3];[.$AK$3:.$DL$3];0)+[.AB$1])&amp;IF([.AE65]=&quot;&quot;;&quot;&quot;;&quot;_&quot;&amp;[.AE65]);[.$DS$23:.$DS$422];0)))" office:value-type="float" office:value="356" calcext:value-type="float">
            <text:p>356</text:p>
          </table:table-cell>
          <table:table-cell table:style-name="ce14" table:formula="of:=IF(INDEX([.$AK65:.$DL65];MATCH([.$M$3];[.$AK$3:.$DL$3];0)+[.AC$1])=&quot;&quot;;&quot;&quot;;INDEX([.$AK65:.$DL65];MATCH([.$M$3];[.$AK$3:.$DL$3];0)+[.AC$1]))" office:value-type="string" office:string-value="b" calcext:value-type="string">
            <text:p>b</text:p>
          </table:table-cell>
          <table:table-cell table:style-name="ce14" table:formula="of:=IF(INDEX([.$AK65:.$DL65];MATCH([.$M$3];[.$AK$3:.$DL$3];0)+[.AD$1])=&quot;&quot;;&quot;&quot;;INDEX([.$AK65:.$DL65];MATCH([.$M$3];[.$AK$3:.$DL$3];0)+[.AD$1]))">
            <text:p/>
          </table:table-cell>
          <table:table-cell table:style-name="ce51" table:formula="of:=IF(INDEX([.$AK65:.$DL65];MATCH([.$M$3];[.$AK$3:.$DL$3];0)+[.AE$1])=&quot;&quot;;&quot;&quot;;INDEX([.$AK65:.$DL65];MATCH([.$M$3];[.$AK$3:.$DL$3];0)+[.AE$1]))">
            <text:p/>
          </table:table-cell>
          <table:table-cell table:style-name="ce59" table:formula="of:=IF(INDEX([.$AK65:.$DL65];MATCH([.$M$3];[.$AK$3:.$DL$3];0)+[.AF$1])=&quot;&quot;;&quot;&quot;;INDEX([.$AK65:.$DL65];MATCH([.$M$3];[.$AK$3:.$DL$3];0)+[.AF$1]))" office:value-type="float" office:value="119.4" calcext:value-type="float">
            <text:p>119.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2" calcext:value-type="float">
            <text:p>3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6" calcext:value-type="float">
            <text:p>3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4" calcext:value-type="float">
            <text:p>119.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L66];MATCH([.$M$3];[.$AK$3:.$DL$3];0)+[.$M$1])=&quot;&quot;;&quot;&quot;;INDEX([.$DO$23:.$DO$422];MATCH(INDEX([.$AK66:.$DL66];MATCH([.$M$3];[.$AK$3:.$DL$3];0)+[.$M$1])&amp;IF([.P66]=&quot;&quot;;&quot;&quot;;&quot;_&quot;&amp;[.P66]);[.$DP$23:.$DP$422];0)))">
            <text:p/>
          </table:table-cell>
          <table:table-cell table:style-name="ce14" table:formula="of:=IF(INDEX([.$AK66:.$DL66];MATCH([.$M$3];[.$AK$3:.$DL$3];0)+[.N$1])=&quot;&quot;;&quot;&quot;;INDEX([.$AK66:.$DL66];MATCH([.$M$3];[.$AK$3:.$DL$3];0)+[.N$1]))">
            <text:p/>
          </table:table-cell>
          <table:table-cell table:style-name="ce51" table:formula="of:=IF(INDEX([.$AK66:.$DL66];MATCH([.$M$3];[.$AK$3:.$DL$3];0)+[.O$1])=&quot;&quot;;&quot;&quot;;INDEX([.$AK66:.$DL66];MATCH([.$M$3];[.$AK$3:.$DL$3];0)+[.O$1]))">
            <text:p/>
          </table:table-cell>
          <table:table-cell table:style-name="ce51" table:formula="of:=IF(INDEX([.$AK66:.$DL66];MATCH([.$M$3];[.$AK$3:.$DL$3];0)+[.P$1])=&quot;&quot;;&quot;&quot;;INDEX([.$AK66:.$DL66];MATCH([.$M$3];[.$AK$3:.$DL$3];0)+[.P$1]))">
            <text:p/>
          </table:table-cell>
          <table:table-cell table:style-name="ce37" table:formula="of:=IF(INDEX([.$AK66:.$DL66];MATCH([.$M$3];[.$AK$3:.$DL$3];0)+[.Q$1])=&quot;&quot;;&quot;&quot;;INDEX([.$AK66:.$DL66];MATCH([.$M$3];[.$AK$3:.$DL$3];0)+[.Q$1]))">
            <text:p/>
          </table:table-cell>
          <table:table-cell table:style-name="ce24" table:formula="of:=IF(INDEX([.$AK66:.$DL66];MATCH([.$M$3];[.$AK$3:.$DL$3];0)+[.R$1])=&quot;&quot;;&quot;&quot;;INDEX([.$DO$23:.$DO$422];MATCH(INDEX([.$AK66:.$DL66];MATCH([.$M$3];[.$AK$3:.$DL$3];0)+[.R$1])&amp;IF([.U66]=&quot;&quot;;&quot;&quot;;&quot;_&quot;&amp;[.U66]);[.$DQ$23:.$DQ$422];0)))">
            <text:p/>
          </table:table-cell>
          <table:table-cell table:style-name="ce14" table:formula="of:=IF(INDEX([.$AK66:.$DL66];MATCH([.$M$3];[.$AK$3:.$DL$3];0)+[.S$1])=&quot;&quot;;&quot;&quot;;INDEX([.$AK66:.$DL66];MATCH([.$M$3];[.$AK$3:.$DL$3];0)+[.S$1]))">
            <text:p/>
          </table:table-cell>
          <table:table-cell table:style-name="ce14" table:formula="of:=IF(INDEX([.$AK66:.$DL66];MATCH([.$M$3];[.$AK$3:.$DL$3];0)+[.T$1])=&quot;&quot;;&quot;&quot;;INDEX([.$AK66:.$DL66];MATCH([.$M$3];[.$AK$3:.$DL$3];0)+[.T$1]))">
            <text:p/>
          </table:table-cell>
          <table:table-cell table:style-name="ce51" table:formula="of:=IF(INDEX([.$AK66:.$DL66];MATCH([.$M$3];[.$AK$3:.$DL$3];0)+[.U$1])=&quot;&quot;;&quot;&quot;;INDEX([.$AK66:.$DL66];MATCH([.$M$3];[.$AK$3:.$DL$3];0)+[.U$1]))">
            <text:p/>
          </table:table-cell>
          <table:table-cell table:style-name="ce37" table:formula="of:=IF(INDEX([.$AK66:.$DL66];MATCH([.$M$3];[.$AK$3:.$DL$3];0)+[.V$1])=&quot;&quot;;&quot;&quot;;INDEX([.$AK66:.$DL66];MATCH([.$M$3];[.$AK$3:.$DL$3];0)+[.V$1]))">
            <text:p/>
          </table:table-cell>
          <table:table-cell table:style-name="ce24" table:formula="of:=IF(INDEX([.$AK66:.$DL66];MATCH([.$M$3];[.$AK$3:.$DL$3];0)+[.W$1])=&quot;&quot;;&quot;&quot;;INDEX([.$DO$23:.$DO$422];MATCH(INDEX([.$AK66:.$DL66];MATCH([.$M$3];[.$AK$3:.$DL$3];0)+[.W$1])&amp;IF([.Z66]=&quot;&quot;;&quot;&quot;;&quot;_&quot;&amp;[.Z66]);[.$DR$23:.$DR$422];0)))">
            <text:p/>
          </table:table-cell>
          <table:table-cell table:style-name="ce14" table:formula="of:=IF(INDEX([.$AK66:.$DL66];MATCH([.$M$3];[.$AK$3:.$DL$3];0)+[.X$1])=&quot;&quot;;&quot;&quot;;INDEX([.$AK66:.$DL66];MATCH([.$M$3];[.$AK$3:.$DL$3];0)+[.X$1]))">
            <text:p/>
          </table:table-cell>
          <table:table-cell table:style-name="ce14" table:formula="of:=IF(INDEX([.$AK66:.$DL66];MATCH([.$M$3];[.$AK$3:.$DL$3];0)+[.Y$1])=&quot;&quot;;&quot;&quot;;INDEX([.$AK66:.$DL66];MATCH([.$M$3];[.$AK$3:.$DL$3];0)+[.Y$1]))">
            <text:p/>
          </table:table-cell>
          <table:table-cell table:style-name="ce51" table:formula="of:=IF(INDEX([.$AK66:.$DL66];MATCH([.$M$3];[.$AK$3:.$DL$3];0)+[.Z$1])=&quot;&quot;;&quot;&quot;;INDEX([.$AK66:.$DL66];MATCH([.$M$3];[.$AK$3:.$DL$3];0)+[.Z$1]))">
            <text:p/>
          </table:table-cell>
          <table:table-cell table:style-name="ce37" table:formula="of:=IF(INDEX([.$AK66:.$DL66];MATCH([.$M$3];[.$AK$3:.$DL$3];0)+[.AA$1])=&quot;&quot;;&quot;&quot;;INDEX([.$AK66:.$DL66];MATCH([.$M$3];[.$AK$3:.$DL$3];0)+[.AA$1]))">
            <text:p/>
          </table:table-cell>
          <table:table-cell table:style-name="ce61" table:formula="of:=IF(INDEX([.$AK66:.$DL66];MATCH([.$M$3];[.$AK$3:.$DL$3];0)+[.AB$1])=&quot;&quot;;&quot;&quot;;INDEX([.$DO$23:.$DO$422];MATCH(INDEX([.$AK66:.$DL66];MATCH([.$M$3];[.$AK$3:.$DL$3];0)+[.AB$1])&amp;IF([.AE66]=&quot;&quot;;&quot;&quot;;&quot;_&quot;&amp;[.AE66]);[.$DS$23:.$DS$422];0)))" office:value-type="float" office:value="364" calcext:value-type="float">
            <text:p>364</text:p>
          </table:table-cell>
          <table:table-cell table:style-name="ce14" table:formula="of:=IF(INDEX([.$AK66:.$DL66];MATCH([.$M$3];[.$AK$3:.$DL$3];0)+[.AC$1])=&quot;&quot;;&quot;&quot;;INDEX([.$AK66:.$DL66];MATCH([.$M$3];[.$AK$3:.$DL$3];0)+[.AC$1]))" office:value-type="string" office:string-value="b" calcext:value-type="string">
            <text:p>b</text:p>
          </table:table-cell>
          <table:table-cell table:style-name="ce14" table:formula="of:=IF(INDEX([.$AK66:.$DL66];MATCH([.$M$3];[.$AK$3:.$DL$3];0)+[.AD$1])=&quot;&quot;;&quot;&quot;;INDEX([.$AK66:.$DL66];MATCH([.$M$3];[.$AK$3:.$DL$3];0)+[.AD$1]))">
            <text:p/>
          </table:table-cell>
          <table:table-cell table:style-name="ce51" table:formula="of:=IF(INDEX([.$AK66:.$DL66];MATCH([.$M$3];[.$AK$3:.$DL$3];0)+[.AE$1])=&quot;&quot;;&quot;&quot;;INDEX([.$AK66:.$DL66];MATCH([.$M$3];[.$AK$3:.$DL$3];0)+[.AE$1]))">
            <text:p/>
          </table:table-cell>
          <table:table-cell table:style-name="ce59" table:formula="of:=IF(INDEX([.$AK66:.$DL66];MATCH([.$M$3];[.$AK$3:.$DL$3];0)+[.AF$1])=&quot;&quot;;&quot;&quot;;INDEX([.$AK66:.$DL66];MATCH([.$M$3];[.$AK$3:.$DL$3];0)+[.AF$1]))" office:value-type="float" office:value="133.7" calcext:value-type="float">
            <text:p>133.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" calcext:value-type="float">
            <text:p>9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0" calcext:value-type="float">
            <text:p>3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4" calcext:value-type="float">
            <text:p>3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" calcext:value-type="float">
            <text:p>133.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L67];MATCH([.$M$3];[.$AK$3:.$DL$3];0)+[.$M$1])=&quot;&quot;;&quot;&quot;;INDEX([.$DO$23:.$DO$422];MATCH(INDEX([.$AK67:.$DL67];MATCH([.$M$3];[.$AK$3:.$DL$3];0)+[.$M$1])&amp;IF([.P67]=&quot;&quot;;&quot;&quot;;&quot;_&quot;&amp;[.P67]);[.$DP$23:.$DP$422];0)))">
            <text:p/>
          </table:table-cell>
          <table:table-cell table:style-name="ce14" table:formula="of:=IF(INDEX([.$AK67:.$DL67];MATCH([.$M$3];[.$AK$3:.$DL$3];0)+[.N$1])=&quot;&quot;;&quot;&quot;;INDEX([.$AK67:.$DL67];MATCH([.$M$3];[.$AK$3:.$DL$3];0)+[.N$1]))">
            <text:p/>
          </table:table-cell>
          <table:table-cell table:style-name="ce51" table:formula="of:=IF(INDEX([.$AK67:.$DL67];MATCH([.$M$3];[.$AK$3:.$DL$3];0)+[.O$1])=&quot;&quot;;&quot;&quot;;INDEX([.$AK67:.$DL67];MATCH([.$M$3];[.$AK$3:.$DL$3];0)+[.O$1]))">
            <text:p/>
          </table:table-cell>
          <table:table-cell table:style-name="ce51" table:formula="of:=IF(INDEX([.$AK67:.$DL67];MATCH([.$M$3];[.$AK$3:.$DL$3];0)+[.P$1])=&quot;&quot;;&quot;&quot;;INDEX([.$AK67:.$DL67];MATCH([.$M$3];[.$AK$3:.$DL$3];0)+[.P$1]))">
            <text:p/>
          </table:table-cell>
          <table:table-cell table:style-name="ce37" table:formula="of:=IF(INDEX([.$AK67:.$DL67];MATCH([.$M$3];[.$AK$3:.$DL$3];0)+[.Q$1])=&quot;&quot;;&quot;&quot;;INDEX([.$AK67:.$DL67];MATCH([.$M$3];[.$AK$3:.$DL$3];0)+[.Q$1]))">
            <text:p/>
          </table:table-cell>
          <table:table-cell table:style-name="ce24" table:formula="of:=IF(INDEX([.$AK67:.$DL67];MATCH([.$M$3];[.$AK$3:.$DL$3];0)+[.R$1])=&quot;&quot;;&quot;&quot;;INDEX([.$DO$23:.$DO$422];MATCH(INDEX([.$AK67:.$DL67];MATCH([.$M$3];[.$AK$3:.$DL$3];0)+[.R$1])&amp;IF([.U67]=&quot;&quot;;&quot;&quot;;&quot;_&quot;&amp;[.U67]);[.$DQ$23:.$DQ$422];0)))">
            <text:p/>
          </table:table-cell>
          <table:table-cell table:style-name="ce14" table:formula="of:=IF(INDEX([.$AK67:.$DL67];MATCH([.$M$3];[.$AK$3:.$DL$3];0)+[.S$1])=&quot;&quot;;&quot;&quot;;INDEX([.$AK67:.$DL67];MATCH([.$M$3];[.$AK$3:.$DL$3];0)+[.S$1]))">
            <text:p/>
          </table:table-cell>
          <table:table-cell table:style-name="ce14" table:formula="of:=IF(INDEX([.$AK67:.$DL67];MATCH([.$M$3];[.$AK$3:.$DL$3];0)+[.T$1])=&quot;&quot;;&quot;&quot;;INDEX([.$AK67:.$DL67];MATCH([.$M$3];[.$AK$3:.$DL$3];0)+[.T$1]))">
            <text:p/>
          </table:table-cell>
          <table:table-cell table:style-name="ce51" table:formula="of:=IF(INDEX([.$AK67:.$DL67];MATCH([.$M$3];[.$AK$3:.$DL$3];0)+[.U$1])=&quot;&quot;;&quot;&quot;;INDEX([.$AK67:.$DL67];MATCH([.$M$3];[.$AK$3:.$DL$3];0)+[.U$1]))">
            <text:p/>
          </table:table-cell>
          <table:table-cell table:style-name="ce37" table:formula="of:=IF(INDEX([.$AK67:.$DL67];MATCH([.$M$3];[.$AK$3:.$DL$3];0)+[.V$1])=&quot;&quot;;&quot;&quot;;INDEX([.$AK67:.$DL67];MATCH([.$M$3];[.$AK$3:.$DL$3];0)+[.V$1]))">
            <text:p/>
          </table:table-cell>
          <table:table-cell table:style-name="ce24" table:formula="of:=IF(INDEX([.$AK67:.$DL67];MATCH([.$M$3];[.$AK$3:.$DL$3];0)+[.W$1])=&quot;&quot;;&quot;&quot;;INDEX([.$DO$23:.$DO$422];MATCH(INDEX([.$AK67:.$DL67];MATCH([.$M$3];[.$AK$3:.$DL$3];0)+[.W$1])&amp;IF([.Z67]=&quot;&quot;;&quot;&quot;;&quot;_&quot;&amp;[.Z67]);[.$DR$23:.$DR$422];0)))">
            <text:p/>
          </table:table-cell>
          <table:table-cell table:style-name="ce14" table:formula="of:=IF(INDEX([.$AK67:.$DL67];MATCH([.$M$3];[.$AK$3:.$DL$3];0)+[.X$1])=&quot;&quot;;&quot;&quot;;INDEX([.$AK67:.$DL67];MATCH([.$M$3];[.$AK$3:.$DL$3];0)+[.X$1]))">
            <text:p/>
          </table:table-cell>
          <table:table-cell table:style-name="ce14" table:formula="of:=IF(INDEX([.$AK67:.$DL67];MATCH([.$M$3];[.$AK$3:.$DL$3];0)+[.Y$1])=&quot;&quot;;&quot;&quot;;INDEX([.$AK67:.$DL67];MATCH([.$M$3];[.$AK$3:.$DL$3];0)+[.Y$1]))">
            <text:p/>
          </table:table-cell>
          <table:table-cell table:style-name="ce51" table:formula="of:=IF(INDEX([.$AK67:.$DL67];MATCH([.$M$3];[.$AK$3:.$DL$3];0)+[.Z$1])=&quot;&quot;;&quot;&quot;;INDEX([.$AK67:.$DL67];MATCH([.$M$3];[.$AK$3:.$DL$3];0)+[.Z$1]))">
            <text:p/>
          </table:table-cell>
          <table:table-cell table:style-name="ce37" table:formula="of:=IF(INDEX([.$AK67:.$DL67];MATCH([.$M$3];[.$AK$3:.$DL$3];0)+[.AA$1])=&quot;&quot;;&quot;&quot;;INDEX([.$AK67:.$DL67];MATCH([.$M$3];[.$AK$3:.$DL$3];0)+[.AA$1]))">
            <text:p/>
          </table:table-cell>
          <table:table-cell table:style-name="ce61" table:formula="of:=IF(INDEX([.$AK67:.$DL67];MATCH([.$M$3];[.$AK$3:.$DL$3];0)+[.AB$1])=&quot;&quot;;&quot;&quot;;INDEX([.$DO$23:.$DO$422];MATCH(INDEX([.$AK67:.$DL67];MATCH([.$M$3];[.$AK$3:.$DL$3];0)+[.AB$1])&amp;IF([.AE67]=&quot;&quot;;&quot;&quot;;&quot;_&quot;&amp;[.AE67]);[.$DS$23:.$DS$422];0)))" office:value-type="float" office:value="374" calcext:value-type="float">
            <text:p>374</text:p>
          </table:table-cell>
          <table:table-cell table:style-name="ce14" table:formula="of:=IF(INDEX([.$AK67:.$DL67];MATCH([.$M$3];[.$AK$3:.$DL$3];0)+[.AC$1])=&quot;&quot;;&quot;&quot;;INDEX([.$AK67:.$DL67];MATCH([.$M$3];[.$AK$3:.$DL$3];0)+[.AC$1]))" office:value-type="string" office:string-value="b" calcext:value-type="string">
            <text:p>b</text:p>
          </table:table-cell>
          <table:table-cell table:style-name="ce14" table:formula="of:=IF(INDEX([.$AK67:.$DL67];MATCH([.$M$3];[.$AK$3:.$DL$3];0)+[.AD$1])=&quot;&quot;;&quot;&quot;;INDEX([.$AK67:.$DL67];MATCH([.$M$3];[.$AK$3:.$DL$3];0)+[.AD$1]))">
            <text:p/>
          </table:table-cell>
          <table:table-cell table:style-name="ce51" table:formula="of:=IF(INDEX([.$AK67:.$DL67];MATCH([.$M$3];[.$AK$3:.$DL$3];0)+[.AE$1])=&quot;&quot;;&quot;&quot;;INDEX([.$AK67:.$DL67];MATCH([.$M$3];[.$AK$3:.$DL$3];0)+[.AE$1]))">
            <text:p/>
          </table:table-cell>
          <table:table-cell table:style-name="ce59" table:formula="of:=IF(INDEX([.$AK67:.$DL67];MATCH([.$M$3];[.$AK$3:.$DL$3];0)+[.AF$1])=&quot;&quot;;&quot;&quot;;INDEX([.$AK67:.$DL67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L68];MATCH([.$M$3];[.$AK$3:.$DL$3];0)+[.$M$1])=&quot;&quot;;&quot;&quot;;INDEX([.$DO$23:.$DO$422];MATCH(INDEX([.$AK68:.$DL68];MATCH([.$M$3];[.$AK$3:.$DL$3];0)+[.$M$1])&amp;IF([.P68]=&quot;&quot;;&quot;&quot;;&quot;_&quot;&amp;[.P68]);[.$DP$23:.$DP$422];0)))">
            <text:p/>
          </table:table-cell>
          <table:table-cell table:style-name="ce14" table:formula="of:=IF(INDEX([.$AK68:.$DL68];MATCH([.$M$3];[.$AK$3:.$DL$3];0)+[.N$1])=&quot;&quot;;&quot;&quot;;INDEX([.$AK68:.$DL68];MATCH([.$M$3];[.$AK$3:.$DL$3];0)+[.N$1]))">
            <text:p/>
          </table:table-cell>
          <table:table-cell table:style-name="ce51" table:formula="of:=IF(INDEX([.$AK68:.$DL68];MATCH([.$M$3];[.$AK$3:.$DL$3];0)+[.O$1])=&quot;&quot;;&quot;&quot;;INDEX([.$AK68:.$DL68];MATCH([.$M$3];[.$AK$3:.$DL$3];0)+[.O$1]))">
            <text:p/>
          </table:table-cell>
          <table:table-cell table:style-name="ce51" table:formula="of:=IF(INDEX([.$AK68:.$DL68];MATCH([.$M$3];[.$AK$3:.$DL$3];0)+[.P$1])=&quot;&quot;;&quot;&quot;;INDEX([.$AK68:.$DL68];MATCH([.$M$3];[.$AK$3:.$DL$3];0)+[.P$1]))">
            <text:p/>
          </table:table-cell>
          <table:table-cell table:style-name="ce37" table:formula="of:=IF(INDEX([.$AK68:.$DL68];MATCH([.$M$3];[.$AK$3:.$DL$3];0)+[.Q$1])=&quot;&quot;;&quot;&quot;;INDEX([.$AK68:.$DL68];MATCH([.$M$3];[.$AK$3:.$DL$3];0)+[.Q$1]))">
            <text:p/>
          </table:table-cell>
          <table:table-cell table:style-name="ce24" table:formula="of:=IF(INDEX([.$AK68:.$DL68];MATCH([.$M$3];[.$AK$3:.$DL$3];0)+[.R$1])=&quot;&quot;;&quot;&quot;;INDEX([.$DO$23:.$DO$422];MATCH(INDEX([.$AK68:.$DL68];MATCH([.$M$3];[.$AK$3:.$DL$3];0)+[.R$1])&amp;IF([.U68]=&quot;&quot;;&quot;&quot;;&quot;_&quot;&amp;[.U68]);[.$DQ$23:.$DQ$422];0)))">
            <text:p/>
          </table:table-cell>
          <table:table-cell table:style-name="ce14" table:formula="of:=IF(INDEX([.$AK68:.$DL68];MATCH([.$M$3];[.$AK$3:.$DL$3];0)+[.S$1])=&quot;&quot;;&quot;&quot;;INDEX([.$AK68:.$DL68];MATCH([.$M$3];[.$AK$3:.$DL$3];0)+[.S$1]))">
            <text:p/>
          </table:table-cell>
          <table:table-cell table:style-name="ce14" table:formula="of:=IF(INDEX([.$AK68:.$DL68];MATCH([.$M$3];[.$AK$3:.$DL$3];0)+[.T$1])=&quot;&quot;;&quot;&quot;;INDEX([.$AK68:.$DL68];MATCH([.$M$3];[.$AK$3:.$DL$3];0)+[.T$1]))">
            <text:p/>
          </table:table-cell>
          <table:table-cell table:style-name="ce51" table:formula="of:=IF(INDEX([.$AK68:.$DL68];MATCH([.$M$3];[.$AK$3:.$DL$3];0)+[.U$1])=&quot;&quot;;&quot;&quot;;INDEX([.$AK68:.$DL68];MATCH([.$M$3];[.$AK$3:.$DL$3];0)+[.U$1]))">
            <text:p/>
          </table:table-cell>
          <table:table-cell table:style-name="ce37" table:formula="of:=IF(INDEX([.$AK68:.$DL68];MATCH([.$M$3];[.$AK$3:.$DL$3];0)+[.V$1])=&quot;&quot;;&quot;&quot;;INDEX([.$AK68:.$DL68];MATCH([.$M$3];[.$AK$3:.$DL$3];0)+[.V$1]))">
            <text:p/>
          </table:table-cell>
          <table:table-cell table:style-name="ce24" table:formula="of:=IF(INDEX([.$AK68:.$DL68];MATCH([.$M$3];[.$AK$3:.$DL$3];0)+[.W$1])=&quot;&quot;;&quot;&quot;;INDEX([.$DO$23:.$DO$422];MATCH(INDEX([.$AK68:.$DL68];MATCH([.$M$3];[.$AK$3:.$DL$3];0)+[.W$1])&amp;IF([.Z68]=&quot;&quot;;&quot;&quot;;&quot;_&quot;&amp;[.Z68]);[.$DR$23:.$DR$422];0)))">
            <text:p/>
          </table:table-cell>
          <table:table-cell table:style-name="ce14" table:formula="of:=IF(INDEX([.$AK68:.$DL68];MATCH([.$M$3];[.$AK$3:.$DL$3];0)+[.X$1])=&quot;&quot;;&quot;&quot;;INDEX([.$AK68:.$DL68];MATCH([.$M$3];[.$AK$3:.$DL$3];0)+[.X$1]))">
            <text:p/>
          </table:table-cell>
          <table:table-cell table:style-name="ce14" table:formula="of:=IF(INDEX([.$AK68:.$DL68];MATCH([.$M$3];[.$AK$3:.$DL$3];0)+[.Y$1])=&quot;&quot;;&quot;&quot;;INDEX([.$AK68:.$DL68];MATCH([.$M$3];[.$AK$3:.$DL$3];0)+[.Y$1]))">
            <text:p/>
          </table:table-cell>
          <table:table-cell table:style-name="ce51" table:formula="of:=IF(INDEX([.$AK68:.$DL68];MATCH([.$M$3];[.$AK$3:.$DL$3];0)+[.Z$1])=&quot;&quot;;&quot;&quot;;INDEX([.$AK68:.$DL68];MATCH([.$M$3];[.$AK$3:.$DL$3];0)+[.Z$1]))">
            <text:p/>
          </table:table-cell>
          <table:table-cell table:style-name="ce37" table:formula="of:=IF(INDEX([.$AK68:.$DL68];MATCH([.$M$3];[.$AK$3:.$DL$3];0)+[.AA$1])=&quot;&quot;;&quot;&quot;;INDEX([.$AK68:.$DL68];MATCH([.$M$3];[.$AK$3:.$DL$3];0)+[.AA$1]))">
            <text:p/>
          </table:table-cell>
          <table:table-cell table:style-name="ce61" table:formula="of:=IF(INDEX([.$AK68:.$DL68];MATCH([.$M$3];[.$AK$3:.$DL$3];0)+[.AB$1])=&quot;&quot;;&quot;&quot;;INDEX([.$DO$23:.$DO$422];MATCH(INDEX([.$AK68:.$DL68];MATCH([.$M$3];[.$AK$3:.$DL$3];0)+[.AB$1])&amp;IF([.AE68]=&quot;&quot;;&quot;&quot;;&quot;_&quot;&amp;[.AE68]);[.$DS$23:.$DS$422];0)))">
            <text:p/>
          </table:table-cell>
          <table:table-cell table:style-name="ce14" table:formula="of:=IF(INDEX([.$AK68:.$DL68];MATCH([.$M$3];[.$AK$3:.$DL$3];0)+[.AC$1])=&quot;&quot;;&quot;&quot;;INDEX([.$AK68:.$DL68];MATCH([.$M$3];[.$AK$3:.$DL$3];0)+[.AC$1]))">
            <text:p/>
          </table:table-cell>
          <table:table-cell table:style-name="ce14" table:formula="of:=IF(INDEX([.$AK68:.$DL68];MATCH([.$M$3];[.$AK$3:.$DL$3];0)+[.AD$1])=&quot;&quot;;&quot;&quot;;INDEX([.$AK68:.$DL68];MATCH([.$M$3];[.$AK$3:.$DL$3];0)+[.AD$1]))">
            <text:p/>
          </table:table-cell>
          <table:table-cell table:style-name="ce51" table:formula="of:=IF(INDEX([.$AK68:.$DL68];MATCH([.$M$3];[.$AK$3:.$DL$3];0)+[.AE$1])=&quot;&quot;;&quot;&quot;;INDEX([.$AK68:.$DL68];MATCH([.$M$3];[.$AK$3:.$DL$3];0)+[.AE$1]))">
            <text:p/>
          </table:table-cell>
          <table:table-cell table:style-name="ce37" table:formula="of:=IF(INDEX([.$AK68:.$DL68];MATCH([.$M$3];[.$AK$3:.$DL$3];0)+[.AF$1])=&quot;&quot;;&quot;&quot;;INDEX([.$AK68:.$DL68];MATCH([.$M$3];[.$AK$3:.$DL$3];0)+[.AF$1]))">
            <text:p/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7" calcext:value-type="float">
            <text:p>3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L69];MATCH([.$M$3];[.$AK$3:.$DL$3];0)+[.$M$1])=&quot;&quot;;&quot;&quot;;INDEX([.$DO$23:.$DO$422];MATCH(INDEX([.$AK69:.$DL69];MATCH([.$M$3];[.$AK$3:.$DL$3];0)+[.$M$1])&amp;IF([.P69]=&quot;&quot;;&quot;&quot;;&quot;_&quot;&amp;[.P69]);[.$DP$23:.$DP$422];0)))">
            <text:p/>
          </table:table-cell>
          <table:table-cell table:style-name="ce14" table:formula="of:=IF(INDEX([.$AK69:.$DL69];MATCH([.$M$3];[.$AK$3:.$DL$3];0)+[.N$1])=&quot;&quot;;&quot;&quot;;INDEX([.$AK69:.$DL69];MATCH([.$M$3];[.$AK$3:.$DL$3];0)+[.N$1]))">
            <text:p/>
          </table:table-cell>
          <table:table-cell table:style-name="ce51" table:formula="of:=IF(INDEX([.$AK69:.$DL69];MATCH([.$M$3];[.$AK$3:.$DL$3];0)+[.O$1])=&quot;&quot;;&quot;&quot;;INDEX([.$AK69:.$DL69];MATCH([.$M$3];[.$AK$3:.$DL$3];0)+[.O$1]))">
            <text:p/>
          </table:table-cell>
          <table:table-cell table:style-name="ce51" table:formula="of:=IF(INDEX([.$AK69:.$DL69];MATCH([.$M$3];[.$AK$3:.$DL$3];0)+[.P$1])=&quot;&quot;;&quot;&quot;;INDEX([.$AK69:.$DL69];MATCH([.$M$3];[.$AK$3:.$DL$3];0)+[.P$1]))">
            <text:p/>
          </table:table-cell>
          <table:table-cell table:style-name="ce37" table:formula="of:=IF(INDEX([.$AK69:.$DL69];MATCH([.$M$3];[.$AK$3:.$DL$3];0)+[.Q$1])=&quot;&quot;;&quot;&quot;;INDEX([.$AK69:.$DL69];MATCH([.$M$3];[.$AK$3:.$DL$3];0)+[.Q$1]))">
            <text:p/>
          </table:table-cell>
          <table:table-cell table:style-name="ce24" table:formula="of:=IF(INDEX([.$AK69:.$DL69];MATCH([.$M$3];[.$AK$3:.$DL$3];0)+[.R$1])=&quot;&quot;;&quot;&quot;;INDEX([.$DO$23:.$DO$422];MATCH(INDEX([.$AK69:.$DL69];MATCH([.$M$3];[.$AK$3:.$DL$3];0)+[.R$1])&amp;IF([.U69]=&quot;&quot;;&quot;&quot;;&quot;_&quot;&amp;[.U69]);[.$DQ$23:.$DQ$422];0)))">
            <text:p/>
          </table:table-cell>
          <table:table-cell table:style-name="ce14" table:formula="of:=IF(INDEX([.$AK69:.$DL69];MATCH([.$M$3];[.$AK$3:.$DL$3];0)+[.S$1])=&quot;&quot;;&quot;&quot;;INDEX([.$AK69:.$DL69];MATCH([.$M$3];[.$AK$3:.$DL$3];0)+[.S$1]))">
            <text:p/>
          </table:table-cell>
          <table:table-cell table:style-name="ce14" table:formula="of:=IF(INDEX([.$AK69:.$DL69];MATCH([.$M$3];[.$AK$3:.$DL$3];0)+[.T$1])=&quot;&quot;;&quot;&quot;;INDEX([.$AK69:.$DL69];MATCH([.$M$3];[.$AK$3:.$DL$3];0)+[.T$1]))">
            <text:p/>
          </table:table-cell>
          <table:table-cell table:style-name="ce51" table:formula="of:=IF(INDEX([.$AK69:.$DL69];MATCH([.$M$3];[.$AK$3:.$DL$3];0)+[.U$1])=&quot;&quot;;&quot;&quot;;INDEX([.$AK69:.$DL69];MATCH([.$M$3];[.$AK$3:.$DL$3];0)+[.U$1]))">
            <text:p/>
          </table:table-cell>
          <table:table-cell table:style-name="ce37" table:formula="of:=IF(INDEX([.$AK69:.$DL69];MATCH([.$M$3];[.$AK$3:.$DL$3];0)+[.V$1])=&quot;&quot;;&quot;&quot;;INDEX([.$AK69:.$DL69];MATCH([.$M$3];[.$AK$3:.$DL$3];0)+[.V$1]))">
            <text:p/>
          </table:table-cell>
          <table:table-cell table:style-name="ce24" table:formula="of:=IF(INDEX([.$AK69:.$DL69];MATCH([.$M$3];[.$AK$3:.$DL$3];0)+[.W$1])=&quot;&quot;;&quot;&quot;;INDEX([.$DO$23:.$DO$422];MATCH(INDEX([.$AK69:.$DL69];MATCH([.$M$3];[.$AK$3:.$DL$3];0)+[.W$1])&amp;IF([.Z69]=&quot;&quot;;&quot;&quot;;&quot;_&quot;&amp;[.Z69]);[.$DR$23:.$DR$422];0)))">
            <text:p/>
          </table:table-cell>
          <table:table-cell table:style-name="ce14" table:formula="of:=IF(INDEX([.$AK69:.$DL69];MATCH([.$M$3];[.$AK$3:.$DL$3];0)+[.X$1])=&quot;&quot;;&quot;&quot;;INDEX([.$AK69:.$DL69];MATCH([.$M$3];[.$AK$3:.$DL$3];0)+[.X$1]))">
            <text:p/>
          </table:table-cell>
          <table:table-cell table:style-name="ce14" table:formula="of:=IF(INDEX([.$AK69:.$DL69];MATCH([.$M$3];[.$AK$3:.$DL$3];0)+[.Y$1])=&quot;&quot;;&quot;&quot;;INDEX([.$AK69:.$DL69];MATCH([.$M$3];[.$AK$3:.$DL$3];0)+[.Y$1]))">
            <text:p/>
          </table:table-cell>
          <table:table-cell table:style-name="ce51" table:formula="of:=IF(INDEX([.$AK69:.$DL69];MATCH([.$M$3];[.$AK$3:.$DL$3];0)+[.Z$1])=&quot;&quot;;&quot;&quot;;INDEX([.$AK69:.$DL69];MATCH([.$M$3];[.$AK$3:.$DL$3];0)+[.Z$1]))">
            <text:p/>
          </table:table-cell>
          <table:table-cell table:style-name="ce37" table:formula="of:=IF(INDEX([.$AK69:.$DL69];MATCH([.$M$3];[.$AK$3:.$DL$3];0)+[.AA$1])=&quot;&quot;;&quot;&quot;;INDEX([.$AK69:.$DL69];MATCH([.$M$3];[.$AK$3:.$DL$3];0)+[.AA$1]))">
            <text:p/>
          </table:table-cell>
          <table:table-cell table:style-name="ce24" table:formula="of:=IF(INDEX([.$AK69:.$DL69];MATCH([.$M$3];[.$AK$3:.$DL$3];0)+[.AB$1])=&quot;&quot;;&quot;&quot;;INDEX([.$DO$23:.$DO$422];MATCH(INDEX([.$AK69:.$DL69];MATCH([.$M$3];[.$AK$3:.$DL$3];0)+[.AB$1])&amp;IF([.AE69]=&quot;&quot;;&quot;&quot;;&quot;_&quot;&amp;[.AE69]);[.$DS$23:.$DS$422];0)))">
            <text:p/>
          </table:table-cell>
          <table:table-cell table:style-name="ce14" table:formula="of:=IF(INDEX([.$AK69:.$DL69];MATCH([.$M$3];[.$AK$3:.$DL$3];0)+[.AC$1])=&quot;&quot;;&quot;&quot;;INDEX([.$AK69:.$DL69];MATCH([.$M$3];[.$AK$3:.$DL$3];0)+[.AC$1]))">
            <text:p/>
          </table:table-cell>
          <table:table-cell table:style-name="ce14" table:formula="of:=IF(INDEX([.$AK69:.$DL69];MATCH([.$M$3];[.$AK$3:.$DL$3];0)+[.AD$1])=&quot;&quot;;&quot;&quot;;INDEX([.$AK69:.$DL69];MATCH([.$M$3];[.$AK$3:.$DL$3];0)+[.AD$1]))">
            <text:p/>
          </table:table-cell>
          <table:table-cell table:style-name="ce51" table:formula="of:=IF(INDEX([.$AK69:.$DL69];MATCH([.$M$3];[.$AK$3:.$DL$3];0)+[.AE$1])=&quot;&quot;;&quot;&quot;;INDEX([.$AK69:.$DL69];MATCH([.$M$3];[.$AK$3:.$DL$3];0)+[.AE$1]))">
            <text:p/>
          </table:table-cell>
          <table:table-cell table:style-name="ce37" table:formula="of:=IF(INDEX([.$AK69:.$DL69];MATCH([.$M$3];[.$AK$3:.$DL$3];0)+[.AF$1])=&quot;&quot;;&quot;&quot;;INDEX([.$AK69:.$DL69];MATCH([.$M$3];[.$AK$3:.$DL$3];0)+[.AF$1]))">
            <text:p/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L70];MATCH([.$M$3];[.$AK$3:.$DL$3];0)+[.$M$1])=&quot;&quot;;&quot;&quot;;INDEX([.$DO$23:.$DO$422];MATCH(INDEX([.$AK70:.$DL70];MATCH([.$M$3];[.$AK$3:.$DL$3];0)+[.$M$1])&amp;IF([.P70]=&quot;&quot;;&quot;&quot;;&quot;_&quot;&amp;[.P70]);[.$DP$23:.$DP$422];0)))">
            <text:p/>
          </table:table-cell>
          <table:table-cell table:style-name="ce14" table:formula="of:=IF(INDEX([.$AK70:.$DL70];MATCH([.$M$3];[.$AK$3:.$DL$3];0)+[.N$1])=&quot;&quot;;&quot;&quot;;INDEX([.$AK70:.$DL70];MATCH([.$M$3];[.$AK$3:.$DL$3];0)+[.N$1]))">
            <text:p/>
          </table:table-cell>
          <table:table-cell table:style-name="ce51" table:formula="of:=IF(INDEX([.$AK70:.$DL70];MATCH([.$M$3];[.$AK$3:.$DL$3];0)+[.O$1])=&quot;&quot;;&quot;&quot;;INDEX([.$AK70:.$DL70];MATCH([.$M$3];[.$AK$3:.$DL$3];0)+[.O$1]))">
            <text:p/>
          </table:table-cell>
          <table:table-cell table:style-name="ce51" table:formula="of:=IF(INDEX([.$AK70:.$DL70];MATCH([.$M$3];[.$AK$3:.$DL$3];0)+[.P$1])=&quot;&quot;;&quot;&quot;;INDEX([.$AK70:.$DL70];MATCH([.$M$3];[.$AK$3:.$DL$3];0)+[.P$1]))">
            <text:p/>
          </table:table-cell>
          <table:table-cell table:style-name="ce37" table:formula="of:=IF(INDEX([.$AK70:.$DL70];MATCH([.$M$3];[.$AK$3:.$DL$3];0)+[.Q$1])=&quot;&quot;;&quot;&quot;;INDEX([.$AK70:.$DL70];MATCH([.$M$3];[.$AK$3:.$DL$3];0)+[.Q$1]))">
            <text:p/>
          </table:table-cell>
          <table:table-cell table:style-name="ce24" table:formula="of:=IF(INDEX([.$AK70:.$DL70];MATCH([.$M$3];[.$AK$3:.$DL$3];0)+[.R$1])=&quot;&quot;;&quot;&quot;;INDEX([.$DO$23:.$DO$422];MATCH(INDEX([.$AK70:.$DL70];MATCH([.$M$3];[.$AK$3:.$DL$3];0)+[.R$1])&amp;IF([.U70]=&quot;&quot;;&quot;&quot;;&quot;_&quot;&amp;[.U70]);[.$DQ$23:.$DQ$422];0)))">
            <text:p/>
          </table:table-cell>
          <table:table-cell table:style-name="ce14" table:formula="of:=IF(INDEX([.$AK70:.$DL70];MATCH([.$M$3];[.$AK$3:.$DL$3];0)+[.S$1])=&quot;&quot;;&quot;&quot;;INDEX([.$AK70:.$DL70];MATCH([.$M$3];[.$AK$3:.$DL$3];0)+[.S$1]))">
            <text:p/>
          </table:table-cell>
          <table:table-cell table:style-name="ce14" table:formula="of:=IF(INDEX([.$AK70:.$DL70];MATCH([.$M$3];[.$AK$3:.$DL$3];0)+[.T$1])=&quot;&quot;;&quot;&quot;;INDEX([.$AK70:.$DL70];MATCH([.$M$3];[.$AK$3:.$DL$3];0)+[.T$1]))">
            <text:p/>
          </table:table-cell>
          <table:table-cell table:style-name="ce51" table:formula="of:=IF(INDEX([.$AK70:.$DL70];MATCH([.$M$3];[.$AK$3:.$DL$3];0)+[.U$1])=&quot;&quot;;&quot;&quot;;INDEX([.$AK70:.$DL70];MATCH([.$M$3];[.$AK$3:.$DL$3];0)+[.U$1]))">
            <text:p/>
          </table:table-cell>
          <table:table-cell table:style-name="ce37" table:formula="of:=IF(INDEX([.$AK70:.$DL70];MATCH([.$M$3];[.$AK$3:.$DL$3];0)+[.V$1])=&quot;&quot;;&quot;&quot;;INDEX([.$AK70:.$DL70];MATCH([.$M$3];[.$AK$3:.$DL$3];0)+[.V$1]))">
            <text:p/>
          </table:table-cell>
          <table:table-cell table:style-name="ce24" table:formula="of:=IF(INDEX([.$AK70:.$DL70];MATCH([.$M$3];[.$AK$3:.$DL$3];0)+[.W$1])=&quot;&quot;;&quot;&quot;;INDEX([.$DO$23:.$DO$422];MATCH(INDEX([.$AK70:.$DL70];MATCH([.$M$3];[.$AK$3:.$DL$3];0)+[.W$1])&amp;IF([.Z70]=&quot;&quot;;&quot;&quot;;&quot;_&quot;&amp;[.Z70]);[.$DR$23:.$DR$422];0)))">
            <text:p/>
          </table:table-cell>
          <table:table-cell table:style-name="ce14" table:formula="of:=IF(INDEX([.$AK70:.$DL70];MATCH([.$M$3];[.$AK$3:.$DL$3];0)+[.X$1])=&quot;&quot;;&quot;&quot;;INDEX([.$AK70:.$DL70];MATCH([.$M$3];[.$AK$3:.$DL$3];0)+[.X$1]))">
            <text:p/>
          </table:table-cell>
          <table:table-cell table:style-name="ce14" table:formula="of:=IF(INDEX([.$AK70:.$DL70];MATCH([.$M$3];[.$AK$3:.$DL$3];0)+[.Y$1])=&quot;&quot;;&quot;&quot;;INDEX([.$AK70:.$DL70];MATCH([.$M$3];[.$AK$3:.$DL$3];0)+[.Y$1]))">
            <text:p/>
          </table:table-cell>
          <table:table-cell table:style-name="ce51" table:formula="of:=IF(INDEX([.$AK70:.$DL70];MATCH([.$M$3];[.$AK$3:.$DL$3];0)+[.Z$1])=&quot;&quot;;&quot;&quot;;INDEX([.$AK70:.$DL70];MATCH([.$M$3];[.$AK$3:.$DL$3];0)+[.Z$1]))">
            <text:p/>
          </table:table-cell>
          <table:table-cell table:style-name="ce37" table:formula="of:=IF(INDEX([.$AK70:.$DL70];MATCH([.$M$3];[.$AK$3:.$DL$3];0)+[.AA$1])=&quot;&quot;;&quot;&quot;;INDEX([.$AK70:.$DL70];MATCH([.$M$3];[.$AK$3:.$DL$3];0)+[.AA$1]))">
            <text:p/>
          </table:table-cell>
          <table:table-cell table:style-name="ce24" table:formula="of:=IF(INDEX([.$AK70:.$DL70];MATCH([.$M$3];[.$AK$3:.$DL$3];0)+[.AB$1])=&quot;&quot;;&quot;&quot;;INDEX([.$DO$23:.$DO$422];MATCH(INDEX([.$AK70:.$DL70];MATCH([.$M$3];[.$AK$3:.$DL$3];0)+[.AB$1])&amp;IF([.AE70]=&quot;&quot;;&quot;&quot;;&quot;_&quot;&amp;[.AE70]);[.$DS$23:.$DS$422];0)))">
            <text:p/>
          </table:table-cell>
          <table:table-cell table:style-name="ce14" table:formula="of:=IF(INDEX([.$AK70:.$DL70];MATCH([.$M$3];[.$AK$3:.$DL$3];0)+[.AC$1])=&quot;&quot;;&quot;&quot;;INDEX([.$AK70:.$DL70];MATCH([.$M$3];[.$AK$3:.$DL$3];0)+[.AC$1]))">
            <text:p/>
          </table:table-cell>
          <table:table-cell table:style-name="ce14" table:formula="of:=IF(INDEX([.$AK70:.$DL70];MATCH([.$M$3];[.$AK$3:.$DL$3];0)+[.AD$1])=&quot;&quot;;&quot;&quot;;INDEX([.$AK70:.$DL70];MATCH([.$M$3];[.$AK$3:.$DL$3];0)+[.AD$1]))">
            <text:p/>
          </table:table-cell>
          <table:table-cell table:style-name="ce51" table:formula="of:=IF(INDEX([.$AK70:.$DL70];MATCH([.$M$3];[.$AK$3:.$DL$3];0)+[.AE$1])=&quot;&quot;;&quot;&quot;;INDEX([.$AK70:.$DL70];MATCH([.$M$3];[.$AK$3:.$DL$3];0)+[.AE$1]))">
            <text:p/>
          </table:table-cell>
          <table:table-cell table:style-name="ce37" table:formula="of:=IF(INDEX([.$AK70:.$DL70];MATCH([.$M$3];[.$AK$3:.$DL$3];0)+[.AF$1])=&quot;&quot;;&quot;&quot;;INDEX([.$AK70:.$DL70];MATCH([.$M$3];[.$AK$3:.$DL$3];0)+[.AF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L71];MATCH([.$M$3];[.$AK$3:.$DL$3];0)+[.$M$1])=&quot;&quot;;&quot;&quot;;INDEX([.$DO$23:.$DO$422];MATCH(INDEX([.$AK71:.$DL71];MATCH([.$M$3];[.$AK$3:.$DL$3];0)+[.$M$1])&amp;IF([.P71]=&quot;&quot;;&quot;&quot;;&quot;_&quot;&amp;[.P71]);[.$DP$23:.$DP$422];0)))">
            <text:p/>
          </table:table-cell>
          <table:table-cell table:style-name="ce14" table:formula="of:=IF(INDEX([.$AK71:.$DL71];MATCH([.$M$3];[.$AK$3:.$DL$3];0)+[.N$1])=&quot;&quot;;&quot;&quot;;INDEX([.$AK71:.$DL71];MATCH([.$M$3];[.$AK$3:.$DL$3];0)+[.N$1]))">
            <text:p/>
          </table:table-cell>
          <table:table-cell table:style-name="ce51" table:formula="of:=IF(INDEX([.$AK71:.$DL71];MATCH([.$M$3];[.$AK$3:.$DL$3];0)+[.O$1])=&quot;&quot;;&quot;&quot;;INDEX([.$AK71:.$DL71];MATCH([.$M$3];[.$AK$3:.$DL$3];0)+[.O$1]))">
            <text:p/>
          </table:table-cell>
          <table:table-cell table:style-name="ce51" table:formula="of:=IF(INDEX([.$AK71:.$DL71];MATCH([.$M$3];[.$AK$3:.$DL$3];0)+[.P$1])=&quot;&quot;;&quot;&quot;;INDEX([.$AK71:.$DL71];MATCH([.$M$3];[.$AK$3:.$DL$3];0)+[.P$1]))">
            <text:p/>
          </table:table-cell>
          <table:table-cell table:style-name="ce37" table:formula="of:=IF(INDEX([.$AK71:.$DL71];MATCH([.$M$3];[.$AK$3:.$DL$3];0)+[.Q$1])=&quot;&quot;;&quot;&quot;;INDEX([.$AK71:.$DL71];MATCH([.$M$3];[.$AK$3:.$DL$3];0)+[.Q$1]))">
            <text:p/>
          </table:table-cell>
          <table:table-cell table:style-name="ce24" table:formula="of:=IF(INDEX([.$AK71:.$DL71];MATCH([.$M$3];[.$AK$3:.$DL$3];0)+[.R$1])=&quot;&quot;;&quot;&quot;;INDEX([.$DO$23:.$DO$422];MATCH(INDEX([.$AK71:.$DL71];MATCH([.$M$3];[.$AK$3:.$DL$3];0)+[.R$1])&amp;IF([.U71]=&quot;&quot;;&quot;&quot;;&quot;_&quot;&amp;[.U71]);[.$DQ$23:.$DQ$422];0)))">
            <text:p/>
          </table:table-cell>
          <table:table-cell table:style-name="ce14" table:formula="of:=IF(INDEX([.$AK71:.$DL71];MATCH([.$M$3];[.$AK$3:.$DL$3];0)+[.S$1])=&quot;&quot;;&quot;&quot;;INDEX([.$AK71:.$DL71];MATCH([.$M$3];[.$AK$3:.$DL$3];0)+[.S$1]))">
            <text:p/>
          </table:table-cell>
          <table:table-cell table:style-name="ce14" table:formula="of:=IF(INDEX([.$AK71:.$DL71];MATCH([.$M$3];[.$AK$3:.$DL$3];0)+[.T$1])=&quot;&quot;;&quot;&quot;;INDEX([.$AK71:.$DL71];MATCH([.$M$3];[.$AK$3:.$DL$3];0)+[.T$1]))">
            <text:p/>
          </table:table-cell>
          <table:table-cell table:style-name="ce51" table:formula="of:=IF(INDEX([.$AK71:.$DL71];MATCH([.$M$3];[.$AK$3:.$DL$3];0)+[.U$1])=&quot;&quot;;&quot;&quot;;INDEX([.$AK71:.$DL71];MATCH([.$M$3];[.$AK$3:.$DL$3];0)+[.U$1]))">
            <text:p/>
          </table:table-cell>
          <table:table-cell table:style-name="ce37" table:formula="of:=IF(INDEX([.$AK71:.$DL71];MATCH([.$M$3];[.$AK$3:.$DL$3];0)+[.V$1])=&quot;&quot;;&quot;&quot;;INDEX([.$AK71:.$DL71];MATCH([.$M$3];[.$AK$3:.$DL$3];0)+[.V$1]))">
            <text:p/>
          </table:table-cell>
          <table:table-cell table:style-name="ce24" table:formula="of:=IF(INDEX([.$AK71:.$DL71];MATCH([.$M$3];[.$AK$3:.$DL$3];0)+[.W$1])=&quot;&quot;;&quot;&quot;;INDEX([.$DO$23:.$DO$422];MATCH(INDEX([.$AK71:.$DL71];MATCH([.$M$3];[.$AK$3:.$DL$3];0)+[.W$1])&amp;IF([.Z71]=&quot;&quot;;&quot;&quot;;&quot;_&quot;&amp;[.Z71]);[.$DR$23:.$DR$422];0)))">
            <text:p/>
          </table:table-cell>
          <table:table-cell table:style-name="ce14" table:formula="of:=IF(INDEX([.$AK71:.$DL71];MATCH([.$M$3];[.$AK$3:.$DL$3];0)+[.X$1])=&quot;&quot;;&quot;&quot;;INDEX([.$AK71:.$DL71];MATCH([.$M$3];[.$AK$3:.$DL$3];0)+[.X$1]))">
            <text:p/>
          </table:table-cell>
          <table:table-cell table:style-name="ce14" table:formula="of:=IF(INDEX([.$AK71:.$DL71];MATCH([.$M$3];[.$AK$3:.$DL$3];0)+[.Y$1])=&quot;&quot;;&quot;&quot;;INDEX([.$AK71:.$DL71];MATCH([.$M$3];[.$AK$3:.$DL$3];0)+[.Y$1]))">
            <text:p/>
          </table:table-cell>
          <table:table-cell table:style-name="ce51" table:formula="of:=IF(INDEX([.$AK71:.$DL71];MATCH([.$M$3];[.$AK$3:.$DL$3];0)+[.Z$1])=&quot;&quot;;&quot;&quot;;INDEX([.$AK71:.$DL71];MATCH([.$M$3];[.$AK$3:.$DL$3];0)+[.Z$1]))">
            <text:p/>
          </table:table-cell>
          <table:table-cell table:style-name="ce37" table:formula="of:=IF(INDEX([.$AK71:.$DL71];MATCH([.$M$3];[.$AK$3:.$DL$3];0)+[.AA$1])=&quot;&quot;;&quot;&quot;;INDEX([.$AK71:.$DL71];MATCH([.$M$3];[.$AK$3:.$DL$3];0)+[.AA$1]))">
            <text:p/>
          </table:table-cell>
          <table:table-cell table:style-name="ce24" table:formula="of:=IF(INDEX([.$AK71:.$DL71];MATCH([.$M$3];[.$AK$3:.$DL$3];0)+[.AB$1])=&quot;&quot;;&quot;&quot;;INDEX([.$DO$23:.$DO$422];MATCH(INDEX([.$AK71:.$DL71];MATCH([.$M$3];[.$AK$3:.$DL$3];0)+[.AB$1])&amp;IF([.AE71]=&quot;&quot;;&quot;&quot;;&quot;_&quot;&amp;[.AE71]);[.$DS$23:.$DS$422];0)))">
            <text:p/>
          </table:table-cell>
          <table:table-cell table:style-name="ce14" table:formula="of:=IF(INDEX([.$AK71:.$DL71];MATCH([.$M$3];[.$AK$3:.$DL$3];0)+[.AC$1])=&quot;&quot;;&quot;&quot;;INDEX([.$AK71:.$DL71];MATCH([.$M$3];[.$AK$3:.$DL$3];0)+[.AC$1]))">
            <text:p/>
          </table:table-cell>
          <table:table-cell table:style-name="ce14" table:formula="of:=IF(INDEX([.$AK71:.$DL71];MATCH([.$M$3];[.$AK$3:.$DL$3];0)+[.AD$1])=&quot;&quot;;&quot;&quot;;INDEX([.$AK71:.$DL71];MATCH([.$M$3];[.$AK$3:.$DL$3];0)+[.AD$1]))">
            <text:p/>
          </table:table-cell>
          <table:table-cell table:style-name="ce51" table:formula="of:=IF(INDEX([.$AK71:.$DL71];MATCH([.$M$3];[.$AK$3:.$DL$3];0)+[.AE$1])=&quot;&quot;;&quot;&quot;;INDEX([.$AK71:.$DL71];MATCH([.$M$3];[.$AK$3:.$DL$3];0)+[.AE$1]))">
            <text:p/>
          </table:table-cell>
          <table:table-cell table:style-name="ce37" table:formula="of:=IF(INDEX([.$AK71:.$DL71];MATCH([.$M$3];[.$AK$3:.$DL$3];0)+[.AF$1])=&quot;&quot;;&quot;&quot;;INDEX([.$AK71:.$DL71];MATCH([.$M$3];[.$AK$3:.$DL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L72];MATCH([.$M$3];[.$AK$3:.$DL$3];0)+[.$M$1])=&quot;&quot;;&quot;&quot;;INDEX([.$DO$23:.$DO$422];MATCH(INDEX([.$AK72:.$DL72];MATCH([.$M$3];[.$AK$3:.$DL$3];0)+[.$M$1])&amp;IF([.P72]=&quot;&quot;;&quot;&quot;;&quot;_&quot;&amp;[.P72]);[.$DP$23:.$DP$422];0)))">
            <text:p/>
          </table:table-cell>
          <table:table-cell table:style-name="ce14" table:formula="of:=IF(INDEX([.$AK72:.$DL72];MATCH([.$M$3];[.$AK$3:.$DL$3];0)+[.N$1])=&quot;&quot;;&quot;&quot;;INDEX([.$AK72:.$DL72];MATCH([.$M$3];[.$AK$3:.$DL$3];0)+[.N$1]))">
            <text:p/>
          </table:table-cell>
          <table:table-cell table:style-name="ce51" table:formula="of:=IF(INDEX([.$AK72:.$DL72];MATCH([.$M$3];[.$AK$3:.$DL$3];0)+[.O$1])=&quot;&quot;;&quot;&quot;;INDEX([.$AK72:.$DL72];MATCH([.$M$3];[.$AK$3:.$DL$3];0)+[.O$1]))">
            <text:p/>
          </table:table-cell>
          <table:table-cell table:style-name="ce51" table:formula="of:=IF(INDEX([.$AK72:.$DL72];MATCH([.$M$3];[.$AK$3:.$DL$3];0)+[.P$1])=&quot;&quot;;&quot;&quot;;INDEX([.$AK72:.$DL72];MATCH([.$M$3];[.$AK$3:.$DL$3];0)+[.P$1]))">
            <text:p/>
          </table:table-cell>
          <table:table-cell table:style-name="ce37" table:formula="of:=IF(INDEX([.$AK72:.$DL72];MATCH([.$M$3];[.$AK$3:.$DL$3];0)+[.Q$1])=&quot;&quot;;&quot;&quot;;INDEX([.$AK72:.$DL72];MATCH([.$M$3];[.$AK$3:.$DL$3];0)+[.Q$1]))">
            <text:p/>
          </table:table-cell>
          <table:table-cell table:style-name="ce24" table:formula="of:=IF(INDEX([.$AK72:.$DL72];MATCH([.$M$3];[.$AK$3:.$DL$3];0)+[.R$1])=&quot;&quot;;&quot;&quot;;INDEX([.$DO$23:.$DO$422];MATCH(INDEX([.$AK72:.$DL72];MATCH([.$M$3];[.$AK$3:.$DL$3];0)+[.R$1])&amp;IF([.U72]=&quot;&quot;;&quot;&quot;;&quot;_&quot;&amp;[.U72]);[.$DQ$23:.$DQ$422];0)))">
            <text:p/>
          </table:table-cell>
          <table:table-cell table:style-name="ce14" table:formula="of:=IF(INDEX([.$AK72:.$DL72];MATCH([.$M$3];[.$AK$3:.$DL$3];0)+[.S$1])=&quot;&quot;;&quot;&quot;;INDEX([.$AK72:.$DL72];MATCH([.$M$3];[.$AK$3:.$DL$3];0)+[.S$1]))">
            <text:p/>
          </table:table-cell>
          <table:table-cell table:style-name="ce14" table:formula="of:=IF(INDEX([.$AK72:.$DL72];MATCH([.$M$3];[.$AK$3:.$DL$3];0)+[.T$1])=&quot;&quot;;&quot;&quot;;INDEX([.$AK72:.$DL72];MATCH([.$M$3];[.$AK$3:.$DL$3];0)+[.T$1]))">
            <text:p/>
          </table:table-cell>
          <table:table-cell table:style-name="ce51" table:formula="of:=IF(INDEX([.$AK72:.$DL72];MATCH([.$M$3];[.$AK$3:.$DL$3];0)+[.U$1])=&quot;&quot;;&quot;&quot;;INDEX([.$AK72:.$DL72];MATCH([.$M$3];[.$AK$3:.$DL$3];0)+[.U$1]))">
            <text:p/>
          </table:table-cell>
          <table:table-cell table:style-name="ce37" table:formula="of:=IF(INDEX([.$AK72:.$DL72];MATCH([.$M$3];[.$AK$3:.$DL$3];0)+[.V$1])=&quot;&quot;;&quot;&quot;;INDEX([.$AK72:.$DL72];MATCH([.$M$3];[.$AK$3:.$DL$3];0)+[.V$1]))">
            <text:p/>
          </table:table-cell>
          <table:table-cell table:style-name="ce24" table:formula="of:=IF(INDEX([.$AK72:.$DL72];MATCH([.$M$3];[.$AK$3:.$DL$3];0)+[.W$1])=&quot;&quot;;&quot;&quot;;INDEX([.$DO$23:.$DO$422];MATCH(INDEX([.$AK72:.$DL72];MATCH([.$M$3];[.$AK$3:.$DL$3];0)+[.W$1])&amp;IF([.Z72]=&quot;&quot;;&quot;&quot;;&quot;_&quot;&amp;[.Z72]);[.$DR$23:.$DR$422];0)))">
            <text:p/>
          </table:table-cell>
          <table:table-cell table:style-name="ce14" table:formula="of:=IF(INDEX([.$AK72:.$DL72];MATCH([.$M$3];[.$AK$3:.$DL$3];0)+[.X$1])=&quot;&quot;;&quot;&quot;;INDEX([.$AK72:.$DL72];MATCH([.$M$3];[.$AK$3:.$DL$3];0)+[.X$1]))">
            <text:p/>
          </table:table-cell>
          <table:table-cell table:style-name="ce14" table:formula="of:=IF(INDEX([.$AK72:.$DL72];MATCH([.$M$3];[.$AK$3:.$DL$3];0)+[.Y$1])=&quot;&quot;;&quot;&quot;;INDEX([.$AK72:.$DL72];MATCH([.$M$3];[.$AK$3:.$DL$3];0)+[.Y$1]))">
            <text:p/>
          </table:table-cell>
          <table:table-cell table:style-name="ce51" table:formula="of:=IF(INDEX([.$AK72:.$DL72];MATCH([.$M$3];[.$AK$3:.$DL$3];0)+[.Z$1])=&quot;&quot;;&quot;&quot;;INDEX([.$AK72:.$DL72];MATCH([.$M$3];[.$AK$3:.$DL$3];0)+[.Z$1]))">
            <text:p/>
          </table:table-cell>
          <table:table-cell table:style-name="ce37" table:formula="of:=IF(INDEX([.$AK72:.$DL72];MATCH([.$M$3];[.$AK$3:.$DL$3];0)+[.AA$1])=&quot;&quot;;&quot;&quot;;INDEX([.$AK72:.$DL72];MATCH([.$M$3];[.$AK$3:.$DL$3];0)+[.AA$1]))">
            <text:p/>
          </table:table-cell>
          <table:table-cell table:style-name="ce24" table:formula="of:=IF(INDEX([.$AK72:.$DL72];MATCH([.$M$3];[.$AK$3:.$DL$3];0)+[.AB$1])=&quot;&quot;;&quot;&quot;;INDEX([.$DO$23:.$DO$422];MATCH(INDEX([.$AK72:.$DL72];MATCH([.$M$3];[.$AK$3:.$DL$3];0)+[.AB$1])&amp;IF([.AE72]=&quot;&quot;;&quot;&quot;;&quot;_&quot;&amp;[.AE72]);[.$DS$23:.$DS$422];0)))">
            <text:p/>
          </table:table-cell>
          <table:table-cell table:style-name="ce14" table:formula="of:=IF(INDEX([.$AK72:.$DL72];MATCH([.$M$3];[.$AK$3:.$DL$3];0)+[.AC$1])=&quot;&quot;;&quot;&quot;;INDEX([.$AK72:.$DL72];MATCH([.$M$3];[.$AK$3:.$DL$3];0)+[.AC$1]))">
            <text:p/>
          </table:table-cell>
          <table:table-cell table:style-name="ce14" table:formula="of:=IF(INDEX([.$AK72:.$DL72];MATCH([.$M$3];[.$AK$3:.$DL$3];0)+[.AD$1])=&quot;&quot;;&quot;&quot;;INDEX([.$AK72:.$DL72];MATCH([.$M$3];[.$AK$3:.$DL$3];0)+[.AD$1]))">
            <text:p/>
          </table:table-cell>
          <table:table-cell table:style-name="ce51" table:formula="of:=IF(INDEX([.$AK72:.$DL72];MATCH([.$M$3];[.$AK$3:.$DL$3];0)+[.AE$1])=&quot;&quot;;&quot;&quot;;INDEX([.$AK72:.$DL72];MATCH([.$M$3];[.$AK$3:.$DL$3];0)+[.AE$1]))">
            <text:p/>
          </table:table-cell>
          <table:table-cell table:style-name="ce37" table:formula="of:=IF(INDEX([.$AK72:.$DL72];MATCH([.$M$3];[.$AK$3:.$DL$3];0)+[.AF$1])=&quot;&quot;;&quot;&quot;;INDEX([.$AK72:.$DL72];MATCH([.$M$3];[.$AK$3:.$DL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L73];MATCH([.$M$3];[.$AK$3:.$DL$3];0)+[.$M$1])=&quot;&quot;;&quot;&quot;;INDEX([.$DO$23:.$DO$422];MATCH(INDEX([.$AK73:.$DL73];MATCH([.$M$3];[.$AK$3:.$DL$3];0)+[.$M$1])&amp;IF([.P73]=&quot;&quot;;&quot;&quot;;&quot;_&quot;&amp;[.P73]);[.$DP$23:.$DP$422];0)))">
            <text:p/>
          </table:table-cell>
          <table:table-cell table:style-name="ce14" table:formula="of:=IF(INDEX([.$AK73:.$DL73];MATCH([.$M$3];[.$AK$3:.$DL$3];0)+[.N$1])=&quot;&quot;;&quot;&quot;;INDEX([.$AK73:.$DL73];MATCH([.$M$3];[.$AK$3:.$DL$3];0)+[.N$1]))">
            <text:p/>
          </table:table-cell>
          <table:table-cell table:style-name="ce51" table:formula="of:=IF(INDEX([.$AK73:.$DL73];MATCH([.$M$3];[.$AK$3:.$DL$3];0)+[.O$1])=&quot;&quot;;&quot;&quot;;INDEX([.$AK73:.$DL73];MATCH([.$M$3];[.$AK$3:.$DL$3];0)+[.O$1]))">
            <text:p/>
          </table:table-cell>
          <table:table-cell table:style-name="ce51" table:formula="of:=IF(INDEX([.$AK73:.$DL73];MATCH([.$M$3];[.$AK$3:.$DL$3];0)+[.P$1])=&quot;&quot;;&quot;&quot;;INDEX([.$AK73:.$DL73];MATCH([.$M$3];[.$AK$3:.$DL$3];0)+[.P$1]))">
            <text:p/>
          </table:table-cell>
          <table:table-cell table:style-name="ce37" table:formula="of:=IF(INDEX([.$AK73:.$DL73];MATCH([.$M$3];[.$AK$3:.$DL$3];0)+[.Q$1])=&quot;&quot;;&quot;&quot;;INDEX([.$AK73:.$DL73];MATCH([.$M$3];[.$AK$3:.$DL$3];0)+[.Q$1]))">
            <text:p/>
          </table:table-cell>
          <table:table-cell table:style-name="ce24" table:formula="of:=IF(INDEX([.$AK73:.$DL73];MATCH([.$M$3];[.$AK$3:.$DL$3];0)+[.R$1])=&quot;&quot;;&quot;&quot;;INDEX([.$DO$23:.$DO$422];MATCH(INDEX([.$AK73:.$DL73];MATCH([.$M$3];[.$AK$3:.$DL$3];0)+[.R$1])&amp;IF([.U73]=&quot;&quot;;&quot;&quot;;&quot;_&quot;&amp;[.U73]);[.$DQ$23:.$DQ$422];0)))">
            <text:p/>
          </table:table-cell>
          <table:table-cell table:style-name="ce14" table:formula="of:=IF(INDEX([.$AK73:.$DL73];MATCH([.$M$3];[.$AK$3:.$DL$3];0)+[.S$1])=&quot;&quot;;&quot;&quot;;INDEX([.$AK73:.$DL73];MATCH([.$M$3];[.$AK$3:.$DL$3];0)+[.S$1]))">
            <text:p/>
          </table:table-cell>
          <table:table-cell table:style-name="ce14" table:formula="of:=IF(INDEX([.$AK73:.$DL73];MATCH([.$M$3];[.$AK$3:.$DL$3];0)+[.T$1])=&quot;&quot;;&quot;&quot;;INDEX([.$AK73:.$DL73];MATCH([.$M$3];[.$AK$3:.$DL$3];0)+[.T$1]))">
            <text:p/>
          </table:table-cell>
          <table:table-cell table:style-name="ce51" table:formula="of:=IF(INDEX([.$AK73:.$DL73];MATCH([.$M$3];[.$AK$3:.$DL$3];0)+[.U$1])=&quot;&quot;;&quot;&quot;;INDEX([.$AK73:.$DL73];MATCH([.$M$3];[.$AK$3:.$DL$3];0)+[.U$1]))">
            <text:p/>
          </table:table-cell>
          <table:table-cell table:style-name="ce37" table:formula="of:=IF(INDEX([.$AK73:.$DL73];MATCH([.$M$3];[.$AK$3:.$DL$3];0)+[.V$1])=&quot;&quot;;&quot;&quot;;INDEX([.$AK73:.$DL73];MATCH([.$M$3];[.$AK$3:.$DL$3];0)+[.V$1]))">
            <text:p/>
          </table:table-cell>
          <table:table-cell table:style-name="ce24" table:formula="of:=IF(INDEX([.$AK73:.$DL73];MATCH([.$M$3];[.$AK$3:.$DL$3];0)+[.W$1])=&quot;&quot;;&quot;&quot;;INDEX([.$DO$23:.$DO$422];MATCH(INDEX([.$AK73:.$DL73];MATCH([.$M$3];[.$AK$3:.$DL$3];0)+[.W$1])&amp;IF([.Z73]=&quot;&quot;;&quot;&quot;;&quot;_&quot;&amp;[.Z73]);[.$DR$23:.$DR$422];0)))">
            <text:p/>
          </table:table-cell>
          <table:table-cell table:style-name="ce14" table:formula="of:=IF(INDEX([.$AK73:.$DL73];MATCH([.$M$3];[.$AK$3:.$DL$3];0)+[.X$1])=&quot;&quot;;&quot;&quot;;INDEX([.$AK73:.$DL73];MATCH([.$M$3];[.$AK$3:.$DL$3];0)+[.X$1]))">
            <text:p/>
          </table:table-cell>
          <table:table-cell table:style-name="ce14" table:formula="of:=IF(INDEX([.$AK73:.$DL73];MATCH([.$M$3];[.$AK$3:.$DL$3];0)+[.Y$1])=&quot;&quot;;&quot;&quot;;INDEX([.$AK73:.$DL73];MATCH([.$M$3];[.$AK$3:.$DL$3];0)+[.Y$1]))">
            <text:p/>
          </table:table-cell>
          <table:table-cell table:style-name="ce51" table:formula="of:=IF(INDEX([.$AK73:.$DL73];MATCH([.$M$3];[.$AK$3:.$DL$3];0)+[.Z$1])=&quot;&quot;;&quot;&quot;;INDEX([.$AK73:.$DL73];MATCH([.$M$3];[.$AK$3:.$DL$3];0)+[.Z$1]))">
            <text:p/>
          </table:table-cell>
          <table:table-cell table:style-name="ce37" table:formula="of:=IF(INDEX([.$AK73:.$DL73];MATCH([.$M$3];[.$AK$3:.$DL$3];0)+[.AA$1])=&quot;&quot;;&quot;&quot;;INDEX([.$AK73:.$DL73];MATCH([.$M$3];[.$AK$3:.$DL$3];0)+[.AA$1]))">
            <text:p/>
          </table:table-cell>
          <table:table-cell table:style-name="ce24" table:formula="of:=IF(INDEX([.$AK73:.$DL73];MATCH([.$M$3];[.$AK$3:.$DL$3];0)+[.AB$1])=&quot;&quot;;&quot;&quot;;INDEX([.$DO$23:.$DO$422];MATCH(INDEX([.$AK73:.$DL73];MATCH([.$M$3];[.$AK$3:.$DL$3];0)+[.AB$1])&amp;IF([.AE73]=&quot;&quot;;&quot;&quot;;&quot;_&quot;&amp;[.AE73]);[.$DS$23:.$DS$422];0)))">
            <text:p/>
          </table:table-cell>
          <table:table-cell table:style-name="ce14" table:formula="of:=IF(INDEX([.$AK73:.$DL73];MATCH([.$M$3];[.$AK$3:.$DL$3];0)+[.AC$1])=&quot;&quot;;&quot;&quot;;INDEX([.$AK73:.$DL73];MATCH([.$M$3];[.$AK$3:.$DL$3];0)+[.AC$1]))">
            <text:p/>
          </table:table-cell>
          <table:table-cell table:style-name="ce14" table:formula="of:=IF(INDEX([.$AK73:.$DL73];MATCH([.$M$3];[.$AK$3:.$DL$3];0)+[.AD$1])=&quot;&quot;;&quot;&quot;;INDEX([.$AK73:.$DL73];MATCH([.$M$3];[.$AK$3:.$DL$3];0)+[.AD$1]))">
            <text:p/>
          </table:table-cell>
          <table:table-cell table:style-name="ce51" table:formula="of:=IF(INDEX([.$AK73:.$DL73];MATCH([.$M$3];[.$AK$3:.$DL$3];0)+[.AE$1])=&quot;&quot;;&quot;&quot;;INDEX([.$AK73:.$DL73];MATCH([.$M$3];[.$AK$3:.$DL$3];0)+[.AE$1]))">
            <text:p/>
          </table:table-cell>
          <table:table-cell table:style-name="ce37" table:formula="of:=IF(INDEX([.$AK73:.$DL73];MATCH([.$M$3];[.$AK$3:.$DL$3];0)+[.AF$1])=&quot;&quot;;&quot;&quot;;INDEX([.$AK73:.$DL73];MATCH([.$M$3];[.$AK$3:.$DL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L74];MATCH([.$M$3];[.$AK$3:.$DL$3];0)+[.$M$1])=&quot;&quot;;&quot;&quot;;INDEX([.$DO$23:.$DO$422];MATCH(INDEX([.$AK74:.$DL74];MATCH([.$M$3];[.$AK$3:.$DL$3];0)+[.$M$1])&amp;IF([.P74]=&quot;&quot;;&quot;&quot;;&quot;_&quot;&amp;[.P74]);[.$DP$23:.$DP$422];0)))">
            <text:p/>
          </table:table-cell>
          <table:table-cell table:style-name="ce14" table:formula="of:=IF(INDEX([.$AK74:.$DL74];MATCH([.$M$3];[.$AK$3:.$DL$3];0)+[.N$1])=&quot;&quot;;&quot;&quot;;INDEX([.$AK74:.$DL74];MATCH([.$M$3];[.$AK$3:.$DL$3];0)+[.N$1]))">
            <text:p/>
          </table:table-cell>
          <table:table-cell table:style-name="ce51" table:formula="of:=IF(INDEX([.$AK74:.$DL74];MATCH([.$M$3];[.$AK$3:.$DL$3];0)+[.O$1])=&quot;&quot;;&quot;&quot;;INDEX([.$AK74:.$DL74];MATCH([.$M$3];[.$AK$3:.$DL$3];0)+[.O$1]))">
            <text:p/>
          </table:table-cell>
          <table:table-cell table:style-name="ce51" table:formula="of:=IF(INDEX([.$AK74:.$DL74];MATCH([.$M$3];[.$AK$3:.$DL$3];0)+[.P$1])=&quot;&quot;;&quot;&quot;;INDEX([.$AK74:.$DL74];MATCH([.$M$3];[.$AK$3:.$DL$3];0)+[.P$1]))">
            <text:p/>
          </table:table-cell>
          <table:table-cell table:style-name="ce37" table:formula="of:=IF(INDEX([.$AK74:.$DL74];MATCH([.$M$3];[.$AK$3:.$DL$3];0)+[.Q$1])=&quot;&quot;;&quot;&quot;;INDEX([.$AK74:.$DL74];MATCH([.$M$3];[.$AK$3:.$DL$3];0)+[.Q$1]))">
            <text:p/>
          </table:table-cell>
          <table:table-cell table:style-name="ce24" table:formula="of:=IF(INDEX([.$AK74:.$DL74];MATCH([.$M$3];[.$AK$3:.$DL$3];0)+[.R$1])=&quot;&quot;;&quot;&quot;;INDEX([.$DO$23:.$DO$422];MATCH(INDEX([.$AK74:.$DL74];MATCH([.$M$3];[.$AK$3:.$DL$3];0)+[.R$1])&amp;IF([.U74]=&quot;&quot;;&quot;&quot;;&quot;_&quot;&amp;[.U74]);[.$DQ$23:.$DQ$422];0)))">
            <text:p/>
          </table:table-cell>
          <table:table-cell table:style-name="ce14" table:formula="of:=IF(INDEX([.$AK74:.$DL74];MATCH([.$M$3];[.$AK$3:.$DL$3];0)+[.S$1])=&quot;&quot;;&quot;&quot;;INDEX([.$AK74:.$DL74];MATCH([.$M$3];[.$AK$3:.$DL$3];0)+[.S$1]))">
            <text:p/>
          </table:table-cell>
          <table:table-cell table:style-name="ce14" table:formula="of:=IF(INDEX([.$AK74:.$DL74];MATCH([.$M$3];[.$AK$3:.$DL$3];0)+[.T$1])=&quot;&quot;;&quot;&quot;;INDEX([.$AK74:.$DL74];MATCH([.$M$3];[.$AK$3:.$DL$3];0)+[.T$1]))">
            <text:p/>
          </table:table-cell>
          <table:table-cell table:style-name="ce51" table:formula="of:=IF(INDEX([.$AK74:.$DL74];MATCH([.$M$3];[.$AK$3:.$DL$3];0)+[.U$1])=&quot;&quot;;&quot;&quot;;INDEX([.$AK74:.$DL74];MATCH([.$M$3];[.$AK$3:.$DL$3];0)+[.U$1]))">
            <text:p/>
          </table:table-cell>
          <table:table-cell table:style-name="ce37" table:formula="of:=IF(INDEX([.$AK74:.$DL74];MATCH([.$M$3];[.$AK$3:.$DL$3];0)+[.V$1])=&quot;&quot;;&quot;&quot;;INDEX([.$AK74:.$DL74];MATCH([.$M$3];[.$AK$3:.$DL$3];0)+[.V$1]))">
            <text:p/>
          </table:table-cell>
          <table:table-cell table:style-name="ce24" table:formula="of:=IF(INDEX([.$AK74:.$DL74];MATCH([.$M$3];[.$AK$3:.$DL$3];0)+[.W$1])=&quot;&quot;;&quot;&quot;;INDEX([.$DO$23:.$DO$422];MATCH(INDEX([.$AK74:.$DL74];MATCH([.$M$3];[.$AK$3:.$DL$3];0)+[.W$1])&amp;IF([.Z74]=&quot;&quot;;&quot;&quot;;&quot;_&quot;&amp;[.Z74]);[.$DR$23:.$DR$422];0)))">
            <text:p/>
          </table:table-cell>
          <table:table-cell table:style-name="ce14" table:formula="of:=IF(INDEX([.$AK74:.$DL74];MATCH([.$M$3];[.$AK$3:.$DL$3];0)+[.X$1])=&quot;&quot;;&quot;&quot;;INDEX([.$AK74:.$DL74];MATCH([.$M$3];[.$AK$3:.$DL$3];0)+[.X$1]))">
            <text:p/>
          </table:table-cell>
          <table:table-cell table:style-name="ce14" table:formula="of:=IF(INDEX([.$AK74:.$DL74];MATCH([.$M$3];[.$AK$3:.$DL$3];0)+[.Y$1])=&quot;&quot;;&quot;&quot;;INDEX([.$AK74:.$DL74];MATCH([.$M$3];[.$AK$3:.$DL$3];0)+[.Y$1]))">
            <text:p/>
          </table:table-cell>
          <table:table-cell table:style-name="ce51" table:formula="of:=IF(INDEX([.$AK74:.$DL74];MATCH([.$M$3];[.$AK$3:.$DL$3];0)+[.Z$1])=&quot;&quot;;&quot;&quot;;INDEX([.$AK74:.$DL74];MATCH([.$M$3];[.$AK$3:.$DL$3];0)+[.Z$1]))">
            <text:p/>
          </table:table-cell>
          <table:table-cell table:style-name="ce37" table:formula="of:=IF(INDEX([.$AK74:.$DL74];MATCH([.$M$3];[.$AK$3:.$DL$3];0)+[.AA$1])=&quot;&quot;;&quot;&quot;;INDEX([.$AK74:.$DL74];MATCH([.$M$3];[.$AK$3:.$DL$3];0)+[.AA$1]))">
            <text:p/>
          </table:table-cell>
          <table:table-cell table:style-name="ce24" table:formula="of:=IF(INDEX([.$AK74:.$DL74];MATCH([.$M$3];[.$AK$3:.$DL$3];0)+[.AB$1])=&quot;&quot;;&quot;&quot;;INDEX([.$DO$23:.$DO$422];MATCH(INDEX([.$AK74:.$DL74];MATCH([.$M$3];[.$AK$3:.$DL$3];0)+[.AB$1])&amp;IF([.AE74]=&quot;&quot;;&quot;&quot;;&quot;_&quot;&amp;[.AE74]);[.$DS$23:.$DS$422];0)))">
            <text:p/>
          </table:table-cell>
          <table:table-cell table:style-name="ce14" table:formula="of:=IF(INDEX([.$AK74:.$DL74];MATCH([.$M$3];[.$AK$3:.$DL$3];0)+[.AC$1])=&quot;&quot;;&quot;&quot;;INDEX([.$AK74:.$DL74];MATCH([.$M$3];[.$AK$3:.$DL$3];0)+[.AC$1]))">
            <text:p/>
          </table:table-cell>
          <table:table-cell table:style-name="ce14" table:formula="of:=IF(INDEX([.$AK74:.$DL74];MATCH([.$M$3];[.$AK$3:.$DL$3];0)+[.AD$1])=&quot;&quot;;&quot;&quot;;INDEX([.$AK74:.$DL74];MATCH([.$M$3];[.$AK$3:.$DL$3];0)+[.AD$1]))">
            <text:p/>
          </table:table-cell>
          <table:table-cell table:style-name="ce51" table:formula="of:=IF(INDEX([.$AK74:.$DL74];MATCH([.$M$3];[.$AK$3:.$DL$3];0)+[.AE$1])=&quot;&quot;;&quot;&quot;;INDEX([.$AK74:.$DL74];MATCH([.$M$3];[.$AK$3:.$DL$3];0)+[.AE$1]))">
            <text:p/>
          </table:table-cell>
          <table:table-cell table:style-name="ce37" table:formula="of:=IF(INDEX([.$AK74:.$DL74];MATCH([.$M$3];[.$AK$3:.$DL$3];0)+[.AF$1])=&quot;&quot;;&quot;&quot;;INDEX([.$AK74:.$DL74];MATCH([.$M$3];[.$AK$3:.$DL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L75];MATCH([.$M$3];[.$AK$3:.$DL$3];0)+[.$M$1])=&quot;&quot;;&quot;&quot;;INDEX([.$DO$23:.$DO$422];MATCH(INDEX([.$AK75:.$DL75];MATCH([.$M$3];[.$AK$3:.$DL$3];0)+[.$M$1])&amp;IF([.P75]=&quot;&quot;;&quot;&quot;;&quot;_&quot;&amp;[.P75]);[.$DP$23:.$DP$422];0)))">
            <text:p/>
          </table:table-cell>
          <table:table-cell table:style-name="ce14" table:formula="of:=IF(INDEX([.$AK75:.$DL75];MATCH([.$M$3];[.$AK$3:.$DL$3];0)+[.N$1])=&quot;&quot;;&quot;&quot;;INDEX([.$AK75:.$DL75];MATCH([.$M$3];[.$AK$3:.$DL$3];0)+[.N$1]))">
            <text:p/>
          </table:table-cell>
          <table:table-cell table:style-name="ce51" table:formula="of:=IF(INDEX([.$AK75:.$DL75];MATCH([.$M$3];[.$AK$3:.$DL$3];0)+[.O$1])=&quot;&quot;;&quot;&quot;;INDEX([.$AK75:.$DL75];MATCH([.$M$3];[.$AK$3:.$DL$3];0)+[.O$1]))">
            <text:p/>
          </table:table-cell>
          <table:table-cell table:style-name="ce51" table:formula="of:=IF(INDEX([.$AK75:.$DL75];MATCH([.$M$3];[.$AK$3:.$DL$3];0)+[.P$1])=&quot;&quot;;&quot;&quot;;INDEX([.$AK75:.$DL75];MATCH([.$M$3];[.$AK$3:.$DL$3];0)+[.P$1]))">
            <text:p/>
          </table:table-cell>
          <table:table-cell table:style-name="ce37" table:formula="of:=IF(INDEX([.$AK75:.$DL75];MATCH([.$M$3];[.$AK$3:.$DL$3];0)+[.Q$1])=&quot;&quot;;&quot;&quot;;INDEX([.$AK75:.$DL75];MATCH([.$M$3];[.$AK$3:.$DL$3];0)+[.Q$1]))">
            <text:p/>
          </table:table-cell>
          <table:table-cell table:style-name="ce24" table:formula="of:=IF(INDEX([.$AK75:.$DL75];MATCH([.$M$3];[.$AK$3:.$DL$3];0)+[.R$1])=&quot;&quot;;&quot;&quot;;INDEX([.$DO$23:.$DO$422];MATCH(INDEX([.$AK75:.$DL75];MATCH([.$M$3];[.$AK$3:.$DL$3];0)+[.R$1])&amp;IF([.U75]=&quot;&quot;;&quot;&quot;;&quot;_&quot;&amp;[.U75]);[.$DQ$23:.$DQ$422];0)))">
            <text:p/>
          </table:table-cell>
          <table:table-cell table:style-name="ce14" table:formula="of:=IF(INDEX([.$AK75:.$DL75];MATCH([.$M$3];[.$AK$3:.$DL$3];0)+[.S$1])=&quot;&quot;;&quot;&quot;;INDEX([.$AK75:.$DL75];MATCH([.$M$3];[.$AK$3:.$DL$3];0)+[.S$1]))">
            <text:p/>
          </table:table-cell>
          <table:table-cell table:style-name="ce14" table:formula="of:=IF(INDEX([.$AK75:.$DL75];MATCH([.$M$3];[.$AK$3:.$DL$3];0)+[.T$1])=&quot;&quot;;&quot;&quot;;INDEX([.$AK75:.$DL75];MATCH([.$M$3];[.$AK$3:.$DL$3];0)+[.T$1]))">
            <text:p/>
          </table:table-cell>
          <table:table-cell table:style-name="ce51" table:formula="of:=IF(INDEX([.$AK75:.$DL75];MATCH([.$M$3];[.$AK$3:.$DL$3];0)+[.U$1])=&quot;&quot;;&quot;&quot;;INDEX([.$AK75:.$DL75];MATCH([.$M$3];[.$AK$3:.$DL$3];0)+[.U$1]))">
            <text:p/>
          </table:table-cell>
          <table:table-cell table:style-name="ce37" table:formula="of:=IF(INDEX([.$AK75:.$DL75];MATCH([.$M$3];[.$AK$3:.$DL$3];0)+[.V$1])=&quot;&quot;;&quot;&quot;;INDEX([.$AK75:.$DL75];MATCH([.$M$3];[.$AK$3:.$DL$3];0)+[.V$1]))">
            <text:p/>
          </table:table-cell>
          <table:table-cell table:style-name="ce24" table:formula="of:=IF(INDEX([.$AK75:.$DL75];MATCH([.$M$3];[.$AK$3:.$DL$3];0)+[.W$1])=&quot;&quot;;&quot;&quot;;INDEX([.$DO$23:.$DO$422];MATCH(INDEX([.$AK75:.$DL75];MATCH([.$M$3];[.$AK$3:.$DL$3];0)+[.W$1])&amp;IF([.Z75]=&quot;&quot;;&quot;&quot;;&quot;_&quot;&amp;[.Z75]);[.$DR$23:.$DR$422];0)))">
            <text:p/>
          </table:table-cell>
          <table:table-cell table:style-name="ce14" table:formula="of:=IF(INDEX([.$AK75:.$DL75];MATCH([.$M$3];[.$AK$3:.$DL$3];0)+[.X$1])=&quot;&quot;;&quot;&quot;;INDEX([.$AK75:.$DL75];MATCH([.$M$3];[.$AK$3:.$DL$3];0)+[.X$1]))">
            <text:p/>
          </table:table-cell>
          <table:table-cell table:style-name="ce14" table:formula="of:=IF(INDEX([.$AK75:.$DL75];MATCH([.$M$3];[.$AK$3:.$DL$3];0)+[.Y$1])=&quot;&quot;;&quot;&quot;;INDEX([.$AK75:.$DL75];MATCH([.$M$3];[.$AK$3:.$DL$3];0)+[.Y$1]))">
            <text:p/>
          </table:table-cell>
          <table:table-cell table:style-name="ce51" table:formula="of:=IF(INDEX([.$AK75:.$DL75];MATCH([.$M$3];[.$AK$3:.$DL$3];0)+[.Z$1])=&quot;&quot;;&quot;&quot;;INDEX([.$AK75:.$DL75];MATCH([.$M$3];[.$AK$3:.$DL$3];0)+[.Z$1]))">
            <text:p/>
          </table:table-cell>
          <table:table-cell table:style-name="ce37" table:formula="of:=IF(INDEX([.$AK75:.$DL75];MATCH([.$M$3];[.$AK$3:.$DL$3];0)+[.AA$1])=&quot;&quot;;&quot;&quot;;INDEX([.$AK75:.$DL75];MATCH([.$M$3];[.$AK$3:.$DL$3];0)+[.AA$1]))">
            <text:p/>
          </table:table-cell>
          <table:table-cell table:style-name="ce24" table:formula="of:=IF(INDEX([.$AK75:.$DL75];MATCH([.$M$3];[.$AK$3:.$DL$3];0)+[.AB$1])=&quot;&quot;;&quot;&quot;;INDEX([.$DO$23:.$DO$422];MATCH(INDEX([.$AK75:.$DL75];MATCH([.$M$3];[.$AK$3:.$DL$3];0)+[.AB$1])&amp;IF([.AE75]=&quot;&quot;;&quot;&quot;;&quot;_&quot;&amp;[.AE75]);[.$DS$23:.$DS$422];0)))">
            <text:p/>
          </table:table-cell>
          <table:table-cell table:style-name="ce14" table:formula="of:=IF(INDEX([.$AK75:.$DL75];MATCH([.$M$3];[.$AK$3:.$DL$3];0)+[.AC$1])=&quot;&quot;;&quot;&quot;;INDEX([.$AK75:.$DL75];MATCH([.$M$3];[.$AK$3:.$DL$3];0)+[.AC$1]))">
            <text:p/>
          </table:table-cell>
          <table:table-cell table:style-name="ce14" table:formula="of:=IF(INDEX([.$AK75:.$DL75];MATCH([.$M$3];[.$AK$3:.$DL$3];0)+[.AD$1])=&quot;&quot;;&quot;&quot;;INDEX([.$AK75:.$DL75];MATCH([.$M$3];[.$AK$3:.$DL$3];0)+[.AD$1]))">
            <text:p/>
          </table:table-cell>
          <table:table-cell table:style-name="ce51" table:formula="of:=IF(INDEX([.$AK75:.$DL75];MATCH([.$M$3];[.$AK$3:.$DL$3];0)+[.AE$1])=&quot;&quot;;&quot;&quot;;INDEX([.$AK75:.$DL75];MATCH([.$M$3];[.$AK$3:.$DL$3];0)+[.AE$1]))">
            <text:p/>
          </table:table-cell>
          <table:table-cell table:style-name="ce37" table:formula="of:=IF(INDEX([.$AK75:.$DL75];MATCH([.$M$3];[.$AK$3:.$DL$3];0)+[.AF$1])=&quot;&quot;;&quot;&quot;;INDEX([.$AK75:.$DL75];MATCH([.$M$3];[.$AK$3:.$DL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L76];MATCH([.$M$3];[.$AK$3:.$DL$3];0)+[.$M$1])=&quot;&quot;;&quot;&quot;;INDEX([.$DO$23:.$DO$422];MATCH(INDEX([.$AK76:.$DL76];MATCH([.$M$3];[.$AK$3:.$DL$3];0)+[.$M$1])&amp;IF([.P76]=&quot;&quot;;&quot;&quot;;&quot;_&quot;&amp;[.P76]);[.$DP$23:.$DP$422];0)))">
            <text:p/>
          </table:table-cell>
          <table:table-cell table:style-name="ce14" table:formula="of:=IF(INDEX([.$AK76:.$DL76];MATCH([.$M$3];[.$AK$3:.$DL$3];0)+[.N$1])=&quot;&quot;;&quot;&quot;;INDEX([.$AK76:.$DL76];MATCH([.$M$3];[.$AK$3:.$DL$3];0)+[.N$1]))">
            <text:p/>
          </table:table-cell>
          <table:table-cell table:style-name="ce51" table:formula="of:=IF(INDEX([.$AK76:.$DL76];MATCH([.$M$3];[.$AK$3:.$DL$3];0)+[.O$1])=&quot;&quot;;&quot;&quot;;INDEX([.$AK76:.$DL76];MATCH([.$M$3];[.$AK$3:.$DL$3];0)+[.O$1]))">
            <text:p/>
          </table:table-cell>
          <table:table-cell table:style-name="ce51" table:formula="of:=IF(INDEX([.$AK76:.$DL76];MATCH([.$M$3];[.$AK$3:.$DL$3];0)+[.P$1])=&quot;&quot;;&quot;&quot;;INDEX([.$AK76:.$DL76];MATCH([.$M$3];[.$AK$3:.$DL$3];0)+[.P$1]))">
            <text:p/>
          </table:table-cell>
          <table:table-cell table:style-name="ce37" table:formula="of:=IF(INDEX([.$AK76:.$DL76];MATCH([.$M$3];[.$AK$3:.$DL$3];0)+[.Q$1])=&quot;&quot;;&quot;&quot;;INDEX([.$AK76:.$DL76];MATCH([.$M$3];[.$AK$3:.$DL$3];0)+[.Q$1]))">
            <text:p/>
          </table:table-cell>
          <table:table-cell table:style-name="ce24" table:formula="of:=IF(INDEX([.$AK76:.$DL76];MATCH([.$M$3];[.$AK$3:.$DL$3];0)+[.R$1])=&quot;&quot;;&quot;&quot;;INDEX([.$DO$23:.$DO$422];MATCH(INDEX([.$AK76:.$DL76];MATCH([.$M$3];[.$AK$3:.$DL$3];0)+[.R$1])&amp;IF([.U76]=&quot;&quot;;&quot;&quot;;&quot;_&quot;&amp;[.U76]);[.$DQ$23:.$DQ$422];0)))">
            <text:p/>
          </table:table-cell>
          <table:table-cell table:style-name="ce14" table:formula="of:=IF(INDEX([.$AK76:.$DL76];MATCH([.$M$3];[.$AK$3:.$DL$3];0)+[.S$1])=&quot;&quot;;&quot;&quot;;INDEX([.$AK76:.$DL76];MATCH([.$M$3];[.$AK$3:.$DL$3];0)+[.S$1]))">
            <text:p/>
          </table:table-cell>
          <table:table-cell table:style-name="ce14" table:formula="of:=IF(INDEX([.$AK76:.$DL76];MATCH([.$M$3];[.$AK$3:.$DL$3];0)+[.T$1])=&quot;&quot;;&quot;&quot;;INDEX([.$AK76:.$DL76];MATCH([.$M$3];[.$AK$3:.$DL$3];0)+[.T$1]))">
            <text:p/>
          </table:table-cell>
          <table:table-cell table:style-name="ce51" table:formula="of:=IF(INDEX([.$AK76:.$DL76];MATCH([.$M$3];[.$AK$3:.$DL$3];0)+[.U$1])=&quot;&quot;;&quot;&quot;;INDEX([.$AK76:.$DL76];MATCH([.$M$3];[.$AK$3:.$DL$3];0)+[.U$1]))">
            <text:p/>
          </table:table-cell>
          <table:table-cell table:style-name="ce37" table:formula="of:=IF(INDEX([.$AK76:.$DL76];MATCH([.$M$3];[.$AK$3:.$DL$3];0)+[.V$1])=&quot;&quot;;&quot;&quot;;INDEX([.$AK76:.$DL76];MATCH([.$M$3];[.$AK$3:.$DL$3];0)+[.V$1]))">
            <text:p/>
          </table:table-cell>
          <table:table-cell table:style-name="ce24" table:formula="of:=IF(INDEX([.$AK76:.$DL76];MATCH([.$M$3];[.$AK$3:.$DL$3];0)+[.W$1])=&quot;&quot;;&quot;&quot;;INDEX([.$DO$23:.$DO$422];MATCH(INDEX([.$AK76:.$DL76];MATCH([.$M$3];[.$AK$3:.$DL$3];0)+[.W$1])&amp;IF([.Z76]=&quot;&quot;;&quot;&quot;;&quot;_&quot;&amp;[.Z76]);[.$DR$23:.$DR$422];0)))">
            <text:p/>
          </table:table-cell>
          <table:table-cell table:style-name="ce14" table:formula="of:=IF(INDEX([.$AK76:.$DL76];MATCH([.$M$3];[.$AK$3:.$DL$3];0)+[.X$1])=&quot;&quot;;&quot;&quot;;INDEX([.$AK76:.$DL76];MATCH([.$M$3];[.$AK$3:.$DL$3];0)+[.X$1]))">
            <text:p/>
          </table:table-cell>
          <table:table-cell table:style-name="ce14" table:formula="of:=IF(INDEX([.$AK76:.$DL76];MATCH([.$M$3];[.$AK$3:.$DL$3];0)+[.Y$1])=&quot;&quot;;&quot;&quot;;INDEX([.$AK76:.$DL76];MATCH([.$M$3];[.$AK$3:.$DL$3];0)+[.Y$1]))">
            <text:p/>
          </table:table-cell>
          <table:table-cell table:style-name="ce51" table:formula="of:=IF(INDEX([.$AK76:.$DL76];MATCH([.$M$3];[.$AK$3:.$DL$3];0)+[.Z$1])=&quot;&quot;;&quot;&quot;;INDEX([.$AK76:.$DL76];MATCH([.$M$3];[.$AK$3:.$DL$3];0)+[.Z$1]))">
            <text:p/>
          </table:table-cell>
          <table:table-cell table:style-name="ce37" table:formula="of:=IF(INDEX([.$AK76:.$DL76];MATCH([.$M$3];[.$AK$3:.$DL$3];0)+[.AA$1])=&quot;&quot;;&quot;&quot;;INDEX([.$AK76:.$DL76];MATCH([.$M$3];[.$AK$3:.$DL$3];0)+[.AA$1]))">
            <text:p/>
          </table:table-cell>
          <table:table-cell table:style-name="ce24" table:formula="of:=IF(INDEX([.$AK76:.$DL76];MATCH([.$M$3];[.$AK$3:.$DL$3];0)+[.AB$1])=&quot;&quot;;&quot;&quot;;INDEX([.$DO$23:.$DO$422];MATCH(INDEX([.$AK76:.$DL76];MATCH([.$M$3];[.$AK$3:.$DL$3];0)+[.AB$1])&amp;IF([.AE76]=&quot;&quot;;&quot;&quot;;&quot;_&quot;&amp;[.AE76]);[.$DS$23:.$DS$422];0)))">
            <text:p/>
          </table:table-cell>
          <table:table-cell table:style-name="ce14" table:formula="of:=IF(INDEX([.$AK76:.$DL76];MATCH([.$M$3];[.$AK$3:.$DL$3];0)+[.AC$1])=&quot;&quot;;&quot;&quot;;INDEX([.$AK76:.$DL76];MATCH([.$M$3];[.$AK$3:.$DL$3];0)+[.AC$1]))">
            <text:p/>
          </table:table-cell>
          <table:table-cell table:style-name="ce14" table:formula="of:=IF(INDEX([.$AK76:.$DL76];MATCH([.$M$3];[.$AK$3:.$DL$3];0)+[.AD$1])=&quot;&quot;;&quot;&quot;;INDEX([.$AK76:.$DL76];MATCH([.$M$3];[.$AK$3:.$DL$3];0)+[.AD$1]))">
            <text:p/>
          </table:table-cell>
          <table:table-cell table:style-name="ce51" table:formula="of:=IF(INDEX([.$AK76:.$DL76];MATCH([.$M$3];[.$AK$3:.$DL$3];0)+[.AE$1])=&quot;&quot;;&quot;&quot;;INDEX([.$AK76:.$DL76];MATCH([.$M$3];[.$AK$3:.$DL$3];0)+[.AE$1]))">
            <text:p/>
          </table:table-cell>
          <table:table-cell table:style-name="ce37" table:formula="of:=IF(INDEX([.$AK76:.$DL76];MATCH([.$M$3];[.$AK$3:.$DL$3];0)+[.AF$1])=&quot;&quot;;&quot;&quot;;INDEX([.$AK76:.$DL76];MATCH([.$M$3];[.$AK$3:.$DL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L77];MATCH([.$M$3];[.$AK$3:.$DL$3];0)+[.$M$1])=&quot;&quot;;&quot;&quot;;INDEX([.$DO$23:.$DO$422];MATCH(INDEX([.$AK77:.$DL77];MATCH([.$M$3];[.$AK$3:.$DL$3];0)+[.$M$1])&amp;IF([.P77]=&quot;&quot;;&quot;&quot;;&quot;_&quot;&amp;[.P77]);[.$DP$23:.$DP$422];0)))">
            <text:p/>
          </table:table-cell>
          <table:table-cell table:style-name="ce14" table:formula="of:=IF(INDEX([.$AK77:.$DL77];MATCH([.$M$3];[.$AK$3:.$DL$3];0)+[.N$1])=&quot;&quot;;&quot;&quot;;INDEX([.$AK77:.$DL77];MATCH([.$M$3];[.$AK$3:.$DL$3];0)+[.N$1]))">
            <text:p/>
          </table:table-cell>
          <table:table-cell table:style-name="ce51" table:formula="of:=IF(INDEX([.$AK77:.$DL77];MATCH([.$M$3];[.$AK$3:.$DL$3];0)+[.O$1])=&quot;&quot;;&quot;&quot;;INDEX([.$AK77:.$DL77];MATCH([.$M$3];[.$AK$3:.$DL$3];0)+[.O$1]))">
            <text:p/>
          </table:table-cell>
          <table:table-cell table:style-name="ce51" table:formula="of:=IF(INDEX([.$AK77:.$DL77];MATCH([.$M$3];[.$AK$3:.$DL$3];0)+[.P$1])=&quot;&quot;;&quot;&quot;;INDEX([.$AK77:.$DL77];MATCH([.$M$3];[.$AK$3:.$DL$3];0)+[.P$1]))">
            <text:p/>
          </table:table-cell>
          <table:table-cell table:style-name="ce37" table:formula="of:=IF(INDEX([.$AK77:.$DL77];MATCH([.$M$3];[.$AK$3:.$DL$3];0)+[.Q$1])=&quot;&quot;;&quot;&quot;;INDEX([.$AK77:.$DL77];MATCH([.$M$3];[.$AK$3:.$DL$3];0)+[.Q$1]))">
            <text:p/>
          </table:table-cell>
          <table:table-cell table:style-name="ce24" table:formula="of:=IF(INDEX([.$AK77:.$DL77];MATCH([.$M$3];[.$AK$3:.$DL$3];0)+[.R$1])=&quot;&quot;;&quot;&quot;;INDEX([.$DO$23:.$DO$422];MATCH(INDEX([.$AK77:.$DL77];MATCH([.$M$3];[.$AK$3:.$DL$3];0)+[.R$1])&amp;IF([.U77]=&quot;&quot;;&quot;&quot;;&quot;_&quot;&amp;[.U77]);[.$DQ$23:.$DQ$422];0)))">
            <text:p/>
          </table:table-cell>
          <table:table-cell table:style-name="ce14" table:formula="of:=IF(INDEX([.$AK77:.$DL77];MATCH([.$M$3];[.$AK$3:.$DL$3];0)+[.S$1])=&quot;&quot;;&quot;&quot;;INDEX([.$AK77:.$DL77];MATCH([.$M$3];[.$AK$3:.$DL$3];0)+[.S$1]))">
            <text:p/>
          </table:table-cell>
          <table:table-cell table:style-name="ce14" table:formula="of:=IF(INDEX([.$AK77:.$DL77];MATCH([.$M$3];[.$AK$3:.$DL$3];0)+[.T$1])=&quot;&quot;;&quot;&quot;;INDEX([.$AK77:.$DL77];MATCH([.$M$3];[.$AK$3:.$DL$3];0)+[.T$1]))">
            <text:p/>
          </table:table-cell>
          <table:table-cell table:style-name="ce51" table:formula="of:=IF(INDEX([.$AK77:.$DL77];MATCH([.$M$3];[.$AK$3:.$DL$3];0)+[.U$1])=&quot;&quot;;&quot;&quot;;INDEX([.$AK77:.$DL77];MATCH([.$M$3];[.$AK$3:.$DL$3];0)+[.U$1]))">
            <text:p/>
          </table:table-cell>
          <table:table-cell table:style-name="ce37" table:formula="of:=IF(INDEX([.$AK77:.$DL77];MATCH([.$M$3];[.$AK$3:.$DL$3];0)+[.V$1])=&quot;&quot;;&quot;&quot;;INDEX([.$AK77:.$DL77];MATCH([.$M$3];[.$AK$3:.$DL$3];0)+[.V$1]))">
            <text:p/>
          </table:table-cell>
          <table:table-cell table:style-name="ce24" table:formula="of:=IF(INDEX([.$AK77:.$DL77];MATCH([.$M$3];[.$AK$3:.$DL$3];0)+[.W$1])=&quot;&quot;;&quot;&quot;;INDEX([.$DO$23:.$DO$422];MATCH(INDEX([.$AK77:.$DL77];MATCH([.$M$3];[.$AK$3:.$DL$3];0)+[.W$1])&amp;IF([.Z77]=&quot;&quot;;&quot;&quot;;&quot;_&quot;&amp;[.Z77]);[.$DR$23:.$DR$422];0)))">
            <text:p/>
          </table:table-cell>
          <table:table-cell table:style-name="ce14" table:formula="of:=IF(INDEX([.$AK77:.$DL77];MATCH([.$M$3];[.$AK$3:.$DL$3];0)+[.X$1])=&quot;&quot;;&quot;&quot;;INDEX([.$AK77:.$DL77];MATCH([.$M$3];[.$AK$3:.$DL$3];0)+[.X$1]))">
            <text:p/>
          </table:table-cell>
          <table:table-cell table:style-name="ce14" table:formula="of:=IF(INDEX([.$AK77:.$DL77];MATCH([.$M$3];[.$AK$3:.$DL$3];0)+[.Y$1])=&quot;&quot;;&quot;&quot;;INDEX([.$AK77:.$DL77];MATCH([.$M$3];[.$AK$3:.$DL$3];0)+[.Y$1]))">
            <text:p/>
          </table:table-cell>
          <table:table-cell table:style-name="ce51" table:formula="of:=IF(INDEX([.$AK77:.$DL77];MATCH([.$M$3];[.$AK$3:.$DL$3];0)+[.Z$1])=&quot;&quot;;&quot;&quot;;INDEX([.$AK77:.$DL77];MATCH([.$M$3];[.$AK$3:.$DL$3];0)+[.Z$1]))">
            <text:p/>
          </table:table-cell>
          <table:table-cell table:style-name="ce37" table:formula="of:=IF(INDEX([.$AK77:.$DL77];MATCH([.$M$3];[.$AK$3:.$DL$3];0)+[.AA$1])=&quot;&quot;;&quot;&quot;;INDEX([.$AK77:.$DL77];MATCH([.$M$3];[.$AK$3:.$DL$3];0)+[.AA$1]))">
            <text:p/>
          </table:table-cell>
          <table:table-cell table:style-name="ce24" table:formula="of:=IF(INDEX([.$AK77:.$DL77];MATCH([.$M$3];[.$AK$3:.$DL$3];0)+[.AB$1])=&quot;&quot;;&quot;&quot;;INDEX([.$DO$23:.$DO$422];MATCH(INDEX([.$AK77:.$DL77];MATCH([.$M$3];[.$AK$3:.$DL$3];0)+[.AB$1])&amp;IF([.AE77]=&quot;&quot;;&quot;&quot;;&quot;_&quot;&amp;[.AE77]);[.$DS$23:.$DS$422];0)))">
            <text:p/>
          </table:table-cell>
          <table:table-cell table:style-name="ce14" table:formula="of:=IF(INDEX([.$AK77:.$DL77];MATCH([.$M$3];[.$AK$3:.$DL$3];0)+[.AC$1])=&quot;&quot;;&quot;&quot;;INDEX([.$AK77:.$DL77];MATCH([.$M$3];[.$AK$3:.$DL$3];0)+[.AC$1]))">
            <text:p/>
          </table:table-cell>
          <table:table-cell table:style-name="ce14" table:formula="of:=IF(INDEX([.$AK77:.$DL77];MATCH([.$M$3];[.$AK$3:.$DL$3];0)+[.AD$1])=&quot;&quot;;&quot;&quot;;INDEX([.$AK77:.$DL77];MATCH([.$M$3];[.$AK$3:.$DL$3];0)+[.AD$1]))">
            <text:p/>
          </table:table-cell>
          <table:table-cell table:style-name="ce51" table:formula="of:=IF(INDEX([.$AK77:.$DL77];MATCH([.$M$3];[.$AK$3:.$DL$3];0)+[.AE$1])=&quot;&quot;;&quot;&quot;;INDEX([.$AK77:.$DL77];MATCH([.$M$3];[.$AK$3:.$DL$3];0)+[.AE$1]))">
            <text:p/>
          </table:table-cell>
          <table:table-cell table:style-name="ce37" table:formula="of:=IF(INDEX([.$AK77:.$DL77];MATCH([.$M$3];[.$AK$3:.$DL$3];0)+[.AF$1])=&quot;&quot;;&quot;&quot;;INDEX([.$AK77:.$DL77];MATCH([.$M$3];[.$AK$3:.$DL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L78];MATCH([.$M$3];[.$AK$3:.$DL$3];0)+[.$M$1])=&quot;&quot;;&quot;&quot;;INDEX([.$DO$23:.$DO$422];MATCH(INDEX([.$AK78:.$DL78];MATCH([.$M$3];[.$AK$3:.$DL$3];0)+[.$M$1])&amp;IF([.P78]=&quot;&quot;;&quot;&quot;;&quot;_&quot;&amp;[.P78]);[.$DP$23:.$DP$422];0)))">
            <text:p/>
          </table:table-cell>
          <table:table-cell table:style-name="ce14" table:formula="of:=IF(INDEX([.$AK78:.$DL78];MATCH([.$M$3];[.$AK$3:.$DL$3];0)+[.N$1])=&quot;&quot;;&quot;&quot;;INDEX([.$AK78:.$DL78];MATCH([.$M$3];[.$AK$3:.$DL$3];0)+[.N$1]))">
            <text:p/>
          </table:table-cell>
          <table:table-cell table:style-name="ce51" table:formula="of:=IF(INDEX([.$AK78:.$DL78];MATCH([.$M$3];[.$AK$3:.$DL$3];0)+[.O$1])=&quot;&quot;;&quot;&quot;;INDEX([.$AK78:.$DL78];MATCH([.$M$3];[.$AK$3:.$DL$3];0)+[.O$1]))">
            <text:p/>
          </table:table-cell>
          <table:table-cell table:style-name="ce51" table:formula="of:=IF(INDEX([.$AK78:.$DL78];MATCH([.$M$3];[.$AK$3:.$DL$3];0)+[.P$1])=&quot;&quot;;&quot;&quot;;INDEX([.$AK78:.$DL78];MATCH([.$M$3];[.$AK$3:.$DL$3];0)+[.P$1]))">
            <text:p/>
          </table:table-cell>
          <table:table-cell table:style-name="ce37" table:formula="of:=IF(INDEX([.$AK78:.$DL78];MATCH([.$M$3];[.$AK$3:.$DL$3];0)+[.Q$1])=&quot;&quot;;&quot;&quot;;INDEX([.$AK78:.$DL78];MATCH([.$M$3];[.$AK$3:.$DL$3];0)+[.Q$1]))">
            <text:p/>
          </table:table-cell>
          <table:table-cell table:style-name="ce24" table:formula="of:=IF(INDEX([.$AK78:.$DL78];MATCH([.$M$3];[.$AK$3:.$DL$3];0)+[.R$1])=&quot;&quot;;&quot;&quot;;INDEX([.$DO$23:.$DO$422];MATCH(INDEX([.$AK78:.$DL78];MATCH([.$M$3];[.$AK$3:.$DL$3];0)+[.R$1])&amp;IF([.U78]=&quot;&quot;;&quot;&quot;;&quot;_&quot;&amp;[.U78]);[.$DQ$23:.$DQ$422];0)))">
            <text:p/>
          </table:table-cell>
          <table:table-cell table:style-name="ce14" table:formula="of:=IF(INDEX([.$AK78:.$DL78];MATCH([.$M$3];[.$AK$3:.$DL$3];0)+[.S$1])=&quot;&quot;;&quot;&quot;;INDEX([.$AK78:.$DL78];MATCH([.$M$3];[.$AK$3:.$DL$3];0)+[.S$1]))">
            <text:p/>
          </table:table-cell>
          <table:table-cell table:style-name="ce14" table:formula="of:=IF(INDEX([.$AK78:.$DL78];MATCH([.$M$3];[.$AK$3:.$DL$3];0)+[.T$1])=&quot;&quot;;&quot;&quot;;INDEX([.$AK78:.$DL78];MATCH([.$M$3];[.$AK$3:.$DL$3];0)+[.T$1]))">
            <text:p/>
          </table:table-cell>
          <table:table-cell table:style-name="ce51" table:formula="of:=IF(INDEX([.$AK78:.$DL78];MATCH([.$M$3];[.$AK$3:.$DL$3];0)+[.U$1])=&quot;&quot;;&quot;&quot;;INDEX([.$AK78:.$DL78];MATCH([.$M$3];[.$AK$3:.$DL$3];0)+[.U$1]))">
            <text:p/>
          </table:table-cell>
          <table:table-cell table:style-name="ce37" table:formula="of:=IF(INDEX([.$AK78:.$DL78];MATCH([.$M$3];[.$AK$3:.$DL$3];0)+[.V$1])=&quot;&quot;;&quot;&quot;;INDEX([.$AK78:.$DL78];MATCH([.$M$3];[.$AK$3:.$DL$3];0)+[.V$1]))">
            <text:p/>
          </table:table-cell>
          <table:table-cell table:style-name="ce24" table:formula="of:=IF(INDEX([.$AK78:.$DL78];MATCH([.$M$3];[.$AK$3:.$DL$3];0)+[.W$1])=&quot;&quot;;&quot;&quot;;INDEX([.$DO$23:.$DO$422];MATCH(INDEX([.$AK78:.$DL78];MATCH([.$M$3];[.$AK$3:.$DL$3];0)+[.W$1])&amp;IF([.Z78]=&quot;&quot;;&quot;&quot;;&quot;_&quot;&amp;[.Z78]);[.$DR$23:.$DR$422];0)))">
            <text:p/>
          </table:table-cell>
          <table:table-cell table:style-name="ce14" table:formula="of:=IF(INDEX([.$AK78:.$DL78];MATCH([.$M$3];[.$AK$3:.$DL$3];0)+[.X$1])=&quot;&quot;;&quot;&quot;;INDEX([.$AK78:.$DL78];MATCH([.$M$3];[.$AK$3:.$DL$3];0)+[.X$1]))">
            <text:p/>
          </table:table-cell>
          <table:table-cell table:style-name="ce14" table:formula="of:=IF(INDEX([.$AK78:.$DL78];MATCH([.$M$3];[.$AK$3:.$DL$3];0)+[.Y$1])=&quot;&quot;;&quot;&quot;;INDEX([.$AK78:.$DL78];MATCH([.$M$3];[.$AK$3:.$DL$3];0)+[.Y$1]))">
            <text:p/>
          </table:table-cell>
          <table:table-cell table:style-name="ce51" table:formula="of:=IF(INDEX([.$AK78:.$DL78];MATCH([.$M$3];[.$AK$3:.$DL$3];0)+[.Z$1])=&quot;&quot;;&quot;&quot;;INDEX([.$AK78:.$DL78];MATCH([.$M$3];[.$AK$3:.$DL$3];0)+[.Z$1]))">
            <text:p/>
          </table:table-cell>
          <table:table-cell table:style-name="ce37" table:formula="of:=IF(INDEX([.$AK78:.$DL78];MATCH([.$M$3];[.$AK$3:.$DL$3];0)+[.AA$1])=&quot;&quot;;&quot;&quot;;INDEX([.$AK78:.$DL78];MATCH([.$M$3];[.$AK$3:.$DL$3];0)+[.AA$1]))">
            <text:p/>
          </table:table-cell>
          <table:table-cell table:style-name="ce24" table:formula="of:=IF(INDEX([.$AK78:.$DL78];MATCH([.$M$3];[.$AK$3:.$DL$3];0)+[.AB$1])=&quot;&quot;;&quot;&quot;;INDEX([.$DO$23:.$DO$422];MATCH(INDEX([.$AK78:.$DL78];MATCH([.$M$3];[.$AK$3:.$DL$3];0)+[.AB$1])&amp;IF([.AE78]=&quot;&quot;;&quot;&quot;;&quot;_&quot;&amp;[.AE78]);[.$DS$23:.$DS$422];0)))">
            <text:p/>
          </table:table-cell>
          <table:table-cell table:style-name="ce14" table:formula="of:=IF(INDEX([.$AK78:.$DL78];MATCH([.$M$3];[.$AK$3:.$DL$3];0)+[.AC$1])=&quot;&quot;;&quot;&quot;;INDEX([.$AK78:.$DL78];MATCH([.$M$3];[.$AK$3:.$DL$3];0)+[.AC$1]))">
            <text:p/>
          </table:table-cell>
          <table:table-cell table:style-name="ce14" table:formula="of:=IF(INDEX([.$AK78:.$DL78];MATCH([.$M$3];[.$AK$3:.$DL$3];0)+[.AD$1])=&quot;&quot;;&quot;&quot;;INDEX([.$AK78:.$DL78];MATCH([.$M$3];[.$AK$3:.$DL$3];0)+[.AD$1]))">
            <text:p/>
          </table:table-cell>
          <table:table-cell table:style-name="ce51" table:formula="of:=IF(INDEX([.$AK78:.$DL78];MATCH([.$M$3];[.$AK$3:.$DL$3];0)+[.AE$1])=&quot;&quot;;&quot;&quot;;INDEX([.$AK78:.$DL78];MATCH([.$M$3];[.$AK$3:.$DL$3];0)+[.AE$1]))">
            <text:p/>
          </table:table-cell>
          <table:table-cell table:style-name="ce37" table:formula="of:=IF(INDEX([.$AK78:.$DL78];MATCH([.$M$3];[.$AK$3:.$DL$3];0)+[.AF$1])=&quot;&quot;;&quot;&quot;;INDEX([.$AK78:.$DL78];MATCH([.$M$3];[.$AK$3:.$DL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L79];MATCH([.$M$3];[.$AK$3:.$DL$3];0)+[.$M$1])=&quot;&quot;;&quot;&quot;;INDEX([.$DO$23:.$DO$422];MATCH(INDEX([.$AK79:.$DL79];MATCH([.$M$3];[.$AK$3:.$DL$3];0)+[.$M$1])&amp;IF([.P79]=&quot;&quot;;&quot;&quot;;&quot;_&quot;&amp;[.P79]);[.$DP$23:.$DP$422];0)))">
            <text:p/>
          </table:table-cell>
          <table:table-cell table:style-name="ce55" table:formula="of:=IF(INDEX([.$AK79:.$DL79];MATCH([.$M$3];[.$AK$3:.$DL$3];0)+[.N$1])=&quot;&quot;;&quot;&quot;;INDEX([.$AK79:.$DL79];MATCH([.$M$3];[.$AK$3:.$DL$3];0)+[.N$1]))">
            <text:p/>
          </table:table-cell>
          <table:table-cell table:style-name="ce55" table:formula="of:=IF(INDEX([.$AK79:.$DL79];MATCH([.$M$3];[.$AK$3:.$DL$3];0)+[.O$1])=&quot;&quot;;&quot;&quot;;INDEX([.$AK79:.$DL79];MATCH([.$M$3];[.$AK$3:.$DL$3];0)+[.O$1]))">
            <text:p/>
          </table:table-cell>
          <table:table-cell table:style-name="ce55" table:formula="of:=IF(INDEX([.$AK79:.$DL79];MATCH([.$M$3];[.$AK$3:.$DL$3];0)+[.P$1])=&quot;&quot;;&quot;&quot;;INDEX([.$AK79:.$DL79];MATCH([.$M$3];[.$AK$3:.$DL$3];0)+[.P$1]))">
            <text:p/>
          </table:table-cell>
          <table:table-cell table:style-name="ce38" table:formula="of:=IF(INDEX([.$AK79:.$DL79];MATCH([.$M$3];[.$AK$3:.$DL$3];0)+[.Q$1])=&quot;&quot;;&quot;&quot;;INDEX([.$AK79:.$DL79];MATCH([.$M$3];[.$AK$3:.$DL$3];0)+[.Q$1]))">
            <text:p/>
          </table:table-cell>
          <table:table-cell table:style-name="ce25" table:formula="of:=IF(INDEX([.$AK79:.$DL79];MATCH([.$M$3];[.$AK$3:.$DL$3];0)+[.R$1])=&quot;&quot;;&quot;&quot;;INDEX([.$DO$23:.$DO$422];MATCH(INDEX([.$AK79:.$DL79];MATCH([.$M$3];[.$AK$3:.$DL$3];0)+[.R$1])&amp;IF([.U79]=&quot;&quot;;&quot;&quot;;&quot;_&quot;&amp;[.U79]);[.$DQ$23:.$DQ$422];0)))">
            <text:p/>
          </table:table-cell>
          <table:table-cell table:style-name="ce55" table:formula="of:=IF(INDEX([.$AK79:.$DL79];MATCH([.$M$3];[.$AK$3:.$DL$3];0)+[.S$1])=&quot;&quot;;&quot;&quot;;INDEX([.$AK79:.$DL79];MATCH([.$M$3];[.$AK$3:.$DL$3];0)+[.S$1]))">
            <text:p/>
          </table:table-cell>
          <table:table-cell table:style-name="ce55" table:formula="of:=IF(INDEX([.$AK79:.$DL79];MATCH([.$M$3];[.$AK$3:.$DL$3];0)+[.T$1])=&quot;&quot;;&quot;&quot;;INDEX([.$AK79:.$DL79];MATCH([.$M$3];[.$AK$3:.$DL$3];0)+[.T$1]))">
            <text:p/>
          </table:table-cell>
          <table:table-cell table:style-name="ce55" table:formula="of:=IF(INDEX([.$AK79:.$DL79];MATCH([.$M$3];[.$AK$3:.$DL$3];0)+[.U$1])=&quot;&quot;;&quot;&quot;;INDEX([.$AK79:.$DL79];MATCH([.$M$3];[.$AK$3:.$DL$3];0)+[.U$1]))">
            <text:p/>
          </table:table-cell>
          <table:table-cell table:style-name="ce38" table:formula="of:=IF(INDEX([.$AK79:.$DL79];MATCH([.$M$3];[.$AK$3:.$DL$3];0)+[.V$1])=&quot;&quot;;&quot;&quot;;INDEX([.$AK79:.$DL79];MATCH([.$M$3];[.$AK$3:.$DL$3];0)+[.V$1]))">
            <text:p/>
          </table:table-cell>
          <table:table-cell table:style-name="ce25" table:formula="of:=IF(INDEX([.$AK79:.$DL79];MATCH([.$M$3];[.$AK$3:.$DL$3];0)+[.W$1])=&quot;&quot;;&quot;&quot;;INDEX([.$DO$23:.$DO$422];MATCH(INDEX([.$AK79:.$DL79];MATCH([.$M$3];[.$AK$3:.$DL$3];0)+[.W$1])&amp;IF([.Z79]=&quot;&quot;;&quot;&quot;;&quot;_&quot;&amp;[.Z79]);[.$DR$23:.$DR$422];0)))">
            <text:p/>
          </table:table-cell>
          <table:table-cell table:style-name="ce55" table:formula="of:=IF(INDEX([.$AK79:.$DL79];MATCH([.$M$3];[.$AK$3:.$DL$3];0)+[.X$1])=&quot;&quot;;&quot;&quot;;INDEX([.$AK79:.$DL79];MATCH([.$M$3];[.$AK$3:.$DL$3];0)+[.X$1]))">
            <text:p/>
          </table:table-cell>
          <table:table-cell table:style-name="ce55" table:formula="of:=IF(INDEX([.$AK79:.$DL79];MATCH([.$M$3];[.$AK$3:.$DL$3];0)+[.Y$1])=&quot;&quot;;&quot;&quot;;INDEX([.$AK79:.$DL79];MATCH([.$M$3];[.$AK$3:.$DL$3];0)+[.Y$1]))">
            <text:p/>
          </table:table-cell>
          <table:table-cell table:style-name="ce55" table:formula="of:=IF(INDEX([.$AK79:.$DL79];MATCH([.$M$3];[.$AK$3:.$DL$3];0)+[.Z$1])=&quot;&quot;;&quot;&quot;;INDEX([.$AK79:.$DL79];MATCH([.$M$3];[.$AK$3:.$DL$3];0)+[.Z$1]))">
            <text:p/>
          </table:table-cell>
          <table:table-cell table:style-name="ce38" table:formula="of:=IF(INDEX([.$AK79:.$DL79];MATCH([.$M$3];[.$AK$3:.$DL$3];0)+[.AA$1])=&quot;&quot;;&quot;&quot;;INDEX([.$AK79:.$DL79];MATCH([.$M$3];[.$AK$3:.$DL$3];0)+[.AA$1]))">
            <text:p/>
          </table:table-cell>
          <table:table-cell table:style-name="ce25" table:formula="of:=IF(INDEX([.$AK79:.$DL79];MATCH([.$M$3];[.$AK$3:.$DL$3];0)+[.AB$1])=&quot;&quot;;&quot;&quot;;INDEX([.$DO$23:.$DO$422];MATCH(INDEX([.$AK79:.$DL79];MATCH([.$M$3];[.$AK$3:.$DL$3];0)+[.AB$1])&amp;IF([.AE79]=&quot;&quot;;&quot;&quot;;&quot;_&quot;&amp;[.AE79]);[.$DS$23:.$DS$422];0)))">
            <text:p/>
          </table:table-cell>
          <table:table-cell table:style-name="ce55" table:formula="of:=IF(INDEX([.$AK79:.$DL79];MATCH([.$M$3];[.$AK$3:.$DL$3];0)+[.AC$1])=&quot;&quot;;&quot;&quot;;INDEX([.$AK79:.$DL79];MATCH([.$M$3];[.$AK$3:.$DL$3];0)+[.AC$1]))">
            <text:p/>
          </table:table-cell>
          <table:table-cell table:style-name="ce55" table:formula="of:=IF(INDEX([.$AK79:.$DL79];MATCH([.$M$3];[.$AK$3:.$DL$3];0)+[.AD$1])=&quot;&quot;;&quot;&quot;;INDEX([.$AK79:.$DL79];MATCH([.$M$3];[.$AK$3:.$DL$3];0)+[.AD$1]))">
            <text:p/>
          </table:table-cell>
          <table:table-cell table:style-name="ce55" table:formula="of:=IF(INDEX([.$AK79:.$DL79];MATCH([.$M$3];[.$AK$3:.$DL$3];0)+[.AE$1])=&quot;&quot;;&quot;&quot;;INDEX([.$AK79:.$DL79];MATCH([.$M$3];[.$AK$3:.$DL$3];0)+[.AE$1]))">
            <text:p/>
          </table:table-cell>
          <table:table-cell table:style-name="ce38" table:formula="of:=IF(INDEX([.$AK79:.$DL79];MATCH([.$M$3];[.$AK$3:.$DL$3];0)+[.AF$1])=&quot;&quot;;&quot;&quot;;INDEX([.$AK79:.$DL79];MATCH([.$M$3];[.$AK$3:.$DL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CelloMvtII = {" calcext:value-type="string">
            <text:p>formatCello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7" calcext:value-type="float">
            <text:p>7</text:p>
          </table:table-cell>
          <table:table-cell table:formula="of:=IF([.B86]=&quot;&quot;;&quot;&quot;;IF(OR([.D85]=&quot;pb&quot;;[.D85]=&quot;b&quot;;[.D85]=&quot;&quot;);[.B86]-[.B85];[.B86]-[.B85]-1))" office:value-type="float" office:value="6" calcext:value-type="float">
            <text:p>6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6 \break " calcext:value-type="string">
            <text:p>s2.*6 \break </text:p>
          </table:table-cell>
          <table:table-cell table:formula="of:=IF([.V23]=&quot;&quot;;&quot;&quot;;&quot;\overrideProperty Score.NonMusicalPaperColumn.line-break-system-details #'((Y-offset . &quot;&amp;[.V23]&amp;&quot;))&quot;)">
            <text:p/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3" calcext:value-type="float">
            <text:p>13</text:p>
          </table:table-cell>
          <table:table-cell table:formula="of:=IF([.B87]=&quot;&quot;;&quot;&quot;;IF(OR([.D86]=&quot;pb&quot;;[.D86]=&quot;b&quot;;[.D86]=&quot;&quot;);[.B87]-[.B86];[.B87]-[.B86]-1))" office:value-type="float" office:value="6" calcext:value-type="float">
            <text:p>6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4]=&quot;&quot;;&quot;&quot;;&quot;\overrideProperty Score.NonMusicalPaperColumn.line-break-system-details #'((Y-offset . &quot;&amp;[.V24]&amp;&quot;))&quot;)">
            <text:p/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9" calcext:value-type="float">
            <text:p>19</text:p>
          </table:table-cell>
          <table:table-cell table:formula="of:=IF([.B88]=&quot;&quot;;&quot;&quot;;IF(OR([.D87]=&quot;pb&quot;;[.D87]=&quot;b&quot;;[.D87]=&quot;&quot;);[.B88]-[.B87];[.B88]-[.B87]-1))" office:value-type="float" office:value="6" calcext:value-type="float">
            <text:p>6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pb" calcext:value-type="string">
            <text:p>p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6 \pageBreak " calcext:value-type="string">
            <text:p>s2.*6 \pageBreak </text:p>
          </table:table-cell>
          <table:table-cell table:formula="of:=IF([.V25]=&quot;&quot;;&quot;&quot;;&quot;\overrideProperty Score.NonMusicalPaperColumn.line-break-system-details #'((Y-offset . &quot;&amp;[.V25]&amp;&quot;))&quot;)">
            <text:p/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25" calcext:value-type="float">
            <text:p>25</text:p>
          </table:table-cell>
          <table:table-cell table:formula="of:=IF([.B89]=&quot;&quot;;&quot;&quot;;IF(OR([.D88]=&quot;pb&quot;;[.D88]=&quot;b&quot;;[.D88]=&quot;&quot;);[.B89]-[.B88];[.B89]-[.B88]-1))" office:value-type="float" office:value="6" calcext:value-type="float">
            <text:p>6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b" calcext:value-type="string">
            <text:p>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6]=&quot;&quot;;&quot;&quot;;&quot;\overrideProperty Score.NonMusicalPaperColumn.line-break-system-details #'((Y-offset . &quot;&amp;[.V26]&amp;&quot;))&quot;)">
            <text:p/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31" calcext:value-type="float">
            <text:p>31</text:p>
          </table:table-cell>
          <table:table-cell table:formula="of:=IF([.B90]=&quot;&quot;;&quot;&quot;;IF(OR([.D89]=&quot;pb&quot;;[.D89]=&quot;b&quot;;[.D89]=&quot;&quot;);[.B90]-[.B89];[.B90]-[.B89]-1))" office:value-type="float" office:value="6" calcext:value-type="float">
            <text:p>6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7]=&quot;&quot;;&quot;&quot;;&quot;\overrideProperty Score.NonMusicalPaperColumn.line-break-system-details #'((Y-offset . &quot;&amp;[.V27]&amp;&quot;))&quot;)">
            <text:p/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7" calcext:value-type="float">
            <text:p>37</text:p>
          </table:table-cell>
          <table:table-cell table:formula="of:=IF([.B91]=&quot;&quot;;&quot;&quot;;IF(OR([.D90]=&quot;pb&quot;;[.D90]=&quot;b&quot;;[.D90]=&quot;&quot;);[.B91]-[.B90];[.B91]-[.B90]-1))" office:value-type="float" office:value="6" calcext:value-type="float">
            <text:p>6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8]=&quot;&quot;;&quot;&quot;;&quot;\overrideProperty Score.NonMusicalPaperColumn.line-break-system-details #'((Y-offset . &quot;&amp;[.V28]&amp;&quot;))&quot;)">
            <text:p/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43" calcext:value-type="float">
            <text:p>43</text:p>
          </table:table-cell>
          <table:table-cell table:formula="of:=IF([.B92]=&quot;&quot;;&quot;&quot;;IF(OR([.D91]=&quot;pb&quot;;[.D91]=&quot;b&quot;;[.D91]=&quot;&quot;);[.B92]-[.B91];[.B92]-[.B91]-1))" office:value-type="float" office:value="6" calcext:value-type="float">
            <text:p>6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9]=&quot;&quot;;&quot;&quot;;&quot;\overrideProperty Score.NonMusicalPaperColumn.line-break-system-details #'((Y-offset . &quot;&amp;[.V29]&amp;&quot;))&quot;)">
            <text:p/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9" calcext:value-type="float">
            <text:p>49</text:p>
          </table:table-cell>
          <table:table-cell table:formula="of:=IF([.B93]=&quot;&quot;;&quot;&quot;;IF(OR([.D92]=&quot;pb&quot;;[.D92]=&quot;b&quot;;[.D92]=&quot;&quot;);[.B93]-[.B92];[.B93]-[.B92]-1))" office:value-type="float" office:value="6" calcext:value-type="float">
            <text:p>6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0]=&quot;&quot;;&quot;&quot;;&quot;\overrideProperty Score.NonMusicalPaperColumn.line-break-system-details #'((Y-offset . &quot;&amp;[.V30]&amp;&quot;))&quot;)">
            <text:p/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55" calcext:value-type="float">
            <text:p>55</text:p>
          </table:table-cell>
          <table:table-cell table:formula="of:=IF([.B94]=&quot;&quot;;&quot;&quot;;IF(OR([.D93]=&quot;pb&quot;;[.D93]=&quot;b&quot;;[.D93]=&quot;&quot;);[.B94]-[.B93];[.B94]-[.B93]-1))" office:value-type="float" office:value="6" calcext:value-type="float">
            <text:p>6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1]=&quot;&quot;;&quot;&quot;;&quot;\overrideProperty Score.NonMusicalPaperColumn.line-break-system-details #'((Y-offset . &quot;&amp;[.V31]&amp;&quot;))&quot;)">
            <text:p/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61" calcext:value-type="float">
            <text:p>61</text:p>
          </table:table-cell>
          <table:table-cell table:formula="of:=IF([.B95]=&quot;&quot;;&quot;&quot;;IF(OR([.D94]=&quot;pb&quot;;[.D94]=&quot;b&quot;;[.D94]=&quot;&quot;);[.B95]-[.B94];[.B95]-[.B94]-1))" office:value-type="float" office:value="6" calcext:value-type="float">
            <text:p>6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2]=&quot;&quot;;&quot;&quot;;&quot;\overrideProperty Score.NonMusicalPaperColumn.line-break-system-details #'((Y-offset . &quot;&amp;[.V32]&amp;&quot;))&quot;)">
            <text:p/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67" calcext:value-type="float">
            <text:p>67</text:p>
          </table:table-cell>
          <table:table-cell table:formula="of:=IF([.B96]=&quot;&quot;;&quot;&quot;;IF(OR([.D95]=&quot;pb&quot;;[.D95]=&quot;b&quot;;[.D95]=&quot;&quot;);[.B96]-[.B95];[.B96]-[.B95]-1))" office:value-type="float" office:value="6" calcext:value-type="float">
            <text:p>6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3]=&quot;&quot;;&quot;&quot;;&quot;\overrideProperty Score.NonMusicalPaperColumn.line-break-system-details #'((Y-offset . &quot;&amp;[.V33]&amp;&quot;))&quot;)">
            <text:p/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73" calcext:value-type="float">
            <text:p>73</text:p>
          </table:table-cell>
          <table:table-cell table:formula="of:=IF([.B97]=&quot;&quot;;&quot;&quot;;IF(OR([.D96]=&quot;pb&quot;;[.D96]=&quot;b&quot;;[.D96]=&quot;&quot;);[.B97]-[.B96];[.B97]-[.B96]-1))" office:value-type="float" office:value="6" calcext:value-type="float">
            <text:p>6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4]=&quot;&quot;;&quot;&quot;;&quot;\overrideProperty Score.NonMusicalPaperColumn.line-break-system-details #'((Y-offset . &quot;&amp;[.V34]&amp;&quot;))&quot;)">
            <text:p/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79" calcext:value-type="float">
            <text:p>79</text:p>
          </table:table-cell>
          <table:table-cell table:formula="of:=IF([.B98]=&quot;&quot;;&quot;&quot;;IF(OR([.D97]=&quot;pb&quot;;[.D97]=&quot;b&quot;;[.D97]=&quot;&quot;);[.B98]-[.B97];[.B98]-[.B97]-1))" office:value-type="float" office:value="6" calcext:value-type="float">
            <text:p>6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5]=&quot;&quot;;&quot;&quot;;&quot;\overrideProperty Score.NonMusicalPaperColumn.line-break-system-details #'((Y-offset . &quot;&amp;[.V35]&amp;&quot;))&quot;)">
            <text:p/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85" calcext:value-type="float">
            <text:p>85</text:p>
          </table:table-cell>
          <table:table-cell table:formula="of:=IF([.B99]=&quot;&quot;;&quot;&quot;;IF(OR([.D98]=&quot;pb&quot;;[.D98]=&quot;b&quot;;[.D98]=&quot;&quot;);[.B99]-[.B98];[.B99]-[.B98]-1))" office:value-type="float" office:value="6" calcext:value-type="float">
            <text:p>6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6]=&quot;&quot;;&quot;&quot;;&quot;\overrideProperty Score.NonMusicalPaperColumn.line-break-system-details #'((Y-offset . &quot;&amp;[.V36]&amp;&quot;))&quot;)">
            <text:p/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91" calcext:value-type="float">
            <text:p>91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6" calcext:value-type="float">
            <text:p>6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7]=&quot;&quot;;&quot;&quot;;&quot;\overrideProperty Score.NonMusicalPaperColumn.line-break-system-details #'((Y-offset . &quot;&amp;[.V37]&amp;&quot;))&quot;)">
            <text:p/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98" calcext:value-type="float">
            <text:p>98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7" calcext:value-type="float">
            <text:p>7</text:p>
          </table:table-cell>
          <table:table-cell table:formula="of:=IF([.B101]=&quot;&quot;;&quot;&quot;;IF(ISNUMBER(MATCH([.B101];[.$R$4:.$R$11];0));&quot;&quot;;INDEX([.$S$23:.$S$79];MATCH([.B101];[.$R$23:.$R$79];0))))">
            <text:p/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7 " calcext:value-type="string">
            <text:p>s2.*7 </text:p>
          </table:table-cell>
          <table:table-cell table:formula="of:=IF([.V38]=&quot;&quot;;&quot;&quot;;&quot;\overrideProperty Score.NonMusicalPaperColumn.line-break-system-details #'((Y-offset . &quot;&amp;[.V38]&amp;&quot;))&quot;)">
            <text:p/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>
            <text:p/>
          </table:table-cell>
          <table:table-cell table:style-name="ce5"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R$4:.$R$11];0));&quot;&quot;;INDEX([.$S$23:.$S$79];MATCH([.B102];[.$R$23:.$R$79];0))))">
            <text:p/>
          </table:table-cell>
          <table:table-cell table:formula="of:=IF([.B102]=&quot;&quot;;&quot;&quot;;IF([.B101]&lt;[.$R$4];INDEX([.$S$4:.$S$11];MATCH([.B101];[.$R$4:.$R$11];-1));INDEX([.$S$4:.$S$11];MATCH([.B101];[.$R$4:.$R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formula="of:=IF([.V39]=&quot;&quot;;&quot;&quot;;&quot;\overrideProperty Score.NonMusicalPaperColumn.line-break-system-details #'((Y-offset . &quot;&amp;[.V39]&amp;&quot;))&quot;)">
            <text:p/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>
            <text:p/>
          </table:table-cell>
          <table:table-cell table:style-name="ce5"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formula="of:=IF([.V40]=&quot;&quot;;&quot;&quot;;&quot;\overrideProperty Score.NonMusicalPaperColumn.line-break-system-details #'((Y-offset . &quot;&amp;[.V40]&amp;&quot;))&quot;)">
            <text:p/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CelloMvtIII = {" calcext:value-type="string">
            <text:p>formatCello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W$4:.$W$79];[.A147]));&quot;&quot;;SMALL([.$W$4:.$W$79];[.A147]))" office:value-type="float" office:value="9" calcext:value-type="float">
            <text:p>9</text:p>
          </table:table-cell>
          <table:table-cell table:style-name="ce5" table:formula="of:=IF([.B147]=&quot;&quot;;&quot;&quot;;IF(OR([.D146]=&quot;pb&quot;;[.D146]=&quot;b&quot;;[.D146]=&quot;&quot;);[.B147]-[.B146];[.B147]-[.B146]-1))" office:value-type="float" office:value="8" calcext:value-type="float">
            <text:p>8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8 \break " calcext:value-type="string">
            <text:p>s2.*8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19" calcext:value-type="float">
            <text:p>19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10" calcext:value-type="float">
            <text:p>10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2.55))" calcext:value-type="string">
            <text:p>\overrideProperty Score.NonMusicalPaperColumn.line-break-system-details #'((Y-offset . 22.55))</text:p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6" calcext:value-type="float">
            <text:p>26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7" calcext:value-type="float">
            <text:p>7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5.1))" calcext:value-type="string">
            <text:p>\overrideProperty Score.NonMusicalPaperColumn.line-break-system-details #'((Y-offset . 35.1))</text:p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5" calcext:value-type="float">
            <text:p>35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9" calcext:value-type="float">
            <text:p>9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47.65))" calcext:value-type="string">
            <text:p>\overrideProperty Score.NonMusicalPaperColumn.line-break-system-details #'((Y-offset . 47.65))</text:p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43" calcext:value-type="float">
            <text:p>43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8" calcext:value-type="float">
            <text:p>8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60.2))" calcext:value-type="string">
            <text:p>\overrideProperty Score.NonMusicalPaperColumn.line-break-system-details #'((Y-offset . 60.2))</text:p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59" calcext:value-type="float">
            <text:p>59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16" calcext:value-type="float">
            <text:p>16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16 \break " calcext:value-type="string">
            <text:p>s2.*16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2.75))" calcext:value-type="string">
            <text:p>\overrideProperty Score.NonMusicalPaperColumn.line-break-system-details #'((Y-offset . 72.75))</text:p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69" calcext:value-type="float">
            <text:p>69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0" calcext:value-type="float">
            <text:p>10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5.3))" calcext:value-type="string">
            <text:p>\overrideProperty Score.NonMusicalPaperColumn.line-break-system-details #'((Y-offset . 85.3))</text:p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80" calcext:value-type="float">
            <text:p>80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11" calcext:value-type="float">
            <text:p>11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11 \break " calcext:value-type="string">
            <text:p>s2.*11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97.85))" calcext:value-type="string">
            <text:p>\overrideProperty Score.NonMusicalPaperColumn.line-break-system-details #'((Y-offset . 97.85))</text:p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7" calcext:value-type="float">
            <text:p>87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7" calcext:value-type="float">
            <text:p>7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0.4))" calcext:value-type="string">
            <text:p>\overrideProperty Score.NonMusicalPaperColumn.line-break-system-details #'((Y-offset . 110.4))</text:p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94" calcext:value-type="float">
            <text:p>94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7" calcext:value-type="float">
            <text:p>7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2.95))" calcext:value-type="string">
            <text:p>\overrideProperty Score.NonMusicalPaperColumn.line-break-system-details #'((Y-offset . 122.95))</text:p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100" calcext:value-type="float">
            <text:p>100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5.5))" calcext:value-type="string">
            <text:p>\overrideProperty Score.NonMusicalPaperColumn.line-break-system-details #'((Y-offset . 135.5))</text:p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8" calcext:value-type="float">
            <text:p>108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8.05))" calcext:value-type="string">
            <text:p>\overrideProperty Score.NonMusicalPaperColumn.line-break-system-details #'((Y-offset . 148.05))</text:p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15" calcext:value-type="float">
            <text:p>115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7" calcext:value-type="float">
            <text:p>7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22" calcext:value-type="float">
            <text:p>122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7" calcext:value-type="float">
            <text:p>7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6.9))" calcext:value-type="string">
            <text:p>\overrideProperty Score.NonMusicalPaperColumn.line-break-system-details #'((Y-offset . 16.9))</text:p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9" calcext:value-type="float">
            <text:p>129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28.8))" calcext:value-type="string">
            <text:p>\overrideProperty Score.NonMusicalPaperColumn.line-break-system-details #'((Y-offset . 28.8))</text:p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6" calcext:value-type="float">
            <text:p>136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0.7))" calcext:value-type="string">
            <text:p>\overrideProperty Score.NonMusicalPaperColumn.line-break-system-details #'((Y-offset . 40.7))</text:p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46" calcext:value-type="float">
            <text:p>146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10" calcext:value-type="float">
            <text:p>10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2.6))" calcext:value-type="string">
            <text:p>\overrideProperty Score.NonMusicalPaperColumn.line-break-system-details #'((Y-offset . 52.6))</text:p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55" calcext:value-type="float">
            <text:p>155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9" calcext:value-type="float">
            <text:p>9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4.5))" calcext:value-type="string">
            <text:p>\overrideProperty Score.NonMusicalPaperColumn.line-break-system-details #'((Y-offset . 64.5))</text:p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61" calcext:value-type="float">
            <text:p>161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6" calcext:value-type="float">
            <text:p>6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76.4))" calcext:value-type="string">
            <text:p>\overrideProperty Score.NonMusicalPaperColumn.line-break-system-details #'((Y-offset . 76.4))</text:p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66" calcext:value-type="float">
            <text:p>166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5" calcext:value-type="float">
            <text:p>5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88.3))" calcext:value-type="string">
            <text:p>\overrideProperty Score.NonMusicalPaperColumn.line-break-system-details #'((Y-offset . 88.3))</text:p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1" calcext:value-type="float">
            <text:p>171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5" calcext:value-type="float">
            <text:p>5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00.2))" calcext:value-type="string">
            <text:p>\overrideProperty Score.NonMusicalPaperColumn.line-break-system-details #'((Y-offset . 100.2))</text:p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77" calcext:value-type="float">
            <text:p>177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6" calcext:value-type="float">
            <text:p>6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12.1))" calcext:value-type="string">
            <text:p>\overrideProperty Score.NonMusicalPaperColumn.line-break-system-details #'((Y-offset . 112.1))</text:p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84" calcext:value-type="float">
            <text:p>184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7" calcext:value-type="float">
            <text:p>7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24))" calcext:value-type="string">
            <text:p>\overrideProperty Score.NonMusicalPaperColumn.line-break-system-details #'((Y-offset . 124))</text:p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1" calcext:value-type="float">
            <text:p>191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7" calcext:value-type="float">
            <text:p>7</text:p>
          </table:table-cell>
          <table:table-cell table:formula="of:=IF([.B170]=&quot;&quot;;&quot;&quot;;IF(ISNUMBER(MATCH([.B170];[.$W$4:.$W$11];0));&quot;&quot;;INDEX([.$X$23:.$X$79];MATCH([.B170];[.$W$23:.$W$79];0))))" office:value-type="string" office:string-value="b" calcext:value-type="string">
            <text:p>b</text:p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 office:value-type="string" office:string-value="\break" calcext:value-type="string">
            <text:p>\break</text:p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35.9))" calcext:value-type="string">
            <text:p>\overrideProperty Score.NonMusicalPaperColumn.line-break-system-details #'((Y-offset . 135.9))</text:p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W$4:.$W$79];[.A171]));&quot;&quot;;SMALL([.$W$4:.$W$79];[.A171]))" office:value-type="float" office:value="197" calcext:value-type="float">
            <text:p>197</text:p>
          </table:table-cell>
          <table:table-cell table:style-name="ce5" table:formula="of:=IF([.B171]=&quot;&quot;;&quot;&quot;;IF(OR([.D170]=&quot;pb&quot;;[.D170]=&quot;b&quot;;[.D170]=&quot;&quot;);[.B171]-[.B170];[.B171]-[.B170]-1))" office:value-type="float" office:value="6" calcext:value-type="float">
            <text:p>6</text:p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 office:value-type="string" office:string-value="s2." calcext:value-type="string">
            <text:p>s2.</text:p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formula="of:=IF([.AA47]=&quot;&quot;;&quot;&quot;;&quot;\overrideProperty Score.NonMusicalPaperColumn.line-break-system-details #'((Y-offset . &quot;&amp;[.AA47]&amp;&quot;))&quot;)" office:value-type="string" office:string-value="\overrideProperty Score.NonMusicalPaperColumn.line-break-system-details #'((Y-offset . 147.8))" calcext:value-type="string">
            <text:p>\overrideProperty Score.NonMusicalPaperColumn.line-break-system-details #'((Y-offset . 147.8))</text:p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CelloMvtIV = {" calcext:value-type="string">
            <text:p>formatCello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12" calcext:value-type="float">
            <text:p>12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11" calcext:value-type="float">
            <text:p>11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11 \break " calcext:value-type="string">
            <text:p>s2*11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21" calcext:value-type="float">
            <text:p>21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9" calcext:value-type="float">
            <text:p>9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3.8))" calcext:value-type="string">
            <text:p>\overrideProperty Score.NonMusicalPaperColumn.line-break-system-details #'((Y-offset . 23.8))</text:p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9" calcext:value-type="float">
            <text:p>29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8" calcext:value-type="float">
            <text:p>8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37.6))" calcext:value-type="string">
            <text:p>\overrideProperty Score.NonMusicalPaperColumn.line-break-system-details #'((Y-offset . 37.6))</text:p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37" calcext:value-type="float">
            <text:p>37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8" calcext:value-type="float">
            <text:p>8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51.4))" calcext:value-type="string">
            <text:p>\overrideProperty Score.NonMusicalPaperColumn.line-break-system-details #'((Y-offset . 51.4))</text:p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45" calcext:value-type="float">
            <text:p>45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5.2))" calcext:value-type="string">
            <text:p>\overrideProperty Score.NonMusicalPaperColumn.line-break-system-details #'((Y-offset . 65.2))</text:p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54" calcext:value-type="float">
            <text:p>54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9" calcext:value-type="float">
            <text:p>9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9))" calcext:value-type="string">
            <text:p>\overrideProperty Score.NonMusicalPaperColumn.line-break-system-details #'((Y-offset . 79))</text:p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62" calcext:value-type="float">
            <text:p>62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92.8))" calcext:value-type="string">
            <text:p>\overrideProperty Score.NonMusicalPaperColumn.line-break-system-details #'((Y-offset . 92.8))</text:p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69" calcext:value-type="float">
            <text:p>69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7" calcext:value-type="float">
            <text:p>7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106.6))" calcext:value-type="string">
            <text:p>\overrideProperty Score.NonMusicalPaperColumn.line-break-system-details #'((Y-offset . 106.6))</text:p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6" calcext:value-type="float">
            <text:p>76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7" calcext:value-type="float">
            <text:p>7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20.4))" calcext:value-type="string">
            <text:p>\overrideProperty Score.NonMusicalPaperColumn.line-break-system-details #'((Y-offset . 120.4))</text:p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84" calcext:value-type="float">
            <text:p>84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8" calcext:value-type="float">
            <text:p>8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34.2))" calcext:value-type="string">
            <text:p>\overrideProperty Score.NonMusicalPaperColumn.line-break-system-details #'((Y-offset . 134.2))</text:p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91" calcext:value-type="float">
            <text:p>91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7" calcext:value-type="float">
            <text:p>7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pb" calcext:value-type="string">
            <text:p>p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7 \pageBreak " calcext:value-type="string">
            <text:p>s2*7 \page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98" calcext:value-type="float">
            <text:p>98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b" calcext:value-type="string">
            <text:p>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break" calcext:value-type="string">
            <text:p>\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06" calcext:value-type="float">
            <text:p>106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8" calcext:value-type="float">
            <text:p>8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18))" calcext:value-type="string">
            <text:p>\overrideProperty Score.NonMusicalPaperColumn.line-break-system-details #'((Y-offset . 18))</text:p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5" calcext:value-type="float">
            <text:p>115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9" calcext:value-type="float">
            <text:p>9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31))" calcext:value-type="string">
            <text:p>\overrideProperty Score.NonMusicalPaperColumn.line-break-system-details #'((Y-offset . 31))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23" calcext:value-type="float">
            <text:p>123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8" calcext:value-type="float">
            <text:p>8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32" calcext:value-type="float">
            <text:p>132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9" calcext:value-type="float">
            <text:p>9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57))" calcext:value-type="string">
            <text:p>\overrideProperty Score.NonMusicalPaperColumn.line-break-system-details #'((Y-offset . 57))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40" calcext:value-type="float">
            <text:p>140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8" calcext:value-type="float">
            <text:p>8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70))" calcext:value-type="string">
            <text:p>\overrideProperty Score.NonMusicalPaperColumn.line-break-system-details #'((Y-offset . 70))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48" calcext:value-type="float">
            <text:p>148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8" calcext:value-type="float">
            <text:p>8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55" calcext:value-type="float">
            <text:p>155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7" calcext:value-type="float">
            <text:p>7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96))" calcext:value-type="string">
            <text:p>\overrideProperty Score.NonMusicalPaperColumn.line-break-system-details #'((Y-offset . 96))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70" calcext:value-type="float">
            <text:p>170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15" calcext:value-type="float">
            <text:p>15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5 \break " calcext:value-type="string">
            <text:p>s2*15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109))" calcext:value-type="string">
            <text:p>\overrideProperty Score.NonMusicalPaperColumn.line-break-system-details #'((Y-offset . 109))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78" calcext:value-type="float">
            <text:p>178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8" calcext:value-type="float">
            <text:p>8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22))" calcext:value-type="string">
            <text:p>\overrideProperty Score.NonMusicalPaperColumn.line-break-system-details #'((Y-offset . 122))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88" calcext:value-type="float">
            <text:p>188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10" calcext:value-type="float">
            <text:p>10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99" calcext:value-type="float">
            <text:p>199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11" calcext:value-type="float">
            <text:p>11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pb" calcext:value-type="string">
            <text:p>p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11 \pageBreak " calcext:value-type="string">
            <text:p>s2*11 \page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209" calcext:value-type="float">
            <text:p>209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10" calcext:value-type="float">
            <text:p>10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b" calcext:value-type="string">
            <text:p>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break" calcext:value-type="string">
            <text:p>\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18" calcext:value-type="float">
            <text:p>218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9" calcext:value-type="float">
            <text:p>9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19.3))" calcext:value-type="string">
            <text:p>\overrideProperty Score.NonMusicalPaperColumn.line-break-system-details #'((Y-offset . 19.3))</text:p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26" calcext:value-type="float">
            <text:p>226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8" calcext:value-type="float">
            <text:p>8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33.6))" calcext:value-type="string">
            <text:p>\overrideProperty Score.NonMusicalPaperColumn.line-break-system-details #'((Y-offset . 33.6))</text:p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33" calcext:value-type="float">
            <text:p>233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47.9))" calcext:value-type="string">
            <text:p>\overrideProperty Score.NonMusicalPaperColumn.line-break-system-details #'((Y-offset . 47.9))</text:p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41" calcext:value-type="float">
            <text:p>241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8" calcext:value-type="float">
            <text:p>8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62.2))" calcext:value-type="string">
            <text:p>\overrideProperty Score.NonMusicalPaperColumn.line-break-system-details #'((Y-offset . 62.2))</text:p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48" calcext:value-type="float">
            <text:p>248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7" calcext:value-type="float">
            <text:p>7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76.5))" calcext:value-type="string">
            <text:p>\overrideProperty Score.NonMusicalPaperColumn.line-break-system-details #'((Y-offset . 76.5))</text:p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57" calcext:value-type="float">
            <text:p>257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9" calcext:value-type="float">
            <text:p>9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90.8))" calcext:value-type="string">
            <text:p>\overrideProperty Score.NonMusicalPaperColumn.line-break-system-details #'((Y-offset . 90.8))</text:p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66" calcext:value-type="float">
            <text:p>266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9" calcext:value-type="float">
            <text:p>9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105.1))" calcext:value-type="string">
            <text:p>\overrideProperty Score.NonMusicalPaperColumn.line-break-system-details #'((Y-offset . 105.1))</text:p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73" calcext:value-type="float">
            <text:p>273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7" calcext:value-type="float">
            <text:p>7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119.4))" calcext:value-type="string">
            <text:p>\overrideProperty Score.NonMusicalPaperColumn.line-break-system-details #'((Y-offset . 119.4))</text:p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80" calcext:value-type="float">
            <text:p>280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7" calcext:value-type="float">
            <text:p>7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33.7))" calcext:value-type="string">
            <text:p>\overrideProperty Score.NonMusicalPaperColumn.line-break-system-details #'((Y-offset . 133.7))</text:p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90" calcext:value-type="float">
            <text:p>290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10" calcext:value-type="float">
            <text:p>10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pb" calcext:value-type="string">
            <text:p>p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99" calcext:value-type="float">
            <text:p>299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9" calcext:value-type="float">
            <text:p>9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b" calcext:value-type="string">
            <text:p>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break" calcext:value-type="string">
            <text:p>\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307" calcext:value-type="float">
            <text:p>307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8" calcext:value-type="float">
            <text:p>8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b" calcext:value-type="string">
            <text:p>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break" calcext:value-type="string">
            <text:p>\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19.3))" calcext:value-type="string">
            <text:p>\overrideProperty Score.NonMusicalPaperColumn.line-break-system-details #'((Y-offset . 19.3))</text:p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15" calcext:value-type="float">
            <text:p>315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8" calcext:value-type="float">
            <text:p>8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33.6))" calcext:value-type="string">
            <text:p>\overrideProperty Score.NonMusicalPaperColumn.line-break-system-details #'((Y-offset . 33.6))</text:p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23" calcext:value-type="float">
            <text:p>323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8" calcext:value-type="float">
            <text:p>8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47.9))" calcext:value-type="string">
            <text:p>\overrideProperty Score.NonMusicalPaperColumn.line-break-system-details #'((Y-offset . 47.9))</text:p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30" calcext:value-type="float">
            <text:p>330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62.2))" calcext:value-type="string">
            <text:p>\overrideProperty Score.NonMusicalPaperColumn.line-break-system-details #'((Y-offset . 62.2))</text:p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39" calcext:value-type="float">
            <text:p>339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9" calcext:value-type="float">
            <text:p>9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76.5))" calcext:value-type="string">
            <text:p>\overrideProperty Score.NonMusicalPaperColumn.line-break-system-details #'((Y-offset . 76.5))</text:p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47" calcext:value-type="float">
            <text:p>347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8" calcext:value-type="float">
            <text:p>8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90.8))" calcext:value-type="string">
            <text:p>\overrideProperty Score.NonMusicalPaperColumn.line-break-system-details #'((Y-offset . 90.8))</text:p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56" calcext:value-type="float">
            <text:p>356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9" calcext:value-type="float">
            <text:p>9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105.1))" calcext:value-type="string">
            <text:p>\overrideProperty Score.NonMusicalPaperColumn.line-break-system-details #'((Y-offset . 105.1))</text:p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64" calcext:value-type="float">
            <text:p>364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8" calcext:value-type="float">
            <text:p>8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119.4))" calcext:value-type="string">
            <text:p>\overrideProperty Score.NonMusicalPaperColumn.line-break-system-details #'((Y-offset . 119.4))</text:p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74" calcext:value-type="float">
            <text:p>374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10" calcext:value-type="float">
            <text:p>10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133.7))" calcext:value-type="string">
            <text:p>\overrideProperty Score.NonMusicalPaperColumn.line-break-system-details #'((Y-offset . 133.7))</text:p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83" calcext:value-type="float">
            <text:p>383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9" calcext:value-type="float">
            <text:p>9</text:p>
          </table:table-cell>
          <table:table-cell table:formula="of:=IF([.B252]=&quot;&quot;;&quot;&quot;;IF(ISNUMBER(MATCH([.B252];[.$AB$4:.$AB$11];0));&quot;&quot;;INDEX([.$AC$23:.$AC$79];MATCH([.B252];[.$AB$23:.$AB$79];0))))">
            <text:p/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>
            <text:p/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9 " calcext:value-type="string">
            <text:p>s2*9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>
            <text:p/>
          </table:table-cell>
          <table:table-cell table:style-name="ce5" table:formula="of:=IF([.B253]=&quot;&quot;;&quot;&quot;;IF(OR([.D252]=&quot;pb&quot;;[.D252]=&quot;b&quot;;[.D252]=&quot;&quot;);[.B253]-[.B252];[.B253]-[.B252]-1))">
            <text:p/>
          </table:table-cell>
          <table:table-cell table:formula="of:=IF([.B253]=&quot;&quot;;&quot;&quot;;IF(ISNUMBER(MATCH([.B253];[.$AB$4:.$AB$11];0));&quot;&quot;;INDEX([.$AC$23:.$AC$79];MATCH([.B253];[.$AB$23:.$AB$79];0))))">
            <text:p/>
          </table:table-cell>
          <table:table-cell table:formula="of:=IF([.B253]=&quot;&quot;;&quot;&quot;;IF([.B252]&lt;[.$AB$4];INDEX([.$AC$4:.$AC$11];MATCH([.B252];[.$AB$4:.$AB$11];-1));INDEX([.$AC$4:.$AC$11];MATCH([.B252];[.$AB$4:.$AB$11];1))))">
            <text:p/>
          </table:table-cell>
          <table:table-cell table:formula="of:=IF([.D253]=&quot;b&quot;;&quot;\break&quot;;IF([.D253]=&quot;pb&quot;;&quot;\pageBreak&quot;;&quot;&quot;))">
            <text:p/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>
            <text:p/>
          </table:table-cell>
          <table:table-cell table:formula="of:=IF([.AF68]=&quot;&quot;;&quot;&quot;;&quot;\overrideProperty Score.NonMusicalPaperColumn.line-break-system-details #'((Y-offset . &quot;&amp;[.AF68]&amp;&quot;))&quot;)">
            <text:p/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>
            <text:p/>
          </table:table-cell>
          <table:table-cell table:style-name="ce5" table:formula="of:=IF([.B254]=&quot;&quot;;&quot;&quot;;IF(OR([.D253]=&quot;pb&quot;;[.D253]=&quot;b&quot;;[.D253]=&quot;&quot;);[.B254]-[.B253];[.B254]-[.B253]-1))">
            <text:p/>
          </table:table-cell>
          <table:table-cell table:formula="of:=IF([.B254]=&quot;&quot;;&quot;&quot;;IF(ISNUMBER(MATCH([.B254];[.$AB$4:.$AB$11];0));&quot;&quot;;INDEX([.$AC$23:.$AC$79];MATCH([.B254];[.$AB$23:.$AB$79];0))))">
            <text:p/>
          </table:table-cell>
          <table:table-cell table:formula="of:=IF([.B254]=&quot;&quot;;&quot;&quot;;IF([.B253]&lt;[.$AB$4];INDEX([.$AC$4:.$AC$11];MATCH([.B253];[.$AB$4:.$AB$11];-1));INDEX([.$AC$4:.$AC$11];MATCH([.B253];[.$AB$4:.$AB$11];1))))">
            <text:p/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>
            <text:p/>
          </table:table-cell>
          <table:table-cell table:formula="of:=IF([.AF69]=&quot;&quot;;&quot;&quot;;&quot;\overrideProperty Score.NonMusicalPaperColumn.line-break-system-details #'((Y-offset . &quot;&amp;[.AF69]&amp;&quot;))&quot;)">
            <text:p/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formula="of:=IF([.AF70]=&quot;&quot;;&quot;&quot;;&quot;\overrideProperty Score.NonMusicalPaperColumn.line-break-system-details #'((Y-offset . &quot;&amp;[.AF70]&amp;&quot;))&quot;)">
            <text:p/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table:table-column table:style-name="co1" table:default-cell-style-name="Default"/>
        <table:table-row table:style-name="ro1">
          <table:table-cell table:formula="of:=[$FORMAT.I22]" office:value-type="string" office:string-value="formatCelloMvtI = {" calcext:value-type="string">
            <text:p>formatCello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 s1*7 \break " calcext:value-type="string">
            <text:p><text:s/>s1*7 \break </text:p>
          </table:table-cell>
        </table:table-row>
        <table:table-row table:style-name="ro1">
          <table:table-cell table:formula="of:=[$FORMAT.J26]&amp;&quot; &quot;&amp;[$FORMAT.I26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27]&amp;&quot; &quot;&amp;[$FORMAT.I27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28]&amp;&quot; &quot;&amp;[$FORMAT.I28]" office:value-type="string" office:string-value=" s1*6 \break " calcext:value-type="string">
            <text:p><text:s/>s1*6 \break </text:p>
          </table:table-cell>
        </table:table-row>
        <table:table-row table:style-name="ro1">
          <table:table-cell table:formula="of:=[$FORMAT.J29]&amp;&quot; &quot;&amp;[$FORMAT.I29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30]&amp;&quot; &quot;&amp;[$FORMAT.I30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31]&amp;&quot; &quot;&amp;[$FORMAT.I31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32]&amp;&quot; &quot;&amp;[$FORMAT.I32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33]&amp;&quot; &quot;&amp;[$FORMAT.I33]" office:value-type="string" office:string-value=" s1*9 \break " calcext:value-type="string">
            <text:p><text:s/>s1*9 \break </text:p>
          </table:table-cell>
        </table:table-row>
        <table:table-row table:style-name="ro1">
          <table:table-cell table:formula="of:=[$FORMAT.J34]&amp;&quot; &quot;&amp;[$FORMAT.I34]" office:value-type="string" office:string-value=" s1*7 \pageBreak " calcext:value-type="string">
            <text:p><text:s/>s1*7 \pageBreak </text:p>
          </table:table-cell>
        </table:table-row>
        <table:table-row table:style-name="ro1">
          <table:table-cell table:formula="of:=[$FORMAT.J35]&amp;&quot; &quot;&amp;[$FORMAT.I35]" office:value-type="string" office:string-value=" s1*7 \break " calcext:value-type="string">
            <text:p><text:s/>s1*7 \break </text:p>
          </table:table-cell>
        </table:table-row>
        <table:table-row table:style-name="ro1">
          <table:table-cell table:formula="of:=[$FORMAT.J36]&amp;&quot; &quot;&amp;[$FORMAT.I36]" office:value-type="string" office:string-value=" s1*6 \break " calcext:value-type="string">
            <text:p><text:s/>s1*6 \break </text:p>
          </table:table-cell>
        </table:table-row>
        <table:table-row table:style-name="ro1">
          <table:table-cell table:formula="of:=[$FORMAT.J37]&amp;&quot; &quot;&amp;[$FORMAT.I37]" office:value-type="string" office:string-value=" s1*3 \break " calcext:value-type="string">
            <text:p><text:s/>s1*3 \break </text:p>
          </table:table-cell>
        </table:table-row>
        <table:table-row table:style-name="ro1">
          <table:table-cell table:formula="of:=[$FORMAT.J38]&amp;&quot; &quot;&amp;[$FORMAT.I38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39]&amp;&quot; &quot;&amp;[$FORMAT.I39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40]&amp;&quot; &quot;&amp;[$FORMAT.I40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41]&amp;&quot; &quot;&amp;[$FORMAT.I41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42]&amp;&quot; &quot;&amp;[$FORMAT.I42]" office:value-type="string" office:string-value=" s1*3 \break " calcext:value-type="string">
            <text:p><text:s/>s1*3 \break </text:p>
          </table:table-cell>
        </table:table-row>
        <table:table-row table:style-name="ro1">
          <table:table-cell table:formula="of:=[$FORMAT.J43]&amp;&quot; &quot;&amp;[$FORMAT.I43]" office:value-type="string" office:string-value=" s1*8 \break " calcext:value-type="string">
            <text:p><text:s/>s1*8 \break </text:p>
          </table:table-cell>
        </table:table-row>
        <table:table-row table:style-name="ro1">
          <table:table-cell table:formula="of:=[$FORMAT.J44]&amp;&quot; &quot;&amp;[$FORMAT.I44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45]&amp;&quot; &quot;&amp;[$FORMAT.I45]" office:value-type="string" office:string-value=" s1*9 \pageBreak " calcext:value-type="string">
            <text:p><text:s/>s1*9 \pageBreak </text:p>
          </table:table-cell>
        </table:table-row>
        <table:table-row table:style-name="ro1">
          <table:table-cell table:formula="of:=[$FORMAT.J46]&amp;&quot; &quot;&amp;[$FORMAT.I46]" office:value-type="string" office:string-value=" s1*6 \break " calcext:value-type="string">
            <text:p><text:s/>s1*6 \break </text:p>
          </table:table-cell>
        </table:table-row>
        <table:table-row table:style-name="ro1">
          <table:table-cell table:formula="of:=[$FORMAT.J47]&amp;&quot; &quot;&amp;[$FORMAT.I47]" office:value-type="string" office:string-value=" s1*8 \break " calcext:value-type="string">
            <text:p><text:s/>s1*8 \break </text:p>
          </table:table-cell>
        </table:table-row>
        <table:table-row table:style-name="ro1">
          <table:table-cell table:formula="of:=[$FORMAT.J48]&amp;&quot; &quot;&amp;[$FORMAT.I48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49]&amp;&quot; &quot;&amp;[$FORMAT.I49]" office:value-type="string" office:string-value=" s1*8 \break " calcext:value-type="string">
            <text:p><text:s/>s1*8 \break </text:p>
          </table:table-cell>
        </table:table-row>
        <table:table-row table:style-name="ro1">
          <table:table-cell table:formula="of:=[$FORMAT.J50]&amp;&quot; &quot;&amp;[$FORMAT.I50]" office:value-type="string" office:string-value=" s1*5 \break " calcext:value-type="string">
            <text:p><text:s/>s1*5 \break </text:p>
          </table:table-cell>
        </table:table-row>
        <table:table-row table:style-name="ro1">
          <table:table-cell table:formula="of:=[$FORMAT.J51]&amp;&quot; &quot;&amp;[$FORMAT.I51]" office:value-type="string" office:string-value=" s1*4 \break " calcext:value-type="string">
            <text:p><text:s/>s1*4 \break </text:p>
          </table:table-cell>
        </table:table-row>
        <table:table-row table:style-name="ro1">
          <table:table-cell table:formula="of:=[$FORMAT.J52]&amp;&quot; &quot;&amp;[$FORMAT.I52]" office:value-type="string" office:string-value=" s1*10 \break " calcext:value-type="string">
            <text:p><text:s/>s1*10 \break </text:p>
          </table:table-cell>
        </table:table-row>
        <table:table-row table:style-name="ro1">
          <table:table-cell table:formula="of:=[$FORMAT.J53]&amp;&quot; &quot;&amp;[$FORMAT.I53]" office:value-type="string" office:string-value=" s1*6 \break " calcext:value-type="string">
            <text:p><text:s/>s1*6 \break </text:p>
          </table:table-cell>
        </table:table-row>
        <table:table-row table:style-name="ro1">
          <table:table-cell table:formula="of:=[$FORMAT.J54]&amp;&quot; &quot;&amp;[$FORMAT.I54]" office:value-type="string" office:string-value=" s1*7 \break " calcext:value-type="string">
            <text:p><text:s/>s1*7 \break </text:p>
          </table:table-cell>
        </table:table-row>
        <table:table-row table:style-name="ro1">
          <table:table-cell table:formula="of:=[$FORMAT.J55]&amp;&quot; &quot;&amp;[$FORMAT.I55]" office:value-type="string" office:string-value=" s1*4 " calcext:value-type="string">
            <text:p><text:s/>s1*4 </text:p>
          </table:table-cell>
        </table:table-row>
        <table:table-row table:style-name="ro1">
          <table:table-cell table:formula="of:=[$FORMAT.J56]&amp;&quot; &quot;&amp;[$FORMAT.I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7]&amp;&quot; &quot;&amp;[$FORMAT.I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8]&amp;&quot; &quot;&amp;[$FORMAT.I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9]&amp;&quot; &quot;&amp;[$FORMAT.I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CelloMvtII = {" calcext:value-type="string">
            <text:p>formatCello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87]&amp;&quot; &quot;&amp;[$FORMAT.I87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88]&amp;&quot; &quot;&amp;[$FORMAT.I88]" office:value-type="string" office:string-value=" s2.*6 \pageBreak " calcext:value-type="string">
            <text:p><text:s/>s2.*6 \pageBreak </text:p>
          </table:table-cell>
        </table:table-row>
        <table:table-row table:style-name="ro1">
          <table:table-cell table:formula="of:=[$FORMAT.J89]&amp;&quot; &quot;&amp;[$FORMAT.I89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0]&amp;&quot; &quot;&amp;[$FORMAT.I90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1]&amp;&quot; &quot;&amp;[$FORMAT.I91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2]&amp;&quot; &quot;&amp;[$FORMAT.I92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3]&amp;&quot; &quot;&amp;[$FORMAT.I93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4]&amp;&quot; &quot;&amp;[$FORMAT.I94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5]&amp;&quot; &quot;&amp;[$FORMAT.I95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6]&amp;&quot; &quot;&amp;[$FORMAT.I96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7]&amp;&quot; &quot;&amp;[$FORMAT.I97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8]&amp;&quot; &quot;&amp;[$FORMAT.I98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99]&amp;&quot; &quot;&amp;[$FORMAT.I99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00]&amp;&quot; &quot;&amp;[$FORMAT.I100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01]&amp;&quot; &quot;&amp;[$FORMAT.I101]" office:value-type="string" office:string-value=" s2.*7 " calcext:value-type="string">
            <text:p><text:s/>s2.*7 </text:p>
          </table:table-cell>
        </table:table-row>
        <table:table-row table:style-name="ro1">
          <table:table-cell table:formula="of:=[$FORMAT.J102]&amp;&quot; &quot;&amp;[$FORMAT.I10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3]&amp;&quot; &quot;&amp;[$FORMAT.I10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CelloMvtIII = {" calcext:value-type="string">
            <text:p>formatCello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8 \break " calcext:value-type="string">
            <text:p>\overrideProperty Score.NonMusicalPaperColumn.line-break-system-details #'((Y-offset . 10)) s2.*8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2.55)) s2.*10 \break " calcext:value-type="string">
            <text:p>\overrideProperty Score.NonMusicalPaperColumn.line-break-system-details #'((Y-offset . 22.55)) s2.*10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5.1)) s2.*7 \break " calcext:value-type="string">
            <text:p>\overrideProperty Score.NonMusicalPaperColumn.line-break-system-details #'((Y-offset . 35.1)) s2.*7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47.65)) s2.*9 \break " calcext:value-type="string">
            <text:p>\overrideProperty Score.NonMusicalPaperColumn.line-break-system-details #'((Y-offset . 47.65)) s2.*9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60.2)) s2.*8 \break " calcext:value-type="string">
            <text:p>\overrideProperty Score.NonMusicalPaperColumn.line-break-system-details #'((Y-offset . 60.2)) s2.*8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2.75)) s2.*16 \break " calcext:value-type="string">
            <text:p>\overrideProperty Score.NonMusicalPaperColumn.line-break-system-details #'((Y-offset . 72.75)) s2.*16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5.3)) s2.*10 \break " calcext:value-type="string">
            <text:p>\overrideProperty Score.NonMusicalPaperColumn.line-break-system-details #'((Y-offset . 85.3)) s2.*10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97.85)) s2.*11 \break " calcext:value-type="string">
            <text:p>\overrideProperty Score.NonMusicalPaperColumn.line-break-system-details #'((Y-offset . 97.85)) s2.*11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0.4)) s2.*7 \break " calcext:value-type="string">
            <text:p>\overrideProperty Score.NonMusicalPaperColumn.line-break-system-details #'((Y-offset . 110.4)) s2.*7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2.95)) s2.*7 \break " calcext:value-type="string">
            <text:p>\overrideProperty Score.NonMusicalPaperColumn.line-break-system-details #'((Y-offset . 122.95)) s2.*7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5.5)) s2.*6 \break " calcext:value-type="string">
            <text:p>\overrideProperty Score.NonMusicalPaperColumn.line-break-system-details #'((Y-offset . 135.5)) s2.*6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8.05)) s2.*8 \pageBreak " calcext:value-type="string">
            <text:p>\overrideProperty Score.NonMusicalPaperColumn.line-break-system-details #'((Y-offset . 148.05)) 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5)) s2.*7 \break " calcext:value-type="string">
            <text:p>\overrideProperty Score.NonMusicalPaperColumn.line-break-system-details #'((Y-offset . 5)) s2.*7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6.9)) s2.*7 \break " calcext:value-type="string">
            <text:p>\overrideProperty Score.NonMusicalPaperColumn.line-break-system-details #'((Y-offset . 16.9)) s2.*7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28.8)) s2.*7 \break " calcext:value-type="string">
            <text:p>\overrideProperty Score.NonMusicalPaperColumn.line-break-system-details #'((Y-offset . 28.8)) s2.*7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0.7)) s2.*7 \break " calcext:value-type="string">
            <text:p>\overrideProperty Score.NonMusicalPaperColumn.line-break-system-details #'((Y-offset . 40.7)) s2.*7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2.6)) s2.*10 \break " calcext:value-type="string">
            <text:p>\overrideProperty Score.NonMusicalPaperColumn.line-break-system-details #'((Y-offset . 52.6)) s2.*10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4.5)) s2.*9 \break " calcext:value-type="string">
            <text:p>\overrideProperty Score.NonMusicalPaperColumn.line-break-system-details #'((Y-offset . 64.5)) s2.*9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76.4)) s2.*6 \break " calcext:value-type="string">
            <text:p>\overrideProperty Score.NonMusicalPaperColumn.line-break-system-details #'((Y-offset . 76.4)) s2.*6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88.3)) s2.*5 \break " calcext:value-type="string">
            <text:p>\overrideProperty Score.NonMusicalPaperColumn.line-break-system-details #'((Y-offset . 88.3)) s2.*5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00.2)) s2.*5 \break " calcext:value-type="string">
            <text:p>\overrideProperty Score.NonMusicalPaperColumn.line-break-system-details #'((Y-offset . 100.2)) s2.*5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12.1)) s2.*6 \break " calcext:value-type="string">
            <text:p>\overrideProperty Score.NonMusicalPaperColumn.line-break-system-details #'((Y-offset . 112.1)) s2.*6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24)) s2.*7 \break " calcext:value-type="string">
            <text:p>\overrideProperty Score.NonMusicalPaperColumn.line-break-system-details #'((Y-offset . 124)) s2.*7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35.9)) s2.*7 \break " calcext:value-type="string">
            <text:p>\overrideProperty Score.NonMusicalPaperColumn.line-break-system-details #'((Y-offset . 135.9)) s2.*7 \break </text:p>
          </table:table-cell>
        </table:table-row>
        <table:table-row table:style-name="ro1">
          <table:table-cell table:formula="of:=[$FORMAT.J171]&amp;&quot; &quot;&amp;[$FORMAT.I171]" office:value-type="string" office:string-value="\overrideProperty Score.NonMusicalPaperColumn.line-break-system-details #'((Y-offset . 147.8)) s2.*6 " calcext:value-type="string">
            <text:p>\overrideProperty Score.NonMusicalPaperColumn.line-break-system-details #'((Y-offset . 147.8)) s2.*6 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CelloMvtIV = {" calcext:value-type="string">
            <text:p>formatCello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11 \break " calcext:value-type="string">
            <text:p>\overrideProperty Score.NonMusicalPaperColumn.line-break-system-details #'((Y-offset . 10)) s2*11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3.8)) s2*9 \break " calcext:value-type="string">
            <text:p>\overrideProperty Score.NonMusicalPaperColumn.line-break-system-details #'((Y-offset . 23.8)) s2*9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37.6)) s2*8 \break " calcext:value-type="string">
            <text:p>\overrideProperty Score.NonMusicalPaperColumn.line-break-system-details #'((Y-offset . 37.6)) s2*8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51.4)) s2*8 \break " calcext:value-type="string">
            <text:p>\overrideProperty Score.NonMusicalPaperColumn.line-break-system-details #'((Y-offset . 51.4)) s2*8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5.2)) s2*8 \break " calcext:value-type="string">
            <text:p>\overrideProperty Score.NonMusicalPaperColumn.line-break-system-details #'((Y-offset . 65.2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9)) s2*9 \break " calcext:value-type="string">
            <text:p>\overrideProperty Score.NonMusicalPaperColumn.line-break-system-details #'((Y-offset . 79)) s2*9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92.8)) s2*8 \break " calcext:value-type="string">
            <text:p>\overrideProperty Score.NonMusicalPaperColumn.line-break-system-details #'((Y-offset . 92.8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106.6)) s2*7 \break " calcext:value-type="string">
            <text:p>\overrideProperty Score.NonMusicalPaperColumn.line-break-system-details #'((Y-offset . 106.6)) s2*7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20.4)) s2*7 \break " calcext:value-type="string">
            <text:p>\overrideProperty Score.NonMusicalPaperColumn.line-break-system-details #'((Y-offset . 120.4)) s2*7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34.2)) s2*8 \break " calcext:value-type="string">
            <text:p>\overrideProperty Score.NonMusicalPaperColumn.line-break-system-details #'((Y-offset . 134.2)) s2*8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48)) s2*7 \pageBreak " calcext:value-type="string">
            <text:p>\overrideProperty Score.NonMusicalPaperColumn.line-break-system-details #'((Y-offset . 148)) s2*7 \page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18)) s2*8 \break " calcext:value-type="string">
            <text:p>\overrideProperty Score.NonMusicalPaperColumn.line-break-system-details #'((Y-offset . 18)) s2*8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31)) s2*9 \break " calcext:value-type="string">
            <text:p>\overrideProperty Score.NonMusicalPaperColumn.line-break-system-details #'((Y-offset . 31)) s2*9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44)) s2*8 \break " calcext:value-type="string">
            <text:p>\overrideProperty Score.NonMusicalPaperColumn.line-break-system-details #'((Y-offset . 44)) s2*8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57)) s2*9 \break " calcext:value-type="string">
            <text:p>\overrideProperty Score.NonMusicalPaperColumn.line-break-system-details #'((Y-offset . 57)) s2*9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70)) s2*8 \break " calcext:value-type="string">
            <text:p>\overrideProperty Score.NonMusicalPaperColumn.line-break-system-details #'((Y-offset . 70)) s2*8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83)) s2*8 \break " calcext:value-type="string">
            <text:p>\overrideProperty Score.NonMusicalPaperColumn.line-break-system-details #'((Y-offset . 83)) s2*8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96)) s2*7 \break " calcext:value-type="string">
            <text:p>\overrideProperty Score.NonMusicalPaperColumn.line-break-system-details #'((Y-offset . 96)) s2*7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109)) s2*15 \break " calcext:value-type="string">
            <text:p>\overrideProperty Score.NonMusicalPaperColumn.line-break-system-details #'((Y-offset . 109)) s2*15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22)) s2*8 \break " calcext:value-type="string">
            <text:p>\overrideProperty Score.NonMusicalPaperColumn.line-break-system-details #'((Y-offset . 122)) s2*8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35)) s2*10 \break " calcext:value-type="string">
            <text:p>\overrideProperty Score.NonMusicalPaperColumn.line-break-system-details #'((Y-offset . 135)) s2*10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48)) s2*11 \pageBreak " calcext:value-type="string">
            <text:p>\overrideProperty Score.NonMusicalPaperColumn.line-break-system-details #'((Y-offset . 148)) s2*11 \page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5)) s2*10 \break " calcext:value-type="string">
            <text:p>\overrideProperty Score.NonMusicalPaperColumn.line-break-system-details #'((Y-offset . 5)) s2*10 \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19.3)) s2*9 \break " calcext:value-type="string">
            <text:p>\overrideProperty Score.NonMusicalPaperColumn.line-break-system-details #'((Y-offset . 19.3)) s2*9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33.6)) s2*8 \break " calcext:value-type="string">
            <text:p>\overrideProperty Score.NonMusicalPaperColumn.line-break-system-details #'((Y-offset . 33.6)) s2*8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47.9)) s2*7 \break " calcext:value-type="string">
            <text:p>\overrideProperty Score.NonMusicalPaperColumn.line-break-system-details #'((Y-offset . 47.9)) s2*7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62.2)) s2*8 \break " calcext:value-type="string">
            <text:p>\overrideProperty Score.NonMusicalPaperColumn.line-break-system-details #'((Y-offset . 62.2)) s2*8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76.5)) s2*7 \break " calcext:value-type="string">
            <text:p>\overrideProperty Score.NonMusicalPaperColumn.line-break-system-details #'((Y-offset . 76.5)) s2*7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90.8)) s2*9 \break " calcext:value-type="string">
            <text:p>\overrideProperty Score.NonMusicalPaperColumn.line-break-system-details #'((Y-offset . 90.8)) s2*9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105.1)) s2*9 \break " calcext:value-type="string">
            <text:p>\overrideProperty Score.NonMusicalPaperColumn.line-break-system-details #'((Y-offset . 105.1)) s2*9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119.4)) s2*7 \break " calcext:value-type="string">
            <text:p>\overrideProperty Score.NonMusicalPaperColumn.line-break-system-details #'((Y-offset . 119.4)) s2*7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33.7)) s2*7 \break " calcext:value-type="string">
            <text:p>\overrideProperty Score.NonMusicalPaperColumn.line-break-system-details #'((Y-offset . 133.7)) s2*7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48)) s2*10 \pageBreak " calcext:value-type="string">
            <text:p>\overrideProperty Score.NonMusicalPaperColumn.line-break-system-details #'((Y-offset . 148)) s2*10 \page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19.3)) s2*8 \break " calcext:value-type="string">
            <text:p>\overrideProperty Score.NonMusicalPaperColumn.line-break-system-details #'((Y-offset . 19.3)) s2*8 \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33.6)) s2*8 \break " calcext:value-type="string">
            <text:p>\overrideProperty Score.NonMusicalPaperColumn.line-break-system-details #'((Y-offset . 33.6)) s2*8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47.9)) s2*8 \break " calcext:value-type="string">
            <text:p>\overrideProperty Score.NonMusicalPaperColumn.line-break-system-details #'((Y-offset . 47.9)) s2*8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62.2)) s2*7 \break " calcext:value-type="string">
            <text:p>\overrideProperty Score.NonMusicalPaperColumn.line-break-system-details #'((Y-offset . 62.2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76.5)) s2*9 \break " calcext:value-type="string">
            <text:p>\overrideProperty Score.NonMusicalPaperColumn.line-break-system-details #'((Y-offset . 76.5)) s2*9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90.8)) s2*8 \break " calcext:value-type="string">
            <text:p>\overrideProperty Score.NonMusicalPaperColumn.line-break-system-details #'((Y-offset . 90.8)) s2*8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105.1)) s2*9 \break " calcext:value-type="string">
            <text:p>\overrideProperty Score.NonMusicalPaperColumn.line-break-system-details #'((Y-offset . 105.1)) s2*9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119.4)) s2*8 \break " calcext:value-type="string">
            <text:p>\overrideProperty Score.NonMusicalPaperColumn.line-break-system-details #'((Y-offset . 119.4)) s2*8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133.7)) s2*10 \break " calcext:value-type="string">
            <text:p>\overrideProperty Score.NonMusicalPaperColumn.line-break-system-details #'((Y-offset . 133.7)) s2*10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48)) s2*9 " calcext:value-type="string">
            <text:p>\overrideProperty Score.NonMusicalPaperColumn.line-break-system-details #'((Y-offset . 148)) s2*9 </text:p>
          </table:table-cell>
        </table:table-row>
        <table:table-row table:style-name="ro1">
          <table:table-cell table:formula="of:=[$FORMAT.J253]&amp;&quot; &quot;&amp;[$FORMAT.I25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4]&amp;&quot; &quot;&amp;[$FORMAT.I25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5]&amp;&quot; &quot;&amp;[$FORMAT.I25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table:table-column table:style-name="co1" table:number-columns-repeated="2" table:default-cell-style-name="Default"/>
        <table:table-column table:style-name="co1" table:default-cell-style-name="ce79"/>
        <table:table-column table:style-name="co1" table:default-cell-style-name="ce80"/>
        <table:table-column table:style-name="co1" table:default-cell-style-name="ce81"/>
        <table:table-column table:style-name="co1" table:default-cell-style-name="ce80"/>
        <table:table-column table:style-name="co1" table:default-cell-style-name="ce82"/>
        <table:table-row table:style-name="ro1" table:number-rows-repeated="5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formula="of:=AVERAGE([.C11:.C26])" office:value-type="float" office:value="4.37090909090909" calcext:value-type="float">
            <text:p>4.37090909090909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Extra-dist</text:p>
          </table:table-cell>
          <table:table-cell table:style-name="Default"/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offset cumulé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table:formula="of:=IF([.C11]=&quot;&quot;;&quot;&quot;;[.C11]-[.$C$6])" office:value-type="float" office:value="-1.80090909090909" calcext:value-type="float">
            <text:p>-1.80</text:p>
          </table:table-cell>
          <table:table-cell office:value-type="float" office:value="24" calcext:value-type="float">
            <text:p>24.00</text:p>
          </table:table-cell>
          <table:table-cell table:formula="of:=[.D11]" office:value-type="float" office:value="-1.80090909090909" calcext:value-type="float">
            <text:p>-1.80</text:p>
          </table:table-cell>
          <table:table-cell table:formula="of:=IF([.F11]=&quot;&quot;;&quot;&quot;;ROUND([.E11]-[.F11];2))" office:value-type="float" office:value="25.8" calcext:value-type="float">
            <text:p>25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47" calcext:value-type="float">
            <text:p>4.47</text:p>
          </table:table-cell>
          <table:table-cell table:formula="of:=IF([.C12]=&quot;&quot;;&quot;&quot;;[.C12]-[.$C$6])" office:value-type="float" office:value="0.0990909090909087" calcext:value-type="float">
            <text:p>0.10</text:p>
          </table:table-cell>
          <table:table-cell office:value-type="float" office:value="36.5" calcext:value-type="float">
            <text:p>36.50</text:p>
          </table:table-cell>
          <table:table-cell table:formula="of:=IF(OR(ISERROR([.F11]);[.D12]=&quot;&quot;);&quot;&quot;;[.F11]+[.D12])" office:value-type="float" office:value="-1.70181818181818" calcext:value-type="float">
            <text:p>-1.70</text:p>
          </table:table-cell>
          <table:table-cell table:formula="of:=IF([.F12]=&quot;&quot;;&quot;&quot;;ROUND([.E12]-[.F12];2))"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69" calcext:value-type="float">
            <text:p>4.69</text:p>
          </table:table-cell>
          <table:table-cell table:formula="of:=IF([.C13]=&quot;&quot;;&quot;&quot;;[.C13]-[.$C$6])" office:value-type="float" office:value="0.319090909090909" calcext:value-type="float">
            <text:p>0.32</text:p>
          </table:table-cell>
          <table:table-cell office:value-type="float" office:value="47.65" calcext:value-type="float">
            <text:p>47.65</text:p>
          </table:table-cell>
          <table:table-cell table:formula="of:=IF(OR(ISERROR([.F12]);[.D13]=&quot;&quot;);&quot;&quot;;[.F12]+[.D13])" office:value-type="float" office:value="-1.38272727272727" calcext:value-type="float">
            <text:p>-1.38</text:p>
          </table:table-cell>
          <table:table-cell table:formula="of:=IF([.F13]=&quot;&quot;;&quot;&quot;;ROUND([.E13]-[.F13];2))" office:value-type="float" office:value="49.03" calcext:value-type="float">
            <text:p>49.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4" calcext:value-type="float">
            <text:p>4.34</text:p>
          </table:table-cell>
          <table:table-cell table:formula="of:=IF([.C14]=&quot;&quot;;&quot;&quot;;[.C14]-[.$C$6])" office:value-type="float" office:value="-0.0309090909090912" calcext:value-type="float">
            <text:p>-0.03</text:p>
          </table:table-cell>
          <table:table-cell office:value-type="float" office:value="61.5" calcext:value-type="float">
            <text:p>61.50</text:p>
          </table:table-cell>
          <table:table-cell table:formula="of:=IF(OR(ISERROR([.F13]);[.D14]=&quot;&quot;);&quot;&quot;;[.F13]+[.D14])" office:value-type="float" office:value="-1.41363636363636" calcext:value-type="float">
            <text:p>-1.41</text:p>
          </table:table-cell>
          <table:table-cell table:formula="of:=IF([.F14]=&quot;&quot;;&quot;&quot;;ROUND([.E14]-[.F14];2))" office:value-type="float" office:value="62.91" calcext:value-type="float">
            <text:p>62.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table:formula="of:=IF([.C15]=&quot;&quot;;&quot;&quot;;[.C15]-[.$C$6])" office:value-type="float" office:value="0.399090909090908" calcext:value-type="float">
            <text:p>0.40</text:p>
          </table:table-cell>
          <table:table-cell office:value-type="float" office:value="72.75" calcext:value-type="float">
            <text:p>72.75</text:p>
          </table:table-cell>
          <table:table-cell table:formula="of:=IF(OR(ISERROR([.F14]);[.D15]=&quot;&quot;);&quot;&quot;;[.F14]+[.D15])" office:value-type="float" office:value="-1.01454545454546" calcext:value-type="float">
            <text:p>-1.01</text:p>
          </table:table-cell>
          <table:table-cell table:formula="of:=IF([.F15]=&quot;&quot;;&quot;&quot;;ROUND([.E15]-[.F15];2))" office:value-type="float" office:value="73.76" calcext:value-type="float">
            <text:p>73.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0</text:p>
          </table:table-cell>
          <table:table-cell table:formula="of:=IF([.C16]=&quot;&quot;;&quot;&quot;;[.C16]-[.$C$6])" office:value-type="float" office:value="-0.970909090909091" calcext:value-type="float">
            <text:p>-0.97</text:p>
          </table:table-cell>
          <table:table-cell office:value-type="float" office:value="85.3" calcext:value-type="float">
            <text:p>85.30</text:p>
          </table:table-cell>
          <table:table-cell table:formula="of:=IF(OR(ISERROR([.F15]);[.D16]=&quot;&quot;);&quot;&quot;;[.F15]+[.D16])" office:value-type="float" office:value="-1.98545454545455" calcext:value-type="float">
            <text:p>-1.99</text:p>
          </table:table-cell>
          <table:table-cell table:formula="of:=IF([.F16]=&quot;&quot;;&quot;&quot;;ROUND([.E16]-[.F16];2))" office:value-type="float" office:value="87.29" calcext:value-type="float">
            <text:p>87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13" calcext:value-type="float">
            <text:p>5.13</text:p>
          </table:table-cell>
          <table:table-cell table:formula="of:=IF([.C17]=&quot;&quot;;&quot;&quot;;[.C17]-[.$C$6])" office:value-type="float" office:value="0.759090909090909" calcext:value-type="float">
            <text:p>0.76</text:p>
          </table:table-cell>
          <table:table-cell office:value-type="float" office:value="98.8" calcext:value-type="float">
            <text:p>98.80</text:p>
          </table:table-cell>
          <table:table-cell table:formula="of:=IF(OR(ISERROR([.F16]);[.D17]=&quot;&quot;);&quot;&quot;;[.F16]+[.D17])" office:value-type="float" office:value="-1.22636363636364" calcext:value-type="float">
            <text:p>-1.23</text:p>
          </table:table-cell>
          <table:table-cell table:formula="of:=IF([.F17]=&quot;&quot;;&quot;&quot;;ROUND([.E17]-[.F17];2))" office:value-type="float" office:value="100.03" calcext:value-type="float">
            <text:p>100.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16" calcext:value-type="float">
            <text:p>5.16</text:p>
          </table:table-cell>
          <table:table-cell table:formula="of:=IF([.C18]=&quot;&quot;;&quot;&quot;;[.C18]-[.$C$6])" office:value-type="float" office:value="0.789090909090909" calcext:value-type="float">
            <text:p>0.79</text:p>
          </table:table-cell>
          <table:table-cell office:value-type="float" office:value="110.4" calcext:value-type="float">
            <text:p>110.40</text:p>
          </table:table-cell>
          <table:table-cell table:formula="of:=IF(OR(ISERROR([.F17]);[.D18]=&quot;&quot;);&quot;&quot;;[.F17]+[.D18])" office:value-type="float" office:value="-0.437272727272729" calcext:value-type="float">
            <text:p>-0.44</text:p>
          </table:table-cell>
          <table:table-cell table:formula="of:=IF([.F18]=&quot;&quot;;&quot;&quot;;ROUND([.E18]-[.F18];2))" office:value-type="float" office:value="110.84" calcext:value-type="float">
            <text:p>110.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0</text:p>
          </table:table-cell>
          <table:table-cell table:formula="of:=IF([.C19]=&quot;&quot;;&quot;&quot;;[.C19]-[.$C$6])" office:value-type="float" office:value="0.129090909090909" calcext:value-type="float">
            <text:p>0.13</text:p>
          </table:table-cell>
          <table:table-cell office:value-type="float" office:value="122.95" calcext:value-type="float">
            <text:p>122.95</text:p>
          </table:table-cell>
          <table:table-cell table:formula="of:=IF(OR(ISERROR([.F18]);[.D19]=&quot;&quot;);&quot;&quot;;[.F18]+[.D19])" office:value-type="float" office:value="-0.30818181818182" calcext:value-type="float">
            <text:p>-0.31</text:p>
          </table:table-cell>
          <table:table-cell table:formula="of:=IF([.F19]=&quot;&quot;;&quot;&quot;;ROUND([.E19]-[.F19];2))" office:value-type="float" office:value="123.26" calcext:value-type="float">
            <text:p>123.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0</text:p>
          </table:table-cell>
          <table:table-cell table:formula="of:=IF([.C20]=&quot;&quot;;&quot;&quot;;[.C20]-[.$C$6])" office:value-type="float" office:value="0.229090909090909" calcext:value-type="float">
            <text:p>0.23</text:p>
          </table:table-cell>
          <table:table-cell office:value-type="float" office:value="135.5" calcext:value-type="float">
            <text:p>135.50</text:p>
          </table:table-cell>
          <table:table-cell table:formula="of:=IF(OR(ISERROR([.F19]);[.D20]=&quot;&quot;);&quot;&quot;;[.F19]+[.D20])" office:value-type="float" office:value="-0.0790909090909118" calcext:value-type="float">
            <text:p>-0.08</text:p>
          </table:table-cell>
          <table:table-cell table:formula="of:=IF([.F20]=&quot;&quot;;&quot;&quot;;ROUND([.E20]-[.F20];2))" office:value-type="float" office:value="135.58" calcext:value-type="float">
            <text:p>135.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45" calcext:value-type="float">
            <text:p>4.45</text:p>
          </table:table-cell>
          <table:table-cell table:formula="of:=IF([.C21]=&quot;&quot;;&quot;&quot;;[.C21]-[.$C$6])" office:value-type="float" office:value="0.0790909090909091" calcext:value-type="float">
            <text:p>0.08</text:p>
          </table:table-cell>
          <table:table-cell office:value-type="float" office:value="149.5" calcext:value-type="float">
            <text:p>149.50</text:p>
          </table:table-cell>
          <table:table-cell table:formula="of:=IF(OR(ISERROR([.F20]);[.D21]=&quot;&quot;);&quot;&quot;;[.F20]+[.D21])" office:value-type="float" office:value="-2.66453525910038E-015" calcext:value-type="float">
            <text:p>0.00</text:p>
          </table:table-cell>
          <table:table-cell table:formula="of:=IF([.F21]=&quot;&quot;;&quot;&quot;;ROUND([.E21]-[.F21];2))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&quot;;&quot;&quot;;[.C22]-[.$C$6])">
            <text:p/>
          </table:table-cell>
          <table:table-cell table:style-name="ce68"/>
          <table:table-cell table:style-name="ce1" table:formula="of:=IF(OR(ISERROR([.F21]);[.D22]=&quot;&quot;);&quot;&quot;;[.F21]+[.D22])">
            <text:p/>
          </table:table-cell>
          <table:table-cell table:formula="of:=IF([.F22]=&quot;&quot;;&quot;&quot;;ROUND([.E22]-[.F22];2)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&quot;;&quot;&quot;;[.C23]-[.$C$6])">
            <text:p/>
          </table:table-cell>
          <table:table-cell table:style-name="ce68"/>
          <table:table-cell table:style-name="ce1" table:formula="of:=IF(OR(ISERROR([.F22]);[.D23]=&quot;&quot;);&quot;&quot;;[.F22]+[.D23])">
            <text:p/>
          </table:table-cell>
          <table:table-cell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&quot;;&quot;&quot;;[.C24]-[.$C$6])">
            <text:p/>
          </table:table-cell>
          <table:table-cell table:style-name="ce68"/>
          <table:table-cell table:style-name="ce1" table:formula="of:=IF(OR(ISERROR([.F23]);[.D24]=&quot;&quot;);&quot;&quot;;[.F23]+[.D24])">
            <text:p/>
          </table:table-cell>
          <table:table-cell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&quot;;&quot;&quot;;[.C25]-[.$C$6])">
            <text:p/>
          </table:table-cell>
          <table:table-cell table:style-name="ce68"/>
          <table:table-cell table:style-name="ce1" table:formula="of:=IF(OR(ISERROR([.F24]);[.D25]=&quot;&quot;);&quot;&quot;;[.F24]+[.D25])">
            <text:p/>
          </table:table-cell>
          <table:table-cell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&quot;;&quot;&quot;;[.C26]-[.$C$6])">
            <text:p/>
          </table:table-cell>
          <table:table-cell table:style-name="ce68"/>
          <table:table-cell table:style-name="ce1" table:formula="of:=IF(OR(ISERROR([.F25]);[.D26]=&quot;&quot;);&quot;&quot;;[.F25]+[.D26])">
            <text:p/>
          </table:table-cell>
          <table:table-cell table:formula="of:=IF([.F26]=&quot;&quot;;&quot;&quot;;ROUND([.E26]-[.F26];2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6T11:09:17.581439940</dc:date>
    <meta:editing-duration>P2DT10H59M57S</meta:editing-duration>
    <meta:editing-cycles>177</meta:editing-cycles>
    <meta:generator>LibreOffice/7.3.4.2$Linux_X86_64 LibreOffice_project/30$Build-2</meta:generator>
    <meta:document-statistic meta:table-count="5" meta:cell-count="875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